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6.3866in" svg:y="0.4394in">
            <draw:object draw:notify-on-update-of-ranges="Sheet1.A1:Sheet1.A1500 Sheet1.C1:Sheet1.C1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302in" svg:y="0.0394in">
            <draw:object draw:notify-on-update-of-ranges="Sheet1.A1:Sheet1.A1500 Sheet1.D1:Sheet1.D1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5482.285716" calcext:value-type="float">
            <text:p>15482.285716</text:p>
          </table:table-cell>
          <table:table-cell office:value-type="float" office:value="0" calcext:value-type="float">
            <text:p>0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86696" calcext:value-type="float">
            <text:p>15482.286696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87696" calcext:value-type="float">
            <text:p>15482.287696</text:p>
          </table:table-cell>
          <table:table-cell office:value-type="float" office:value="0.004712" calcext:value-type="float">
            <text:p>0.004712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88683" calcext:value-type="float">
            <text:p>15482.288683</text:p>
          </table:table-cell>
          <table:table-cell office:value-type="float" office:value="0.007068" calcext:value-type="float">
            <text:p>0.00706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89695" calcext:value-type="float">
            <text:p>15482.289695</text:p>
          </table:table-cell>
          <table:table-cell office:value-type="float" office:value="0.009424" calcext:value-type="float">
            <text:p>0.009424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0695" calcext:value-type="float">
            <text:p>15482.290695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1695" calcext:value-type="float">
            <text:p>15482.291695</text:p>
          </table:table-cell>
          <table:table-cell office:value-type="float" office:value="0.014135" calcext:value-type="float">
            <text:p>0.014135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2695" calcext:value-type="float">
            <text:p>15482.292695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3695" calcext:value-type="float">
            <text:p>15482.293695</text:p>
          </table:table-cell>
          <table:table-cell office:value-type="float" office:value="0.018845" calcext:value-type="float">
            <text:p>0.018845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4695" calcext:value-type="float">
            <text:p>15482.294695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5682" calcext:value-type="float">
            <text:p>15482.295682</text:p>
          </table:table-cell>
          <table:table-cell office:value-type="float" office:value="0.023553" calcext:value-type="float">
            <text:p>0.02355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6684" calcext:value-type="float">
            <text:p>15482.296684</text:p>
          </table:table-cell>
          <table:table-cell office:value-type="float" office:value="0.025907" calcext:value-type="float">
            <text:p>0.025907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7684" calcext:value-type="float">
            <text:p>15482.297684</text:p>
          </table:table-cell>
          <table:table-cell office:value-type="float" office:value="0.028259" calcext:value-type="float">
            <text:p>0.028259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8685" calcext:value-type="float">
            <text:p>15482.298685</text:p>
          </table:table-cell>
          <table:table-cell office:value-type="float" office:value="0.030611" calcext:value-type="float">
            <text:p>0.030611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299695" calcext:value-type="float">
            <text:p>15482.299695</text:p>
          </table:table-cell>
          <table:table-cell office:value-type="float" office:value="0.032963" calcext:value-type="float">
            <text:p>0.03296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0695" calcext:value-type="float">
            <text:p>15482.300695</text:p>
          </table:table-cell>
          <table:table-cell office:value-type="float" office:value="0.035313" calcext:value-type="float">
            <text:p>0.03531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1695" calcext:value-type="float">
            <text:p>15482.301695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2695" calcext:value-type="float">
            <text:p>15482.302695</text:p>
          </table:table-cell>
          <table:table-cell office:value-type="float" office:value="0.040012" calcext:value-type="float">
            <text:p>0.040012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3694" calcext:value-type="float">
            <text:p>15482.303694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4686" calcext:value-type="float">
            <text:p>15482.304686</text:p>
          </table:table-cell>
          <table:table-cell office:value-type="float" office:value="0.044708" calcext:value-type="float">
            <text:p>0.04470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5687" calcext:value-type="float">
            <text:p>15482.305687</text:p>
          </table:table-cell>
          <table:table-cell office:value-type="float" office:value="0.047054" calcext:value-type="float">
            <text:p>0.047054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6694" calcext:value-type="float">
            <text:p>15482.306694</text:p>
          </table:table-cell>
          <table:table-cell office:value-type="float" office:value="0.049399" calcext:value-type="float">
            <text:p>0.049399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7697" calcext:value-type="float">
            <text:p>15482.307697</text:p>
          </table:table-cell>
          <table:table-cell office:value-type="float" office:value="0.051743" calcext:value-type="float">
            <text:p>0.05174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8695" calcext:value-type="float">
            <text:p>15482.308695</text:p>
          </table:table-cell>
          <table:table-cell office:value-type="float" office:value="0.054086" calcext:value-type="float">
            <text:p>0.054086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09695" calcext:value-type="float">
            <text:p>15482.309695</text:p>
          </table:table-cell>
          <table:table-cell office:value-type="float" office:value="0.056428" calcext:value-type="float">
            <text:p>0.05642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0694" calcext:value-type="float">
            <text:p>15482.310694</text:p>
          </table:table-cell>
          <table:table-cell office:value-type="float" office:value="0.058769" calcext:value-type="float">
            <text:p>0.058769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1694" calcext:value-type="float">
            <text:p>15482.311694</text:p>
          </table:table-cell>
          <table:table-cell office:value-type="float" office:value="0.061108" calcext:value-type="float">
            <text:p>0.06110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2696" calcext:value-type="float">
            <text:p>15482.312696</text:p>
          </table:table-cell>
          <table:table-cell office:value-type="float" office:value="0.063446" calcext:value-type="float">
            <text:p>0.063446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3695" calcext:value-type="float">
            <text:p>15482.313695</text:p>
          </table:table-cell>
          <table:table-cell office:value-type="float" office:value="0.065782" calcext:value-type="float">
            <text:p>0.065782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4695" calcext:value-type="float">
            <text:p>15482.314695</text:p>
          </table:table-cell>
          <table:table-cell office:value-type="float" office:value="0.068117" calcext:value-type="float">
            <text:p>0.068117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5695" calcext:value-type="float">
            <text:p>15482.315695</text:p>
          </table:table-cell>
          <table:table-cell office:value-type="float" office:value="0.070451" calcext:value-type="float">
            <text:p>0.070451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6695" calcext:value-type="float">
            <text:p>15482.316695</text:p>
          </table:table-cell>
          <table:table-cell office:value-type="float" office:value="0.072783" calcext:value-type="float">
            <text:p>0.07278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7695" calcext:value-type="float">
            <text:p>15482.317695</text:p>
          </table:table-cell>
          <table:table-cell office:value-type="float" office:value="0.075113" calcext:value-type="float">
            <text:p>0.07511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8694" calcext:value-type="float">
            <text:p>15482.318694</text:p>
          </table:table-cell>
          <table:table-cell office:value-type="float" office:value="0.077441" calcext:value-type="float">
            <text:p>0.077441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19694" calcext:value-type="float">
            <text:p>15482.319694</text:p>
          </table:table-cell>
          <table:table-cell office:value-type="float" office:value="0.079768" calcext:value-type="float">
            <text:p>0.07976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0682" calcext:value-type="float">
            <text:p>15482.320682</text:p>
          </table:table-cell>
          <table:table-cell office:value-type="float" office:value="0.082093" calcext:value-type="float">
            <text:p>0.082093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1694" calcext:value-type="float">
            <text:p>15482.321694</text:p>
          </table:table-cell>
          <table:table-cell office:value-type="float" office:value="0.084417" calcext:value-type="float">
            <text:p>0.084417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2683" calcext:value-type="float">
            <text:p>15482.322683</text:p>
          </table:table-cell>
          <table:table-cell office:value-type="float" office:value="0.086738" calcext:value-type="float">
            <text:p>0.08673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3683" calcext:value-type="float">
            <text:p>15482.323683</text:p>
          </table:table-cell>
          <table:table-cell office:value-type="float" office:value="0.089058" calcext:value-type="float">
            <text:p>0.089058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4683" calcext:value-type="float">
            <text:p>15482.324683</text:p>
          </table:table-cell>
          <table:table-cell office:value-type="float" office:value="0.091375" calcext:value-type="float">
            <text:p>0.091375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5695" calcext:value-type="float">
            <text:p>15482.325695</text:p>
          </table:table-cell>
          <table:table-cell office:value-type="float" office:value="0.093691" calcext:value-type="float">
            <text:p>0.093691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6695" calcext:value-type="float">
            <text:p>15482.326695</text:p>
          </table:table-cell>
          <table:table-cell office:value-type="float" office:value="0.096004" calcext:value-type="float">
            <text:p>0.096004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7695" calcext:value-type="float">
            <text:p>15482.327695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8695" calcext:value-type="float">
            <text:p>15482.328695</text:p>
          </table:table-cell>
          <table:table-cell office:value-type="float" office:value="0.100624" calcext:value-type="float">
            <text:p>0.100624</text:p>
          </table:table-cell>
          <table:table-cell office:value-type="float" office:value="-0.2381" calcext:value-type="float">
            <text:p>-0.2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29694" calcext:value-type="float">
            <text:p>15482.329694</text:p>
          </table:table-cell>
          <table:table-cell office:value-type="float" office:value="0.102931" calcext:value-type="float">
            <text:p>0.102931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0694" calcext:value-type="float">
            <text:p>15482.330694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1695" calcext:value-type="float">
            <text:p>15482.331695</text:p>
          </table:table-cell>
          <table:table-cell office:value-type="float" office:value="0.107538" calcext:value-type="float">
            <text:p>0.107538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2695" calcext:value-type="float">
            <text:p>15482.332695</text:p>
          </table:table-cell>
          <table:table-cell office:value-type="float" office:value="0.109838" calcext:value-type="float">
            <text:p>0.109838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3695" calcext:value-type="float">
            <text:p>15482.333695</text:p>
          </table:table-cell>
          <table:table-cell office:value-type="float" office:value="0.112135" calcext:value-type="float">
            <text:p>0.112135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4694" calcext:value-type="float">
            <text:p>15482.334694</text:p>
          </table:table-cell>
          <table:table-cell office:value-type="float" office:value="0.11443" calcext:value-type="float">
            <text:p>0.11443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5694" calcext:value-type="float">
            <text:p>15482.335694</text:p>
          </table:table-cell>
          <table:table-cell office:value-type="float" office:value="0.116723" calcext:value-type="float">
            <text:p>0.116723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6695" calcext:value-type="float">
            <text:p>15482.336695</text:p>
          </table:table-cell>
          <table:table-cell office:value-type="float" office:value="0.119012" calcext:value-type="float">
            <text:p>0.119012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7695" calcext:value-type="float">
            <text:p>15482.337695</text:p>
          </table:table-cell>
          <table:table-cell office:value-type="float" office:value="0.1213" calcext:value-type="float">
            <text:p>0.1213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8683" calcext:value-type="float">
            <text:p>15482.338683</text:p>
          </table:table-cell>
          <table:table-cell office:value-type="float" office:value="0.123584" calcext:value-type="float">
            <text:p>0.123584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39683" calcext:value-type="float">
            <text:p>15482.339683</text:p>
          </table:table-cell>
          <table:table-cell office:value-type="float" office:value="0.125866" calcext:value-type="float">
            <text:p>0.125866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0695" calcext:value-type="float">
            <text:p>15482.340695</text:p>
          </table:table-cell>
          <table:table-cell office:value-type="float" office:value="0.128145" calcext:value-type="float">
            <text:p>0.128145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1694" calcext:value-type="float">
            <text:p>15482.341694</text:p>
          </table:table-cell>
          <table:table-cell office:value-type="float" office:value="0.130421" calcext:value-type="float">
            <text:p>0.130421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2694" calcext:value-type="float">
            <text:p>15482.342694</text:p>
          </table:table-cell>
          <table:table-cell office:value-type="float" office:value="0.132694" calcext:value-type="float">
            <text:p>0.132694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3695" calcext:value-type="float">
            <text:p>15482.343695</text:p>
          </table:table-cell>
          <table:table-cell office:value-type="float" office:value="0.134964" calcext:value-type="float">
            <text:p>0.134964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4695" calcext:value-type="float">
            <text:p>15482.344695</text:p>
          </table:table-cell>
          <table:table-cell office:value-type="float" office:value="0.137231" calcext:value-type="float">
            <text:p>0.137231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5696" calcext:value-type="float">
            <text:p>15482.345696</text:p>
          </table:table-cell>
          <table:table-cell office:value-type="float" office:value="0.139496" calcext:value-type="float">
            <text:p>0.139496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6695" calcext:value-type="float">
            <text:p>15482.346695</text:p>
          </table:table-cell>
          <table:table-cell office:value-type="float" office:value="0.141757" calcext:value-type="float">
            <text:p>0.141757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7695" calcext:value-type="float">
            <text:p>15482.347695</text:p>
          </table:table-cell>
          <table:table-cell office:value-type="float" office:value="0.144015" calcext:value-type="float">
            <text:p>0.144015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8694" calcext:value-type="float">
            <text:p>15482.348694</text:p>
          </table:table-cell>
          <table:table-cell office:value-type="float" office:value="0.146269" calcext:value-type="float">
            <text:p>0.146269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49694" calcext:value-type="float">
            <text:p>15482.349694</text:p>
          </table:table-cell>
          <table:table-cell office:value-type="float" office:value="0.148521" calcext:value-type="float">
            <text:p>0.148521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0695" calcext:value-type="float">
            <text:p>15482.350695</text:p>
          </table:table-cell>
          <table:table-cell office:value-type="float" office:value="0.150769" calcext:value-type="float">
            <text:p>0.150769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1695" calcext:value-type="float">
            <text:p>15482.351695</text:p>
          </table:table-cell>
          <table:table-cell office:value-type="float" office:value="0.153014" calcext:value-type="float">
            <text:p>0.153014</text:p>
          </table:table-cell>
          <table:table-cell office:value-type="float" office:value="-0.241407" calcext:value-type="float">
            <text:p>-0.241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2695" calcext:value-type="float">
            <text:p>15482.352695</text:p>
          </table:table-cell>
          <table:table-cell office:value-type="float" office:value="0.155255" calcext:value-type="float">
            <text:p>0.155255</text:p>
          </table:table-cell>
          <table:table-cell office:value-type="float" office:value="-0.241407" calcext:value-type="float">
            <text:p>-0.241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3694" calcext:value-type="float">
            <text:p>15482.353694</text:p>
          </table:table-cell>
          <table:table-cell office:value-type="float" office:value="0.157493" calcext:value-type="float">
            <text:p>0.157493</text:p>
          </table:table-cell>
          <table:table-cell office:value-type="float" office:value="-0.241407" calcext:value-type="float">
            <text:p>-0.241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4694" calcext:value-type="float">
            <text:p>15482.354694</text:p>
          </table:table-cell>
          <table:table-cell office:value-type="float" office:value="0.159728" calcext:value-type="float">
            <text:p>0.159728</text:p>
          </table:table-cell>
          <table:table-cell office:value-type="float" office:value="-0.241407" calcext:value-type="float">
            <text:p>-0.241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5683" calcext:value-type="float">
            <text:p>15482.355683</text:p>
          </table:table-cell>
          <table:table-cell office:value-type="float" office:value="0.161959" calcext:value-type="float">
            <text:p>0.161959</text:p>
          </table:table-cell>
          <table:table-cell office:value-type="float" office:value="-0.241407" calcext:value-type="float">
            <text:p>-0.241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6683" calcext:value-type="float">
            <text:p>15482.356683</text:p>
          </table:table-cell>
          <table:table-cell office:value-type="float" office:value="0.164186" calcext:value-type="float">
            <text:p>0.164186</text:p>
          </table:table-cell>
          <table:table-cell office:value-type="float" office:value="-0.241407" calcext:value-type="float">
            <text:p>-0.241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7695" calcext:value-type="float">
            <text:p>15482.357695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-0.24306" calcext:value-type="float">
            <text:p>-0.243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8696" calcext:value-type="float">
            <text:p>15482.358696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-0.24306" calcext:value-type="float">
            <text:p>-0.243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59683" calcext:value-type="float">
            <text:p>15482.359683</text:p>
          </table:table-cell>
          <table:table-cell office:value-type="float" office:value="0.170846" calcext:value-type="float">
            <text:p>0.170846</text:p>
          </table:table-cell>
          <table:table-cell office:value-type="float" office:value="-0.24306" calcext:value-type="float">
            <text:p>-0.243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0694" calcext:value-type="float">
            <text:p>15482.360694</text:p>
          </table:table-cell>
          <table:table-cell office:value-type="float" office:value="0.173059" calcext:value-type="float">
            <text:p>0.173059</text:p>
          </table:table-cell>
          <table:table-cell office:value-type="float" office:value="-0.244714" calcext:value-type="float">
            <text:p>-0.2447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1694" calcext:value-type="float">
            <text:p>15482.361694</text:p>
          </table:table-cell>
          <table:table-cell office:value-type="float" office:value="0.175267" calcext:value-type="float">
            <text:p>0.175267</text:p>
          </table:table-cell>
          <table:table-cell office:value-type="float" office:value="-0.244714" calcext:value-type="float">
            <text:p>-0.2447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2695" calcext:value-type="float">
            <text:p>15482.362695</text:p>
          </table:table-cell>
          <table:table-cell office:value-type="float" office:value="0.177472" calcext:value-type="float">
            <text:p>0.177472</text:p>
          </table:table-cell>
          <table:table-cell office:value-type="float" office:value="-0.244714" calcext:value-type="float">
            <text:p>-0.2447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3695" calcext:value-type="float">
            <text:p>15482.363695</text:p>
          </table:table-cell>
          <table:table-cell office:value-type="float" office:value="0.179673" calcext:value-type="float">
            <text:p>0.179673</text:p>
          </table:table-cell>
          <table:table-cell office:value-type="float" office:value="-0.246367" calcext:value-type="float">
            <text:p>-0.2463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4695" calcext:value-type="float">
            <text:p>15482.364695</text:p>
          </table:table-cell>
          <table:table-cell office:value-type="float" office:value="0.18187" calcext:value-type="float">
            <text:p>0.18187</text:p>
          </table:table-cell>
          <table:table-cell office:value-type="float" office:value="-0.246367" calcext:value-type="float">
            <text:p>-0.2463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5695" calcext:value-type="float">
            <text:p>15482.365695</text:p>
          </table:table-cell>
          <table:table-cell office:value-type="float" office:value="0.184062" calcext:value-type="float">
            <text:p>0.184062</text:p>
          </table:table-cell>
          <table:table-cell office:value-type="float" office:value="-0.24802" calcext:value-type="float">
            <text:p>-0.248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6695" calcext:value-type="float">
            <text:p>15482.366695</text:p>
          </table:table-cell>
          <table:table-cell office:value-type="float" office:value="0.186251" calcext:value-type="float">
            <text:p>0.186251</text:p>
          </table:table-cell>
          <table:table-cell office:value-type="float" office:value="-0.249674" calcext:value-type="float">
            <text:p>-0.2496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7695" calcext:value-type="float">
            <text:p>15482.367695</text:p>
          </table:table-cell>
          <table:table-cell office:value-type="float" office:value="0.188436" calcext:value-type="float">
            <text:p>0.188436</text:p>
          </table:table-cell>
          <table:table-cell office:value-type="float" office:value="-0.249674" calcext:value-type="float">
            <text:p>-0.2496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8695" calcext:value-type="float">
            <text:p>15482.368695</text:p>
          </table:table-cell>
          <table:table-cell office:value-type="float" office:value="0.190616" calcext:value-type="float">
            <text:p>0.190616</text:p>
          </table:table-cell>
          <table:table-cell office:value-type="float" office:value="-0.251327" calcext:value-type="float">
            <text:p>-0.2513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69695" calcext:value-type="float">
            <text:p>15482.369695</text:p>
          </table:table-cell>
          <table:table-cell office:value-type="float" office:value="0.192792" calcext:value-type="float">
            <text:p>0.192792</text:p>
          </table:table-cell>
          <table:table-cell office:value-type="float" office:value="-0.252981" calcext:value-type="float">
            <text:p>-0.2529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0683" calcext:value-type="float">
            <text:p>15482.370683</text:p>
          </table:table-cell>
          <table:table-cell office:value-type="float" office:value="0.194964" calcext:value-type="float">
            <text:p>0.194964</text:p>
          </table:table-cell>
          <table:table-cell office:value-type="float" office:value="-0.254634" calcext:value-type="float">
            <text:p>-0.2546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1683" calcext:value-type="float">
            <text:p>15482.371683</text:p>
          </table:table-cell>
          <table:table-cell office:value-type="float" office:value="0.197131" calcext:value-type="float">
            <text:p>0.197131</text:p>
          </table:table-cell>
          <table:table-cell office:value-type="float" office:value="-0.256288" calcext:value-type="float">
            <text:p>-0.2562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2694" calcext:value-type="float">
            <text:p>15482.372694</text:p>
          </table:table-cell>
          <table:table-cell office:value-type="float" office:value="0.199295" calcext:value-type="float">
            <text:p>0.199295</text:p>
          </table:table-cell>
          <table:table-cell office:value-type="float" office:value="-0.257941" calcext:value-type="float">
            <text:p>-0.2579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3695" calcext:value-type="float">
            <text:p>15482.373695</text:p>
          </table:table-cell>
          <table:table-cell office:value-type="float" office:value="0.201453" calcext:value-type="float">
            <text:p>0.201453</text:p>
          </table:table-cell>
          <table:table-cell office:value-type="float" office:value="-0.259595" calcext:value-type="float">
            <text:p>-0.2595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4695" calcext:value-type="float">
            <text:p>15482.374695</text:p>
          </table:table-cell>
          <table:table-cell office:value-type="float" office:value="0.203607" calcext:value-type="float">
            <text:p>0.203607</text:p>
          </table:table-cell>
          <table:table-cell office:value-type="float" office:value="-0.261248" calcext:value-type="float">
            <text:p>-0.2612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5695" calcext:value-type="float">
            <text:p>15482.375695</text:p>
          </table:table-cell>
          <table:table-cell office:value-type="float" office:value="0.205757" calcext:value-type="float">
            <text:p>0.205757</text:p>
          </table:table-cell>
          <table:table-cell office:value-type="float" office:value="-0.264555" calcext:value-type="float">
            <text:p>-0.2645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6695" calcext:value-type="float">
            <text:p>15482.376695</text:p>
          </table:table-cell>
          <table:table-cell office:value-type="float" office:value="0.207902" calcext:value-type="float">
            <text:p>0.207902</text:p>
          </table:table-cell>
          <table:table-cell office:value-type="float" office:value="-0.266209" calcext:value-type="float">
            <text:p>-0.2662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7695" calcext:value-type="float">
            <text:p>15482.377695</text:p>
          </table:table-cell>
          <table:table-cell office:value-type="float" office:value="0.210043" calcext:value-type="float">
            <text:p>0.210043</text:p>
          </table:table-cell>
          <table:table-cell office:value-type="float" office:value="-0.267862" calcext:value-type="float">
            <text:p>-0.2678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8694" calcext:value-type="float">
            <text:p>15482.378694</text:p>
          </table:table-cell>
          <table:table-cell office:value-type="float" office:value="0.212179" calcext:value-type="float">
            <text:p>0.212179</text:p>
          </table:table-cell>
          <table:table-cell office:value-type="float" office:value="-0.271169" calcext:value-type="float">
            <text:p>-0.2711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79683" calcext:value-type="float">
            <text:p>15482.379683</text:p>
          </table:table-cell>
          <table:table-cell office:value-type="float" office:value="0.21431" calcext:value-type="float">
            <text:p>0.21431</text:p>
          </table:table-cell>
          <table:table-cell office:value-type="float" office:value="-0.272823" calcext:value-type="float">
            <text:p>-0.2728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0682" calcext:value-type="float">
            <text:p>15482.380682</text:p>
          </table:table-cell>
          <table:table-cell office:value-type="float" office:value="0.216436" calcext:value-type="float">
            <text:p>0.216436</text:p>
          </table:table-cell>
          <table:table-cell office:value-type="float" office:value="-0.276129" calcext:value-type="float">
            <text:p>-0.2761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1684" calcext:value-type="float">
            <text:p>15482.381684</text:p>
          </table:table-cell>
          <table:table-cell office:value-type="float" office:value="0.218558" calcext:value-type="float">
            <text:p>0.218558</text:p>
          </table:table-cell>
          <table:table-cell office:value-type="float" office:value="-0.279436" calcext:value-type="float">
            <text:p>-0.2794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2687" calcext:value-type="float">
            <text:p>15482.382687</text:p>
          </table:table-cell>
          <table:table-cell office:value-type="float" office:value="0.220675" calcext:value-type="float">
            <text:p>0.220675</text:p>
          </table:table-cell>
          <table:table-cell office:value-type="float" office:value="-0.282743" calcext:value-type="float">
            <text:p>-0.2827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3684" calcext:value-type="float">
            <text:p>15482.383684</text:p>
          </table:table-cell>
          <table:table-cell office:value-type="float" office:value="0.222786" calcext:value-type="float">
            <text:p>0.222786</text:p>
          </table:table-cell>
          <table:table-cell office:value-type="float" office:value="-0.28605" calcext:value-type="float">
            <text:p>-0.286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4696" calcext:value-type="float">
            <text:p>15482.384696</text:p>
          </table:table-cell>
          <table:table-cell office:value-type="float" office:value="0.224893" calcext:value-type="float">
            <text:p>0.224893</text:p>
          </table:table-cell>
          <table:table-cell office:value-type="float" office:value="-0.289357" calcext:value-type="float">
            <text:p>-0.2893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5695" calcext:value-type="float">
            <text:p>15482.385695</text:p>
          </table:table-cell>
          <table:table-cell office:value-type="float" office:value="0.226995" calcext:value-type="float">
            <text:p>0.226995</text:p>
          </table:table-cell>
          <table:table-cell office:value-type="float" office:value="-0.292664" calcext:value-type="float">
            <text:p>-0.2926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6685" calcext:value-type="float">
            <text:p>15482.386685</text:p>
          </table:table-cell>
          <table:table-cell office:value-type="float" office:value="0.229092" calcext:value-type="float">
            <text:p>0.229092</text:p>
          </table:table-cell>
          <table:table-cell office:value-type="float" office:value="-0.295971" calcext:value-type="float">
            <text:p>-0.2959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7695" calcext:value-type="float">
            <text:p>15482.387695</text:p>
          </table:table-cell>
          <table:table-cell office:value-type="float" office:value="0.231184" calcext:value-type="float">
            <text:p>0.231184</text:p>
          </table:table-cell>
          <table:table-cell office:value-type="float" office:value="-0.299278" calcext:value-type="float">
            <text:p>-0.2992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8683" calcext:value-type="float">
            <text:p>15482.388683</text:p>
          </table:table-cell>
          <table:table-cell office:value-type="float" office:value="0.233271" calcext:value-type="float">
            <text:p>0.233271</text:p>
          </table:table-cell>
          <table:table-cell office:value-type="float" office:value="-0.302585" calcext:value-type="float">
            <text:p>-0.3025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89683" calcext:value-type="float">
            <text:p>15482.389683</text:p>
          </table:table-cell>
          <table:table-cell office:value-type="float" office:value="0.235352" calcext:value-type="float">
            <text:p>0.235352</text:p>
          </table:table-cell>
          <table:table-cell office:value-type="float" office:value="-0.307545" calcext:value-type="float">
            <text:p>-0.3075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0684" calcext:value-type="float">
            <text:p>15482.390684</text:p>
          </table:table-cell>
          <table:table-cell office:value-type="float" office:value="0.237428" calcext:value-type="float">
            <text:p>0.237428</text:p>
          </table:table-cell>
          <table:table-cell office:value-type="float" office:value="-0.310852" calcext:value-type="float">
            <text:p>-0.3108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1705" calcext:value-type="float">
            <text:p>15482.391705</text:p>
          </table:table-cell>
          <table:table-cell office:value-type="float" office:value="0.239499" calcext:value-type="float">
            <text:p>0.239499</text:p>
          </table:table-cell>
          <table:table-cell office:value-type="float" office:value="-0.315813" calcext:value-type="float">
            <text:p>-0.3158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2695" calcext:value-type="float">
            <text:p>15482.392695</text:p>
          </table:table-cell>
          <table:table-cell office:value-type="float" office:value="0.241565" calcext:value-type="float">
            <text:p>0.241565</text:p>
          </table:table-cell>
          <table:table-cell office:value-type="float" office:value="-0.31912" calcext:value-type="float">
            <text:p>-0.319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3694" calcext:value-type="float">
            <text:p>15482.393694</text:p>
          </table:table-cell>
          <table:table-cell office:value-type="float" office:value="0.243625" calcext:value-type="float">
            <text:p>0.243625</text:p>
          </table:table-cell>
          <table:table-cell office:value-type="float" office:value="-0.32408" calcext:value-type="float">
            <text:p>-0.324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4695" calcext:value-type="float">
            <text:p>15482.394695</text:p>
          </table:table-cell>
          <table:table-cell office:value-type="float" office:value="0.24568" calcext:value-type="float">
            <text:p>0.24568</text:p>
          </table:table-cell>
          <table:table-cell office:value-type="float" office:value="-0.327387" calcext:value-type="float">
            <text:p>-0.3273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5695" calcext:value-type="float">
            <text:p>15482.395695</text:p>
          </table:table-cell>
          <table:table-cell office:value-type="float" office:value="0.247729" calcext:value-type="float">
            <text:p>0.247729</text:p>
          </table:table-cell>
          <table:table-cell office:value-type="float" office:value="-0.332347" calcext:value-type="float">
            <text:p>-0.3323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6695" calcext:value-type="float">
            <text:p>15482.396695</text:p>
          </table:table-cell>
          <table:table-cell office:value-type="float" office:value="0.249773" calcext:value-type="float">
            <text:p>0.249773</text:p>
          </table:table-cell>
          <table:table-cell office:value-type="float" office:value="-0.337308" calcext:value-type="float">
            <text:p>-0.3373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7683" calcext:value-type="float">
            <text:p>15482.397683</text:p>
          </table:table-cell>
          <table:table-cell office:value-type="float" office:value="0.251812" calcext:value-type="float">
            <text:p>0.251812</text:p>
          </table:table-cell>
          <table:table-cell office:value-type="float" office:value="-0.342268" calcext:value-type="float">
            <text:p>-0.3422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8683" calcext:value-type="float">
            <text:p>15482.398683</text:p>
          </table:table-cell>
          <table:table-cell office:value-type="float" office:value="0.253844" calcext:value-type="float">
            <text:p>0.253844</text:p>
          </table:table-cell>
          <table:table-cell office:value-type="float" office:value="-0.347229" calcext:value-type="float">
            <text:p>-0.3472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399695" calcext:value-type="float">
            <text:p>15482.399695</text:p>
          </table:table-cell>
          <table:table-cell office:value-type="float" office:value="0.255872" calcext:value-type="float">
            <text:p>0.255872</text:p>
          </table:table-cell>
          <table:table-cell office:value-type="float" office:value="-0.352189" calcext:value-type="float">
            <text:p>-0.3521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0694" calcext:value-type="float">
            <text:p>15482.400694</text:p>
          </table:table-cell>
          <table:table-cell office:value-type="float" office:value="0.257893" calcext:value-type="float">
            <text:p>0.257893</text:p>
          </table:table-cell>
          <table:table-cell office:value-type="float" office:value="-0.357149" calcext:value-type="float">
            <text:p>-0.3571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1695" calcext:value-type="float">
            <text:p>15482.401695</text:p>
          </table:table-cell>
          <table:table-cell office:value-type="float" office:value="0.259909" calcext:value-type="float">
            <text:p>0.259909</text:p>
          </table:table-cell>
          <table:table-cell office:value-type="float" office:value="-0.36211" calcext:value-type="float">
            <text:p>-0.362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2695" calcext:value-type="float">
            <text:p>15482.402695</text:p>
          </table:table-cell>
          <table:table-cell office:value-type="float" office:value="0.261919" calcext:value-type="float">
            <text:p>0.261919</text:p>
          </table:table-cell>
          <table:table-cell office:value-type="float" office:value="-0.36707" calcext:value-type="float">
            <text:p>-0.367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3695" calcext:value-type="float">
            <text:p>15482.403695</text:p>
          </table:table-cell>
          <table:table-cell office:value-type="float" office:value="0.263923" calcext:value-type="float">
            <text:p>0.263923</text:p>
          </table:table-cell>
          <table:table-cell office:value-type="float" office:value="-0.372031" calcext:value-type="float">
            <text:p>-0.3720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4694" calcext:value-type="float">
            <text:p>15482.404694</text:p>
          </table:table-cell>
          <table:table-cell office:value-type="float" office:value="0.265921" calcext:value-type="float">
            <text:p>0.265921</text:p>
          </table:table-cell>
          <table:table-cell office:value-type="float" office:value="-0.376991" calcext:value-type="float">
            <text:p>-0.3769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5683" calcext:value-type="float">
            <text:p>15482.405683</text:p>
          </table:table-cell>
          <table:table-cell office:value-type="float" office:value="0.267913" calcext:value-type="float">
            <text:p>0.267913</text:p>
          </table:table-cell>
          <table:table-cell office:value-type="float" office:value="-0.383605" calcext:value-type="float">
            <text:p>-0.3836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6682" calcext:value-type="float">
            <text:p>15482.406682</text:p>
          </table:table-cell>
          <table:table-cell office:value-type="float" office:value="0.2699" calcext:value-type="float">
            <text:p>0.2699</text:p>
          </table:table-cell>
          <table:table-cell office:value-type="float" office:value="-0.388565" calcext:value-type="float">
            <text:p>-0.3885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7695" calcext:value-type="float">
            <text:p>15482.407695</text:p>
          </table:table-cell>
          <table:table-cell office:value-type="float" office:value="0.27188" calcext:value-type="float">
            <text:p>0.27188</text:p>
          </table:table-cell>
          <table:table-cell office:value-type="float" office:value="-0.393526" calcext:value-type="float">
            <text:p>-0.3935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8695" calcext:value-type="float">
            <text:p>15482.408695</text:p>
          </table:table-cell>
          <table:table-cell office:value-type="float" office:value="0.273855" calcext:value-type="float">
            <text:p>0.273855</text:p>
          </table:table-cell>
          <table:table-cell office:value-type="float" office:value="-0.40014" calcext:value-type="float">
            <text:p>-0.400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09695" calcext:value-type="float">
            <text:p>15482.409695</text:p>
          </table:table-cell>
          <table:table-cell office:value-type="float" office:value="0.275823" calcext:value-type="float">
            <text:p>0.275823</text:p>
          </table:table-cell>
          <table:table-cell office:value-type="float" office:value="-0.4051" calcext:value-type="float">
            <text:p>-0.40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0695" calcext:value-type="float">
            <text:p>15482.410695</text:p>
          </table:table-cell>
          <table:table-cell office:value-type="float" office:value="0.277785" calcext:value-type="float">
            <text:p>0.277785</text:p>
          </table:table-cell>
          <table:table-cell office:value-type="float" office:value="-0.411714" calcext:value-type="float">
            <text:p>-0.4117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1695" calcext:value-type="float">
            <text:p>15482.411695</text:p>
          </table:table-cell>
          <table:table-cell office:value-type="float" office:value="0.279741" calcext:value-type="float">
            <text:p>0.279741</text:p>
          </table:table-cell>
          <table:table-cell office:value-type="float" office:value="-0.416674" calcext:value-type="float">
            <text:p>-0.4166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2683" calcext:value-type="float">
            <text:p>15482.412683</text:p>
          </table:table-cell>
          <table:table-cell office:value-type="float" office:value="0.281691" calcext:value-type="float">
            <text:p>0.281691</text:p>
          </table:table-cell>
          <table:table-cell office:value-type="float" office:value="-0.423288" calcext:value-type="float">
            <text:p>-0.4232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3696" calcext:value-type="float">
            <text:p>15482.413696</text:p>
          </table:table-cell>
          <table:table-cell office:value-type="float" office:value="0.283634" calcext:value-type="float">
            <text:p>0.283634</text:p>
          </table:table-cell>
          <table:table-cell office:value-type="float" office:value="-0.429902" calcext:value-type="float">
            <text:p>-0.4299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4695" calcext:value-type="float">
            <text:p>15482.414695</text:p>
          </table:table-cell>
          <table:table-cell office:value-type="float" office:value="0.285572" calcext:value-type="float">
            <text:p>0.285572</text:p>
          </table:table-cell>
          <table:table-cell office:value-type="float" office:value="-0.436516" calcext:value-type="float">
            <text:p>-0.4365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5695" calcext:value-type="float">
            <text:p>15482.415695</text:p>
          </table:table-cell>
          <table:table-cell office:value-type="float" office:value="0.287503" calcext:value-type="float">
            <text:p>0.287503</text:p>
          </table:table-cell>
          <table:table-cell office:value-type="float" office:value="-0.441476" calcext:value-type="float">
            <text:p>-0.4414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6695" calcext:value-type="float">
            <text:p>15482.416695</text:p>
          </table:table-cell>
          <table:table-cell office:value-type="float" office:value="0.289427" calcext:value-type="float">
            <text:p>0.289427</text:p>
          </table:table-cell>
          <table:table-cell office:value-type="float" office:value="-0.44809" calcext:value-type="float">
            <text:p>-0.448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7694" calcext:value-type="float">
            <text:p>15482.417694</text:p>
          </table:table-cell>
          <table:table-cell office:value-type="float" office:value="0.291345" calcext:value-type="float">
            <text:p>0.291345</text:p>
          </table:table-cell>
          <table:table-cell office:value-type="float" office:value="-0.454704" calcext:value-type="float">
            <text:p>-0.4547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8694" calcext:value-type="float">
            <text:p>15482.418694</text:p>
          </table:table-cell>
          <table:table-cell office:value-type="float" office:value="0.293257" calcext:value-type="float">
            <text:p>0.293257</text:p>
          </table:table-cell>
          <table:table-cell office:value-type="float" office:value="-0.462972" calcext:value-type="float">
            <text:p>-0.4629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19695" calcext:value-type="float">
            <text:p>15482.419695</text:p>
          </table:table-cell>
          <table:table-cell office:value-type="float" office:value="0.295162" calcext:value-type="float">
            <text:p>0.295162</text:p>
          </table:table-cell>
          <table:table-cell office:value-type="float" office:value="-0.469585" calcext:value-type="float">
            <text:p>-0.4695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0695" calcext:value-type="float">
            <text:p>15482.420695</text:p>
          </table:table-cell>
          <table:table-cell office:value-type="float" office:value="0.297061" calcext:value-type="float">
            <text:p>0.297061</text:p>
          </table:table-cell>
          <table:table-cell office:value-type="float" office:value="-0.476199" calcext:value-type="float">
            <text:p>-0.4761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1695" calcext:value-type="float">
            <text:p>15482.421695</text:p>
          </table:table-cell>
          <table:table-cell office:value-type="float" office:value="0.298952" calcext:value-type="float">
            <text:p>0.298952</text:p>
          </table:table-cell>
          <table:table-cell office:value-type="float" office:value="-0.482813" calcext:value-type="float">
            <text:p>-0.4828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2695" calcext:value-type="float">
            <text:p>15482.422695</text:p>
          </table:table-cell>
          <table:table-cell office:value-type="float" office:value="0.300838" calcext:value-type="float">
            <text:p>0.300838</text:p>
          </table:table-cell>
          <table:table-cell office:value-type="float" office:value="-0.491081" calcext:value-type="float">
            <text:p>-0.4910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3695" calcext:value-type="float">
            <text:p>15482.423695</text:p>
          </table:table-cell>
          <table:table-cell office:value-type="float" office:value="0.302716" calcext:value-type="float">
            <text:p>0.302716</text:p>
          </table:table-cell>
          <table:table-cell office:value-type="float" office:value="-0.499348" calcext:value-type="float">
            <text:p>-0.4993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4695" calcext:value-type="float">
            <text:p>15482.424695</text:p>
          </table:table-cell>
          <table:table-cell office:value-type="float" office:value="0.304588" calcext:value-type="float">
            <text:p>0.304588</text:p>
          </table:table-cell>
          <table:table-cell office:value-type="float" office:value="-0.505962" calcext:value-type="float">
            <text:p>-0.5059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5695" calcext:value-type="float">
            <text:p>15482.425695</text:p>
          </table:table-cell>
          <table:table-cell office:value-type="float" office:value="0.306454" calcext:value-type="float">
            <text:p>0.306454</text:p>
          </table:table-cell>
          <table:table-cell office:value-type="float" office:value="-0.514229" calcext:value-type="float">
            <text:p>-0.5142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6695" calcext:value-type="float">
            <text:p>15482.426695</text:p>
          </table:table-cell>
          <table:table-cell office:value-type="float" office:value="0.308312" calcext:value-type="float">
            <text:p>0.308312</text:p>
          </table:table-cell>
          <table:table-cell office:value-type="float" office:value="-0.522496" calcext:value-type="float">
            <text:p>-0.5224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7694" calcext:value-type="float">
            <text:p>15482.427694</text:p>
          </table:table-cell>
          <table:table-cell office:value-type="float" office:value="0.310163" calcext:value-type="float">
            <text:p>0.310163</text:p>
          </table:table-cell>
          <table:table-cell office:value-type="float" office:value="-0.530764" calcext:value-type="float">
            <text:p>-0.5307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8694" calcext:value-type="float">
            <text:p>15482.428694</text:p>
          </table:table-cell>
          <table:table-cell office:value-type="float" office:value="0.312008" calcext:value-type="float">
            <text:p>0.312008</text:p>
          </table:table-cell>
          <table:table-cell office:value-type="float" office:value="-0.539031" calcext:value-type="float">
            <text:p>-0.5390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29695" calcext:value-type="float">
            <text:p>15482.429695</text:p>
          </table:table-cell>
          <table:table-cell office:value-type="float" office:value="0.313846" calcext:value-type="float">
            <text:p>0.313846</text:p>
          </table:table-cell>
          <table:table-cell office:value-type="float" office:value="-0.547299" calcext:value-type="float">
            <text:p>-0.5472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0694" calcext:value-type="float">
            <text:p>15482.430694</text:p>
          </table:table-cell>
          <table:table-cell office:value-type="float" office:value="0.315676" calcext:value-type="float">
            <text:p>0.315676</text:p>
          </table:table-cell>
          <table:table-cell office:value-type="float" office:value="-0.555566" calcext:value-type="float">
            <text:p>-0.5555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1695" calcext:value-type="float">
            <text:p>15482.431695</text:p>
          </table:table-cell>
          <table:table-cell office:value-type="float" office:value="0.3175" calcext:value-type="float">
            <text:p>0.3175</text:p>
          </table:table-cell>
          <table:table-cell office:value-type="float" office:value="-0.565487" calcext:value-type="float">
            <text:p>-0.5654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2695" calcext:value-type="float">
            <text:p>15482.432695</text:p>
          </table:table-cell>
          <table:table-cell office:value-type="float" office:value="0.319317" calcext:value-type="float">
            <text:p>0.319317</text:p>
          </table:table-cell>
          <table:table-cell office:value-type="float" office:value="-0.573754" calcext:value-type="float">
            <text:p>-0.5737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3694" calcext:value-type="float">
            <text:p>15482.433694</text:p>
          </table:table-cell>
          <table:table-cell office:value-type="float" office:value="0.321126" calcext:value-type="float">
            <text:p>0.321126</text:p>
          </table:table-cell>
          <table:table-cell office:value-type="float" office:value="-0.583675" calcext:value-type="float">
            <text:p>-0.5836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4695" calcext:value-type="float">
            <text:p>15482.434695</text:p>
          </table:table-cell>
          <table:table-cell office:value-type="float" office:value="0.322929" calcext:value-type="float">
            <text:p>0.322929</text:p>
          </table:table-cell>
          <table:table-cell office:value-type="float" office:value="-0.593596" calcext:value-type="float">
            <text:p>-0.5935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5694" calcext:value-type="float">
            <text:p>15482.435694</text:p>
          </table:table-cell>
          <table:table-cell office:value-type="float" office:value="0.324724" calcext:value-type="float">
            <text:p>0.324724</text:p>
          </table:table-cell>
          <table:table-cell office:value-type="float" office:value="-0.601863" calcext:value-type="float">
            <text:p>-0.6018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6696" calcext:value-type="float">
            <text:p>15482.436696</text:p>
          </table:table-cell>
          <table:table-cell office:value-type="float" office:value="0.326512" calcext:value-type="float">
            <text:p>0.326512</text:p>
          </table:table-cell>
          <table:table-cell office:value-type="float" office:value="-0.611784" calcext:value-type="float">
            <text:p>-0.6117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7695" calcext:value-type="float">
            <text:p>15482.437695</text:p>
          </table:table-cell>
          <table:table-cell office:value-type="float" office:value="0.328293" calcext:value-type="float">
            <text:p>0.328293</text:p>
          </table:table-cell>
          <table:table-cell office:value-type="float" office:value="-0.621705" calcext:value-type="float">
            <text:p>-0.6217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8694" calcext:value-type="float">
            <text:p>15482.438694</text:p>
          </table:table-cell>
          <table:table-cell office:value-type="float" office:value="0.330066" calcext:value-type="float">
            <text:p>0.330066</text:p>
          </table:table-cell>
          <table:table-cell office:value-type="float" office:value="-0.631625" calcext:value-type="float">
            <text:p>-0.6316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39695" calcext:value-type="float">
            <text:p>15482.439695</text:p>
          </table:table-cell>
          <table:table-cell office:value-type="float" office:value="0.331833" calcext:value-type="float">
            <text:p>0.331833</text:p>
          </table:table-cell>
          <table:table-cell office:value-type="float" office:value="-0.6432" calcext:value-type="float">
            <text:p>-0.64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0694" calcext:value-type="float">
            <text:p>15482.440694</text:p>
          </table:table-cell>
          <table:table-cell office:value-type="float" office:value="0.333591" calcext:value-type="float">
            <text:p>0.333591</text:p>
          </table:table-cell>
          <table:table-cell office:value-type="float" office:value="-0.653121" calcext:value-type="float">
            <text:p>-0.653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1694" calcext:value-type="float">
            <text:p>15482.441694</text:p>
          </table:table-cell>
          <table:table-cell office:value-type="float" office:value="0.335343" calcext:value-type="float">
            <text:p>0.335343</text:p>
          </table:table-cell>
          <table:table-cell office:value-type="float" office:value="-0.663041" calcext:value-type="float">
            <text:p>-0.6630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2694" calcext:value-type="float">
            <text:p>15482.442694</text:p>
          </table:table-cell>
          <table:table-cell office:value-type="float" office:value="0.337087" calcext:value-type="float">
            <text:p>0.337087</text:p>
          </table:table-cell>
          <table:table-cell office:value-type="float" office:value="-0.674616" calcext:value-type="float">
            <text:p>-0.6746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3694" calcext:value-type="float">
            <text:p>15482.443694</text:p>
          </table:table-cell>
          <table:table-cell office:value-type="float" office:value="0.338823" calcext:value-type="float">
            <text:p>0.338823</text:p>
          </table:table-cell>
          <table:table-cell office:value-type="float" office:value="-0.684537" calcext:value-type="float">
            <text:p>-0.6845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4695" calcext:value-type="float">
            <text:p>15482.444695</text:p>
          </table:table-cell>
          <table:table-cell office:value-type="float" office:value="0.340552" calcext:value-type="float">
            <text:p>0.340552</text:p>
          </table:table-cell>
          <table:table-cell office:value-type="float" office:value="-0.696111" calcext:value-type="float">
            <text:p>-0.6961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5695" calcext:value-type="float">
            <text:p>15482.445695</text:p>
          </table:table-cell>
          <table:table-cell office:value-type="float" office:value="0.342274" calcext:value-type="float">
            <text:p>0.342274</text:p>
          </table:table-cell>
          <table:table-cell office:value-type="float" office:value="-0.707685" calcext:value-type="float">
            <text:p>-0.7076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6695" calcext:value-type="float">
            <text:p>15482.446695</text:p>
          </table:table-cell>
          <table:table-cell office:value-type="float" office:value="0.343987" calcext:value-type="float">
            <text:p>0.343987</text:p>
          </table:table-cell>
          <table:table-cell office:value-type="float" office:value="-0.719259" calcext:value-type="float">
            <text:p>-0.7192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7694" calcext:value-type="float">
            <text:p>15482.447694</text:p>
          </table:table-cell>
          <table:table-cell office:value-type="float" office:value="0.345693" calcext:value-type="float">
            <text:p>0.345693</text:p>
          </table:table-cell>
          <table:table-cell office:value-type="float" office:value="-0.730834" calcext:value-type="float">
            <text:p>-0.7308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8695" calcext:value-type="float">
            <text:p>15482.448695</text:p>
          </table:table-cell>
          <table:table-cell office:value-type="float" office:value="0.347392" calcext:value-type="float">
            <text:p>0.347392</text:p>
          </table:table-cell>
          <table:table-cell office:value-type="float" office:value="-0.742408" calcext:value-type="float">
            <text:p>-0.7424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49694" calcext:value-type="float">
            <text:p>15482.449694</text:p>
          </table:table-cell>
          <table:table-cell office:value-type="float" office:value="0.349083" calcext:value-type="float">
            <text:p>0.349083</text:p>
          </table:table-cell>
          <table:table-cell office:value-type="float" office:value="-0.755636" calcext:value-type="float">
            <text:p>-0.7556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0694" calcext:value-type="float">
            <text:p>15482.450694</text:p>
          </table:table-cell>
          <table:table-cell office:value-type="float" office:value="0.350766" calcext:value-type="float">
            <text:p>0.350766</text:p>
          </table:table-cell>
          <table:table-cell office:value-type="float" office:value="-0.76721" calcext:value-type="float">
            <text:p>-0.767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1695" calcext:value-type="float">
            <text:p>15482.451695</text:p>
          </table:table-cell>
          <table:table-cell office:value-type="float" office:value="0.352441" calcext:value-type="float">
            <text:p>0.352441</text:p>
          </table:table-cell>
          <table:table-cell office:value-type="float" office:value="-0.780438" calcext:value-type="float">
            <text:p>-0.7804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2695" calcext:value-type="float">
            <text:p>15482.452695</text:p>
          </table:table-cell>
          <table:table-cell office:value-type="float" office:value="0.354108" calcext:value-type="float">
            <text:p>0.354108</text:p>
          </table:table-cell>
          <table:table-cell office:value-type="float" office:value="-0.793666" calcext:value-type="float">
            <text:p>-0.7936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3695" calcext:value-type="float">
            <text:p>15482.453695</text:p>
          </table:table-cell>
          <table:table-cell office:value-type="float" office:value="0.355768" calcext:value-type="float">
            <text:p>0.355768</text:p>
          </table:table-cell>
          <table:table-cell office:value-type="float" office:value="-0.806893" calcext:value-type="float">
            <text:p>-0.8068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4694" calcext:value-type="float">
            <text:p>15482.454694</text:p>
          </table:table-cell>
          <table:table-cell office:value-type="float" office:value="0.357419" calcext:value-type="float">
            <text:p>0.357419</text:p>
          </table:table-cell>
          <table:table-cell office:value-type="float" office:value="-0.820121" calcext:value-type="float">
            <text:p>-0.820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5695" calcext:value-type="float">
            <text:p>15482.455695</text:p>
          </table:table-cell>
          <table:table-cell office:value-type="float" office:value="0.359063" calcext:value-type="float">
            <text:p>0.359063</text:p>
          </table:table-cell>
          <table:table-cell office:value-type="float" office:value="-0.833349" calcext:value-type="float">
            <text:p>-0.8333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6695" calcext:value-type="float">
            <text:p>15482.456695</text:p>
          </table:table-cell>
          <table:table-cell office:value-type="float" office:value="0.360699" calcext:value-type="float">
            <text:p>0.360699</text:p>
          </table:table-cell>
          <table:table-cell office:value-type="float" office:value="-0.84823" calcext:value-type="float">
            <text:p>-0.848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7695" calcext:value-type="float">
            <text:p>15482.457695</text:p>
          </table:table-cell>
          <table:table-cell office:value-type="float" office:value="0.362327" calcext:value-type="float">
            <text:p>0.362327</text:p>
          </table:table-cell>
          <table:table-cell office:value-type="float" office:value="-0.861458" calcext:value-type="float">
            <text:p>-0.8614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8695" calcext:value-type="float">
            <text:p>15482.458695</text:p>
          </table:table-cell>
          <table:table-cell office:value-type="float" office:value="0.363946" calcext:value-type="float">
            <text:p>0.363946</text:p>
          </table:table-cell>
          <table:table-cell office:value-type="float" office:value="-0.876339" calcext:value-type="float">
            <text:p>-0.8763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59694" calcext:value-type="float">
            <text:p>15482.459694</text:p>
          </table:table-cell>
          <table:table-cell office:value-type="float" office:value="0.365558" calcext:value-type="float">
            <text:p>0.365558</text:p>
          </table:table-cell>
          <table:table-cell office:value-type="float" office:value="-0.89122" calcext:value-type="float">
            <text:p>-0.891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0694" calcext:value-type="float">
            <text:p>15482.460694</text:p>
          </table:table-cell>
          <table:table-cell office:value-type="float" office:value="0.367161" calcext:value-type="float">
            <text:p>0.367161</text:p>
          </table:table-cell>
          <table:table-cell office:value-type="float" office:value="-0.906101" calcext:value-type="float">
            <text:p>-0.9061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1695" calcext:value-type="float">
            <text:p>15482.461695</text:p>
          </table:table-cell>
          <table:table-cell office:value-type="float" office:value="0.368757" calcext:value-type="float">
            <text:p>0.368757</text:p>
          </table:table-cell>
          <table:table-cell office:value-type="float" office:value="-0.922636" calcext:value-type="float">
            <text:p>-0.9226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2695" calcext:value-type="float">
            <text:p>15482.462695</text:p>
          </table:table-cell>
          <table:table-cell office:value-type="float" office:value="0.370344" calcext:value-type="float">
            <text:p>0.370344</text:p>
          </table:table-cell>
          <table:table-cell office:value-type="float" office:value="-0.937517" calcext:value-type="float">
            <text:p>-0.9375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3694" calcext:value-type="float">
            <text:p>15482.463694</text:p>
          </table:table-cell>
          <table:table-cell office:value-type="float" office:value="0.371923" calcext:value-type="float">
            <text:p>0.371923</text:p>
          </table:table-cell>
          <table:table-cell office:value-type="float" office:value="-0.954052" calcext:value-type="float">
            <text:p>-0.9540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4695" calcext:value-type="float">
            <text:p>15482.464695</text:p>
          </table:table-cell>
          <table:table-cell office:value-type="float" office:value="0.373493" calcext:value-type="float">
            <text:p>0.373493</text:p>
          </table:table-cell>
          <table:table-cell office:value-type="float" office:value="-0.970587" calcext:value-type="float">
            <text:p>-0.9705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5694" calcext:value-type="float">
            <text:p>15482.465694</text:p>
          </table:table-cell>
          <table:table-cell office:value-type="float" office:value="0.375056" calcext:value-type="float">
            <text:p>0.375056</text:p>
          </table:table-cell>
          <table:table-cell office:value-type="float" office:value="-0.987121" calcext:value-type="float">
            <text:p>-0.987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6695" calcext:value-type="float">
            <text:p>15482.466695</text:p>
          </table:table-cell>
          <table:table-cell office:value-type="float" office:value="0.37661" calcext:value-type="float">
            <text:p>0.37661</text:p>
          </table:table-cell>
          <table:table-cell office:value-type="float" office:value="-1.003656" calcext:value-type="float">
            <text:p>-1.0036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7695" calcext:value-type="float">
            <text:p>15482.467695</text:p>
          </table:table-cell>
          <table:table-cell office:value-type="float" office:value="0.378155" calcext:value-type="float">
            <text:p>0.378155</text:p>
          </table:table-cell>
          <table:table-cell office:value-type="float" office:value="-1.020191" calcext:value-type="float">
            <text:p>-1.0201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8695" calcext:value-type="float">
            <text:p>15482.468695</text:p>
          </table:table-cell>
          <table:table-cell office:value-type="float" office:value="0.379692" calcext:value-type="float">
            <text:p>0.379692</text:p>
          </table:table-cell>
          <table:table-cell office:value-type="float" office:value="-1.036726" calcext:value-type="float">
            <text:p>-1.0367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69695" calcext:value-type="float">
            <text:p>15482.469695</text:p>
          </table:table-cell>
          <table:table-cell office:value-type="float" office:value="0.381221" calcext:value-type="float">
            <text:p>0.381221</text:p>
          </table:table-cell>
          <table:table-cell office:value-type="float" office:value="-1.054914" calcext:value-type="float">
            <text:p>-1.0549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0694" calcext:value-type="float">
            <text:p>15482.470694</text:p>
          </table:table-cell>
          <table:table-cell office:value-type="float" office:value="0.382742" calcext:value-type="float">
            <text:p>0.382742</text:p>
          </table:table-cell>
          <table:table-cell office:value-type="float" office:value="-1.073102" calcext:value-type="float">
            <text:p>-1.0731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1695" calcext:value-type="float">
            <text:p>15482.471695</text:p>
          </table:table-cell>
          <table:table-cell office:value-type="float" office:value="0.384253" calcext:value-type="float">
            <text:p>0.384253</text:p>
          </table:table-cell>
          <table:table-cell office:value-type="float" office:value="-1.09129" calcext:value-type="float">
            <text:p>-1.091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2683" calcext:value-type="float">
            <text:p>15482.472683</text:p>
          </table:table-cell>
          <table:table-cell office:value-type="float" office:value="0.385757" calcext:value-type="float">
            <text:p>0.385757</text:p>
          </table:table-cell>
          <table:table-cell office:value-type="float" office:value="-1.109478" calcext:value-type="float">
            <text:p>-1.1094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3683" calcext:value-type="float">
            <text:p>15482.473683</text:p>
          </table:table-cell>
          <table:table-cell office:value-type="float" office:value="0.387252" calcext:value-type="float">
            <text:p>0.387252</text:p>
          </table:table-cell>
          <table:table-cell office:value-type="float" office:value="-1.12932" calcext:value-type="float">
            <text:p>-1.129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4695" calcext:value-type="float">
            <text:p>15482.474695</text:p>
          </table:table-cell>
          <table:table-cell office:value-type="float" office:value="0.388738" calcext:value-type="float">
            <text:p>0.388738</text:p>
          </table:table-cell>
          <table:table-cell office:value-type="float" office:value="-1.147508" calcext:value-type="float">
            <text:p>-1.1475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5683" calcext:value-type="float">
            <text:p>15482.475683</text:p>
          </table:table-cell>
          <table:table-cell office:value-type="float" office:value="0.390215" calcext:value-type="float">
            <text:p>0.390215</text:p>
          </table:table-cell>
          <table:table-cell office:value-type="float" office:value="-1.16735" calcext:value-type="float">
            <text:p>-1.167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6683" calcext:value-type="float">
            <text:p>15482.476683</text:p>
          </table:table-cell>
          <table:table-cell office:value-type="float" office:value="0.391684" calcext:value-type="float">
            <text:p>0.391684</text:p>
          </table:table-cell>
          <table:table-cell office:value-type="float" office:value="-1.187191" calcext:value-type="float">
            <text:p>-1.1871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7695" calcext:value-type="float">
            <text:p>15482.477695</text:p>
          </table:table-cell>
          <table:table-cell office:value-type="float" office:value="0.393144" calcext:value-type="float">
            <text:p>0.393144</text:p>
          </table:table-cell>
          <table:table-cell office:value-type="float" office:value="-1.207033" calcext:value-type="float">
            <text:p>-1.2070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8694" calcext:value-type="float">
            <text:p>15482.478694</text:p>
          </table:table-cell>
          <table:table-cell office:value-type="float" office:value="0.394596" calcext:value-type="float">
            <text:p>0.394596</text:p>
          </table:table-cell>
          <table:table-cell office:value-type="float" office:value="-1.226875" calcext:value-type="float">
            <text:p>-1.2268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79694" calcext:value-type="float">
            <text:p>15482.479694</text:p>
          </table:table-cell>
          <table:table-cell office:value-type="float" office:value="0.396038" calcext:value-type="float">
            <text:p>0.396038</text:p>
          </table:table-cell>
          <table:table-cell office:value-type="float" office:value="-1.24837" calcext:value-type="float">
            <text:p>-1.248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0694" calcext:value-type="float">
            <text:p>15482.480694</text:p>
          </table:table-cell>
          <table:table-cell office:value-type="float" office:value="0.397472" calcext:value-type="float">
            <text:p>0.397472</text:p>
          </table:table-cell>
          <table:table-cell office:value-type="float" office:value="-1.268211" calcext:value-type="float">
            <text:p>-1.2682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1694" calcext:value-type="float">
            <text:p>15482.481694</text:p>
          </table:table-cell>
          <table:table-cell office:value-type="float" office:value="0.398897" calcext:value-type="float">
            <text:p>0.398897</text:p>
          </table:table-cell>
          <table:table-cell office:value-type="float" office:value="-1.289706" calcext:value-type="float">
            <text:p>-1.289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2695" calcext:value-type="float">
            <text:p>15482.482695</text:p>
          </table:table-cell>
          <table:table-cell office:value-type="float" office:value="0.400313" calcext:value-type="float">
            <text:p>0.400313</text:p>
          </table:table-cell>
          <table:table-cell office:value-type="float" office:value="-1.311202" calcext:value-type="float">
            <text:p>-1.3112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3695" calcext:value-type="float">
            <text:p>15482.483695</text:p>
          </table:table-cell>
          <table:table-cell office:value-type="float" office:value="0.401721" calcext:value-type="float">
            <text:p>0.401721</text:p>
          </table:table-cell>
          <table:table-cell office:value-type="float" office:value="-1.332697" calcext:value-type="float">
            <text:p>-1.3326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4695" calcext:value-type="float">
            <text:p>15482.484695</text:p>
          </table:table-cell>
          <table:table-cell office:value-type="float" office:value="0.403119" calcext:value-type="float">
            <text:p>0.403119</text:p>
          </table:table-cell>
          <table:table-cell office:value-type="float" office:value="-1.354192" calcext:value-type="float">
            <text:p>-1.3541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5695" calcext:value-type="float">
            <text:p>15482.485695</text:p>
          </table:table-cell>
          <table:table-cell office:value-type="float" office:value="0.404508" calcext:value-type="float">
            <text:p>0.404508</text:p>
          </table:table-cell>
          <table:table-cell office:value-type="float" office:value="-1.37734" calcext:value-type="float">
            <text:p>-1.377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6694" calcext:value-type="float">
            <text:p>15482.486694</text:p>
          </table:table-cell>
          <table:table-cell office:value-type="float" office:value="0.405889" calcext:value-type="float">
            <text:p>0.405889</text:p>
          </table:table-cell>
          <table:table-cell office:value-type="float" office:value="-1.398835" calcext:value-type="float">
            <text:p>-1.3988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7694" calcext:value-type="float">
            <text:p>15482.487694</text:p>
          </table:table-cell>
          <table:table-cell office:value-type="float" office:value="0.40726" calcext:value-type="float">
            <text:p>0.40726</text:p>
          </table:table-cell>
          <table:table-cell office:value-type="float" office:value="-1.421984" calcext:value-type="float">
            <text:p>-1.4219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8695" calcext:value-type="float">
            <text:p>15482.488695</text:p>
          </table:table-cell>
          <table:table-cell office:value-type="float" office:value="0.408623" calcext:value-type="float">
            <text:p>0.408623</text:p>
          </table:table-cell>
          <table:table-cell office:value-type="float" office:value="-1.445133" calcext:value-type="float">
            <text:p>-1.4451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89695" calcext:value-type="float">
            <text:p>15482.489695</text:p>
          </table:table-cell>
          <table:table-cell office:value-type="float" office:value="0.409976" calcext:value-type="float">
            <text:p>0.409976</text:p>
          </table:table-cell>
          <table:table-cell office:value-type="float" office:value="-1.468281" calcext:value-type="float">
            <text:p>-1.4682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0695" calcext:value-type="float">
            <text:p>15482.490695</text:p>
          </table:table-cell>
          <table:table-cell office:value-type="float" office:value="0.41132" calcext:value-type="float">
            <text:p>0.41132</text:p>
          </table:table-cell>
          <table:table-cell office:value-type="float" office:value="-1.49143" calcext:value-type="float">
            <text:p>-1.491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1694" calcext:value-type="float">
            <text:p>15482.491694</text:p>
          </table:table-cell>
          <table:table-cell office:value-type="float" office:value="0.412655" calcext:value-type="float">
            <text:p>0.412655</text:p>
          </table:table-cell>
          <table:table-cell office:value-type="float" office:value="-1.516232" calcext:value-type="float">
            <text:p>-1.5162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2695" calcext:value-type="float">
            <text:p>15482.492695</text:p>
          </table:table-cell>
          <table:table-cell office:value-type="float" office:value="0.413981" calcext:value-type="float">
            <text:p>0.413981</text:p>
          </table:table-cell>
          <table:table-cell office:value-type="float" office:value="-1.541034" calcext:value-type="float">
            <text:p>-1.5410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3695" calcext:value-type="float">
            <text:p>15482.493695</text:p>
          </table:table-cell>
          <table:table-cell office:value-type="float" office:value="0.415298" calcext:value-type="float">
            <text:p>0.415298</text:p>
          </table:table-cell>
          <table:table-cell office:value-type="float" office:value="-1.565836" calcext:value-type="float">
            <text:p>-1.5658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4694" calcext:value-type="float">
            <text:p>15482.494694</text:p>
          </table:table-cell>
          <table:table-cell office:value-type="float" office:value="0.416605" calcext:value-type="float">
            <text:p>0.416605</text:p>
          </table:table-cell>
          <table:table-cell office:value-type="float" office:value="-1.590638" calcext:value-type="float">
            <text:p>-1.5906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5695" calcext:value-type="float">
            <text:p>15482.495695</text:p>
          </table:table-cell>
          <table:table-cell office:value-type="float" office:value="0.417904" calcext:value-type="float">
            <text:p>0.417904</text:p>
          </table:table-cell>
          <table:table-cell office:value-type="float" office:value="-1.61544" calcext:value-type="float">
            <text:p>-1.615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6694" calcext:value-type="float">
            <text:p>15482.496694</text:p>
          </table:table-cell>
          <table:table-cell office:value-type="float" office:value="0.419193" calcext:value-type="float">
            <text:p>0.419193</text:p>
          </table:table-cell>
          <table:table-cell office:value-type="float" office:value="-1.640242" calcext:value-type="float">
            <text:p>-1.6402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7695" calcext:value-type="float">
            <text:p>15482.497695</text:p>
          </table:table-cell>
          <table:table-cell office:value-type="float" office:value="0.420472" calcext:value-type="float">
            <text:p>0.420472</text:p>
          </table:table-cell>
          <table:table-cell office:value-type="float" office:value="-1.666698" calcext:value-type="float">
            <text:p>-1.6666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8683" calcext:value-type="float">
            <text:p>15482.498683</text:p>
          </table:table-cell>
          <table:table-cell office:value-type="float" office:value="0.421743" calcext:value-type="float">
            <text:p>0.421743</text:p>
          </table:table-cell>
          <table:table-cell office:value-type="float" office:value="-1.693153" calcext:value-type="float">
            <text:p>-1.6931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499695" calcext:value-type="float">
            <text:p>15482.499695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-1.719609" calcext:value-type="float">
            <text:p>-1.7196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0695" calcext:value-type="float">
            <text:p>15482.500695</text:p>
          </table:table-cell>
          <table:table-cell office:value-type="float" office:value="0.424255" calcext:value-type="float">
            <text:p>0.424255</text:p>
          </table:table-cell>
          <table:table-cell office:value-type="float" office:value="-1.746064" calcext:value-type="float">
            <text:p>-1.7460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1694" calcext:value-type="float">
            <text:p>15482.501694</text:p>
          </table:table-cell>
          <table:table-cell office:value-type="float" office:value="0.425497" calcext:value-type="float">
            <text:p>0.425497</text:p>
          </table:table-cell>
          <table:table-cell office:value-type="float" office:value="-1.774173" calcext:value-type="float">
            <text:p>-1.7741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2695" calcext:value-type="float">
            <text:p>15482.502695</text:p>
          </table:table-cell>
          <table:table-cell office:value-type="float" office:value="0.42673" calcext:value-type="float">
            <text:p>0.42673</text:p>
          </table:table-cell>
          <table:table-cell office:value-type="float" office:value="-1.800629" calcext:value-type="float">
            <text:p>-1.8006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3695" calcext:value-type="float">
            <text:p>15482.503695</text:p>
          </table:table-cell>
          <table:table-cell office:value-type="float" office:value="0.427953" calcext:value-type="float">
            <text:p>0.427953</text:p>
          </table:table-cell>
          <table:table-cell office:value-type="float" office:value="-1.828738" calcext:value-type="float">
            <text:p>-1.8287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4695" calcext:value-type="float">
            <text:p>15482.504695</text:p>
          </table:table-cell>
          <table:table-cell office:value-type="float" office:value="0.429167" calcext:value-type="float">
            <text:p>0.429167</text:p>
          </table:table-cell>
          <table:table-cell office:value-type="float" office:value="-1.855193" calcext:value-type="float">
            <text:p>-1.8551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5683" calcext:value-type="float">
            <text:p>15482.505683</text:p>
          </table:table-cell>
          <table:table-cell office:value-type="float" office:value="0.430371" calcext:value-type="float">
            <text:p>0.430371</text:p>
          </table:table-cell>
          <table:table-cell office:value-type="float" office:value="-1.883302" calcext:value-type="float">
            <text:p>-1.8833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6695" calcext:value-type="float">
            <text:p>15482.506695</text:p>
          </table:table-cell>
          <table:table-cell office:value-type="float" office:value="0.431566" calcext:value-type="float">
            <text:p>0.431566</text:p>
          </table:table-cell>
          <table:table-cell office:value-type="float" office:value="-1.911411" calcext:value-type="float">
            <text:p>-1.9114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7694" calcext:value-type="float">
            <text:p>15482.507694</text:p>
          </table:table-cell>
          <table:table-cell office:value-type="float" office:value="0.432751" calcext:value-type="float">
            <text:p>0.432751</text:p>
          </table:table-cell>
          <table:table-cell office:value-type="float" office:value="-1.941174" calcext:value-type="float">
            <text:p>-1.9411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8695" calcext:value-type="float">
            <text:p>15482.508695</text:p>
          </table:table-cell>
          <table:table-cell office:value-type="float" office:value="0.433926" calcext:value-type="float">
            <text:p>0.433926</text:p>
          </table:table-cell>
          <table:table-cell office:value-type="float" office:value="-1.969283" calcext:value-type="float">
            <text:p>-1.9692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09694" calcext:value-type="float">
            <text:p>15482.509694</text:p>
          </table:table-cell>
          <table:table-cell office:value-type="float" office:value="0.435092" calcext:value-type="float">
            <text:p>0.435092</text:p>
          </table:table-cell>
          <table:table-cell office:value-type="float" office:value="-1.999045" calcext:value-type="float">
            <text:p>-1.9990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0695" calcext:value-type="float">
            <text:p>15482.510695</text:p>
          </table:table-cell>
          <table:table-cell office:value-type="float" office:value="0.436248" calcext:value-type="float">
            <text:p>0.436248</text:p>
          </table:table-cell>
          <table:table-cell office:value-type="float" office:value="-2.028807" calcext:value-type="float">
            <text:p>-2.0288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1695" calcext:value-type="float">
            <text:p>15482.511695</text:p>
          </table:table-cell>
          <table:table-cell office:value-type="float" office:value="0.437394" calcext:value-type="float">
            <text:p>0.437394</text:p>
          </table:table-cell>
          <table:table-cell office:value-type="float" office:value="-2.05857" calcext:value-type="float">
            <text:p>-2.058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2695" calcext:value-type="float">
            <text:p>15482.512695</text:p>
          </table:table-cell>
          <table:table-cell office:value-type="float" office:value="0.438531" calcext:value-type="float">
            <text:p>0.438531</text:p>
          </table:table-cell>
          <table:table-cell office:value-type="float" office:value="-2.088332" calcext:value-type="float">
            <text:p>-2.0883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3694" calcext:value-type="float">
            <text:p>15482.513694</text:p>
          </table:table-cell>
          <table:table-cell office:value-type="float" office:value="0.439658" calcext:value-type="float">
            <text:p>0.439658</text:p>
          </table:table-cell>
          <table:table-cell office:value-type="float" office:value="-2.118095" calcext:value-type="float">
            <text:p>-2.1180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4695" calcext:value-type="float">
            <text:p>15482.514695</text:p>
          </table:table-cell>
          <table:table-cell office:value-type="float" office:value="0.440775" calcext:value-type="float">
            <text:p>0.440775</text:p>
          </table:table-cell>
          <table:table-cell office:value-type="float" office:value="-2.149511" calcext:value-type="float">
            <text:p>-2.1495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5695" calcext:value-type="float">
            <text:p>15482.515695</text:p>
          </table:table-cell>
          <table:table-cell office:value-type="float" office:value="0.441883" calcext:value-type="float">
            <text:p>0.441883</text:p>
          </table:table-cell>
          <table:table-cell office:value-type="float" office:value="-2.179273" calcext:value-type="float">
            <text:p>-2.1792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6694" calcext:value-type="float">
            <text:p>15482.516694</text:p>
          </table:table-cell>
          <table:table-cell office:value-type="float" office:value="0.44298" calcext:value-type="float">
            <text:p>0.44298</text:p>
          </table:table-cell>
          <table:table-cell office:value-type="float" office:value="-2.210689" calcext:value-type="float">
            <text:p>-2.2106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7695" calcext:value-type="float">
            <text:p>15482.517695</text:p>
          </table:table-cell>
          <table:table-cell office:value-type="float" office:value="0.444068" calcext:value-type="float">
            <text:p>0.444068</text:p>
          </table:table-cell>
          <table:table-cell office:value-type="float" office:value="-2.242105" calcext:value-type="float">
            <text:p>-2.2421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8695" calcext:value-type="float">
            <text:p>15482.518695</text:p>
          </table:table-cell>
          <table:table-cell office:value-type="float" office:value="0.445146" calcext:value-type="float">
            <text:p>0.445146</text:p>
          </table:table-cell>
          <table:table-cell office:value-type="float" office:value="-2.273521" calcext:value-type="float">
            <text:p>-2.2735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19695" calcext:value-type="float">
            <text:p>15482.519695</text:p>
          </table:table-cell>
          <table:table-cell office:value-type="float" office:value="0.446214" calcext:value-type="float">
            <text:p>0.446214</text:p>
          </table:table-cell>
          <table:table-cell office:value-type="float" office:value="-2.304937" calcext:value-type="float">
            <text:p>-2.3049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0695" calcext:value-type="float">
            <text:p>15482.520695</text:p>
          </table:table-cell>
          <table:table-cell office:value-type="float" office:value="0.447272" calcext:value-type="float">
            <text:p>0.447272</text:p>
          </table:table-cell>
          <table:table-cell office:value-type="float" office:value="-2.338006" calcext:value-type="float">
            <text:p>-2.3380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1695" calcext:value-type="float">
            <text:p>15482.521695</text:p>
          </table:table-cell>
          <table:table-cell office:value-type="float" office:value="0.448321" calcext:value-type="float">
            <text:p>0.448321</text:p>
          </table:table-cell>
          <table:table-cell office:value-type="float" office:value="-2.369422" calcext:value-type="float">
            <text:p>-2.3694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2683" calcext:value-type="float">
            <text:p>15482.522683</text:p>
          </table:table-cell>
          <table:table-cell office:value-type="float" office:value="0.449359" calcext:value-type="float">
            <text:p>0.449359</text:p>
          </table:table-cell>
          <table:table-cell office:value-type="float" office:value="-2.402492" calcext:value-type="float">
            <text:p>-2.4024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3695" calcext:value-type="float">
            <text:p>15482.523695</text:p>
          </table:table-cell>
          <table:table-cell office:value-type="float" office:value="0.450387" calcext:value-type="float">
            <text:p>0.450387</text:p>
          </table:table-cell>
          <table:table-cell office:value-type="float" office:value="-2.435561" calcext:value-type="float">
            <text:p>-2.4355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4694" calcext:value-type="float">
            <text:p>15482.524694</text:p>
          </table:table-cell>
          <table:table-cell office:value-type="float" office:value="0.451405" calcext:value-type="float">
            <text:p>0.451405</text:p>
          </table:table-cell>
          <table:table-cell office:value-type="float" office:value="-2.46863" calcext:value-type="float">
            <text:p>-2.468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5695" calcext:value-type="float">
            <text:p>15482.525695</text:p>
          </table:table-cell>
          <table:table-cell office:value-type="float" office:value="0.452414" calcext:value-type="float">
            <text:p>0.452414</text:p>
          </table:table-cell>
          <table:table-cell office:value-type="float" office:value="-2.5017" calcext:value-type="float">
            <text:p>-2.50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6695" calcext:value-type="float">
            <text:p>15482.526695</text:p>
          </table:table-cell>
          <table:table-cell office:value-type="float" office:value="0.453412" calcext:value-type="float">
            <text:p>0.453412</text:p>
          </table:table-cell>
          <table:table-cell office:value-type="float" office:value="-2.534769" calcext:value-type="float">
            <text:p>-2.5347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7695" calcext:value-type="float">
            <text:p>15482.527695</text:p>
          </table:table-cell>
          <table:table-cell office:value-type="float" office:value="0.4544" calcext:value-type="float">
            <text:p>0.4544</text:p>
          </table:table-cell>
          <table:table-cell office:value-type="float" office:value="-2.569492" calcext:value-type="float">
            <text:p>-2.5694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8682" calcext:value-type="float">
            <text:p>15482.528682</text:p>
          </table:table-cell>
          <table:table-cell office:value-type="float" office:value="0.455378" calcext:value-type="float">
            <text:p>0.455378</text:p>
          </table:table-cell>
          <table:table-cell office:value-type="float" office:value="-2.602561" calcext:value-type="float">
            <text:p>-2.6025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29694" calcext:value-type="float">
            <text:p>15482.529694</text:p>
          </table:table-cell>
          <table:table-cell office:value-type="float" office:value="0.456346" calcext:value-type="float">
            <text:p>0.456346</text:p>
          </table:table-cell>
          <table:table-cell office:value-type="float" office:value="-2.638938" calcext:value-type="float">
            <text:p>-2.6389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0695" calcext:value-type="float">
            <text:p>15482.530695</text:p>
          </table:table-cell>
          <table:table-cell office:value-type="float" office:value="0.457304" calcext:value-type="float">
            <text:p>0.457304</text:p>
          </table:table-cell>
          <table:table-cell office:value-type="float" office:value="-2.673661" calcext:value-type="float">
            <text:p>-2.6736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1695" calcext:value-type="float">
            <text:p>15482.531695</text:p>
          </table:table-cell>
          <table:table-cell office:value-type="float" office:value="0.458251" calcext:value-type="float">
            <text:p>0.458251</text:p>
          </table:table-cell>
          <table:table-cell office:value-type="float" office:value="-2.708384" calcext:value-type="float">
            <text:p>-2.7083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2682" calcext:value-type="float">
            <text:p>15482.532682</text:p>
          </table:table-cell>
          <table:table-cell office:value-type="float" office:value="0.459189" calcext:value-type="float">
            <text:p>0.459189</text:p>
          </table:table-cell>
          <table:table-cell office:value-type="float" office:value="-2.743106" calcext:value-type="float">
            <text:p>-2.7431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3695" calcext:value-type="float">
            <text:p>15482.533695</text:p>
          </table:table-cell>
          <table:table-cell office:value-type="float" office:value="0.460116" calcext:value-type="float">
            <text:p>0.460116</text:p>
          </table:table-cell>
          <table:table-cell office:value-type="float" office:value="-2.779483" calcext:value-type="float">
            <text:p>-2.7794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4694" calcext:value-type="float">
            <text:p>15482.534694</text:p>
          </table:table-cell>
          <table:table-cell office:value-type="float" office:value="0.461033" calcext:value-type="float">
            <text:p>0.461033</text:p>
          </table:table-cell>
          <table:table-cell office:value-type="float" office:value="-2.815859" calcext:value-type="float">
            <text:p>-2.8158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5695" calcext:value-type="float">
            <text:p>15482.535695</text:p>
          </table:table-cell>
          <table:table-cell office:value-type="float" office:value="0.46194" calcext:value-type="float">
            <text:p>0.46194</text:p>
          </table:table-cell>
          <table:table-cell office:value-type="float" office:value="-2.853889" calcext:value-type="float">
            <text:p>-2.8538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6695" calcext:value-type="float">
            <text:p>15482.536695</text:p>
          </table:table-cell>
          <table:table-cell office:value-type="float" office:value="0.462836" calcext:value-type="float">
            <text:p>0.462836</text:p>
          </table:table-cell>
          <table:table-cell office:value-type="float" office:value="-2.890265" calcext:value-type="float">
            <text:p>-2.8902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7694" calcext:value-type="float">
            <text:p>15482.537694</text:p>
          </table:table-cell>
          <table:table-cell office:value-type="float" office:value="0.463723" calcext:value-type="float">
            <text:p>0.463723</text:p>
          </table:table-cell>
          <table:table-cell office:value-type="float" office:value="-2.926642" calcext:value-type="float">
            <text:p>-2.9266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8683" calcext:value-type="float">
            <text:p>15482.538683</text:p>
          </table:table-cell>
          <table:table-cell office:value-type="float" office:value="0.464599" calcext:value-type="float">
            <text:p>0.464599</text:p>
          </table:table-cell>
          <table:table-cell office:value-type="float" office:value="-2.964671" calcext:value-type="float">
            <text:p>-2.9646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39683" calcext:value-type="float">
            <text:p>15482.539683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-3.001048" calcext:value-type="float">
            <text:p>-3.0010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0683" calcext:value-type="float">
            <text:p>15482.540683</text:p>
          </table:table-cell>
          <table:table-cell office:value-type="float" office:value="0.46632" calcext:value-type="float">
            <text:p>0.46632</text:p>
          </table:table-cell>
          <table:table-cell office:value-type="float" office:value="-3.039078" calcext:value-type="float">
            <text:p>-3.0390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1695" calcext:value-type="float">
            <text:p>15482.541695</text:p>
          </table:table-cell>
          <table:table-cell office:value-type="float" office:value="0.467164" calcext:value-type="float">
            <text:p>0.467164</text:p>
          </table:table-cell>
          <table:table-cell office:value-type="float" office:value="-3.078761" calcext:value-type="float">
            <text:p>-3.0787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2695" calcext:value-type="float">
            <text:p>15482.542695</text:p>
          </table:table-cell>
          <table:table-cell office:value-type="float" office:value="0.467999" calcext:value-type="float">
            <text:p>0.467999</text:p>
          </table:table-cell>
          <table:table-cell office:value-type="float" office:value="-3.116791" calcext:value-type="float">
            <text:p>-3.1167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3694" calcext:value-type="float">
            <text:p>15482.543694</text:p>
          </table:table-cell>
          <table:table-cell office:value-type="float" office:value="0.468823" calcext:value-type="float">
            <text:p>0.468823</text:p>
          </table:table-cell>
          <table:table-cell office:value-type="float" office:value="-3.156474" calcext:value-type="float">
            <text:p>-3.1564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4695" calcext:value-type="float">
            <text:p>15482.544695</text:p>
          </table:table-cell>
          <table:table-cell office:value-type="float" office:value="0.469637" calcext:value-type="float">
            <text:p>0.469637</text:p>
          </table:table-cell>
          <table:table-cell office:value-type="float" office:value="-3.194504" calcext:value-type="float">
            <text:p>-3.1945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5695" calcext:value-type="float">
            <text:p>15482.545695</text:p>
          </table:table-cell>
          <table:table-cell office:value-type="float" office:value="0.47044" calcext:value-type="float">
            <text:p>0.47044</text:p>
          </table:table-cell>
          <table:table-cell office:value-type="float" office:value="-3.234187" calcext:value-type="float">
            <text:p>-3.2341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6695" calcext:value-type="float">
            <text:p>15482.546695</text:p>
          </table:table-cell>
          <table:table-cell office:value-type="float" office:value="0.471233" calcext:value-type="float">
            <text:p>0.471233</text:p>
          </table:table-cell>
          <table:table-cell office:value-type="float" office:value="-3.27387" calcext:value-type="float">
            <text:p>-3.273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7694" calcext:value-type="float">
            <text:p>15482.547694</text:p>
          </table:table-cell>
          <table:table-cell office:value-type="float" office:value="0.472016" calcext:value-type="float">
            <text:p>0.472016</text:p>
          </table:table-cell>
          <table:table-cell office:value-type="float" office:value="-3.315207" calcext:value-type="float">
            <text:p>-3.3152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8694" calcext:value-type="float">
            <text:p>15482.548694</text:p>
          </table:table-cell>
          <table:table-cell office:value-type="float" office:value="0.472788" calcext:value-type="float">
            <text:p>0.472788</text:p>
          </table:table-cell>
          <table:table-cell office:value-type="float" office:value="-3.35489" calcext:value-type="float">
            <text:p>-3.354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49694" calcext:value-type="float">
            <text:p>15482.549694</text:p>
          </table:table-cell>
          <table:table-cell office:value-type="float" office:value="0.473549" calcext:value-type="float">
            <text:p>0.473549</text:p>
          </table:table-cell>
          <table:table-cell office:value-type="float" office:value="-3.396227" calcext:value-type="float">
            <text:p>-3.3962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0695" calcext:value-type="float">
            <text:p>15482.550695</text:p>
          </table:table-cell>
          <table:table-cell office:value-type="float" office:value="0.4743" calcext:value-type="float">
            <text:p>0.4743</text:p>
          </table:table-cell>
          <table:table-cell office:value-type="float" office:value="-3.437564" calcext:value-type="float">
            <text:p>-3.4375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1695" calcext:value-type="float">
            <text:p>15482.551695</text:p>
          </table:table-cell>
          <table:table-cell office:value-type="float" office:value="0.475041" calcext:value-type="float">
            <text:p>0.475041</text:p>
          </table:table-cell>
          <table:table-cell office:value-type="float" office:value="-3.4789" calcext:value-type="float">
            <text:p>-3.47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2695" calcext:value-type="float">
            <text:p>15482.552695</text:p>
          </table:table-cell>
          <table:table-cell office:value-type="float" office:value="0.47577" calcext:value-type="float">
            <text:p>0.47577</text:p>
          </table:table-cell>
          <table:table-cell office:value-type="float" office:value="-3.520237" calcext:value-type="float">
            <text:p>-3.5202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3695" calcext:value-type="float">
            <text:p>15482.553695</text:p>
          </table:table-cell>
          <table:table-cell office:value-type="float" office:value="0.47649" calcext:value-type="float">
            <text:p>0.47649</text:p>
          </table:table-cell>
          <table:table-cell office:value-type="float" office:value="-3.561574" calcext:value-type="float">
            <text:p>-3.5615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4695" calcext:value-type="float">
            <text:p>15482.554695</text:p>
          </table:table-cell>
          <table:table-cell office:value-type="float" office:value="0.477198" calcext:value-type="float">
            <text:p>0.477198</text:p>
          </table:table-cell>
          <table:table-cell office:value-type="float" office:value="-3.604564" calcext:value-type="float">
            <text:p>-3.6045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5695" calcext:value-type="float">
            <text:p>15482.555695</text:p>
          </table:table-cell>
          <table:table-cell office:value-type="float" office:value="0.477897" calcext:value-type="float">
            <text:p>0.477897</text:p>
          </table:table-cell>
          <table:table-cell office:value-type="float" office:value="-3.647554" calcext:value-type="float">
            <text:p>-3.6475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6695" calcext:value-type="float">
            <text:p>15482.556695</text:p>
          </table:table-cell>
          <table:table-cell office:value-type="float" office:value="0.478584" calcext:value-type="float">
            <text:p>0.478584</text:p>
          </table:table-cell>
          <table:table-cell office:value-type="float" office:value="-3.690545" calcext:value-type="float">
            <text:p>-3.6905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7695" calcext:value-type="float">
            <text:p>15482.557695</text:p>
          </table:table-cell>
          <table:table-cell office:value-type="float" office:value="0.479261" calcext:value-type="float">
            <text:p>0.479261</text:p>
          </table:table-cell>
          <table:table-cell office:value-type="float" office:value="-3.733535" calcext:value-type="float">
            <text:p>-3.7335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8695" calcext:value-type="float">
            <text:p>15482.558695</text:p>
          </table:table-cell>
          <table:table-cell office:value-type="float" office:value="0.479927" calcext:value-type="float">
            <text:p>0.479927</text:p>
          </table:table-cell>
          <table:table-cell office:value-type="float" office:value="-3.776525" calcext:value-type="float">
            <text:p>-3.7765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59695" calcext:value-type="float">
            <text:p>15482.559695</text:p>
          </table:table-cell>
          <table:table-cell office:value-type="float" office:value="0.480583" calcext:value-type="float">
            <text:p>0.480583</text:p>
          </table:table-cell>
          <table:table-cell office:value-type="float" office:value="-3.821169" calcext:value-type="float">
            <text:p>-3.8211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0682" calcext:value-type="float">
            <text:p>15482.560682</text:p>
          </table:table-cell>
          <table:table-cell office:value-type="float" office:value="0.481228" calcext:value-type="float">
            <text:p>0.481228</text:p>
          </table:table-cell>
          <table:table-cell office:value-type="float" office:value="-3.865812" calcext:value-type="float">
            <text:p>-3.8658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1682" calcext:value-type="float">
            <text:p>15482.561682</text:p>
          </table:table-cell>
          <table:table-cell office:value-type="float" office:value="0.481862" calcext:value-type="float">
            <text:p>0.481862</text:p>
          </table:table-cell>
          <table:table-cell office:value-type="float" office:value="-3.910456" calcext:value-type="float">
            <text:p>-3.9104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2686" calcext:value-type="float">
            <text:p>15482.562686</text:p>
          </table:table-cell>
          <table:table-cell office:value-type="float" office:value="0.482485" calcext:value-type="float">
            <text:p>0.482485</text:p>
          </table:table-cell>
          <table:table-cell office:value-type="float" office:value="-3.9551" calcext:value-type="float">
            <text:p>-3.95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3685" calcext:value-type="float">
            <text:p>15482.563685</text:p>
          </table:table-cell>
          <table:table-cell office:value-type="float" office:value="0.483098" calcext:value-type="float">
            <text:p>0.483098</text:p>
          </table:table-cell>
          <table:table-cell office:value-type="float" office:value="-4.001397" calcext:value-type="float">
            <text:p>-4.0013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4686" calcext:value-type="float">
            <text:p>15482.564686</text:p>
          </table:table-cell>
          <table:table-cell office:value-type="float" office:value="0.4837" calcext:value-type="float">
            <text:p>0.4837</text:p>
          </table:table-cell>
          <table:table-cell office:value-type="float" office:value="-4.046041" calcext:value-type="float">
            <text:p>-4.0460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5695" calcext:value-type="float">
            <text:p>15482.565695</text:p>
          </table:table-cell>
          <table:table-cell office:value-type="float" office:value="0.484292" calcext:value-type="float">
            <text:p>0.484292</text:p>
          </table:table-cell>
          <table:table-cell office:value-type="float" office:value="-4.092338" calcext:value-type="float">
            <text:p>-4.0923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6694" calcext:value-type="float">
            <text:p>15482.566694</text:p>
          </table:table-cell>
          <table:table-cell office:value-type="float" office:value="0.484872" calcext:value-type="float">
            <text:p>0.484872</text:p>
          </table:table-cell>
          <table:table-cell office:value-type="float" office:value="-4.138635" calcext:value-type="float">
            <text:p>-4.1386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7695" calcext:value-type="float">
            <text:p>15482.567695</text:p>
          </table:table-cell>
          <table:table-cell office:value-type="float" office:value="0.485442" calcext:value-type="float">
            <text:p>0.485442</text:p>
          </table:table-cell>
          <table:table-cell office:value-type="float" office:value="-4.186586" calcext:value-type="float">
            <text:p>-4.1865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8695" calcext:value-type="float">
            <text:p>15482.568695</text:p>
          </table:table-cell>
          <table:table-cell office:value-type="float" office:value="0.486001" calcext:value-type="float">
            <text:p>0.486001</text:p>
          </table:table-cell>
          <table:table-cell office:value-type="float" office:value="-4.232883" calcext:value-type="float">
            <text:p>-4.2328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69694" calcext:value-type="float">
            <text:p>15482.569694</text:p>
          </table:table-cell>
          <table:table-cell office:value-type="float" office:value="0.486549" calcext:value-type="float">
            <text:p>0.486549</text:p>
          </table:table-cell>
          <table:table-cell office:value-type="float" office:value="-4.280833" calcext:value-type="float">
            <text:p>-4.2808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0695" calcext:value-type="float">
            <text:p>15482.570695</text:p>
          </table:table-cell>
          <table:table-cell office:value-type="float" office:value="0.487087" calcext:value-type="float">
            <text:p>0.487087</text:p>
          </table:table-cell>
          <table:table-cell office:value-type="float" office:value="-4.328784" calcext:value-type="float">
            <text:p>-4.3287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1695" calcext:value-type="float">
            <text:p>15482.571695</text:p>
          </table:table-cell>
          <table:table-cell office:value-type="float" office:value="0.487613" calcext:value-type="float">
            <text:p>0.487613</text:p>
          </table:table-cell>
          <table:table-cell office:value-type="float" office:value="-4.376735" calcext:value-type="float">
            <text:p>-4.3767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2695" calcext:value-type="float">
            <text:p>15482.572695</text:p>
          </table:table-cell>
          <table:table-cell office:value-type="float" office:value="0.488129" calcext:value-type="float">
            <text:p>0.488129</text:p>
          </table:table-cell>
          <table:table-cell office:value-type="float" office:value="-4.424685" calcext:value-type="float">
            <text:p>-4.4246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3695" calcext:value-type="float">
            <text:p>15482.573695</text:p>
          </table:table-cell>
          <table:table-cell office:value-type="float" office:value="0.488634" calcext:value-type="float">
            <text:p>0.488634</text:p>
          </table:table-cell>
          <table:table-cell office:value-type="float" office:value="-4.474289" calcext:value-type="float">
            <text:p>-4.4742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4695" calcext:value-type="float">
            <text:p>15482.574695</text:p>
          </table:table-cell>
          <table:table-cell office:value-type="float" office:value="0.489128" calcext:value-type="float">
            <text:p>0.489128</text:p>
          </table:table-cell>
          <table:table-cell office:value-type="float" office:value="-4.523893" calcext:value-type="float">
            <text:p>-4.5238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5683" calcext:value-type="float">
            <text:p>15482.575683</text:p>
          </table:table-cell>
          <table:table-cell office:value-type="float" office:value="0.489611" calcext:value-type="float">
            <text:p>0.489611</text:p>
          </table:table-cell>
          <table:table-cell office:value-type="float" office:value="-4.571844" calcext:value-type="float">
            <text:p>-4.5718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6695" calcext:value-type="float">
            <text:p>15482.576695</text:p>
          </table:table-cell>
          <table:table-cell office:value-type="float" office:value="0.490084" calcext:value-type="float">
            <text:p>0.490084</text:p>
          </table:table-cell>
          <table:table-cell office:value-type="float" office:value="-4.623102" calcext:value-type="float">
            <text:p>-4.6231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7695" calcext:value-type="float">
            <text:p>15482.577695</text:p>
          </table:table-cell>
          <table:table-cell office:value-type="float" office:value="0.490545" calcext:value-type="float">
            <text:p>0.490545</text:p>
          </table:table-cell>
          <table:table-cell office:value-type="float" office:value="-4.672706" calcext:value-type="float">
            <text:p>-4.672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8695" calcext:value-type="float">
            <text:p>15482.578695</text:p>
          </table:table-cell>
          <table:table-cell office:value-type="float" office:value="0.490996" calcext:value-type="float">
            <text:p>0.490996</text:p>
          </table:table-cell>
          <table:table-cell office:value-type="float" office:value="-4.723963" calcext:value-type="float">
            <text:p>-4.7239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79695" calcext:value-type="float">
            <text:p>15482.579695</text:p>
          </table:table-cell>
          <table:table-cell office:value-type="float" office:value="0.491436" calcext:value-type="float">
            <text:p>0.491436</text:p>
          </table:table-cell>
          <table:table-cell office:value-type="float" office:value="-4.775221" calcext:value-type="float">
            <text:p>-4.7752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0695" calcext:value-type="float">
            <text:p>15482.580695</text:p>
          </table:table-cell>
          <table:table-cell office:value-type="float" office:value="0.491864" calcext:value-type="float">
            <text:p>0.491864</text:p>
          </table:table-cell>
          <table:table-cell office:value-type="float" office:value="-4.826478" calcext:value-type="float">
            <text:p>-4.8264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1695" calcext:value-type="float">
            <text:p>15482.581695</text:p>
          </table:table-cell>
          <table:table-cell office:value-type="float" office:value="0.492282" calcext:value-type="float">
            <text:p>0.492282</text:p>
          </table:table-cell>
          <table:table-cell office:value-type="float" office:value="-4.877736" calcext:value-type="float">
            <text:p>-4.8777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2695" calcext:value-type="float">
            <text:p>15482.582695</text:p>
          </table:table-cell>
          <table:table-cell office:value-type="float" office:value="0.492689" calcext:value-type="float">
            <text:p>0.492689</text:p>
          </table:table-cell>
          <table:table-cell office:value-type="float" office:value="-4.930647" calcext:value-type="float">
            <text:p>-4.9306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3695" calcext:value-type="float">
            <text:p>15482.583695</text:p>
          </table:table-cell>
          <table:table-cell office:value-type="float" office:value="0.493085" calcext:value-type="float">
            <text:p>0.493085</text:p>
          </table:table-cell>
          <table:table-cell office:value-type="float" office:value="-4.983558" calcext:value-type="float">
            <text:p>-4.9835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4695" calcext:value-type="float">
            <text:p>15482.584695</text:p>
          </table:table-cell>
          <table:table-cell office:value-type="float" office:value="0.49347" calcext:value-type="float">
            <text:p>0.49347</text:p>
          </table:table-cell>
          <table:table-cell office:value-type="float" office:value="-5.034816" calcext:value-type="float">
            <text:p>-5.0348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5695" calcext:value-type="float">
            <text:p>15482.585695</text:p>
          </table:table-cell>
          <table:table-cell office:value-type="float" office:value="0.493844" calcext:value-type="float">
            <text:p>0.493844</text:p>
          </table:table-cell>
          <table:table-cell office:value-type="float" office:value="-5.08938" calcext:value-type="float">
            <text:p>-5.089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6695" calcext:value-type="float">
            <text:p>15482.586695</text:p>
          </table:table-cell>
          <table:table-cell office:value-type="float" office:value="0.494207" calcext:value-type="float">
            <text:p>0.494207</text:p>
          </table:table-cell>
          <table:table-cell office:value-type="float" office:value="-5.142291" calcext:value-type="float">
            <text:p>-5.1422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7695" calcext:value-type="float">
            <text:p>15482.587695</text:p>
          </table:table-cell>
          <table:table-cell office:value-type="float" office:value="0.494559" calcext:value-type="float">
            <text:p>0.494559</text:p>
          </table:table-cell>
          <table:table-cell office:value-type="float" office:value="-5.195202" calcext:value-type="float">
            <text:p>-5.1952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8694" calcext:value-type="float">
            <text:p>15482.588694</text:p>
          </table:table-cell>
          <table:table-cell office:value-type="float" office:value="0.494901" calcext:value-type="float">
            <text:p>0.494901</text:p>
          </table:table-cell>
          <table:table-cell office:value-type="float" office:value="-5.249767" calcext:value-type="float">
            <text:p>-5.2497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89695" calcext:value-type="float">
            <text:p>15482.589695</text:p>
          </table:table-cell>
          <table:table-cell office:value-type="float" office:value="0.495231" calcext:value-type="float">
            <text:p>0.495231</text:p>
          </table:table-cell>
          <table:table-cell office:value-type="float" office:value="-5.304331" calcext:value-type="float">
            <text:p>-5.3043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0696" calcext:value-type="float">
            <text:p>15482.590696</text:p>
          </table:table-cell>
          <table:table-cell office:value-type="float" office:value="0.49555" calcext:value-type="float">
            <text:p>0.49555</text:p>
          </table:table-cell>
          <table:table-cell office:value-type="float" office:value="-5.358896" calcext:value-type="float">
            <text:p>-5.3588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1695" calcext:value-type="float">
            <text:p>15482.591695</text:p>
          </table:table-cell>
          <table:table-cell office:value-type="float" office:value="0.495858" calcext:value-type="float">
            <text:p>0.495858</text:p>
          </table:table-cell>
          <table:table-cell office:value-type="float" office:value="-5.41346" calcext:value-type="float">
            <text:p>-5.413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2694" calcext:value-type="float">
            <text:p>15482.592694</text:p>
          </table:table-cell>
          <table:table-cell office:value-type="float" office:value="0.496155" calcext:value-type="float">
            <text:p>0.496155</text:p>
          </table:table-cell>
          <table:table-cell office:value-type="float" office:value="-5.468025" calcext:value-type="float">
            <text:p>-5.4680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3695" calcext:value-type="float">
            <text:p>15482.593695</text:p>
          </table:table-cell>
          <table:table-cell office:value-type="float" office:value="0.496441" calcext:value-type="float">
            <text:p>0.496441</text:p>
          </table:table-cell>
          <table:table-cell office:value-type="float" office:value="-5.524243" calcext:value-type="float">
            <text:p>-5.5242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4694" calcext:value-type="float">
            <text:p>15482.594694</text:p>
          </table:table-cell>
          <table:table-cell office:value-type="float" office:value="0.496716" calcext:value-type="float">
            <text:p>0.496716</text:p>
          </table:table-cell>
          <table:table-cell office:value-type="float" office:value="-5.580461" calcext:value-type="float">
            <text:p>-5.5804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5683" calcext:value-type="float">
            <text:p>15482.595683</text:p>
          </table:table-cell>
          <table:table-cell office:value-type="float" office:value="0.49698" calcext:value-type="float">
            <text:p>0.49698</text:p>
          </table:table-cell>
          <table:table-cell office:value-type="float" office:value="-5.635025" calcext:value-type="float">
            <text:p>-5.6350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6695" calcext:value-type="float">
            <text:p>15482.596695</text:p>
          </table:table-cell>
          <table:table-cell office:value-type="float" office:value="0.497234" calcext:value-type="float">
            <text:p>0.497234</text:p>
          </table:table-cell>
          <table:table-cell office:value-type="float" office:value="-5.692897" calcext:value-type="float">
            <text:p>-5.6928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7695" calcext:value-type="float">
            <text:p>15482.597695</text:p>
          </table:table-cell>
          <table:table-cell office:value-type="float" office:value="0.497476" calcext:value-type="float">
            <text:p>0.497476</text:p>
          </table:table-cell>
          <table:table-cell office:value-type="float" office:value="-5.749115" calcext:value-type="float">
            <text:p>-5.7491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8709" calcext:value-type="float">
            <text:p>15482.598709</text:p>
          </table:table-cell>
          <table:table-cell office:value-type="float" office:value="0.497706" calcext:value-type="float">
            <text:p>0.497706</text:p>
          </table:table-cell>
          <table:table-cell office:value-type="float" office:value="-5.806986" calcext:value-type="float">
            <text:p>-5.8069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599695" calcext:value-type="float">
            <text:p>15482.599695</text:p>
          </table:table-cell>
          <table:table-cell office:value-type="float" office:value="0.497926" calcext:value-type="float">
            <text:p>0.497926</text:p>
          </table:table-cell>
          <table:table-cell office:value-type="float" office:value="-5.863204" calcext:value-type="float">
            <text:p>-5.8632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0683" calcext:value-type="float">
            <text:p>15482.600683</text:p>
          </table:table-cell>
          <table:table-cell office:value-type="float" office:value="0.498135" calcext:value-type="float">
            <text:p>0.498135</text:p>
          </table:table-cell>
          <table:table-cell office:value-type="float" office:value="-5.921075" calcext:value-type="float">
            <text:p>-5.9210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1696" calcext:value-type="float">
            <text:p>15482.601696</text:p>
          </table:table-cell>
          <table:table-cell office:value-type="float" office:value="0.498333" calcext:value-type="float">
            <text:p>0.498333</text:p>
          </table:table-cell>
          <table:table-cell office:value-type="float" office:value="-5.978947" calcext:value-type="float">
            <text:p>-5.9789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2695" calcext:value-type="float">
            <text:p>15482.602695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-6.036818" calcext:value-type="float">
            <text:p>-6.0368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3695" calcext:value-type="float">
            <text:p>15482.603695</text:p>
          </table:table-cell>
          <table:table-cell office:value-type="float" office:value="0.498695" calcext:value-type="float">
            <text:p>0.498695</text:p>
          </table:table-cell>
          <table:table-cell office:value-type="float" office:value="-6.096343" calcext:value-type="float">
            <text:p>-6.0963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4694" calcext:value-type="float">
            <text:p>15482.604694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-6.154215" calcext:value-type="float">
            <text:p>-6.1542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5684" calcext:value-type="float">
            <text:p>15482.605684</text:p>
          </table:table-cell>
          <table:table-cell office:value-type="float" office:value="0.499013" calcext:value-type="float">
            <text:p>0.499013</text:p>
          </table:table-cell>
          <table:table-cell office:value-type="float" office:value="-6.21374" calcext:value-type="float">
            <text:p>-6.213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6683" calcext:value-type="float">
            <text:p>15482.606683</text:p>
          </table:table-cell>
          <table:table-cell office:value-type="float" office:value="0.499156" calcext:value-type="float">
            <text:p>0.499156</text:p>
          </table:table-cell>
          <table:table-cell office:value-type="float" office:value="-6.273264" calcext:value-type="float">
            <text:p>-6.2732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7683" calcext:value-type="float">
            <text:p>15482.607683</text:p>
          </table:table-cell>
          <table:table-cell office:value-type="float" office:value="0.499287" calcext:value-type="float">
            <text:p>0.499287</text:p>
          </table:table-cell>
          <table:table-cell office:value-type="float" office:value="-6.332789" calcext:value-type="float">
            <text:p>-6.3327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8696" calcext:value-type="float">
            <text:p>15482.608696</text:p>
          </table:table-cell>
          <table:table-cell office:value-type="float" office:value="0.499407" calcext:value-type="float">
            <text:p>0.499407</text:p>
          </table:table-cell>
          <table:table-cell office:value-type="float" office:value="-6.393968" calcext:value-type="float">
            <text:p>-6.3939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09695" calcext:value-type="float">
            <text:p>15482.609695</text:p>
          </table:table-cell>
          <table:table-cell office:value-type="float" office:value="0.499516" calcext:value-type="float">
            <text:p>0.499516</text:p>
          </table:table-cell>
          <table:table-cell office:value-type="float" office:value="-6.453493" calcext:value-type="float">
            <text:p>-6.4534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0695" calcext:value-type="float">
            <text:p>15482.610695</text:p>
          </table:table-cell>
          <table:table-cell office:value-type="float" office:value="0.499615" calcext:value-type="float">
            <text:p>0.499615</text:p>
          </table:table-cell>
          <table:table-cell office:value-type="float" office:value="-6.514671" calcext:value-type="float">
            <text:p>-6.5146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1695" calcext:value-type="float">
            <text:p>15482.611695</text:p>
          </table:table-cell>
          <table:table-cell office:value-type="float" office:value="0.499701" calcext:value-type="float">
            <text:p>0.499701</text:p>
          </table:table-cell>
          <table:table-cell office:value-type="float" office:value="-6.575849" calcext:value-type="float">
            <text:p>-6.5758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2695" calcext:value-type="float">
            <text:p>15482.612695</text:p>
          </table:table-cell>
          <table:table-cell office:value-type="float" office:value="0.499777" calcext:value-type="float">
            <text:p>0.499777</text:p>
          </table:table-cell>
          <table:table-cell office:value-type="float" office:value="-6.637028" calcext:value-type="float">
            <text:p>-6.6370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3695" calcext:value-type="float">
            <text:p>15482.613695</text:p>
          </table:table-cell>
          <table:table-cell office:value-type="float" office:value="0.499842" calcext:value-type="float">
            <text:p>0.499842</text:p>
          </table:table-cell>
          <table:table-cell office:value-type="float" office:value="-6.698206" calcext:value-type="float">
            <text:p>-6.6982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4694" calcext:value-type="float">
            <text:p>15482.614694</text:p>
          </table:table-cell>
          <table:table-cell office:value-type="float" office:value="0.499896" calcext:value-type="float">
            <text:p>0.499896</text:p>
          </table:table-cell>
          <table:table-cell office:value-type="float" office:value="-6.759385" calcext:value-type="float">
            <text:p>-6.7593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5695" calcext:value-type="float">
            <text:p>15482.615695</text:p>
          </table:table-cell>
          <table:table-cell office:value-type="float" office:value="0.499938" calcext:value-type="float">
            <text:p>0.499938</text:p>
          </table:table-cell>
          <table:table-cell office:value-type="float" office:value="-6.822216" calcext:value-type="float">
            <text:p>-6.8222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6694" calcext:value-type="float">
            <text:p>15482.616694</text:p>
          </table:table-cell>
          <table:table-cell office:value-type="float" office:value="0.49997" calcext:value-type="float">
            <text:p>0.49997</text:p>
          </table:table-cell>
          <table:table-cell office:value-type="float" office:value="-6.885048" calcext:value-type="float">
            <text:p>-6.8850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7695" calcext:value-type="float">
            <text:p>15482.617695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-6.94788" calcext:value-type="float">
            <text:p>-6.947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8695" calcext:value-type="float">
            <text:p>15482.618695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-7.010712" calcext:value-type="float">
            <text:p>-7.0107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19695" calcext:value-type="float">
            <text:p>15482.619695</text:p>
          </table:table-cell>
          <table:table-cell office:value-type="float" office:value="0.499998" calcext:value-type="float">
            <text:p>0.499998</text:p>
          </table:table-cell>
          <table:table-cell office:value-type="float" office:value="-7.075197" calcext:value-type="float">
            <text:p>-7.0751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0694" calcext:value-type="float">
            <text:p>15482.620694</text:p>
          </table:table-cell>
          <table:table-cell office:value-type="float" office:value="0.499985" calcext:value-type="float">
            <text:p>0.499985</text:p>
          </table:table-cell>
          <table:table-cell office:value-type="float" office:value="-7.138029" calcext:value-type="float">
            <text:p>-7.138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1695" calcext:value-type="float">
            <text:p>15482.621695</text:p>
          </table:table-cell>
          <table:table-cell office:value-type="float" office:value="0.499961" calcext:value-type="float">
            <text:p>0.499961</text:p>
          </table:table-cell>
          <table:table-cell office:value-type="float" office:value="-7.202515" calcext:value-type="float">
            <text:p>-7.2025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2695" calcext:value-type="float">
            <text:p>15482.622695</text:p>
          </table:table-cell>
          <table:table-cell office:value-type="float" office:value="0.499925" calcext:value-type="float">
            <text:p>0.499925</text:p>
          </table:table-cell>
          <table:table-cell office:value-type="float" office:value="-7.267" calcext:value-type="float">
            <text:p>-7.2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3695" calcext:value-type="float">
            <text:p>15482.623695</text:p>
          </table:table-cell>
          <table:table-cell office:value-type="float" office:value="0.499879" calcext:value-type="float">
            <text:p>0.499879</text:p>
          </table:table-cell>
          <table:table-cell office:value-type="float" office:value="-7.333139" calcext:value-type="float">
            <text:p>-7.3331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4694" calcext:value-type="float">
            <text:p>15482.624694</text:p>
          </table:table-cell>
          <table:table-cell office:value-type="float" office:value="0.499822" calcext:value-type="float">
            <text:p>0.499822</text:p>
          </table:table-cell>
          <table:table-cell office:value-type="float" office:value="-7.397624" calcext:value-type="float">
            <text:p>-7.3976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5695" calcext:value-type="float">
            <text:p>15482.625695</text:p>
          </table:table-cell>
          <table:table-cell office:value-type="float" office:value="0.499753" calcext:value-type="float">
            <text:p>0.499753</text:p>
          </table:table-cell>
          <table:table-cell office:value-type="float" office:value="-7.463763" calcext:value-type="float">
            <text:p>-7.4637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6695" calcext:value-type="float">
            <text:p>15482.626695</text:p>
          </table:table-cell>
          <table:table-cell office:value-type="float" office:value="0.499674" calcext:value-type="float">
            <text:p>0.499674</text:p>
          </table:table-cell>
          <table:table-cell office:value-type="float" office:value="-7.529902" calcext:value-type="float">
            <text:p>-7.5299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7695" calcext:value-type="float">
            <text:p>15482.627695</text:p>
          </table:table-cell>
          <table:table-cell office:value-type="float" office:value="0.499583" calcext:value-type="float">
            <text:p>0.499583</text:p>
          </table:table-cell>
          <table:table-cell office:value-type="float" office:value="-7.59604" calcext:value-type="float">
            <text:p>-7.596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8695" calcext:value-type="float">
            <text:p>15482.628695</text:p>
          </table:table-cell>
          <table:table-cell office:value-type="float" office:value="0.499481" calcext:value-type="float">
            <text:p>0.499481</text:p>
          </table:table-cell>
          <table:table-cell office:value-type="float" office:value="-7.662179" calcext:value-type="float">
            <text:p>-7.6621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29695" calcext:value-type="float">
            <text:p>15482.629695</text:p>
          </table:table-cell>
          <table:table-cell office:value-type="float" office:value="0.499368" calcext:value-type="float">
            <text:p>0.499368</text:p>
          </table:table-cell>
          <table:table-cell office:value-type="float" office:value="-7.729971" calcext:value-type="float">
            <text:p>-7.7299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0695" calcext:value-type="float">
            <text:p>15482.630695</text:p>
          </table:table-cell>
          <table:table-cell office:value-type="float" office:value="0.499245" calcext:value-type="float">
            <text:p>0.499245</text:p>
          </table:table-cell>
          <table:table-cell office:value-type="float" office:value="-7.797764" calcext:value-type="float">
            <text:p>-7.7977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1695" calcext:value-type="float">
            <text:p>15482.631695</text:p>
          </table:table-cell>
          <table:table-cell office:value-type="float" office:value="0.49911" calcext:value-type="float">
            <text:p>0.49911</text:p>
          </table:table-cell>
          <table:table-cell office:value-type="float" office:value="-7.865556" calcext:value-type="float">
            <text:p>-7.8655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2694" calcext:value-type="float">
            <text:p>15482.632694</text:p>
          </table:table-cell>
          <table:table-cell office:value-type="float" office:value="0.498963" calcext:value-type="float">
            <text:p>0.498963</text:p>
          </table:table-cell>
          <table:table-cell office:value-type="float" office:value="-7.933348" calcext:value-type="float">
            <text:p>-7.9333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3695" calcext:value-type="float">
            <text:p>15482.633695</text:p>
          </table:table-cell>
          <table:table-cell office:value-type="float" office:value="0.498806" calcext:value-type="float">
            <text:p>0.498806</text:p>
          </table:table-cell>
          <table:table-cell office:value-type="float" office:value="-8.00114" calcext:value-type="float">
            <text:p>-8.001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4694" calcext:value-type="float">
            <text:p>15482.634694</text:p>
          </table:table-cell>
          <table:table-cell office:value-type="float" office:value="0.498638" calcext:value-type="float">
            <text:p>0.498638</text:p>
          </table:table-cell>
          <table:table-cell office:value-type="float" office:value="-8.068933" calcext:value-type="float">
            <text:p>-8.0689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5694" calcext:value-type="float">
            <text:p>15482.635694</text:p>
          </table:table-cell>
          <table:table-cell office:value-type="float" office:value="0.498459" calcext:value-type="float">
            <text:p>0.498459</text:p>
          </table:table-cell>
          <table:table-cell office:value-type="float" office:value="-8.138378" calcext:value-type="float">
            <text:p>-8.1383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6694" calcext:value-type="float">
            <text:p>15482.636694</text:p>
          </table:table-cell>
          <table:table-cell office:value-type="float" office:value="0.498268" calcext:value-type="float">
            <text:p>0.498268</text:p>
          </table:table-cell>
          <table:table-cell office:value-type="float" office:value="-8.207824" calcext:value-type="float">
            <text:p>-8.2078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7695" calcext:value-type="float">
            <text:p>15482.637695</text:p>
          </table:table-cell>
          <table:table-cell office:value-type="float" office:value="0.498067" calcext:value-type="float">
            <text:p>0.498067</text:p>
          </table:table-cell>
          <table:table-cell office:value-type="float" office:value="-8.27727" calcext:value-type="float">
            <text:p>-8.277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8694" calcext:value-type="float">
            <text:p>15482.638694</text:p>
          </table:table-cell>
          <table:table-cell office:value-type="float" office:value="0.497854" calcext:value-type="float">
            <text:p>0.497854</text:p>
          </table:table-cell>
          <table:table-cell office:value-type="float" office:value="-8.346716" calcext:value-type="float">
            <text:p>-8.3467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39695" calcext:value-type="float">
            <text:p>15482.639695</text:p>
          </table:table-cell>
          <table:table-cell office:value-type="float" office:value="0.497631" calcext:value-type="float">
            <text:p>0.497631</text:p>
          </table:table-cell>
          <table:table-cell office:value-type="float" office:value="-8.417815" calcext:value-type="float">
            <text:p>-8.4178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0695" calcext:value-type="float">
            <text:p>15482.640695</text:p>
          </table:table-cell>
          <table:table-cell office:value-type="float" office:value="0.497396" calcext:value-type="float">
            <text:p>0.497396</text:p>
          </table:table-cell>
          <table:table-cell office:value-type="float" office:value="-8.487261" calcext:value-type="float">
            <text:p>-8.4872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1694" calcext:value-type="float">
            <text:p>15482.641694</text:p>
          </table:table-cell>
          <table:table-cell office:value-type="float" office:value="0.49715" calcext:value-type="float">
            <text:p>0.49715</text:p>
          </table:table-cell>
          <table:table-cell office:value-type="float" office:value="-8.55836" calcext:value-type="float">
            <text:p>-8.558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2694" calcext:value-type="float">
            <text:p>15482.642694</text:p>
          </table:table-cell>
          <table:table-cell office:value-type="float" office:value="0.496894" calcext:value-type="float">
            <text:p>0.496894</text:p>
          </table:table-cell>
          <table:table-cell office:value-type="float" office:value="-8.629459" calcext:value-type="float">
            <text:p>-8.6294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3694" calcext:value-type="float">
            <text:p>15482.643694</text:p>
          </table:table-cell>
          <table:table-cell office:value-type="float" office:value="0.496626" calcext:value-type="float">
            <text:p>0.496626</text:p>
          </table:table-cell>
          <table:table-cell office:value-type="float" office:value="-8.700558" calcext:value-type="float">
            <text:p>-8.7005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4694" calcext:value-type="float">
            <text:p>15482.644694</text:p>
          </table:table-cell>
          <table:table-cell office:value-type="float" office:value="0.496347" calcext:value-type="float">
            <text:p>0.496347</text:p>
          </table:table-cell>
          <table:table-cell office:value-type="float" office:value="-8.771657" calcext:value-type="float">
            <text:p>-8.7716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5694" calcext:value-type="float">
            <text:p>15482.645694</text:p>
          </table:table-cell>
          <table:table-cell office:value-type="float" office:value="0.496057" calcext:value-type="float">
            <text:p>0.496057</text:p>
          </table:table-cell>
          <table:table-cell office:value-type="float" office:value="-8.84441" calcext:value-type="float">
            <text:p>-8.844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6694" calcext:value-type="float">
            <text:p>15482.646694</text:p>
          </table:table-cell>
          <table:table-cell office:value-type="float" office:value="0.495757" calcext:value-type="float">
            <text:p>0.495757</text:p>
          </table:table-cell>
          <table:table-cell office:value-type="float" office:value="-8.917163" calcext:value-type="float">
            <text:p>-8.9171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7694" calcext:value-type="float">
            <text:p>15482.647694</text:p>
          </table:table-cell>
          <table:table-cell office:value-type="float" office:value="0.495445" calcext:value-type="float">
            <text:p>0.495445</text:p>
          </table:table-cell>
          <table:table-cell office:value-type="float" office:value="-8.989915" calcext:value-type="float">
            <text:p>-8.9899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8694" calcext:value-type="float">
            <text:p>15482.648694</text:p>
          </table:table-cell>
          <table:table-cell office:value-type="float" office:value="0.495122" calcext:value-type="float">
            <text:p>0.495122</text:p>
          </table:table-cell>
          <table:table-cell office:value-type="float" office:value="-9.062668" calcext:value-type="float">
            <text:p>-9.0626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49695" calcext:value-type="float">
            <text:p>15482.649695</text:p>
          </table:table-cell>
          <table:table-cell office:value-type="float" office:value="0.494788" calcext:value-type="float">
            <text:p>0.494788</text:p>
          </table:table-cell>
          <table:table-cell office:value-type="float" office:value="-9.135421" calcext:value-type="float">
            <text:p>-9.1354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0695" calcext:value-type="float">
            <text:p>15482.650695</text:p>
          </table:table-cell>
          <table:table-cell office:value-type="float" office:value="0.494443" calcext:value-type="float">
            <text:p>0.494443</text:p>
          </table:table-cell>
          <table:table-cell office:value-type="float" office:value="-9.208173" calcext:value-type="float">
            <text:p>-9.2081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1694" calcext:value-type="float">
            <text:p>15482.651694</text:p>
          </table:table-cell>
          <table:table-cell office:value-type="float" office:value="0.494087" calcext:value-type="float">
            <text:p>0.494087</text:p>
          </table:table-cell>
          <table:table-cell office:value-type="float" office:value="-9.28258" calcext:value-type="float">
            <text:p>-9.282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2694" calcext:value-type="float">
            <text:p>15482.652694</text:p>
          </table:table-cell>
          <table:table-cell office:value-type="float" office:value="0.493721" calcext:value-type="float">
            <text:p>0.493721</text:p>
          </table:table-cell>
          <table:table-cell office:value-type="float" office:value="-9.356986" calcext:value-type="float">
            <text:p>-9.3569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3695" calcext:value-type="float">
            <text:p>15482.653695</text:p>
          </table:table-cell>
          <table:table-cell office:value-type="float" office:value="0.493343" calcext:value-type="float">
            <text:p>0.493343</text:p>
          </table:table-cell>
          <table:table-cell office:value-type="float" office:value="-9.431392" calcext:value-type="float">
            <text:p>-9.4313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4694" calcext:value-type="float">
            <text:p>15482.654694</text:p>
          </table:table-cell>
          <table:table-cell office:value-type="float" office:value="0.492954" calcext:value-type="float">
            <text:p>0.492954</text:p>
          </table:table-cell>
          <table:table-cell office:value-type="float" office:value="-9.505798" calcext:value-type="float">
            <text:p>-9.5057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5695" calcext:value-type="float">
            <text:p>15482.655695</text:p>
          </table:table-cell>
          <table:table-cell office:value-type="float" office:value="0.492555" calcext:value-type="float">
            <text:p>0.492555</text:p>
          </table:table-cell>
          <table:table-cell office:value-type="float" office:value="-9.580204" calcext:value-type="float">
            <text:p>-9.5802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6683" calcext:value-type="float">
            <text:p>15482.656683</text:p>
          </table:table-cell>
          <table:table-cell office:value-type="float" office:value="0.492144" calcext:value-type="float">
            <text:p>0.492144</text:p>
          </table:table-cell>
          <table:table-cell office:value-type="float" office:value="-9.65461" calcext:value-type="float">
            <text:p>-9.654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7695" calcext:value-type="float">
            <text:p>15482.657695</text:p>
          </table:table-cell>
          <table:table-cell office:value-type="float" office:value="0.491723" calcext:value-type="float">
            <text:p>0.491723</text:p>
          </table:table-cell>
          <table:table-cell office:value-type="float" office:value="-9.73067" calcext:value-type="float">
            <text:p>-9.730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8695" calcext:value-type="float">
            <text:p>15482.658695</text:p>
          </table:table-cell>
          <table:table-cell office:value-type="float" office:value="0.49129" calcext:value-type="float">
            <text:p>0.49129</text:p>
          </table:table-cell>
          <table:table-cell office:value-type="float" office:value="-9.806729" calcext:value-type="float">
            <text:p>-9.8067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59695" calcext:value-type="float">
            <text:p>15482.659695</text:p>
          </table:table-cell>
          <table:table-cell office:value-type="float" office:value="0.490847" calcext:value-type="float">
            <text:p>0.490847</text:p>
          </table:table-cell>
          <table:table-cell office:value-type="float" office:value="-9.884443" calcext:value-type="float">
            <text:p>-9.8844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0694" calcext:value-type="float">
            <text:p>15482.660694</text:p>
          </table:table-cell>
          <table:table-cell office:value-type="float" office:value="0.490393" calcext:value-type="float">
            <text:p>0.490393</text:p>
          </table:table-cell>
          <table:table-cell office:value-type="float" office:value="-9.960502" calcext:value-type="float">
            <text:p>-9.9605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1695" calcext:value-type="float">
            <text:p>15482.661695</text:p>
          </table:table-cell>
          <table:table-cell office:value-type="float" office:value="0.489928" calcext:value-type="float">
            <text:p>0.489928</text:p>
          </table:table-cell>
          <table:table-cell office:value-type="float" office:value="-10.038215" calcext:value-type="float">
            <text:p>-10.0382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2695" calcext:value-type="float">
            <text:p>15482.662695</text:p>
          </table:table-cell>
          <table:table-cell office:value-type="float" office:value="0.489452" calcext:value-type="float">
            <text:p>0.489452</text:p>
          </table:table-cell>
          <table:table-cell office:value-type="float" office:value="-10.114275" calcext:value-type="float">
            <text:p>-10.1142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3695" calcext:value-type="float">
            <text:p>15482.663695</text:p>
          </table:table-cell>
          <table:table-cell office:value-type="float" office:value="0.488965" calcext:value-type="float">
            <text:p>0.488965</text:p>
          </table:table-cell>
          <table:table-cell office:value-type="float" office:value="-10.191988" calcext:value-type="float">
            <text:p>-10.1919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4695" calcext:value-type="float">
            <text:p>15482.664695</text:p>
          </table:table-cell>
          <table:table-cell office:value-type="float" office:value="0.488467" calcext:value-type="float">
            <text:p>0.488467</text:p>
          </table:table-cell>
          <table:table-cell office:value-type="float" office:value="-10.269701" calcext:value-type="float">
            <text:p>-10.2697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5695" calcext:value-type="float">
            <text:p>15482.665695</text:p>
          </table:table-cell>
          <table:table-cell office:value-type="float" office:value="0.487958" calcext:value-type="float">
            <text:p>0.487958</text:p>
          </table:table-cell>
          <table:table-cell office:value-type="float" office:value="-10.347414" calcext:value-type="float">
            <text:p>-10.3474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6695" calcext:value-type="float">
            <text:p>15482.666695</text:p>
          </table:table-cell>
          <table:table-cell office:value-type="float" office:value="0.487439" calcext:value-type="float">
            <text:p>0.487439</text:p>
          </table:table-cell>
          <table:table-cell office:value-type="float" office:value="-10.425127" calcext:value-type="float">
            <text:p>-10.4251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7695" calcext:value-type="float">
            <text:p>15482.667695</text:p>
          </table:table-cell>
          <table:table-cell office:value-type="float" office:value="0.486909" calcext:value-type="float">
            <text:p>0.486909</text:p>
          </table:table-cell>
          <table:table-cell office:value-type="float" office:value="-10.504494" calcext:value-type="float">
            <text:p>-10.5044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8694" calcext:value-type="float">
            <text:p>15482.668694</text:p>
          </table:table-cell>
          <table:table-cell office:value-type="float" office:value="0.486368" calcext:value-type="float">
            <text:p>0.486368</text:p>
          </table:table-cell>
          <table:table-cell office:value-type="float" office:value="-10.582207" calcext:value-type="float">
            <text:p>-10.5822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69695" calcext:value-type="float">
            <text:p>15482.669695</text:p>
          </table:table-cell>
          <table:table-cell office:value-type="float" office:value="0.485816" calcext:value-type="float">
            <text:p>0.485816</text:p>
          </table:table-cell>
          <table:table-cell office:value-type="float" office:value="-10.661573" calcext:value-type="float">
            <text:p>-10.6615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0695" calcext:value-type="float">
            <text:p>15482.670695</text:p>
          </table:table-cell>
          <table:table-cell office:value-type="float" office:value="0.485253" calcext:value-type="float">
            <text:p>0.485253</text:p>
          </table:table-cell>
          <table:table-cell office:value-type="float" office:value="-10.74094" calcext:value-type="float">
            <text:p>-10.740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1695" calcext:value-type="float">
            <text:p>15482.671695</text:p>
          </table:table-cell>
          <table:table-cell office:value-type="float" office:value="0.48468" calcext:value-type="float">
            <text:p>0.48468</text:p>
          </table:table-cell>
          <table:table-cell office:value-type="float" office:value="-10.82196" calcext:value-type="float">
            <text:p>-10.821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2683" calcext:value-type="float">
            <text:p>15482.672683</text:p>
          </table:table-cell>
          <table:table-cell office:value-type="float" office:value="0.484096" calcext:value-type="float">
            <text:p>0.484096</text:p>
          </table:table-cell>
          <table:table-cell office:value-type="float" office:value="-10.901327" calcext:value-type="float">
            <text:p>-10.9013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3684" calcext:value-type="float">
            <text:p>15482.673684</text:p>
          </table:table-cell>
          <table:table-cell office:value-type="float" office:value="0.483501" calcext:value-type="float">
            <text:p>0.483501</text:p>
          </table:table-cell>
          <table:table-cell office:value-type="float" office:value="-10.982347" calcext:value-type="float">
            <text:p>-10.9823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4683" calcext:value-type="float">
            <text:p>15482.674683</text:p>
          </table:table-cell>
          <table:table-cell office:value-type="float" office:value="0.482895" calcext:value-type="float">
            <text:p>0.482895</text:p>
          </table:table-cell>
          <table:table-cell office:value-type="float" office:value="-11.061713" calcext:value-type="float">
            <text:p>-11.0617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5695" calcext:value-type="float">
            <text:p>15482.675695</text:p>
          </table:table-cell>
          <table:table-cell office:value-type="float" office:value="0.482279" calcext:value-type="float">
            <text:p>0.482279</text:p>
          </table:table-cell>
          <table:table-cell office:value-type="float" office:value="-11.144387" calcext:value-type="float">
            <text:p>-11.1443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6683" calcext:value-type="float">
            <text:p>15482.676683</text:p>
          </table:table-cell>
          <table:table-cell office:value-type="float" office:value="0.481652" calcext:value-type="float">
            <text:p>0.481652</text:p>
          </table:table-cell>
          <table:table-cell office:value-type="float" office:value="-11.225407" calcext:value-type="float">
            <text:p>-11.225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7695" calcext:value-type="float">
            <text:p>15482.677695</text:p>
          </table:table-cell>
          <table:table-cell office:value-type="float" office:value="0.481014" calcext:value-type="float">
            <text:p>0.481014</text:p>
          </table:table-cell>
          <table:table-cell office:value-type="float" office:value="-11.30808" calcext:value-type="float">
            <text:p>-11.308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8694" calcext:value-type="float">
            <text:p>15482.678694</text:p>
          </table:table-cell>
          <table:table-cell office:value-type="float" office:value="0.480365" calcext:value-type="float">
            <text:p>0.480365</text:p>
          </table:table-cell>
          <table:table-cell office:value-type="float" office:value="-11.3891" calcext:value-type="float">
            <text:p>-11.38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79695" calcext:value-type="float">
            <text:p>15482.679695</text:p>
          </table:table-cell>
          <table:table-cell office:value-type="float" office:value="0.479706" calcext:value-type="float">
            <text:p>0.479706</text:p>
          </table:table-cell>
          <table:table-cell office:value-type="float" office:value="-11.471774" calcext:value-type="float">
            <text:p>-11.4717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0694" calcext:value-type="float">
            <text:p>15482.680694</text:p>
          </table:table-cell>
          <table:table-cell office:value-type="float" office:value="0.479036" calcext:value-type="float">
            <text:p>0.479036</text:p>
          </table:table-cell>
          <table:table-cell office:value-type="float" office:value="-11.554447" calcext:value-type="float">
            <text:p>-11.5544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1694" calcext:value-type="float">
            <text:p>15482.681694</text:p>
          </table:table-cell>
          <table:table-cell office:value-type="float" office:value="0.478356" calcext:value-type="float">
            <text:p>0.478356</text:p>
          </table:table-cell>
          <table:table-cell office:value-type="float" office:value="-11.637121" calcext:value-type="float">
            <text:p>-11.637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2695" calcext:value-type="float">
            <text:p>15482.682695</text:p>
          </table:table-cell>
          <table:table-cell office:value-type="float" office:value="0.477665" calcext:value-type="float">
            <text:p>0.477665</text:p>
          </table:table-cell>
          <table:table-cell office:value-type="float" office:value="-11.719794" calcext:value-type="float">
            <text:p>-11.7197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3695" calcext:value-type="float">
            <text:p>15482.683695</text:p>
          </table:table-cell>
          <table:table-cell office:value-type="float" office:value="0.476963" calcext:value-type="float">
            <text:p>0.476963</text:p>
          </table:table-cell>
          <table:table-cell office:value-type="float" office:value="-11.804121" calcext:value-type="float">
            <text:p>-11.804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4695" calcext:value-type="float">
            <text:p>15482.684695</text:p>
          </table:table-cell>
          <table:table-cell office:value-type="float" office:value="0.476251" calcext:value-type="float">
            <text:p>0.476251</text:p>
          </table:table-cell>
          <table:table-cell office:value-type="float" office:value="-11.886795" calcext:value-type="float">
            <text:p>-11.8867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5695" calcext:value-type="float">
            <text:p>15482.685695</text:p>
          </table:table-cell>
          <table:table-cell office:value-type="float" office:value="0.475528" calcext:value-type="float">
            <text:p>0.475528</text:p>
          </table:table-cell>
          <table:table-cell office:value-type="float" office:value="-11.971121" calcext:value-type="float">
            <text:p>-11.971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6695" calcext:value-type="float">
            <text:p>15482.686695</text:p>
          </table:table-cell>
          <table:table-cell office:value-type="float" office:value="0.474795" calcext:value-type="float">
            <text:p>0.474795</text:p>
          </table:table-cell>
          <table:table-cell office:value-type="float" office:value="-12.055448" calcext:value-type="float">
            <text:p>-12.0554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7695" calcext:value-type="float">
            <text:p>15482.687695</text:p>
          </table:table-cell>
          <table:table-cell office:value-type="float" office:value="0.474051" calcext:value-type="float">
            <text:p>0.474051</text:p>
          </table:table-cell>
          <table:table-cell office:value-type="float" office:value="-12.138122" calcext:value-type="float">
            <text:p>-12.1381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8683" calcext:value-type="float">
            <text:p>15482.688683</text:p>
          </table:table-cell>
          <table:table-cell office:value-type="float" office:value="0.473296" calcext:value-type="float">
            <text:p>0.473296</text:p>
          </table:table-cell>
          <table:table-cell office:value-type="float" office:value="-12.222449" calcext:value-type="float">
            <text:p>-12.2224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89695" calcext:value-type="float">
            <text:p>15482.689695</text:p>
          </table:table-cell>
          <table:table-cell office:value-type="float" office:value="0.472532" calcext:value-type="float">
            <text:p>0.472532</text:p>
          </table:table-cell>
          <table:table-cell office:value-type="float" office:value="-12.308429" calcext:value-type="float">
            <text:p>-12.3084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0695" calcext:value-type="float">
            <text:p>15482.690695</text:p>
          </table:table-cell>
          <table:table-cell office:value-type="float" office:value="0.471756" calcext:value-type="float">
            <text:p>0.471756</text:p>
          </table:table-cell>
          <table:table-cell office:value-type="float" office:value="-12.392756" calcext:value-type="float">
            <text:p>-12.3927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1695" calcext:value-type="float">
            <text:p>15482.691695</text:p>
          </table:table-cell>
          <table:table-cell office:value-type="float" office:value="0.47097" calcext:value-type="float">
            <text:p>0.47097</text:p>
          </table:table-cell>
          <table:table-cell office:value-type="float" office:value="-12.478737" calcext:value-type="float">
            <text:p>-12.4787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2694" calcext:value-type="float">
            <text:p>15482.692694</text:p>
          </table:table-cell>
          <table:table-cell office:value-type="float" office:value="0.470174" calcext:value-type="float">
            <text:p>0.470174</text:p>
          </table:table-cell>
          <table:table-cell office:value-type="float" office:value="-12.563064" calcext:value-type="float">
            <text:p>-12.5630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3695" calcext:value-type="float">
            <text:p>15482.693695</text:p>
          </table:table-cell>
          <table:table-cell office:value-type="float" office:value="0.469367" calcext:value-type="float">
            <text:p>0.469367</text:p>
          </table:table-cell>
          <table:table-cell office:value-type="float" office:value="-12.649044" calcext:value-type="float">
            <text:p>-12.6490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4694" calcext:value-type="float">
            <text:p>15482.694694</text:p>
          </table:table-cell>
          <table:table-cell office:value-type="float" office:value="0.46855" calcext:value-type="float">
            <text:p>0.46855</text:p>
          </table:table-cell>
          <table:table-cell office:value-type="float" office:value="-12.735025" calcext:value-type="float">
            <text:p>-12.7350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5695" calcext:value-type="float">
            <text:p>15482.695695</text:p>
          </table:table-cell>
          <table:table-cell office:value-type="float" office:value="0.467722" calcext:value-type="float">
            <text:p>0.467722</text:p>
          </table:table-cell>
          <table:table-cell office:value-type="float" office:value="-12.821005" calcext:value-type="float">
            <text:p>-12.8210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6695" calcext:value-type="float">
            <text:p>15482.696695</text:p>
          </table:table-cell>
          <table:table-cell office:value-type="float" office:value="0.466884" calcext:value-type="float">
            <text:p>0.466884</text:p>
          </table:table-cell>
          <table:table-cell office:value-type="float" office:value="-12.906985" calcext:value-type="float">
            <text:p>-12.9069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7695" calcext:value-type="float">
            <text:p>15482.697695</text:p>
          </table:table-cell>
          <table:table-cell office:value-type="float" office:value="0.466036" calcext:value-type="float">
            <text:p>0.466036</text:p>
          </table:table-cell>
          <table:table-cell office:value-type="float" office:value="-12.992966" calcext:value-type="float">
            <text:p>-12.9929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8695" calcext:value-type="float">
            <text:p>15482.698695</text:p>
          </table:table-cell>
          <table:table-cell office:value-type="float" office:value="0.465177" calcext:value-type="float">
            <text:p>0.465177</text:p>
          </table:table-cell>
          <table:table-cell office:value-type="float" office:value="-13.0806" calcext:value-type="float">
            <text:p>-13.08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699698" calcext:value-type="float">
            <text:p>15482.699698</text:p>
          </table:table-cell>
          <table:table-cell office:value-type="float" office:value="0.464308" calcext:value-type="float">
            <text:p>0.464308</text:p>
          </table:table-cell>
          <table:table-cell office:value-type="float" office:value="-13.168234" calcext:value-type="float">
            <text:p>-13.1682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0695" calcext:value-type="float">
            <text:p>15482.700695</text:p>
          </table:table-cell>
          <table:table-cell office:value-type="float" office:value="0.463428" calcext:value-type="float">
            <text:p>0.463428</text:p>
          </table:table-cell>
          <table:table-cell office:value-type="float" office:value="-13.254214" calcext:value-type="float">
            <text:p>-13.2542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1695" calcext:value-type="float">
            <text:p>15482.701695</text:p>
          </table:table-cell>
          <table:table-cell office:value-type="float" office:value="0.462539" calcext:value-type="float">
            <text:p>0.462539</text:p>
          </table:table-cell>
          <table:table-cell office:value-type="float" office:value="-13.341848" calcext:value-type="float">
            <text:p>-13.3418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2695" calcext:value-type="float">
            <text:p>15482.702695</text:p>
          </table:table-cell>
          <table:table-cell office:value-type="float" office:value="0.461639" calcext:value-type="float">
            <text:p>0.461639</text:p>
          </table:table-cell>
          <table:table-cell office:value-type="float" office:value="-13.431135" calcext:value-type="float">
            <text:p>-13.4311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3695" calcext:value-type="float">
            <text:p>15482.703695</text:p>
          </table:table-cell>
          <table:table-cell office:value-type="float" office:value="0.460728" calcext:value-type="float">
            <text:p>0.460728</text:p>
          </table:table-cell>
          <table:table-cell office:value-type="float" office:value="-13.518769" calcext:value-type="float">
            <text:p>-13.5187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4695" calcext:value-type="float">
            <text:p>15482.704695</text:p>
          </table:table-cell>
          <table:table-cell office:value-type="float" office:value="0.459808" calcext:value-type="float">
            <text:p>0.459808</text:p>
          </table:table-cell>
          <table:table-cell office:value-type="float" office:value="-13.606403" calcext:value-type="float">
            <text:p>-13.6064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5695" calcext:value-type="float">
            <text:p>15482.705695</text:p>
          </table:table-cell>
          <table:table-cell office:value-type="float" office:value="0.458877" calcext:value-type="float">
            <text:p>0.458877</text:p>
          </table:table-cell>
          <table:table-cell office:value-type="float" office:value="-13.69569" calcext:value-type="float">
            <text:p>-13.695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6695" calcext:value-type="float">
            <text:p>15482.706695</text:p>
          </table:table-cell>
          <table:table-cell office:value-type="float" office:value="0.457936" calcext:value-type="float">
            <text:p>0.457936</text:p>
          </table:table-cell>
          <table:table-cell office:value-type="float" office:value="-13.784978" calcext:value-type="float">
            <text:p>-13.7849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7696" calcext:value-type="float">
            <text:p>15482.707696</text:p>
          </table:table-cell>
          <table:table-cell office:value-type="float" office:value="0.456985" calcext:value-type="float">
            <text:p>0.456985</text:p>
          </table:table-cell>
          <table:table-cell office:value-type="float" office:value="-13.874265" calcext:value-type="float">
            <text:p>-13.8742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8696" calcext:value-type="float">
            <text:p>15482.708696</text:p>
          </table:table-cell>
          <table:table-cell office:value-type="float" office:value="0.456024" calcext:value-type="float">
            <text:p>0.456024</text:p>
          </table:table-cell>
          <table:table-cell office:value-type="float" office:value="-13.963553" calcext:value-type="float">
            <text:p>-13.9635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09695" calcext:value-type="float">
            <text:p>15482.709695</text:p>
          </table:table-cell>
          <table:table-cell office:value-type="float" office:value="0.455053" calcext:value-type="float">
            <text:p>0.455053</text:p>
          </table:table-cell>
          <table:table-cell office:value-type="float" office:value="-14.054493" calcext:value-type="float">
            <text:p>-14.0544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0695" calcext:value-type="float">
            <text:p>15482.710695</text:p>
          </table:table-cell>
          <table:table-cell office:value-type="float" office:value="0.454072" calcext:value-type="float">
            <text:p>0.454072</text:p>
          </table:table-cell>
          <table:table-cell office:value-type="float" office:value="-14.143781" calcext:value-type="float">
            <text:p>-14.1437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1695" calcext:value-type="float">
            <text:p>15482.711695</text:p>
          </table:table-cell>
          <table:table-cell office:value-type="float" office:value="0.45308" calcext:value-type="float">
            <text:p>0.45308</text:p>
          </table:table-cell>
          <table:table-cell office:value-type="float" office:value="-14.234722" calcext:value-type="float">
            <text:p>-14.2347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2695" calcext:value-type="float">
            <text:p>15482.712695</text:p>
          </table:table-cell>
          <table:table-cell office:value-type="float" office:value="0.452079" calcext:value-type="float">
            <text:p>0.452079</text:p>
          </table:table-cell>
          <table:table-cell office:value-type="float" office:value="-14.325663" calcext:value-type="float">
            <text:p>-14.3256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3695" calcext:value-type="float">
            <text:p>15482.713695</text:p>
          </table:table-cell>
          <table:table-cell office:value-type="float" office:value="0.451067" calcext:value-type="float">
            <text:p>0.451067</text:p>
          </table:table-cell>
          <table:table-cell office:value-type="float" office:value="-14.416603" calcext:value-type="float">
            <text:p>-14.4166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4696" calcext:value-type="float">
            <text:p>15482.714696</text:p>
          </table:table-cell>
          <table:table-cell office:value-type="float" office:value="0.450045" calcext:value-type="float">
            <text:p>0.450045</text:p>
          </table:table-cell>
          <table:table-cell office:value-type="float" office:value="-14.507544" calcext:value-type="float">
            <text:p>-14.5075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5695" calcext:value-type="float">
            <text:p>15482.715695</text:p>
          </table:table-cell>
          <table:table-cell office:value-type="float" office:value="0.449014" calcext:value-type="float">
            <text:p>0.449014</text:p>
          </table:table-cell>
          <table:table-cell office:value-type="float" office:value="-14.600138" calcext:value-type="float">
            <text:p>-14.6001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6695" calcext:value-type="float">
            <text:p>15482.716695</text:p>
          </table:table-cell>
          <table:table-cell office:value-type="float" office:value="0.447972" calcext:value-type="float">
            <text:p>0.447972</text:p>
          </table:table-cell>
          <table:table-cell office:value-type="float" office:value="-14.691079" calcext:value-type="float">
            <text:p>-14.6910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7695" calcext:value-type="float">
            <text:p>15482.717695</text:p>
          </table:table-cell>
          <table:table-cell office:value-type="float" office:value="0.446921" calcext:value-type="float">
            <text:p>0.446921</text:p>
          </table:table-cell>
          <table:table-cell office:value-type="float" office:value="-14.783674" calcext:value-type="float">
            <text:p>-14.7836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8694" calcext:value-type="float">
            <text:p>15482.718694</text:p>
          </table:table-cell>
          <table:table-cell office:value-type="float" office:value="0.445859" calcext:value-type="float">
            <text:p>0.445859</text:p>
          </table:table-cell>
          <table:table-cell office:value-type="float" office:value="-14.876268" calcext:value-type="float">
            <text:p>-14.8762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19695" calcext:value-type="float">
            <text:p>15482.719695</text:p>
          </table:table-cell>
          <table:table-cell office:value-type="float" office:value="0.444788" calcext:value-type="float">
            <text:p>0.444788</text:p>
          </table:table-cell>
          <table:table-cell office:value-type="float" office:value="-14.968862" calcext:value-type="float">
            <text:p>-14.9688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0695" calcext:value-type="float">
            <text:p>15482.720695</text:p>
          </table:table-cell>
          <table:table-cell office:value-type="float" office:value="0.443707" calcext:value-type="float">
            <text:p>0.443707</text:p>
          </table:table-cell>
          <table:table-cell office:value-type="float" office:value="-15.061457" calcext:value-type="float">
            <text:p>-15.0614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1694" calcext:value-type="float">
            <text:p>15482.721694</text:p>
          </table:table-cell>
          <table:table-cell office:value-type="float" office:value="0.442616" calcext:value-type="float">
            <text:p>0.442616</text:p>
          </table:table-cell>
          <table:table-cell office:value-type="float" office:value="-15.154051" calcext:value-type="float">
            <text:p>-15.1540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2695" calcext:value-type="float">
            <text:p>15482.722695</text:p>
          </table:table-cell>
          <table:table-cell office:value-type="float" office:value="0.441515" calcext:value-type="float">
            <text:p>0.441515</text:p>
          </table:table-cell>
          <table:table-cell office:value-type="float" office:value="-15.246645" calcext:value-type="float">
            <text:p>-15.2466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3695" calcext:value-type="float">
            <text:p>15482.723695</text:p>
          </table:table-cell>
          <table:table-cell office:value-type="float" office:value="0.440404" calcext:value-type="float">
            <text:p>0.440404</text:p>
          </table:table-cell>
          <table:table-cell office:value-type="float" office:value="-15.339239" calcext:value-type="float">
            <text:p>-15.3392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4696" calcext:value-type="float">
            <text:p>15482.724696</text:p>
          </table:table-cell>
          <table:table-cell office:value-type="float" office:value="0.439284" calcext:value-type="float">
            <text:p>0.439284</text:p>
          </table:table-cell>
          <table:table-cell office:value-type="float" office:value="-15.433487" calcext:value-type="float">
            <text:p>-15.4334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5695" calcext:value-type="float">
            <text:p>15482.725695</text:p>
          </table:table-cell>
          <table:table-cell office:value-type="float" office:value="0.438153" calcext:value-type="float">
            <text:p>0.438153</text:p>
          </table:table-cell>
          <table:table-cell office:value-type="float" office:value="-15.526082" calcext:value-type="float">
            <text:p>-15.5260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6694" calcext:value-type="float">
            <text:p>15482.726694</text:p>
          </table:table-cell>
          <table:table-cell office:value-type="float" office:value="0.437013" calcext:value-type="float">
            <text:p>0.437013</text:p>
          </table:table-cell>
          <table:table-cell office:value-type="float" office:value="-15.620329" calcext:value-type="float">
            <text:p>-15.6203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7695" calcext:value-type="float">
            <text:p>15482.727695</text:p>
          </table:table-cell>
          <table:table-cell office:value-type="float" office:value="0.435864" calcext:value-type="float">
            <text:p>0.435864</text:p>
          </table:table-cell>
          <table:table-cell office:value-type="float" office:value="-15.714577" calcext:value-type="float">
            <text:p>-15.7145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8695" calcext:value-type="float">
            <text:p>15482.728695</text:p>
          </table:table-cell>
          <table:table-cell office:value-type="float" office:value="0.434704" calcext:value-type="float">
            <text:p>0.434704</text:p>
          </table:table-cell>
          <table:table-cell office:value-type="float" office:value="-15.808825" calcext:value-type="float">
            <text:p>-15.8088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29695" calcext:value-type="float">
            <text:p>15482.729695</text:p>
          </table:table-cell>
          <table:table-cell office:value-type="float" office:value="0.433535" calcext:value-type="float">
            <text:p>0.433535</text:p>
          </table:table-cell>
          <table:table-cell office:value-type="float" office:value="-15.903073" calcext:value-type="float">
            <text:p>-15.9030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0695" calcext:value-type="float">
            <text:p>15482.730695</text:p>
          </table:table-cell>
          <table:table-cell office:value-type="float" office:value="0.432357" calcext:value-type="float">
            <text:p>0.432357</text:p>
          </table:table-cell>
          <table:table-cell office:value-type="float" office:value="-15.99732" calcext:value-type="float">
            <text:p>-15.997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1695" calcext:value-type="float">
            <text:p>15482.731695</text:p>
          </table:table-cell>
          <table:table-cell office:value-type="float" office:value="0.431168" calcext:value-type="float">
            <text:p>0.431168</text:p>
          </table:table-cell>
          <table:table-cell office:value-type="float" office:value="-16.093222" calcext:value-type="float">
            <text:p>-16.0932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2694" calcext:value-type="float">
            <text:p>15482.732694</text:p>
          </table:table-cell>
          <table:table-cell office:value-type="float" office:value="0.429971" calcext:value-type="float">
            <text:p>0.429971</text:p>
          </table:table-cell>
          <table:table-cell office:value-type="float" office:value="-16.18747" calcext:value-type="float">
            <text:p>-16.187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3694" calcext:value-type="float">
            <text:p>15482.733694</text:p>
          </table:table-cell>
          <table:table-cell office:value-type="float" office:value="0.428763" calcext:value-type="float">
            <text:p>0.428763</text:p>
          </table:table-cell>
          <table:table-cell office:value-type="float" office:value="-16.283371" calcext:value-type="float">
            <text:p>-16.2833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4695" calcext:value-type="float">
            <text:p>15482.734695</text:p>
          </table:table-cell>
          <table:table-cell office:value-type="float" office:value="0.427546" calcext:value-type="float">
            <text:p>0.427546</text:p>
          </table:table-cell>
          <table:table-cell office:value-type="float" office:value="-16.379272" calcext:value-type="float">
            <text:p>-16.3792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5696" calcext:value-type="float">
            <text:p>15482.735696</text:p>
          </table:table-cell>
          <table:table-cell office:value-type="float" office:value="0.42632" calcext:value-type="float">
            <text:p>0.42632</text:p>
          </table:table-cell>
          <table:table-cell office:value-type="float" office:value="-16.475173" calcext:value-type="float">
            <text:p>-16.4751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6697" calcext:value-type="float">
            <text:p>15482.736697</text:p>
          </table:table-cell>
          <table:table-cell office:value-type="float" office:value="0.425084" calcext:value-type="float">
            <text:p>0.425084</text:p>
          </table:table-cell>
          <table:table-cell office:value-type="float" office:value="-16.571075" calcext:value-type="float">
            <text:p>-16.5710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7695" calcext:value-type="float">
            <text:p>15482.737695</text:p>
          </table:table-cell>
          <table:table-cell office:value-type="float" office:value="0.423839" calcext:value-type="float">
            <text:p>0.423839</text:p>
          </table:table-cell>
          <table:table-cell office:value-type="float" office:value="-16.666976" calcext:value-type="float">
            <text:p>-16.6669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8695" calcext:value-type="float">
            <text:p>15482.738695</text:p>
          </table:table-cell>
          <table:table-cell office:value-type="float" office:value="0.422584" calcext:value-type="float">
            <text:p>0.422584</text:p>
          </table:table-cell>
          <table:table-cell office:value-type="float" office:value="-16.762877" calcext:value-type="float">
            <text:p>-16.7628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39683" calcext:value-type="float">
            <text:p>15482.739683</text:p>
          </table:table-cell>
          <table:table-cell office:value-type="float" office:value="0.42132" calcext:value-type="float">
            <text:p>0.42132</text:p>
          </table:table-cell>
          <table:table-cell office:value-type="float" office:value="-16.858778" calcext:value-type="float">
            <text:p>-16.8587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0683" calcext:value-type="float">
            <text:p>15482.740683</text:p>
          </table:table-cell>
          <table:table-cell office:value-type="float" office:value="0.420047" calcext:value-type="float">
            <text:p>0.420047</text:p>
          </table:table-cell>
          <table:table-cell office:value-type="float" office:value="-16.956333" calcext:value-type="float">
            <text:p>-16.9563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1683" calcext:value-type="float">
            <text:p>15482.741683</text:p>
          </table:table-cell>
          <table:table-cell office:value-type="float" office:value="0.418764" calcext:value-type="float">
            <text:p>0.418764</text:p>
          </table:table-cell>
          <table:table-cell office:value-type="float" office:value="-17.052234" calcext:value-type="float">
            <text:p>-17.0522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2686" calcext:value-type="float">
            <text:p>15482.742686</text:p>
          </table:table-cell>
          <table:table-cell office:value-type="float" office:value="0.417472" calcext:value-type="float">
            <text:p>0.417472</text:p>
          </table:table-cell>
          <table:table-cell office:value-type="float" office:value="-17.149789" calcext:value-type="float">
            <text:p>-17.1497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3687" calcext:value-type="float">
            <text:p>15482.743687</text:p>
          </table:table-cell>
          <table:table-cell office:value-type="float" office:value="0.416171" calcext:value-type="float">
            <text:p>0.416171</text:p>
          </table:table-cell>
          <table:table-cell office:value-type="float" office:value="-17.247344" calcext:value-type="float">
            <text:p>-17.2473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4684" calcext:value-type="float">
            <text:p>15482.744684</text:p>
          </table:table-cell>
          <table:table-cell office:value-type="float" office:value="0.41486" calcext:value-type="float">
            <text:p>0.41486</text:p>
          </table:table-cell>
          <table:table-cell office:value-type="float" office:value="-17.344898" calcext:value-type="float">
            <text:p>-17.3448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5696" calcext:value-type="float">
            <text:p>15482.745696</text:p>
          </table:table-cell>
          <table:table-cell office:value-type="float" office:value="0.41354" calcext:value-type="float">
            <text:p>0.41354</text:p>
          </table:table-cell>
          <table:table-cell office:value-type="float" office:value="-17.444107" calcext:value-type="float">
            <text:p>-17.4441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6695" calcext:value-type="float">
            <text:p>15482.746695</text:p>
          </table:table-cell>
          <table:table-cell office:value-type="float" office:value="0.412211" calcext:value-type="float">
            <text:p>0.412211</text:p>
          </table:table-cell>
          <table:table-cell office:value-type="float" office:value="-17.543315" calcext:value-type="float">
            <text:p>-17.5433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7695" calcext:value-type="float">
            <text:p>15482.747695</text:p>
          </table:table-cell>
          <table:table-cell office:value-type="float" office:value="0.410873" calcext:value-type="float">
            <text:p>0.410873</text:p>
          </table:table-cell>
          <table:table-cell office:value-type="float" office:value="-17.640869" calcext:value-type="float">
            <text:p>-17.6408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8695" calcext:value-type="float">
            <text:p>15482.748695</text:p>
          </table:table-cell>
          <table:table-cell office:value-type="float" office:value="0.409526" calcext:value-type="float">
            <text:p>0.409526</text:p>
          </table:table-cell>
          <table:table-cell office:value-type="float" office:value="-17.740078" calcext:value-type="float">
            <text:p>-17.7400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49695" calcext:value-type="float">
            <text:p>15482.749695</text:p>
          </table:table-cell>
          <table:table-cell office:value-type="float" office:value="0.40817" calcext:value-type="float">
            <text:p>0.40817</text:p>
          </table:table-cell>
          <table:table-cell office:value-type="float" office:value="-17.839286" calcext:value-type="float">
            <text:p>-17.8392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0695" calcext:value-type="float">
            <text:p>15482.750695</text:p>
          </table:table-cell>
          <table:table-cell office:value-type="float" office:value="0.406804" calcext:value-type="float">
            <text:p>0.406804</text:p>
          </table:table-cell>
          <table:table-cell office:value-type="float" office:value="-17.938494" calcext:value-type="float">
            <text:p>-17.9384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1695" calcext:value-type="float">
            <text:p>15482.751695</text:p>
          </table:table-cell>
          <table:table-cell office:value-type="float" office:value="0.40543" calcext:value-type="float">
            <text:p>0.40543</text:p>
          </table:table-cell>
          <table:table-cell office:value-type="float" office:value="-18.037702" calcext:value-type="float">
            <text:p>-18.0377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2694" calcext:value-type="float">
            <text:p>15482.752694</text:p>
          </table:table-cell>
          <table:table-cell office:value-type="float" office:value="0.404046" calcext:value-type="float">
            <text:p>0.404046</text:p>
          </table:table-cell>
          <table:table-cell office:value-type="float" office:value="-18.13691" calcext:value-type="float">
            <text:p>-18.136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3694" calcext:value-type="float">
            <text:p>15482.753694</text:p>
          </table:table-cell>
          <table:table-cell office:value-type="float" office:value="0.402654" calcext:value-type="float">
            <text:p>0.402654</text:p>
          </table:table-cell>
          <table:table-cell office:value-type="float" office:value="-18.237772" calcext:value-type="float">
            <text:p>-18.2377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4695" calcext:value-type="float">
            <text:p>15482.754695</text:p>
          </table:table-cell>
          <table:table-cell office:value-type="float" office:value="0.401253" calcext:value-type="float">
            <text:p>0.401253</text:p>
          </table:table-cell>
          <table:table-cell office:value-type="float" office:value="-18.33698" calcext:value-type="float">
            <text:p>-18.336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5695" calcext:value-type="float">
            <text:p>15482.755695</text:p>
          </table:table-cell>
          <table:table-cell office:value-type="float" office:value="0.399842" calcext:value-type="float">
            <text:p>0.399842</text:p>
          </table:table-cell>
          <table:table-cell office:value-type="float" office:value="-18.437842" calcext:value-type="float">
            <text:p>-18.4378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6695" calcext:value-type="float">
            <text:p>15482.756695</text:p>
          </table:table-cell>
          <table:table-cell office:value-type="float" office:value="0.398423" calcext:value-type="float">
            <text:p>0.398423</text:p>
          </table:table-cell>
          <table:table-cell office:value-type="float" office:value="-18.53705" calcext:value-type="float">
            <text:p>-18.537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7695" calcext:value-type="float">
            <text:p>15482.757695</text:p>
          </table:table-cell>
          <table:table-cell office:value-type="float" office:value="0.396995" calcext:value-type="float">
            <text:p>0.396995</text:p>
          </table:table-cell>
          <table:table-cell office:value-type="float" office:value="-18.636258" calcext:value-type="float">
            <text:p>-18.6362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8695" calcext:value-type="float">
            <text:p>15482.758695</text:p>
          </table:table-cell>
          <table:table-cell office:value-type="float" office:value="0.395558" calcext:value-type="float">
            <text:p>0.395558</text:p>
          </table:table-cell>
          <table:table-cell office:value-type="float" office:value="-18.73712" calcext:value-type="float">
            <text:p>-18.737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59695" calcext:value-type="float">
            <text:p>15482.759695</text:p>
          </table:table-cell>
          <table:table-cell office:value-type="float" office:value="0.394113" calcext:value-type="float">
            <text:p>0.394113</text:p>
          </table:table-cell>
          <table:table-cell office:value-type="float" office:value="-18.836328" calcext:value-type="float">
            <text:p>-18.8363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0694" calcext:value-type="float">
            <text:p>15482.760694</text:p>
          </table:table-cell>
          <table:table-cell office:value-type="float" office:value="0.392658" calcext:value-type="float">
            <text:p>0.392658</text:p>
          </table:table-cell>
          <table:table-cell office:value-type="float" office:value="-18.93719" calcext:value-type="float">
            <text:p>-18.937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1695" calcext:value-type="float">
            <text:p>15482.761695</text:p>
          </table:table-cell>
          <table:table-cell office:value-type="float" office:value="0.391195" calcext:value-type="float">
            <text:p>0.391195</text:p>
          </table:table-cell>
          <table:table-cell office:value-type="float" office:value="-19.038051" calcext:value-type="float">
            <text:p>-19.0380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2695" calcext:value-type="float">
            <text:p>15482.762695</text:p>
          </table:table-cell>
          <table:table-cell office:value-type="float" office:value="0.389724" calcext:value-type="float">
            <text:p>0.389724</text:p>
          </table:table-cell>
          <table:table-cell office:value-type="float" office:value="-19.13726" calcext:value-type="float">
            <text:p>-19.137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3694" calcext:value-type="float">
            <text:p>15482.763694</text:p>
          </table:table-cell>
          <table:table-cell office:value-type="float" office:value="0.388243" calcext:value-type="float">
            <text:p>0.388243</text:p>
          </table:table-cell>
          <table:table-cell office:value-type="float" office:value="-19.238121" calcext:value-type="float">
            <text:p>-19.238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4694" calcext:value-type="float">
            <text:p>15482.764694</text:p>
          </table:table-cell>
          <table:table-cell office:value-type="float" office:value="0.386754" calcext:value-type="float">
            <text:p>0.386754</text:p>
          </table:table-cell>
          <table:table-cell office:value-type="float" office:value="-19.338983" calcext:value-type="float">
            <text:p>-19.3389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5695" calcext:value-type="float">
            <text:p>15482.765695</text:p>
          </table:table-cell>
          <table:table-cell office:value-type="float" office:value="0.385257" calcext:value-type="float">
            <text:p>0.385257</text:p>
          </table:table-cell>
          <table:table-cell office:value-type="float" office:value="-19.439845" calcext:value-type="float">
            <text:p>-19.4398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6695" calcext:value-type="float">
            <text:p>15482.766695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-19.540706" calcext:value-type="float">
            <text:p>-19.540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7682" calcext:value-type="float">
            <text:p>15482.767682</text:p>
          </table:table-cell>
          <table:table-cell office:value-type="float" office:value="0.382236" calcext:value-type="float">
            <text:p>0.382236</text:p>
          </table:table-cell>
          <table:table-cell office:value-type="float" office:value="-19.641568" calcext:value-type="float">
            <text:p>-19.6415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8694" calcext:value-type="float">
            <text:p>15482.768694</text:p>
          </table:table-cell>
          <table:table-cell office:value-type="float" office:value="0.380713" calcext:value-type="float">
            <text:p>0.380713</text:p>
          </table:table-cell>
          <table:table-cell office:value-type="float" office:value="-19.744083" calcext:value-type="float">
            <text:p>-19.7440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69694" calcext:value-type="float">
            <text:p>15482.769694</text:p>
          </table:table-cell>
          <table:table-cell office:value-type="float" office:value="0.379181" calcext:value-type="float">
            <text:p>0.379181</text:p>
          </table:table-cell>
          <table:table-cell office:value-type="float" office:value="-19.844945" calcext:value-type="float">
            <text:p>-19.8449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0694" calcext:value-type="float">
            <text:p>15482.770694</text:p>
          </table:table-cell>
          <table:table-cell office:value-type="float" office:value="0.377641" calcext:value-type="float">
            <text:p>0.377641</text:p>
          </table:table-cell>
          <table:table-cell office:value-type="float" office:value="-19.94746" calcext:value-type="float">
            <text:p>-19.947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1695" calcext:value-type="float">
            <text:p>15482.771695</text:p>
          </table:table-cell>
          <table:table-cell office:value-type="float" office:value="0.376092" calcext:value-type="float">
            <text:p>0.376092</text:p>
          </table:table-cell>
          <table:table-cell office:value-type="float" office:value="-20.049975" calcext:value-type="float">
            <text:p>-20.0499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2696" calcext:value-type="float">
            <text:p>15482.772696</text:p>
          </table:table-cell>
          <table:table-cell office:value-type="float" office:value="0.374536" calcext:value-type="float">
            <text:p>0.374536</text:p>
          </table:table-cell>
          <table:table-cell office:value-type="float" office:value="-20.150837" calcext:value-type="float">
            <text:p>-20.1508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3695" calcext:value-type="float">
            <text:p>15482.773695</text:p>
          </table:table-cell>
          <table:table-cell office:value-type="float" office:value="0.372971" calcext:value-type="float">
            <text:p>0.372971</text:p>
          </table:table-cell>
          <table:table-cell office:value-type="float" office:value="-20.253352" calcext:value-type="float">
            <text:p>-20.2533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4695" calcext:value-type="float">
            <text:p>15482.774695</text:p>
          </table:table-cell>
          <table:table-cell office:value-type="float" office:value="0.371397" calcext:value-type="float">
            <text:p>0.371397</text:p>
          </table:table-cell>
          <table:table-cell office:value-type="float" office:value="-20.355867" calcext:value-type="float">
            <text:p>-20.3558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5695" calcext:value-type="float">
            <text:p>15482.775695</text:p>
          </table:table-cell>
          <table:table-cell office:value-type="float" office:value="0.369816" calcext:value-type="float">
            <text:p>0.369816</text:p>
          </table:table-cell>
          <table:table-cell office:value-type="float" office:value="-20.458382" calcext:value-type="float">
            <text:p>-20.4583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6683" calcext:value-type="float">
            <text:p>15482.776683</text:p>
          </table:table-cell>
          <table:table-cell office:value-type="float" office:value="0.368226" calcext:value-type="float">
            <text:p>0.368226</text:p>
          </table:table-cell>
          <table:table-cell office:value-type="float" office:value="-20.560897" calcext:value-type="float">
            <text:p>-20.5608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7683" calcext:value-type="float">
            <text:p>15482.777683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-20.663412" calcext:value-type="float">
            <text:p>-20.6634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8695" calcext:value-type="float">
            <text:p>15482.778695</text:p>
          </table:table-cell>
          <table:table-cell office:value-type="float" office:value="0.365022" calcext:value-type="float">
            <text:p>0.365022</text:p>
          </table:table-cell>
          <table:table-cell office:value-type="float" office:value="-20.767581" calcext:value-type="float">
            <text:p>-20.7675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79695" calcext:value-type="float">
            <text:p>15482.779695</text:p>
          </table:table-cell>
          <table:table-cell office:value-type="float" office:value="0.363407" calcext:value-type="float">
            <text:p>0.363407</text:p>
          </table:table-cell>
          <table:table-cell office:value-type="float" office:value="-20.87175" calcext:value-type="float">
            <text:p>-20.871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0683" calcext:value-type="float">
            <text:p>15482.780683</text:p>
          </table:table-cell>
          <table:table-cell office:value-type="float" office:value="0.361785" calcext:value-type="float">
            <text:p>0.361785</text:p>
          </table:table-cell>
          <table:table-cell office:value-type="float" office:value="-20.972611" calcext:value-type="float">
            <text:p>-20.9726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1686" calcext:value-type="float">
            <text:p>15482.781686</text:p>
          </table:table-cell>
          <table:table-cell office:value-type="float" office:value="0.360155" calcext:value-type="float">
            <text:p>0.360155</text:p>
          </table:table-cell>
          <table:table-cell office:value-type="float" office:value="-21.07678" calcext:value-type="float">
            <text:p>-21.076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2696" calcext:value-type="float">
            <text:p>15482.782696</text:p>
          </table:table-cell>
          <table:table-cell office:value-type="float" office:value="0.358516" calcext:value-type="float">
            <text:p>0.358516</text:p>
          </table:table-cell>
          <table:table-cell office:value-type="float" office:value="-21.182602" calcext:value-type="float">
            <text:p>-21.1826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3695" calcext:value-type="float">
            <text:p>15482.783695</text:p>
          </table:table-cell>
          <table:table-cell office:value-type="float" office:value="0.35687" calcext:value-type="float">
            <text:p>0.35687</text:p>
          </table:table-cell>
          <table:table-cell office:value-type="float" office:value="-21.285117" calcext:value-type="float">
            <text:p>-21.2851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4695" calcext:value-type="float">
            <text:p>15482.784695</text:p>
          </table:table-cell>
          <table:table-cell office:value-type="float" office:value="0.355216" calcext:value-type="float">
            <text:p>0.355216</text:p>
          </table:table-cell>
          <table:table-cell office:value-type="float" office:value="-21.389286" calcext:value-type="float">
            <text:p>-21.3892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5695" calcext:value-type="float">
            <text:p>15482.785695</text:p>
          </table:table-cell>
          <table:table-cell office:value-type="float" office:value="0.353553" calcext:value-type="float">
            <text:p>0.353553</text:p>
          </table:table-cell>
          <table:table-cell office:value-type="float" office:value="-21.493454" calcext:value-type="float">
            <text:p>-21.4934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6695" calcext:value-type="float">
            <text:p>15482.786695</text:p>
          </table:table-cell>
          <table:table-cell office:value-type="float" office:value="0.351883" calcext:value-type="float">
            <text:p>0.351883</text:p>
          </table:table-cell>
          <table:table-cell office:value-type="float" office:value="-21.597623" calcext:value-type="float">
            <text:p>-21.5976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7697" calcext:value-type="float">
            <text:p>15482.787697</text:p>
          </table:table-cell>
          <table:table-cell office:value-type="float" office:value="0.350206" calcext:value-type="float">
            <text:p>0.350206</text:p>
          </table:table-cell>
          <table:table-cell office:value-type="float" office:value="-21.701791" calcext:value-type="float">
            <text:p>-21.7017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8685" calcext:value-type="float">
            <text:p>15482.788685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-21.804306" calcext:value-type="float">
            <text:p>-21.8043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89686" calcext:value-type="float">
            <text:p>15482.789686</text:p>
          </table:table-cell>
          <table:table-cell office:value-type="float" office:value="0.346827" calcext:value-type="float">
            <text:p>0.346827</text:p>
          </table:table-cell>
          <table:table-cell office:value-type="float" office:value="-21.908475" calcext:value-type="float">
            <text:p>-21.9084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0686" calcext:value-type="float">
            <text:p>15482.790686</text:p>
          </table:table-cell>
          <table:table-cell office:value-type="float" office:value="0.345126" calcext:value-type="float">
            <text:p>0.345126</text:p>
          </table:table-cell>
          <table:table-cell office:value-type="float" office:value="-22.012644" calcext:value-type="float">
            <text:p>-22.0126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1687" calcext:value-type="float">
            <text:p>15482.791687</text:p>
          </table:table-cell>
          <table:table-cell office:value-type="float" office:value="0.343417" calcext:value-type="float">
            <text:p>0.343417</text:p>
          </table:table-cell>
          <table:table-cell office:value-type="float" office:value="-22.116812" calcext:value-type="float">
            <text:p>-22.1168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2687" calcext:value-type="float">
            <text:p>15482.792687</text:p>
          </table:table-cell>
          <table:table-cell office:value-type="float" office:value="0.341701" calcext:value-type="float">
            <text:p>0.341701</text:p>
          </table:table-cell>
          <table:table-cell office:value-type="float" office:value="-22.220981" calcext:value-type="float">
            <text:p>-22.2209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3687" calcext:value-type="float">
            <text:p>15482.793687</text:p>
          </table:table-cell>
          <table:table-cell office:value-type="float" office:value="0.339977" calcext:value-type="float">
            <text:p>0.339977</text:p>
          </table:table-cell>
          <table:table-cell office:value-type="float" office:value="-22.325149" calcext:value-type="float">
            <text:p>-22.3251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4687" calcext:value-type="float">
            <text:p>15482.794687</text:p>
          </table:table-cell>
          <table:table-cell office:value-type="float" office:value="0.338245" calcext:value-type="float">
            <text:p>0.338245</text:p>
          </table:table-cell>
          <table:table-cell office:value-type="float" office:value="-22.430972" calcext:value-type="float">
            <text:p>-22.4309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569" calcext:value-type="float">
            <text:p>15482.79569</text:p>
          </table:table-cell>
          <table:table-cell office:value-type="float" office:value="0.336506" calcext:value-type="float">
            <text:p>0.336506</text:p>
          </table:table-cell>
          <table:table-cell office:value-type="float" office:value="-22.53514" calcext:value-type="float">
            <text:p>-22.535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6694" calcext:value-type="float">
            <text:p>15482.796694</text:p>
          </table:table-cell>
          <table:table-cell office:value-type="float" office:value="0.33476" calcext:value-type="float">
            <text:p>0.33476</text:p>
          </table:table-cell>
          <table:table-cell office:value-type="float" office:value="-22.640962" calcext:value-type="float">
            <text:p>-22.6409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7683" calcext:value-type="float">
            <text:p>15482.797683</text:p>
          </table:table-cell>
          <table:table-cell office:value-type="float" office:value="0.333006" calcext:value-type="float">
            <text:p>0.333006</text:p>
          </table:table-cell>
          <table:table-cell office:value-type="float" office:value="-22.745131" calcext:value-type="float">
            <text:p>-22.7451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8684" calcext:value-type="float">
            <text:p>15482.798684</text:p>
          </table:table-cell>
          <table:table-cell office:value-type="float" office:value="0.331245" calcext:value-type="float">
            <text:p>0.331245</text:p>
          </table:table-cell>
          <table:table-cell office:value-type="float" office:value="-22.849299" calcext:value-type="float">
            <text:p>-22.8492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799695" calcext:value-type="float">
            <text:p>15482.799695</text:p>
          </table:table-cell>
          <table:table-cell office:value-type="float" office:value="0.329476" calcext:value-type="float">
            <text:p>0.329476</text:p>
          </table:table-cell>
          <table:table-cell office:value-type="float" office:value="-22.955121" calcext:value-type="float">
            <text:p>-22.955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0683" calcext:value-type="float">
            <text:p>15482.800683</text:p>
          </table:table-cell>
          <table:table-cell office:value-type="float" office:value="0.3277" calcext:value-type="float">
            <text:p>0.3277</text:p>
          </table:table-cell>
          <table:table-cell office:value-type="float" office:value="-23.05929" calcext:value-type="float">
            <text:p>-23.059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1695" calcext:value-type="float">
            <text:p>15482.801695</text:p>
          </table:table-cell>
          <table:table-cell office:value-type="float" office:value="0.325917" calcext:value-type="float">
            <text:p>0.325917</text:p>
          </table:table-cell>
          <table:table-cell office:value-type="float" office:value="-23.165112" calcext:value-type="float">
            <text:p>-23.1651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2696" calcext:value-type="float">
            <text:p>15482.802696</text:p>
          </table:table-cell>
          <table:table-cell office:value-type="float" office:value="0.324126" calcext:value-type="float">
            <text:p>0.324126</text:p>
          </table:table-cell>
          <table:table-cell office:value-type="float" office:value="-23.269281" calcext:value-type="float">
            <text:p>-23.2692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3689" calcext:value-type="float">
            <text:p>15482.803689</text:p>
          </table:table-cell>
          <table:table-cell office:value-type="float" office:value="0.322329" calcext:value-type="float">
            <text:p>0.322329</text:p>
          </table:table-cell>
          <table:table-cell office:value-type="float" office:value="-23.373449" calcext:value-type="float">
            <text:p>-23.3734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4685" calcext:value-type="float">
            <text:p>15482.804685</text:p>
          </table:table-cell>
          <table:table-cell office:value-type="float" office:value="0.320524" calcext:value-type="float">
            <text:p>0.320524</text:p>
          </table:table-cell>
          <table:table-cell office:value-type="float" office:value="-23.477618" calcext:value-type="float">
            <text:p>-23.4776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5691" calcext:value-type="float">
            <text:p>15482.805691</text:p>
          </table:table-cell>
          <table:table-cell office:value-type="float" office:value="0.318712" calcext:value-type="float">
            <text:p>0.318712</text:p>
          </table:table-cell>
          <table:table-cell office:value-type="float" office:value="-23.58344" calcext:value-type="float">
            <text:p>-23.583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6695" calcext:value-type="float">
            <text:p>15482.806695</text:p>
          </table:table-cell>
          <table:table-cell office:value-type="float" office:value="0.316893" calcext:value-type="float">
            <text:p>0.316893</text:p>
          </table:table-cell>
          <table:table-cell office:value-type="float" office:value="-23.689262" calcext:value-type="float">
            <text:p>-23.6892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7695" calcext:value-type="float">
            <text:p>15482.807695</text:p>
          </table:table-cell>
          <table:table-cell office:value-type="float" office:value="0.315067" calcext:value-type="float">
            <text:p>0.315067</text:p>
          </table:table-cell>
          <table:table-cell office:value-type="float" office:value="-23.795084" calcext:value-type="float">
            <text:p>-23.7950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8695" calcext:value-type="float">
            <text:p>15482.808695</text:p>
          </table:table-cell>
          <table:table-cell office:value-type="float" office:value="0.313234" calcext:value-type="float">
            <text:p>0.313234</text:p>
          </table:table-cell>
          <table:table-cell office:value-type="float" office:value="-23.900906" calcext:value-type="float">
            <text:p>-23.9009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09695" calcext:value-type="float">
            <text:p>15482.809695</text:p>
          </table:table-cell>
          <table:table-cell office:value-type="float" office:value="0.311394" calcext:value-type="float">
            <text:p>0.311394</text:p>
          </table:table-cell>
          <table:table-cell office:value-type="float" office:value="-24.005075" calcext:value-type="float">
            <text:p>-24.0050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0707" calcext:value-type="float">
            <text:p>15482.810707</text:p>
          </table:table-cell>
          <table:table-cell office:value-type="float" office:value="0.309547" calcext:value-type="float">
            <text:p>0.309547</text:p>
          </table:table-cell>
          <table:table-cell office:value-type="float" office:value="-24.11255" calcext:value-type="float">
            <text:p>-24.112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1695" calcext:value-type="float">
            <text:p>15482.811695</text:p>
          </table:table-cell>
          <table:table-cell office:value-type="float" office:value="0.307693" calcext:value-type="float">
            <text:p>0.307693</text:p>
          </table:table-cell>
          <table:table-cell office:value-type="float" office:value="-24.216719" calcext:value-type="float">
            <text:p>-24.2167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2695" calcext:value-type="float">
            <text:p>15482.812695</text:p>
          </table:table-cell>
          <table:table-cell office:value-type="float" office:value="0.305833" calcext:value-type="float">
            <text:p>0.305833</text:p>
          </table:table-cell>
          <table:table-cell office:value-type="float" office:value="-24.322541" calcext:value-type="float">
            <text:p>-24.3225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3682" calcext:value-type="float">
            <text:p>15482.813682</text:p>
          </table:table-cell>
          <table:table-cell office:value-type="float" office:value="0.303965" calcext:value-type="float">
            <text:p>0.303965</text:p>
          </table:table-cell>
          <table:table-cell office:value-type="float" office:value="-24.42671" calcext:value-type="float">
            <text:p>-24.426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4695" calcext:value-type="float">
            <text:p>15482.814695</text:p>
          </table:table-cell>
          <table:table-cell office:value-type="float" office:value="0.302091" calcext:value-type="float">
            <text:p>0.302091</text:p>
          </table:table-cell>
          <table:table-cell office:value-type="float" office:value="-24.534185" calcext:value-type="float">
            <text:p>-24.5341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5695" calcext:value-type="float">
            <text:p>15482.815695</text:p>
          </table:table-cell>
          <table:table-cell office:value-type="float" office:value="0.30021" calcext:value-type="float">
            <text:p>0.30021</text:p>
          </table:table-cell>
          <table:table-cell office:value-type="float" office:value="-24.640007" calcext:value-type="float">
            <text:p>-24.6400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6695" calcext:value-type="float">
            <text:p>15482.816695</text:p>
          </table:table-cell>
          <table:table-cell office:value-type="float" office:value="0.298323" calcext:value-type="float">
            <text:p>0.298323</text:p>
          </table:table-cell>
          <table:table-cell office:value-type="float" office:value="-24.745829" calcext:value-type="float">
            <text:p>-24.7458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7695" calcext:value-type="float">
            <text:p>15482.817695</text:p>
          </table:table-cell>
          <table:table-cell office:value-type="float" office:value="0.296428" calcext:value-type="float">
            <text:p>0.296428</text:p>
          </table:table-cell>
          <table:table-cell office:value-type="float" office:value="-24.851651" calcext:value-type="float">
            <text:p>-24.8516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8695" calcext:value-type="float">
            <text:p>15482.818695</text:p>
          </table:table-cell>
          <table:table-cell office:value-type="float" office:value="0.294528" calcext:value-type="float">
            <text:p>0.294528</text:p>
          </table:table-cell>
          <table:table-cell office:value-type="float" office:value="-24.957473" calcext:value-type="float">
            <text:p>-24.9574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19686" calcext:value-type="float">
            <text:p>15482.819686</text:p>
          </table:table-cell>
          <table:table-cell office:value-type="float" office:value="0.29262" calcext:value-type="float">
            <text:p>0.29262</text:p>
          </table:table-cell>
          <table:table-cell office:value-type="float" office:value="-25.063295" calcext:value-type="float">
            <text:p>-25.0632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0684" calcext:value-type="float">
            <text:p>15482.820684</text:p>
          </table:table-cell>
          <table:table-cell office:value-type="float" office:value="0.290707" calcext:value-type="float">
            <text:p>0.290707</text:p>
          </table:table-cell>
          <table:table-cell office:value-type="float" office:value="-25.169118" calcext:value-type="float">
            <text:p>-25.1691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1686" calcext:value-type="float">
            <text:p>15482.821686</text:p>
          </table:table-cell>
          <table:table-cell office:value-type="float" office:value="0.288786" calcext:value-type="float">
            <text:p>0.288786</text:p>
          </table:table-cell>
          <table:table-cell office:value-type="float" office:value="-25.27494" calcext:value-type="float">
            <text:p>-25.274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2683" calcext:value-type="float">
            <text:p>15482.822683</text:p>
          </table:table-cell>
          <table:table-cell office:value-type="float" office:value="0.28686" calcext:value-type="float">
            <text:p>0.28686</text:p>
          </table:table-cell>
          <table:table-cell office:value-type="float" office:value="-25.380762" calcext:value-type="float">
            <text:p>-25.3807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3683" calcext:value-type="float">
            <text:p>15482.823683</text:p>
          </table:table-cell>
          <table:table-cell office:value-type="float" office:value="0.284927" calcext:value-type="float">
            <text:p>0.284927</text:p>
          </table:table-cell>
          <table:table-cell office:value-type="float" office:value="-25.48493" calcext:value-type="float">
            <text:p>-25.484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4695" calcext:value-type="float">
            <text:p>15482.824695</text:p>
          </table:table-cell>
          <table:table-cell office:value-type="float" office:value="0.282987" calcext:value-type="float">
            <text:p>0.282987</text:p>
          </table:table-cell>
          <table:table-cell office:value-type="float" office:value="-25.592406" calcext:value-type="float">
            <text:p>-25.5924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5694" calcext:value-type="float">
            <text:p>15482.825694</text:p>
          </table:table-cell>
          <table:table-cell office:value-type="float" office:value="0.281042" calcext:value-type="float">
            <text:p>0.281042</text:p>
          </table:table-cell>
          <table:table-cell office:value-type="float" office:value="-25.698228" calcext:value-type="float">
            <text:p>-25.6982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6683" calcext:value-type="float">
            <text:p>15482.826683</text:p>
          </table:table-cell>
          <table:table-cell office:value-type="float" office:value="0.27909" calcext:value-type="float">
            <text:p>0.27909</text:p>
          </table:table-cell>
          <table:table-cell office:value-type="float" office:value="-25.802397" calcext:value-type="float">
            <text:p>-25.8023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7694" calcext:value-type="float">
            <text:p>15482.827694</text:p>
          </table:table-cell>
          <table:table-cell office:value-type="float" office:value="0.277132" calcext:value-type="float">
            <text:p>0.277132</text:p>
          </table:table-cell>
          <table:table-cell office:value-type="float" office:value="-25.909872" calcext:value-type="float">
            <text:p>-25.9098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8695" calcext:value-type="float">
            <text:p>15482.828695</text:p>
          </table:table-cell>
          <table:table-cell office:value-type="float" office:value="0.275168" calcext:value-type="float">
            <text:p>0.275168</text:p>
          </table:table-cell>
          <table:table-cell office:value-type="float" office:value="-26.015694" calcext:value-type="float">
            <text:p>-26.0156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29684" calcext:value-type="float">
            <text:p>15482.829684</text:p>
          </table:table-cell>
          <table:table-cell office:value-type="float" office:value="0.273197" calcext:value-type="float">
            <text:p>0.273197</text:p>
          </table:table-cell>
          <table:table-cell office:value-type="float" office:value="-26.119863" calcext:value-type="float">
            <text:p>-26.1198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0695" calcext:value-type="float">
            <text:p>15482.830695</text:p>
          </table:table-cell>
          <table:table-cell office:value-type="float" office:value="0.271221" calcext:value-type="float">
            <text:p>0.271221</text:p>
          </table:table-cell>
          <table:table-cell office:value-type="float" office:value="-26.225685" calcext:value-type="float">
            <text:p>-26.2256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1695" calcext:value-type="float">
            <text:p>15482.831695</text:p>
          </table:table-cell>
          <table:table-cell office:value-type="float" office:value="0.269238" calcext:value-type="float">
            <text:p>0.269238</text:p>
          </table:table-cell>
          <table:table-cell office:value-type="float" office:value="-26.331507" calcext:value-type="float">
            <text:p>-26.3315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2695" calcext:value-type="float">
            <text:p>15482.832695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-26.437329" calcext:value-type="float">
            <text:p>-26.4373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3695" calcext:value-type="float">
            <text:p>15482.833695</text:p>
          </table:table-cell>
          <table:table-cell office:value-type="float" office:value="0.265256" calcext:value-type="float">
            <text:p>0.265256</text:p>
          </table:table-cell>
          <table:table-cell office:value-type="float" office:value="-26.543151" calcext:value-type="float">
            <text:p>-26.5431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4695" calcext:value-type="float">
            <text:p>15482.834695</text:p>
          </table:table-cell>
          <table:table-cell office:value-type="float" office:value="0.263255" calcext:value-type="float">
            <text:p>0.263255</text:p>
          </table:table-cell>
          <table:table-cell office:value-type="float" office:value="-26.648973" calcext:value-type="float">
            <text:p>-26.6489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5689" calcext:value-type="float">
            <text:p>15482.835689</text:p>
          </table:table-cell>
          <table:table-cell office:value-type="float" office:value="0.261249" calcext:value-type="float">
            <text:p>0.261249</text:p>
          </table:table-cell>
          <table:table-cell office:value-type="float" office:value="-26.753142" calcext:value-type="float">
            <text:p>-26.7531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6687" calcext:value-type="float">
            <text:p>15482.836687</text:p>
          </table:table-cell>
          <table:table-cell office:value-type="float" office:value="0.259237" calcext:value-type="float">
            <text:p>0.259237</text:p>
          </table:table-cell>
          <table:table-cell office:value-type="float" office:value="-26.858964" calcext:value-type="float">
            <text:p>-26.8589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7685" calcext:value-type="float">
            <text:p>15482.837685</text:p>
          </table:table-cell>
          <table:table-cell office:value-type="float" office:value="0.25722" calcext:value-type="float">
            <text:p>0.25722</text:p>
          </table:table-cell>
          <table:table-cell office:value-type="float" office:value="-26.964786" calcext:value-type="float">
            <text:p>-26.9647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8695" calcext:value-type="float">
            <text:p>15482.838695</text:p>
          </table:table-cell>
          <table:table-cell office:value-type="float" office:value="0.255196" calcext:value-type="float">
            <text:p>0.255196</text:p>
          </table:table-cell>
          <table:table-cell office:value-type="float" office:value="-27.072261" calcext:value-type="float">
            <text:p>-27.0722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39704" calcext:value-type="float">
            <text:p>15482.839704</text:p>
          </table:table-cell>
          <table:table-cell office:value-type="float" office:value="0.253167" calcext:value-type="float">
            <text:p>0.253167</text:p>
          </table:table-cell>
          <table:table-cell office:value-type="float" office:value="-27.178083" calcext:value-type="float">
            <text:p>-27.1780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0695" calcext:value-type="float">
            <text:p>15482.840695</text:p>
          </table:table-cell>
          <table:table-cell office:value-type="float" office:value="0.251133" calcext:value-type="float">
            <text:p>0.251133</text:p>
          </table:table-cell>
          <table:table-cell office:value-type="float" office:value="-27.282252" calcext:value-type="float">
            <text:p>-27.2822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1695" calcext:value-type="float">
            <text:p>15482.841695</text:p>
          </table:table-cell>
          <table:table-cell office:value-type="float" office:value="0.249093" calcext:value-type="float">
            <text:p>0.249093</text:p>
          </table:table-cell>
          <table:table-cell office:value-type="float" office:value="-27.388074" calcext:value-type="float">
            <text:p>-27.3880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2709" calcext:value-type="float">
            <text:p>15482.842709</text:p>
          </table:table-cell>
          <table:table-cell office:value-type="float" office:value="0.247047" calcext:value-type="float">
            <text:p>0.247047</text:p>
          </table:table-cell>
          <table:table-cell office:value-type="float" office:value="-27.49555" calcext:value-type="float">
            <text:p>-27.495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3695" calcext:value-type="float">
            <text:p>15482.843695</text:p>
          </table:table-cell>
          <table:table-cell office:value-type="float" office:value="0.244996" calcext:value-type="float">
            <text:p>0.244996</text:p>
          </table:table-cell>
          <table:table-cell office:value-type="float" office:value="-27.599718" calcext:value-type="float">
            <text:p>-27.5997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4695" calcext:value-type="float">
            <text:p>15482.844695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-27.70554" calcext:value-type="float">
            <text:p>-27.705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5683" calcext:value-type="float">
            <text:p>15482.845683</text:p>
          </table:table-cell>
          <table:table-cell office:value-type="float" office:value="0.240877" calcext:value-type="float">
            <text:p>0.240877</text:p>
          </table:table-cell>
          <table:table-cell office:value-type="float" office:value="-27.811362" calcext:value-type="float">
            <text:p>-27.8113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6696" calcext:value-type="float">
            <text:p>15482.846696</text:p>
          </table:table-cell>
          <table:table-cell office:value-type="float" office:value="0.238809" calcext:value-type="float">
            <text:p>0.238809</text:p>
          </table:table-cell>
          <table:table-cell office:value-type="float" office:value="-27.917184" calcext:value-type="float">
            <text:p>-27.9171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7695" calcext:value-type="float">
            <text:p>15482.847695</text:p>
          </table:table-cell>
          <table:table-cell office:value-type="float" office:value="0.236737" calcext:value-type="float">
            <text:p>0.236737</text:p>
          </table:table-cell>
          <table:table-cell office:value-type="float" office:value="-28.023006" calcext:value-type="float">
            <text:p>-28.0230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8695" calcext:value-type="float">
            <text:p>15482.848695</text:p>
          </table:table-cell>
          <table:table-cell office:value-type="float" office:value="0.234659" calcext:value-type="float">
            <text:p>0.234659</text:p>
          </table:table-cell>
          <table:table-cell office:value-type="float" office:value="-28.128829" calcext:value-type="float">
            <text:p>-28.1288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49695" calcext:value-type="float">
            <text:p>15482.849695</text:p>
          </table:table-cell>
          <table:table-cell office:value-type="float" office:value="0.232576" calcext:value-type="float">
            <text:p>0.232576</text:p>
          </table:table-cell>
          <table:table-cell office:value-type="float" office:value="-28.234651" calcext:value-type="float">
            <text:p>-28.2346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0695" calcext:value-type="float">
            <text:p>15482.850695</text:p>
          </table:table-cell>
          <table:table-cell office:value-type="float" office:value="0.230487" calcext:value-type="float">
            <text:p>0.230487</text:p>
          </table:table-cell>
          <table:table-cell office:value-type="float" office:value="-28.338819" calcext:value-type="float">
            <text:p>-28.3388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1687" calcext:value-type="float">
            <text:p>15482.851687</text:p>
          </table:table-cell>
          <table:table-cell office:value-type="float" office:value="0.228394" calcext:value-type="float">
            <text:p>0.228394</text:p>
          </table:table-cell>
          <table:table-cell office:value-type="float" office:value="-28.442988" calcext:value-type="float">
            <text:p>-28.4429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2692" calcext:value-type="float">
            <text:p>15482.852692</text:p>
          </table:table-cell>
          <table:table-cell office:value-type="float" office:value="0.226295" calcext:value-type="float">
            <text:p>0.226295</text:p>
          </table:table-cell>
          <table:table-cell office:value-type="float" office:value="-28.54881" calcext:value-type="float">
            <text:p>-28.548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3697" calcext:value-type="float">
            <text:p>15482.853697</text:p>
          </table:table-cell>
          <table:table-cell office:value-type="float" office:value="0.224192" calcext:value-type="float">
            <text:p>0.224192</text:p>
          </table:table-cell>
          <table:table-cell office:value-type="float" office:value="-28.654632" calcext:value-type="float">
            <text:p>-28.6546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4695" calcext:value-type="float">
            <text:p>15482.854695</text:p>
          </table:table-cell>
          <table:table-cell office:value-type="float" office:value="0.222083" calcext:value-type="float">
            <text:p>0.222083</text:p>
          </table:table-cell>
          <table:table-cell office:value-type="float" office:value="-28.758801" calcext:value-type="float">
            <text:p>-28.7588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5683" calcext:value-type="float">
            <text:p>15482.855683</text:p>
          </table:table-cell>
          <table:table-cell office:value-type="float" office:value="0.21997" calcext:value-type="float">
            <text:p>0.21997</text:p>
          </table:table-cell>
          <table:table-cell office:value-type="float" office:value="-28.861316" calcext:value-type="float">
            <text:p>-28.8613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6695" calcext:value-type="float">
            <text:p>15482.856695</text:p>
          </table:table-cell>
          <table:table-cell office:value-type="float" office:value="0.217851" calcext:value-type="float">
            <text:p>0.217851</text:p>
          </table:table-cell>
          <table:table-cell office:value-type="float" office:value="-28.967138" calcext:value-type="float">
            <text:p>-28.9671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7695" calcext:value-type="float">
            <text:p>15482.857695</text:p>
          </table:table-cell>
          <table:table-cell office:value-type="float" office:value="0.215728" calcext:value-type="float">
            <text:p>0.215728</text:p>
          </table:table-cell>
          <table:table-cell office:value-type="float" office:value="-29.071306" calcext:value-type="float">
            <text:p>-29.0713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8707" calcext:value-type="float">
            <text:p>15482.858707</text:p>
          </table:table-cell>
          <table:table-cell office:value-type="float" office:value="0.2136" calcext:value-type="float">
            <text:p>0.2136</text:p>
          </table:table-cell>
          <table:table-cell office:value-type="float" office:value="-29.177128" calcext:value-type="float">
            <text:p>-29.1771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59696" calcext:value-type="float">
            <text:p>15482.859696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-29.279644" calcext:value-type="float">
            <text:p>-29.2796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0695" calcext:value-type="float">
            <text:p>15482.860695</text:p>
          </table:table-cell>
          <table:table-cell office:value-type="float" office:value="0.20933" calcext:value-type="float">
            <text:p>0.20933</text:p>
          </table:table-cell>
          <table:table-cell office:value-type="float" office:value="-29.383812" calcext:value-type="float">
            <text:p>-29.3838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1682" calcext:value-type="float">
            <text:p>15482.861682</text:p>
          </table:table-cell>
          <table:table-cell office:value-type="float" office:value="0.207188" calcext:value-type="float">
            <text:p>0.207188</text:p>
          </table:table-cell>
          <table:table-cell office:value-type="float" office:value="-29.486327" calcext:value-type="float">
            <text:p>-29.4863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2695" calcext:value-type="float">
            <text:p>15482.862695</text:p>
          </table:table-cell>
          <table:table-cell office:value-type="float" office:value="0.205041" calcext:value-type="float">
            <text:p>0.205041</text:p>
          </table:table-cell>
          <table:table-cell office:value-type="float" office:value="-29.592149" calcext:value-type="float">
            <text:p>-29.5921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3695" calcext:value-type="float">
            <text:p>15482.863695</text:p>
          </table:table-cell>
          <table:table-cell office:value-type="float" office:value="0.20289" calcext:value-type="float">
            <text:p>0.20289</text:p>
          </table:table-cell>
          <table:table-cell office:value-type="float" office:value="-29.696318" calcext:value-type="float">
            <text:p>-29.6963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4694" calcext:value-type="float">
            <text:p>15482.864694</text:p>
          </table:table-cell>
          <table:table-cell office:value-type="float" office:value="0.200734" calcext:value-type="float">
            <text:p>0.200734</text:p>
          </table:table-cell>
          <table:table-cell office:value-type="float" office:value="-29.800487" calcext:value-type="float">
            <text:p>-29.8004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5695" calcext:value-type="float">
            <text:p>15482.865695</text:p>
          </table:table-cell>
          <table:table-cell office:value-type="float" office:value="0.198574" calcext:value-type="float">
            <text:p>0.198574</text:p>
          </table:table-cell>
          <table:table-cell office:value-type="float" office:value="-29.903002" calcext:value-type="float">
            <text:p>-29.9030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6684" calcext:value-type="float">
            <text:p>15482.866684</text:p>
          </table:table-cell>
          <table:table-cell office:value-type="float" office:value="0.196409" calcext:value-type="float">
            <text:p>0.196409</text:p>
          </table:table-cell>
          <table:table-cell office:value-type="float" office:value="-30.005517" calcext:value-type="float">
            <text:p>-30.0055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7687" calcext:value-type="float">
            <text:p>15482.867687</text:p>
          </table:table-cell>
          <table:table-cell office:value-type="float" office:value="0.19424" calcext:value-type="float">
            <text:p>0.19424</text:p>
          </table:table-cell>
          <table:table-cell office:value-type="float" office:value="-30.109685" calcext:value-type="float">
            <text:p>-30.1096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8693" calcext:value-type="float">
            <text:p>15482.868693</text:p>
          </table:table-cell>
          <table:table-cell office:value-type="float" office:value="0.192067" calcext:value-type="float">
            <text:p>0.192067</text:p>
          </table:table-cell>
          <table:table-cell office:value-type="float" office:value="-30.213854" calcext:value-type="float">
            <text:p>-30.2138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69696" calcext:value-type="float">
            <text:p>15482.869696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-30.318023" calcext:value-type="float">
            <text:p>-30.3180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0695" calcext:value-type="float">
            <text:p>15482.870695</text:p>
          </table:table-cell>
          <table:table-cell office:value-type="float" office:value="0.187708" calcext:value-type="float">
            <text:p>0.187708</text:p>
          </table:table-cell>
          <table:table-cell office:value-type="float" office:value="-30.420538" calcext:value-type="float">
            <text:p>-30.4205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1695" calcext:value-type="float">
            <text:p>15482.871695</text:p>
          </table:table-cell>
          <table:table-cell office:value-type="float" office:value="0.185522" calcext:value-type="float">
            <text:p>0.185522</text:p>
          </table:table-cell>
          <table:table-cell office:value-type="float" office:value="-30.524706" calcext:value-type="float">
            <text:p>-30.524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2683" calcext:value-type="float">
            <text:p>15482.872683</text:p>
          </table:table-cell>
          <table:table-cell office:value-type="float" office:value="0.183332" calcext:value-type="float">
            <text:p>0.183332</text:p>
          </table:table-cell>
          <table:table-cell office:value-type="float" office:value="-30.627221" calcext:value-type="float">
            <text:p>-30.6272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3695" calcext:value-type="float">
            <text:p>15482.873695</text:p>
          </table:table-cell>
          <table:table-cell office:value-type="float" office:value="0.181138" calcext:value-type="float">
            <text:p>0.181138</text:p>
          </table:table-cell>
          <table:table-cell office:value-type="float" office:value="-30.73139" calcext:value-type="float">
            <text:p>-30.731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4707" calcext:value-type="float">
            <text:p>15482.874707</text:p>
          </table:table-cell>
          <table:table-cell office:value-type="float" office:value="0.17894" calcext:value-type="float">
            <text:p>0.17894</text:p>
          </table:table-cell>
          <table:table-cell office:value-type="float" office:value="-30.835559" calcext:value-type="float">
            <text:p>-30.8355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5695" calcext:value-type="float">
            <text:p>15482.875695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-30.93642" calcext:value-type="float">
            <text:p>-30.936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6695" calcext:value-type="float">
            <text:p>15482.876695</text:p>
          </table:table-cell>
          <table:table-cell office:value-type="float" office:value="0.174531" calcext:value-type="float">
            <text:p>0.174531</text:p>
          </table:table-cell>
          <table:table-cell office:value-type="float" office:value="-31.040589" calcext:value-type="float">
            <text:p>-31.0405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7683" calcext:value-type="float">
            <text:p>15482.877683</text:p>
          </table:table-cell>
          <table:table-cell office:value-type="float" office:value="0.172321" calcext:value-type="float">
            <text:p>0.172321</text:p>
          </table:table-cell>
          <table:table-cell office:value-type="float" office:value="-31.141451" calcext:value-type="float">
            <text:p>-31.1414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8696" calcext:value-type="float">
            <text:p>15482.878696</text:p>
          </table:table-cell>
          <table:table-cell office:value-type="float" office:value="0.170108" calcext:value-type="float">
            <text:p>0.170108</text:p>
          </table:table-cell>
          <table:table-cell office:value-type="float" office:value="-31.245619" calcext:value-type="float">
            <text:p>-31.2456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79695" calcext:value-type="float">
            <text:p>15482.879695</text:p>
          </table:table-cell>
          <table:table-cell office:value-type="float" office:value="0.16789" calcext:value-type="float">
            <text:p>0.16789</text:p>
          </table:table-cell>
          <table:table-cell office:value-type="float" office:value="-31.348134" calcext:value-type="float">
            <text:p>-31.3481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0695" calcext:value-type="float">
            <text:p>15482.880695</text:p>
          </table:table-cell>
          <table:table-cell office:value-type="float" office:value="0.165669" calcext:value-type="float">
            <text:p>0.165669</text:p>
          </table:table-cell>
          <table:table-cell office:value-type="float" office:value="-31.450649" calcext:value-type="float">
            <text:p>-31.4506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1695" calcext:value-type="float">
            <text:p>15482.881695</text:p>
          </table:table-cell>
          <table:table-cell office:value-type="float" office:value="0.163444" calcext:value-type="float">
            <text:p>0.163444</text:p>
          </table:table-cell>
          <table:table-cell office:value-type="float" office:value="-31.553165" calcext:value-type="float">
            <text:p>-31.5531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2685" calcext:value-type="float">
            <text:p>15482.882685</text:p>
          </table:table-cell>
          <table:table-cell office:value-type="float" office:value="0.161215" calcext:value-type="float">
            <text:p>0.161215</text:p>
          </table:table-cell>
          <table:table-cell office:value-type="float" office:value="-31.654026" calcext:value-type="float">
            <text:p>-31.6540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3687" calcext:value-type="float">
            <text:p>15482.883687</text:p>
          </table:table-cell>
          <table:table-cell office:value-type="float" office:value="0.158983" calcext:value-type="float">
            <text:p>0.158983</text:p>
          </table:table-cell>
          <table:table-cell office:value-type="float" office:value="-31.756541" calcext:value-type="float">
            <text:p>-31.7565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4693" calcext:value-type="float">
            <text:p>15482.884693</text:p>
          </table:table-cell>
          <table:table-cell office:value-type="float" office:value="0.156748" calcext:value-type="float">
            <text:p>0.156748</text:p>
          </table:table-cell>
          <table:table-cell office:value-type="float" office:value="-31.857403" calcext:value-type="float">
            <text:p>-31.8574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5695" calcext:value-type="float">
            <text:p>15482.885695</text:p>
          </table:table-cell>
          <table:table-cell office:value-type="float" office:value="0.154508" calcext:value-type="float">
            <text:p>0.154508</text:p>
          </table:table-cell>
          <table:table-cell office:value-type="float" office:value="-31.959918" calcext:value-type="float">
            <text:p>-31.9599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6695" calcext:value-type="float">
            <text:p>15482.886695</text:p>
          </table:table-cell>
          <table:table-cell office:value-type="float" office:value="0.152266" calcext:value-type="float">
            <text:p>0.152266</text:p>
          </table:table-cell>
          <table:table-cell office:value-type="float" office:value="-32.06078" calcext:value-type="float">
            <text:p>-32.060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7695" calcext:value-type="float">
            <text:p>15482.887695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-32.161641" calcext:value-type="float">
            <text:p>-32.1616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8683" calcext:value-type="float">
            <text:p>15482.888683</text:p>
          </table:table-cell>
          <table:table-cell office:value-type="float" office:value="0.147771" calcext:value-type="float">
            <text:p>0.147771</text:p>
          </table:table-cell>
          <table:table-cell office:value-type="float" office:value="-32.26085" calcext:value-type="float">
            <text:p>-32.260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89683" calcext:value-type="float">
            <text:p>15482.889683</text:p>
          </table:table-cell>
          <table:table-cell office:value-type="float" office:value="0.145518" calcext:value-type="float">
            <text:p>0.145518</text:p>
          </table:table-cell>
          <table:table-cell office:value-type="float" office:value="-32.361711" calcext:value-type="float">
            <text:p>-32.3617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0683" calcext:value-type="float">
            <text:p>15482.890683</text:p>
          </table:table-cell>
          <table:table-cell office:value-type="float" office:value="0.143262" calcext:value-type="float">
            <text:p>0.143262</text:p>
          </table:table-cell>
          <table:table-cell office:value-type="float" office:value="-32.462573" calcext:value-type="float">
            <text:p>-32.4625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1695" calcext:value-type="float">
            <text:p>15482.891695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-32.563435" calcext:value-type="float">
            <text:p>-32.5634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2695" calcext:value-type="float">
            <text:p>15482.892695</text:p>
          </table:table-cell>
          <table:table-cell office:value-type="float" office:value="0.138741" calcext:value-type="float">
            <text:p>0.138741</text:p>
          </table:table-cell>
          <table:table-cell office:value-type="float" office:value="-32.664296" calcext:value-type="float">
            <text:p>-32.6642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3682" calcext:value-type="float">
            <text:p>15482.893682</text:p>
          </table:table-cell>
          <table:table-cell office:value-type="float" office:value="0.136476" calcext:value-type="float">
            <text:p>0.136476</text:p>
          </table:table-cell>
          <table:table-cell office:value-type="float" office:value="-32.761851" calcext:value-type="float">
            <text:p>-32.7618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4696" calcext:value-type="float">
            <text:p>15482.894696</text:p>
          </table:table-cell>
          <table:table-cell office:value-type="float" office:value="0.134208" calcext:value-type="float">
            <text:p>0.134208</text:p>
          </table:table-cell>
          <table:table-cell office:value-type="float" office:value="-32.862713" calcext:value-type="float">
            <text:p>-32.8627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5695" calcext:value-type="float">
            <text:p>15482.895695</text:p>
          </table:table-cell>
          <table:table-cell office:value-type="float" office:value="0.131937" calcext:value-type="float">
            <text:p>0.131937</text:p>
          </table:table-cell>
          <table:table-cell office:value-type="float" office:value="-32.963574" calcext:value-type="float">
            <text:p>-32.9635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6694" calcext:value-type="float">
            <text:p>15482.896694</text:p>
          </table:table-cell>
          <table:table-cell office:value-type="float" office:value="0.129662" calcext:value-type="float">
            <text:p>0.129662</text:p>
          </table:table-cell>
          <table:table-cell office:value-type="float" office:value="-33.062782" calcext:value-type="float">
            <text:p>-33.0627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7683" calcext:value-type="float">
            <text:p>15482.897683</text:p>
          </table:table-cell>
          <table:table-cell office:value-type="float" office:value="0.127385" calcext:value-type="float">
            <text:p>0.127385</text:p>
          </table:table-cell>
          <table:table-cell office:value-type="float" office:value="-33.160337" calcext:value-type="float">
            <text:p>-33.1603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8684" calcext:value-type="float">
            <text:p>15482.898684</text:p>
          </table:table-cell>
          <table:table-cell office:value-type="float" office:value="0.125106" calcext:value-type="float">
            <text:p>0.125106</text:p>
          </table:table-cell>
          <table:table-cell office:value-type="float" office:value="-33.259545" calcext:value-type="float">
            <text:p>-33.2595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899686" calcext:value-type="float">
            <text:p>15482.899686</text:p>
          </table:table-cell>
          <table:table-cell office:value-type="float" office:value="0.122823" calcext:value-type="float">
            <text:p>0.122823</text:p>
          </table:table-cell>
          <table:table-cell office:value-type="float" office:value="-33.358754" calcext:value-type="float">
            <text:p>-33.3587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0686" calcext:value-type="float">
            <text:p>15482.900686</text:p>
          </table:table-cell>
          <table:table-cell office:value-type="float" office:value="0.120538" calcext:value-type="float">
            <text:p>0.120538</text:p>
          </table:table-cell>
          <table:table-cell office:value-type="float" office:value="-33.456308" calcext:value-type="float">
            <text:p>-33.4563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1695" calcext:value-type="float">
            <text:p>15482.901695</text:p>
          </table:table-cell>
          <table:table-cell office:value-type="float" office:value="0.118249" calcext:value-type="float">
            <text:p>0.118249</text:p>
          </table:table-cell>
          <table:table-cell office:value-type="float" office:value="-33.555516" calcext:value-type="float">
            <text:p>-33.5555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2695" calcext:value-type="float">
            <text:p>15482.902695</text:p>
          </table:table-cell>
          <table:table-cell office:value-type="float" office:value="0.115959" calcext:value-type="float">
            <text:p>0.115959</text:p>
          </table:table-cell>
          <table:table-cell office:value-type="float" office:value="-33.654725" calcext:value-type="float">
            <text:p>-33.6547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3695" calcext:value-type="float">
            <text:p>15482.903695</text:p>
          </table:table-cell>
          <table:table-cell office:value-type="float" office:value="0.113666" calcext:value-type="float">
            <text:p>0.113666</text:p>
          </table:table-cell>
          <table:table-cell office:value-type="float" office:value="-33.752279" calcext:value-type="float">
            <text:p>-33.7522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4695" calcext:value-type="float">
            <text:p>15482.904695</text:p>
          </table:table-cell>
          <table:table-cell office:value-type="float" office:value="0.11137" calcext:value-type="float">
            <text:p>0.11137</text:p>
          </table:table-cell>
          <table:table-cell office:value-type="float" office:value="-33.851488" calcext:value-type="float">
            <text:p>-33.8514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5683" calcext:value-type="float">
            <text:p>15482.905683</text:p>
          </table:table-cell>
          <table:table-cell office:value-type="float" office:value="0.109072" calcext:value-type="float">
            <text:p>0.109072</text:p>
          </table:table-cell>
          <table:table-cell office:value-type="float" office:value="-33.947389" calcext:value-type="float">
            <text:p>-33.9473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6706" calcext:value-type="float">
            <text:p>15482.906706</text:p>
          </table:table-cell>
          <table:table-cell office:value-type="float" office:value="0.106771" calcext:value-type="float">
            <text:p>0.106771</text:p>
          </table:table-cell>
          <table:table-cell office:value-type="float" office:value="-34.04825" calcext:value-type="float">
            <text:p>-34.048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7695" calcext:value-type="float">
            <text:p>15482.907695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-34.144152" calcext:value-type="float">
            <text:p>-34.1441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8695" calcext:value-type="float">
            <text:p>15482.908695</text:p>
          </table:table-cell>
          <table:table-cell office:value-type="float" office:value="0.102163" calcext:value-type="float">
            <text:p>0.102163</text:p>
          </table:table-cell>
          <table:table-cell office:value-type="float" office:value="-34.241706" calcext:value-type="float">
            <text:p>-34.241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09683" calcext:value-type="float">
            <text:p>15482.909683</text:p>
          </table:table-cell>
          <table:table-cell office:value-type="float" office:value="0.099855" calcext:value-type="float">
            <text:p>0.099855</text:p>
          </table:table-cell>
          <table:table-cell office:value-type="float" office:value="-34.337608" calcext:value-type="float">
            <text:p>-34.3376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0695" calcext:value-type="float">
            <text:p>15482.910695</text:p>
          </table:table-cell>
          <table:table-cell office:value-type="float" office:value="0.097545" calcext:value-type="float">
            <text:p>0.097545</text:p>
          </table:table-cell>
          <table:table-cell office:value-type="float" office:value="-34.436816" calcext:value-type="float">
            <text:p>-34.4368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1695" calcext:value-type="float">
            <text:p>15482.911695</text:p>
          </table:table-cell>
          <table:table-cell office:value-type="float" office:value="0.095233" calcext:value-type="float">
            <text:p>0.095233</text:p>
          </table:table-cell>
          <table:table-cell office:value-type="float" office:value="-34.532717" calcext:value-type="float">
            <text:p>-34.5327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2695" calcext:value-type="float">
            <text:p>15482.912695</text:p>
          </table:table-cell>
          <table:table-cell office:value-type="float" office:value="0.092919" calcext:value-type="float">
            <text:p>0.092919</text:p>
          </table:table-cell>
          <table:table-cell office:value-type="float" office:value="-34.630272" calcext:value-type="float">
            <text:p>-34.6302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3695" calcext:value-type="float">
            <text:p>15482.913695</text:p>
          </table:table-cell>
          <table:table-cell office:value-type="float" office:value="0.090603" calcext:value-type="float">
            <text:p>0.090603</text:p>
          </table:table-cell>
          <table:table-cell office:value-type="float" office:value="-34.726173" calcext:value-type="float">
            <text:p>-34.7261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4685" calcext:value-type="float">
            <text:p>15482.914685</text:p>
          </table:table-cell>
          <table:table-cell office:value-type="float" office:value="0.088285" calcext:value-type="float">
            <text:p>0.088285</text:p>
          </table:table-cell>
          <table:table-cell office:value-type="float" office:value="-34.822074" calcext:value-type="float">
            <text:p>-34.8220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5686" calcext:value-type="float">
            <text:p>15482.915686</text:p>
          </table:table-cell>
          <table:table-cell office:value-type="float" office:value="0.085965" calcext:value-type="float">
            <text:p>0.085965</text:p>
          </table:table-cell>
          <table:table-cell office:value-type="float" office:value="-34.917976" calcext:value-type="float">
            <text:p>-34.9179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6694" calcext:value-type="float">
            <text:p>15482.916694</text:p>
          </table:table-cell>
          <table:table-cell office:value-type="float" office:value="0.083642" calcext:value-type="float">
            <text:p>0.083642</text:p>
          </table:table-cell>
          <table:table-cell office:value-type="float" office:value="-35.013877" calcext:value-type="float">
            <text:p>-35.0138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7696" calcext:value-type="float">
            <text:p>15482.917696</text:p>
          </table:table-cell>
          <table:table-cell office:value-type="float" office:value="0.081319" calcext:value-type="float">
            <text:p>0.081319</text:p>
          </table:table-cell>
          <table:table-cell office:value-type="float" office:value="-35.109778" calcext:value-type="float">
            <text:p>-35.1097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8695" calcext:value-type="float">
            <text:p>15482.918695</text:p>
          </table:table-cell>
          <table:table-cell office:value-type="float" office:value="0.078993" calcext:value-type="float">
            <text:p>0.078993</text:p>
          </table:table-cell>
          <table:table-cell office:value-type="float" office:value="-35.205679" calcext:value-type="float">
            <text:p>-35.2056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19695" calcext:value-type="float">
            <text:p>15482.919695</text:p>
          </table:table-cell>
          <table:table-cell office:value-type="float" office:value="0.076665" calcext:value-type="float">
            <text:p>0.076665</text:p>
          </table:table-cell>
          <table:table-cell office:value-type="float" office:value="-35.299927" calcext:value-type="float">
            <text:p>-35.2999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0694" calcext:value-type="float">
            <text:p>15482.920694</text:p>
          </table:table-cell>
          <table:table-cell office:value-type="float" office:value="0.074336" calcext:value-type="float">
            <text:p>0.074336</text:p>
          </table:table-cell>
          <table:table-cell office:value-type="float" office:value="-35.395828" calcext:value-type="float">
            <text:p>-35.3958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1684" calcext:value-type="float">
            <text:p>15482.921684</text:p>
          </table:table-cell>
          <table:table-cell office:value-type="float" office:value="0.072005" calcext:value-type="float">
            <text:p>0.072005</text:p>
          </table:table-cell>
          <table:table-cell office:value-type="float" office:value="-35.488423" calcext:value-type="float">
            <text:p>-35.4884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2683" calcext:value-type="float">
            <text:p>15482.922683</text:p>
          </table:table-cell>
          <table:table-cell office:value-type="float" office:value="0.069673" calcext:value-type="float">
            <text:p>0.069673</text:p>
          </table:table-cell>
          <table:table-cell office:value-type="float" office:value="-35.58267" calcext:value-type="float">
            <text:p>-35.582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3685" calcext:value-type="float">
            <text:p>15482.923685</text:p>
          </table:table-cell>
          <table:table-cell office:value-type="float" office:value="0.067339" calcext:value-type="float">
            <text:p>0.067339</text:p>
          </table:table-cell>
          <table:table-cell office:value-type="float" office:value="-35.676918" calcext:value-type="float">
            <text:p>-35.6769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4685" calcext:value-type="float">
            <text:p>15482.924685</text:p>
          </table:table-cell>
          <table:table-cell office:value-type="float" office:value="0.065004" calcext:value-type="float">
            <text:p>0.065004</text:p>
          </table:table-cell>
          <table:table-cell office:value-type="float" office:value="-35.771166" calcext:value-type="float">
            <text:p>-35.7711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5685" calcext:value-type="float">
            <text:p>15482.925685</text:p>
          </table:table-cell>
          <table:table-cell office:value-type="float" office:value="0.062667" calcext:value-type="float">
            <text:p>0.062667</text:p>
          </table:table-cell>
          <table:table-cell office:value-type="float" office:value="-35.86376" calcext:value-type="float">
            <text:p>-35.863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6695" calcext:value-type="float">
            <text:p>15482.926695</text:p>
          </table:table-cell>
          <table:table-cell office:value-type="float" office:value="0.060328" calcext:value-type="float">
            <text:p>0.060328</text:p>
          </table:table-cell>
          <table:table-cell office:value-type="float" office:value="-35.958008" calcext:value-type="float">
            <text:p>-35.9580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7695" calcext:value-type="float">
            <text:p>15482.927695</text:p>
          </table:table-cell>
          <table:table-cell office:value-type="float" office:value="0.057989" calcext:value-type="float">
            <text:p>0.057989</text:p>
          </table:table-cell>
          <table:table-cell office:value-type="float" office:value="-36.050602" calcext:value-type="float">
            <text:p>-36.0506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8695" calcext:value-type="float">
            <text:p>15482.928695</text:p>
          </table:table-cell>
          <table:table-cell office:value-type="float" office:value="0.055648" calcext:value-type="float">
            <text:p>0.055648</text:p>
          </table:table-cell>
          <table:table-cell office:value-type="float" office:value="-36.143197" calcext:value-type="float">
            <text:p>-36.1431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29695" calcext:value-type="float">
            <text:p>15482.929695</text:p>
          </table:table-cell>
          <table:table-cell office:value-type="float" office:value="0.053306" calcext:value-type="float">
            <text:p>0.053306</text:p>
          </table:table-cell>
          <table:table-cell office:value-type="float" office:value="-36.235791" calcext:value-type="float">
            <text:p>-36.2357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0689" calcext:value-type="float">
            <text:p>15482.930689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-36.328385" calcext:value-type="float">
            <text:p>-36.3283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1685" calcext:value-type="float">
            <text:p>15482.931685</text:p>
          </table:table-cell>
          <table:table-cell office:value-type="float" office:value="0.048618" calcext:value-type="float">
            <text:p>0.048618</text:p>
          </table:table-cell>
          <table:table-cell office:value-type="float" office:value="-36.419326" calcext:value-type="float">
            <text:p>-36.4193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2692" calcext:value-type="float">
            <text:p>15482.932692</text:p>
          </table:table-cell>
          <table:table-cell office:value-type="float" office:value="0.046272" calcext:value-type="float">
            <text:p>0.046272</text:p>
          </table:table-cell>
          <table:table-cell office:value-type="float" office:value="-36.511921" calcext:value-type="float">
            <text:p>-36.5119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3696" calcext:value-type="float">
            <text:p>15482.933696</text:p>
          </table:table-cell>
          <table:table-cell office:value-type="float" office:value="0.043926" calcext:value-type="float">
            <text:p>0.043926</text:p>
          </table:table-cell>
          <table:table-cell office:value-type="float" office:value="-36.604515" calcext:value-type="float">
            <text:p>-36.6045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4695" calcext:value-type="float">
            <text:p>15482.934695</text:p>
          </table:table-cell>
          <table:table-cell office:value-type="float" office:value="0.041578" calcext:value-type="float">
            <text:p>0.041578</text:p>
          </table:table-cell>
          <table:table-cell office:value-type="float" office:value="-36.695456" calcext:value-type="float">
            <text:p>-36.6954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5695" calcext:value-type="float">
            <text:p>15482.935695</text:p>
          </table:table-cell>
          <table:table-cell office:value-type="float" office:value="0.03923" calcext:value-type="float">
            <text:p>0.03923</text:p>
          </table:table-cell>
          <table:table-cell office:value-type="float" office:value="-36.786397" calcext:value-type="float">
            <text:p>-36.7863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6694" calcext:value-type="float">
            <text:p>15482.936694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-36.877337" calcext:value-type="float">
            <text:p>-36.8773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7695" calcext:value-type="float">
            <text:p>15482.937695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-36.968278" calcext:value-type="float">
            <text:p>-36.9682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8695" calcext:value-type="float">
            <text:p>15482.938695</text:p>
          </table:table-cell>
          <table:table-cell office:value-type="float" office:value="0.032179" calcext:value-type="float">
            <text:p>0.032179</text:p>
          </table:table-cell>
          <table:table-cell office:value-type="float" office:value="-37.057566" calcext:value-type="float">
            <text:p>-37.0575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39695" calcext:value-type="float">
            <text:p>15482.939695</text:p>
          </table:table-cell>
          <table:table-cell office:value-type="float" office:value="0.029827" calcext:value-type="float">
            <text:p>0.029827</text:p>
          </table:table-cell>
          <table:table-cell office:value-type="float" office:value="-37.148506" calcext:value-type="float">
            <text:p>-37.1485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0695" calcext:value-type="float">
            <text:p>15482.940695</text:p>
          </table:table-cell>
          <table:table-cell office:value-type="float" office:value="0.027475" calcext:value-type="float">
            <text:p>0.027475</text:p>
          </table:table-cell>
          <table:table-cell office:value-type="float" office:value="-37.237794" calcext:value-type="float">
            <text:p>-37.2377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1683" calcext:value-type="float">
            <text:p>15482.941683</text:p>
          </table:table-cell>
          <table:table-cell office:value-type="float" office:value="0.025122" calcext:value-type="float">
            <text:p>0.025122</text:p>
          </table:table-cell>
          <table:table-cell office:value-type="float" office:value="-37.327081" calcext:value-type="float">
            <text:p>-37.3270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2695" calcext:value-type="float">
            <text:p>15482.942695</text:p>
          </table:table-cell>
          <table:table-cell office:value-type="float" office:value="0.022769" calcext:value-type="float">
            <text:p>0.022769</text:p>
          </table:table-cell>
          <table:table-cell office:value-type="float" office:value="-37.418022" calcext:value-type="float">
            <text:p>-37.4180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3695" calcext:value-type="float">
            <text:p>15482.943695</text:p>
          </table:table-cell>
          <table:table-cell office:value-type="float" office:value="0.020415" calcext:value-type="float">
            <text:p>0.020415</text:p>
          </table:table-cell>
          <table:table-cell office:value-type="float" office:value="-37.507309" calcext:value-type="float">
            <text:p>-37.5073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4695" calcext:value-type="float">
            <text:p>15482.944695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-37.594943" calcext:value-type="float">
            <text:p>-37.5949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5694" calcext:value-type="float">
            <text:p>15482.94569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37.684231" calcext:value-type="float">
            <text:p>-37.6842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669" calcext:value-type="float">
            <text:p>15482.94669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-37.771865" calcext:value-type="float">
            <text:p>-37.7718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7686" calcext:value-type="float">
            <text:p>15482.947686</text:p>
          </table:table-cell>
          <table:table-cell office:value-type="float" office:value="0.010995" calcext:value-type="float">
            <text:p>0.010995</text:p>
          </table:table-cell>
          <table:table-cell office:value-type="float" office:value="-37.859498" calcext:value-type="float">
            <text:p>-37.8594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8688" calcext:value-type="float">
            <text:p>15482.948688</text:p>
          </table:table-cell>
          <table:table-cell office:value-type="float" office:value="0.008639" calcext:value-type="float">
            <text:p>0.008639</text:p>
          </table:table-cell>
          <table:table-cell office:value-type="float" office:value="-37.948786" calcext:value-type="float">
            <text:p>-37.9487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49695" calcext:value-type="float">
            <text:p>15482.949695</text:p>
          </table:table-cell>
          <table:table-cell office:value-type="float" office:value="0.006283" calcext:value-type="float">
            <text:p>0.006283</text:p>
          </table:table-cell>
          <table:table-cell office:value-type="float" office:value="-38.03642" calcext:value-type="float">
            <text:p>-38.036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0695" calcext:value-type="float">
            <text:p>15482.950695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-38.124054" calcext:value-type="float">
            <text:p>-38.1240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1684" calcext:value-type="float">
            <text:p>15482.951684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-38.210034" calcext:value-type="float">
            <text:p>-38.2100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2695" calcext:value-type="float">
            <text:p>15482.952695</text:p>
          </table:table-cell>
          <table:table-cell office:value-type="float" office:value="-0.000785" calcext:value-type="float">
            <text:p>-0.000785</text:p>
          </table:table-cell>
          <table:table-cell office:value-type="float" office:value="-38.297668" calcext:value-type="float">
            <text:p>-38.2976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3695" calcext:value-type="float">
            <text:p>15482.953695</text:p>
          </table:table-cell>
          <table:table-cell office:value-type="float" office:value="-0.003142" calcext:value-type="float">
            <text:p>-0.003142</text:p>
          </table:table-cell>
          <table:table-cell office:value-type="float" office:value="-38.383648" calcext:value-type="float">
            <text:p>-38.3836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4696" calcext:value-type="float">
            <text:p>15482.954696</text:p>
          </table:table-cell>
          <table:table-cell office:value-type="float" office:value="-0.005498" calcext:value-type="float">
            <text:p>-0.005498</text:p>
          </table:table-cell>
          <table:table-cell office:value-type="float" office:value="-38.469629" calcext:value-type="float">
            <text:p>-38.4696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5695" calcext:value-type="float">
            <text:p>15482.955695</text:p>
          </table:table-cell>
          <table:table-cell office:value-type="float" office:value="-0.007854" calcext:value-type="float">
            <text:p>-0.007854</text:p>
          </table:table-cell>
          <table:table-cell office:value-type="float" office:value="-38.555609" calcext:value-type="float">
            <text:p>-38.5556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6684" calcext:value-type="float">
            <text:p>15482.956684</text:p>
          </table:table-cell>
          <table:table-cell office:value-type="float" office:value="-0.010209" calcext:value-type="float">
            <text:p>-0.010209</text:p>
          </table:table-cell>
          <table:table-cell office:value-type="float" office:value="-38.639936" calcext:value-type="float">
            <text:p>-38.6399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7685" calcext:value-type="float">
            <text:p>15482.957685</text:p>
          </table:table-cell>
          <table:table-cell office:value-type="float" office:value="-0.012565" calcext:value-type="float">
            <text:p>-0.012565</text:p>
          </table:table-cell>
          <table:table-cell office:value-type="float" office:value="-38.725917" calcext:value-type="float">
            <text:p>-38.7259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8684" calcext:value-type="float">
            <text:p>15482.958684</text:p>
          </table:table-cell>
          <table:table-cell office:value-type="float" office:value="-0.01492" calcext:value-type="float">
            <text:p>-0.01492</text:p>
          </table:table-cell>
          <table:table-cell office:value-type="float" office:value="-38.810244" calcext:value-type="float">
            <text:p>-38.8102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59695" calcext:value-type="float">
            <text:p>15482.959695</text:p>
          </table:table-cell>
          <table:table-cell office:value-type="float" office:value="-0.017275" calcext:value-type="float">
            <text:p>-0.017275</text:p>
          </table:table-cell>
          <table:table-cell office:value-type="float" office:value="-38.894571" calcext:value-type="float">
            <text:p>-38.8945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0694" calcext:value-type="float">
            <text:p>15482.960694</text:p>
          </table:table-cell>
          <table:table-cell office:value-type="float" office:value="-0.01963" calcext:value-type="float">
            <text:p>-0.01963</text:p>
          </table:table-cell>
          <table:table-cell office:value-type="float" office:value="-38.978897" calcext:value-type="float">
            <text:p>-38.9788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1695" calcext:value-type="float">
            <text:p>15482.961695</text:p>
          </table:table-cell>
          <table:table-cell office:value-type="float" office:value="-0.021984" calcext:value-type="float">
            <text:p>-0.021984</text:p>
          </table:table-cell>
          <table:table-cell office:value-type="float" office:value="-39.063224" calcext:value-type="float">
            <text:p>-39.0632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2687" calcext:value-type="float">
            <text:p>15482.962687</text:p>
          </table:table-cell>
          <table:table-cell office:value-type="float" office:value="-0.024338" calcext:value-type="float">
            <text:p>-0.024338</text:p>
          </table:table-cell>
          <table:table-cell office:value-type="float" office:value="-39.145898" calcext:value-type="float">
            <text:p>-39.1458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3684" calcext:value-type="float">
            <text:p>15482.963684</text:p>
          </table:table-cell>
          <table:table-cell office:value-type="float" office:value="-0.026691" calcext:value-type="float">
            <text:p>-0.026691</text:p>
          </table:table-cell>
          <table:table-cell office:value-type="float" office:value="-39.228571" calcext:value-type="float">
            <text:p>-39.2285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4685" calcext:value-type="float">
            <text:p>15482.964685</text:p>
          </table:table-cell>
          <table:table-cell office:value-type="float" office:value="-0.029043" calcext:value-type="float">
            <text:p>-0.029043</text:p>
          </table:table-cell>
          <table:table-cell office:value-type="float" office:value="-39.311245" calcext:value-type="float">
            <text:p>-39.3112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5696" calcext:value-type="float">
            <text:p>15482.965696</text:p>
          </table:table-cell>
          <table:table-cell office:value-type="float" office:value="-0.031395" calcext:value-type="float">
            <text:p>-0.031395</text:p>
          </table:table-cell>
          <table:table-cell office:value-type="float" office:value="-39.395572" calcext:value-type="float">
            <text:p>-39.3955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6695" calcext:value-type="float">
            <text:p>15482.966695</text:p>
          </table:table-cell>
          <table:table-cell office:value-type="float" office:value="-0.033746" calcext:value-type="float">
            <text:p>-0.033746</text:p>
          </table:table-cell>
          <table:table-cell office:value-type="float" office:value="-39.476592" calcext:value-type="float">
            <text:p>-39.4765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7695" calcext:value-type="float">
            <text:p>15482.967695</text:p>
          </table:table-cell>
          <table:table-cell office:value-type="float" office:value="-0.036097" calcext:value-type="float">
            <text:p>-0.036097</text:p>
          </table:table-cell>
          <table:table-cell office:value-type="float" office:value="-39.559265" calcext:value-type="float">
            <text:p>-39.5592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8695" calcext:value-type="float">
            <text:p>15482.968695</text:p>
          </table:table-cell>
          <table:table-cell office:value-type="float" office:value="-0.038447" calcext:value-type="float">
            <text:p>-0.038447</text:p>
          </table:table-cell>
          <table:table-cell office:value-type="float" office:value="-39.640285" calcext:value-type="float">
            <text:p>-39.6402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69695" calcext:value-type="float">
            <text:p>15482.969695</text:p>
          </table:table-cell>
          <table:table-cell office:value-type="float" office:value="-0.040795" calcext:value-type="float">
            <text:p>-0.040795</text:p>
          </table:table-cell>
          <table:table-cell office:value-type="float" office:value="-39.721305" calcext:value-type="float">
            <text:p>-39.7213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0695" calcext:value-type="float">
            <text:p>15482.970695</text:p>
          </table:table-cell>
          <table:table-cell office:value-type="float" office:value="-0.043143" calcext:value-type="float">
            <text:p>-0.043143</text:p>
          </table:table-cell>
          <table:table-cell office:value-type="float" office:value="-39.802325" calcext:value-type="float">
            <text:p>-39.8023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1682" calcext:value-type="float">
            <text:p>15482.971682</text:p>
          </table:table-cell>
          <table:table-cell office:value-type="float" office:value="-0.04549" calcext:value-type="float">
            <text:p>-0.04549</text:p>
          </table:table-cell>
          <table:table-cell office:value-type="float" office:value="-39.881692" calcext:value-type="float">
            <text:p>-39.8816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2683" calcext:value-type="float">
            <text:p>15482.972683</text:p>
          </table:table-cell>
          <table:table-cell office:value-type="float" office:value="-0.047836" calcext:value-type="float">
            <text:p>-0.047836</text:p>
          </table:table-cell>
          <table:table-cell office:value-type="float" office:value="-39.961059" calcext:value-type="float">
            <text:p>-39.9610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3682" calcext:value-type="float">
            <text:p>15482.973682</text:p>
          </table:table-cell>
          <table:table-cell office:value-type="float" office:value="-0.050181" calcext:value-type="float">
            <text:p>-0.050181</text:p>
          </table:table-cell>
          <table:table-cell office:value-type="float" office:value="-40.042079" calcext:value-type="float">
            <text:p>-40.0420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4695" calcext:value-type="float">
            <text:p>15482.974695</text:p>
          </table:table-cell>
          <table:table-cell office:value-type="float" office:value="-0.052525" calcext:value-type="float">
            <text:p>-0.052525</text:p>
          </table:table-cell>
          <table:table-cell office:value-type="float" office:value="-40.121445" calcext:value-type="float">
            <text:p>-40.1214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5695" calcext:value-type="float">
            <text:p>15482.975695</text:p>
          </table:table-cell>
          <table:table-cell office:value-type="float" office:value="-0.054867" calcext:value-type="float">
            <text:p>-0.054867</text:p>
          </table:table-cell>
          <table:table-cell office:value-type="float" office:value="-40.200812" calcext:value-type="float">
            <text:p>-40.2008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6683" calcext:value-type="float">
            <text:p>15482.976683</text:p>
          </table:table-cell>
          <table:table-cell office:value-type="float" office:value="-0.057209" calcext:value-type="float">
            <text:p>-0.057209</text:p>
          </table:table-cell>
          <table:table-cell office:value-type="float" office:value="-40.278525" calcext:value-type="float">
            <text:p>-40.2785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7695" calcext:value-type="float">
            <text:p>15482.977695</text:p>
          </table:table-cell>
          <table:table-cell office:value-type="float" office:value="-0.059549" calcext:value-type="float">
            <text:p>-0.059549</text:p>
          </table:table-cell>
          <table:table-cell office:value-type="float" office:value="-40.357891" calcext:value-type="float">
            <text:p>-40.3578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8696" calcext:value-type="float">
            <text:p>15482.978696</text:p>
          </table:table-cell>
          <table:table-cell office:value-type="float" office:value="-0.061887" calcext:value-type="float">
            <text:p>-0.061887</text:p>
          </table:table-cell>
          <table:table-cell office:value-type="float" office:value="-40.435604" calcext:value-type="float">
            <text:p>-40.4356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79695" calcext:value-type="float">
            <text:p>15482.979695</text:p>
          </table:table-cell>
          <table:table-cell office:value-type="float" office:value="-0.064225" calcext:value-type="float">
            <text:p>-0.064225</text:p>
          </table:table-cell>
          <table:table-cell office:value-type="float" office:value="-40.513317" calcext:value-type="float">
            <text:p>-40.5133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0683" calcext:value-type="float">
            <text:p>15482.980683</text:p>
          </table:table-cell>
          <table:table-cell office:value-type="float" office:value="-0.066561" calcext:value-type="float">
            <text:p>-0.066561</text:p>
          </table:table-cell>
          <table:table-cell office:value-type="float" office:value="-40.589377" calcext:value-type="float">
            <text:p>-40.5893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1695" calcext:value-type="float">
            <text:p>15482.981695</text:p>
          </table:table-cell>
          <table:table-cell office:value-type="float" office:value="-0.068895" calcext:value-type="float">
            <text:p>-0.068895</text:p>
          </table:table-cell>
          <table:table-cell office:value-type="float" office:value="-40.66709" calcext:value-type="float">
            <text:p>-40.667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2695" calcext:value-type="float">
            <text:p>15482.982695</text:p>
          </table:table-cell>
          <table:table-cell office:value-type="float" office:value="-0.071228" calcext:value-type="float">
            <text:p>-0.071228</text:p>
          </table:table-cell>
          <table:table-cell office:value-type="float" office:value="-40.744803" calcext:value-type="float">
            <text:p>-40.7448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3695" calcext:value-type="float">
            <text:p>15482.983695</text:p>
          </table:table-cell>
          <table:table-cell office:value-type="float" office:value="-0.073559" calcext:value-type="float">
            <text:p>-0.073559</text:p>
          </table:table-cell>
          <table:table-cell office:value-type="float" office:value="-40.820863" calcext:value-type="float">
            <text:p>-40.8208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4695" calcext:value-type="float">
            <text:p>15482.984695</text:p>
          </table:table-cell>
          <table:table-cell office:value-type="float" office:value="-0.075889" calcext:value-type="float">
            <text:p>-0.075889</text:p>
          </table:table-cell>
          <table:table-cell office:value-type="float" office:value="-40.896922" calcext:value-type="float">
            <text:p>-40.8969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5695" calcext:value-type="float">
            <text:p>15482.985695</text:p>
          </table:table-cell>
          <table:table-cell office:value-type="float" office:value="-0.078217" calcext:value-type="float">
            <text:p>-0.078217</text:p>
          </table:table-cell>
          <table:table-cell office:value-type="float" office:value="-40.972982" calcext:value-type="float">
            <text:p>-40.9729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6695" calcext:value-type="float">
            <text:p>15482.986695</text:p>
          </table:table-cell>
          <table:table-cell office:value-type="float" office:value="-0.080544" calcext:value-type="float">
            <text:p>-0.080544</text:p>
          </table:table-cell>
          <table:table-cell office:value-type="float" office:value="-41.047388" calcext:value-type="float">
            <text:p>-41.0473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7695" calcext:value-type="float">
            <text:p>15482.987695</text:p>
          </table:table-cell>
          <table:table-cell office:value-type="float" office:value="-0.082868" calcext:value-type="float">
            <text:p>-0.082868</text:p>
          </table:table-cell>
          <table:table-cell office:value-type="float" office:value="-41.121794" calcext:value-type="float">
            <text:p>-41.1217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8695" calcext:value-type="float">
            <text:p>15482.988695</text:p>
          </table:table-cell>
          <table:table-cell office:value-type="float" office:value="-0.085191" calcext:value-type="float">
            <text:p>-0.085191</text:p>
          </table:table-cell>
          <table:table-cell office:value-type="float" office:value="-41.197854" calcext:value-type="float">
            <text:p>-41.1978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89695" calcext:value-type="float">
            <text:p>15482.989695</text:p>
          </table:table-cell>
          <table:table-cell office:value-type="float" office:value="-0.087512" calcext:value-type="float">
            <text:p>-0.087512</text:p>
          </table:table-cell>
          <table:table-cell office:value-type="float" office:value="-41.270607" calcext:value-type="float">
            <text:p>-41.2706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0695" calcext:value-type="float">
            <text:p>15482.990695</text:p>
          </table:table-cell>
          <table:table-cell office:value-type="float" office:value="-0.08983" calcext:value-type="float">
            <text:p>-0.08983</text:p>
          </table:table-cell>
          <table:table-cell office:value-type="float" office:value="-41.345013" calcext:value-type="float">
            <text:p>-41.3450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1695" calcext:value-type="float">
            <text:p>15482.991695</text:p>
          </table:table-cell>
          <table:table-cell office:value-type="float" office:value="-0.092147" calcext:value-type="float">
            <text:p>-0.092147</text:p>
          </table:table-cell>
          <table:table-cell office:value-type="float" office:value="-41.417765" calcext:value-type="float">
            <text:p>-41.4177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2695" calcext:value-type="float">
            <text:p>15482.992695</text:p>
          </table:table-cell>
          <table:table-cell office:value-type="float" office:value="-0.094462" calcext:value-type="float">
            <text:p>-0.094462</text:p>
          </table:table-cell>
          <table:table-cell office:value-type="float" office:value="-41.490518" calcext:value-type="float">
            <text:p>-41.4905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3694" calcext:value-type="float">
            <text:p>15482.993694</text:p>
          </table:table-cell>
          <table:table-cell office:value-type="float" office:value="-0.096775" calcext:value-type="float">
            <text:p>-0.096775</text:p>
          </table:table-cell>
          <table:table-cell office:value-type="float" office:value="-41.563271" calcext:value-type="float">
            <text:p>-41.5632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4695" calcext:value-type="float">
            <text:p>15482.994695</text:p>
          </table:table-cell>
          <table:table-cell office:value-type="float" office:value="-0.099085" calcext:value-type="float">
            <text:p>-0.099085</text:p>
          </table:table-cell>
          <table:table-cell office:value-type="float" office:value="-41.63437" calcext:value-type="float">
            <text:p>-41.634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5695" calcext:value-type="float">
            <text:p>15482.995695</text:p>
          </table:table-cell>
          <table:table-cell office:value-type="float" office:value="-0.101394" calcext:value-type="float">
            <text:p>-0.101394</text:p>
          </table:table-cell>
          <table:table-cell office:value-type="float" office:value="-41.705469" calcext:value-type="float">
            <text:p>-41.7054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6695" calcext:value-type="float">
            <text:p>15482.996695</text:p>
          </table:table-cell>
          <table:table-cell office:value-type="float" office:value="-0.1037" calcext:value-type="float">
            <text:p>-0.1037</text:p>
          </table:table-cell>
          <table:table-cell office:value-type="float" office:value="-41.778222" calcext:value-type="float">
            <text:p>-41.7782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7694" calcext:value-type="float">
            <text:p>15482.997694</text:p>
          </table:table-cell>
          <table:table-cell office:value-type="float" office:value="-0.106004" calcext:value-type="float">
            <text:p>-0.106004</text:p>
          </table:table-cell>
          <table:table-cell office:value-type="float" office:value="-41.847668" calcext:value-type="float">
            <text:p>-41.8476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8695" calcext:value-type="float">
            <text:p>15482.998695</text:p>
          </table:table-cell>
          <table:table-cell office:value-type="float" office:value="-0.108305" calcext:value-type="float">
            <text:p>-0.108305</text:p>
          </table:table-cell>
          <table:table-cell office:value-type="float" office:value="-41.918767" calcext:value-type="float">
            <text:p>-41.9187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.999695" calcext:value-type="float">
            <text:p>15482.999695</text:p>
          </table:table-cell>
          <table:table-cell office:value-type="float" office:value="-0.110604" calcext:value-type="float">
            <text:p>-0.110604</text:p>
          </table:table-cell>
          <table:table-cell office:value-type="float" office:value="-41.988213" calcext:value-type="float">
            <text:p>-41.9882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0695" calcext:value-type="float">
            <text:p>15483.000695</text:p>
          </table:table-cell>
          <table:table-cell office:value-type="float" office:value="-0.112901" calcext:value-type="float">
            <text:p>-0.112901</text:p>
          </table:table-cell>
          <table:table-cell office:value-type="float" office:value="-42.057658" calcext:value-type="float">
            <text:p>-42.0576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1695" calcext:value-type="float">
            <text:p>15483.001695</text:p>
          </table:table-cell>
          <table:table-cell office:value-type="float" office:value="-0.115195" calcext:value-type="float">
            <text:p>-0.115195</text:p>
          </table:table-cell>
          <table:table-cell office:value-type="float" office:value="-42.127104" calcext:value-type="float">
            <text:p>-42.1271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2695" calcext:value-type="float">
            <text:p>15483.002695</text:p>
          </table:table-cell>
          <table:table-cell office:value-type="float" office:value="-0.117486" calcext:value-type="float">
            <text:p>-0.117486</text:p>
          </table:table-cell>
          <table:table-cell office:value-type="float" office:value="-42.194896" calcext:value-type="float">
            <text:p>-42.1948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3695" calcext:value-type="float">
            <text:p>15483.003695</text:p>
          </table:table-cell>
          <table:table-cell office:value-type="float" office:value="-0.119775" calcext:value-type="float">
            <text:p>-0.119775</text:p>
          </table:table-cell>
          <table:table-cell office:value-type="float" office:value="-42.262689" calcext:value-type="float">
            <text:p>-42.2626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4694" calcext:value-type="float">
            <text:p>15483.004694</text:p>
          </table:table-cell>
          <table:table-cell office:value-type="float" office:value="-0.122061" calcext:value-type="float">
            <text:p>-0.122061</text:p>
          </table:table-cell>
          <table:table-cell office:value-type="float" office:value="-42.330481" calcext:value-type="float">
            <text:p>-42.3304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5683" calcext:value-type="float">
            <text:p>15483.005683</text:p>
          </table:table-cell>
          <table:table-cell office:value-type="float" office:value="-0.124345" calcext:value-type="float">
            <text:p>-0.124345</text:p>
          </table:table-cell>
          <table:table-cell office:value-type="float" office:value="-42.398273" calcext:value-type="float">
            <text:p>-42.3982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6696" calcext:value-type="float">
            <text:p>15483.006696</text:p>
          </table:table-cell>
          <table:table-cell office:value-type="float" office:value="-0.126626" calcext:value-type="float">
            <text:p>-0.126626</text:p>
          </table:table-cell>
          <table:table-cell office:value-type="float" office:value="-42.466065" calcext:value-type="float">
            <text:p>-42.4660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7695" calcext:value-type="float">
            <text:p>15483.007695</text:p>
          </table:table-cell>
          <table:table-cell office:value-type="float" office:value="-0.128904" calcext:value-type="float">
            <text:p>-0.128904</text:p>
          </table:table-cell>
          <table:table-cell office:value-type="float" office:value="-42.532204" calcext:value-type="float">
            <text:p>-42.5322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8694" calcext:value-type="float">
            <text:p>15483.008694</text:p>
          </table:table-cell>
          <table:table-cell office:value-type="float" office:value="-0.131179" calcext:value-type="float">
            <text:p>-0.131179</text:p>
          </table:table-cell>
          <table:table-cell office:value-type="float" office:value="-42.598343" calcext:value-type="float">
            <text:p>-42.5983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09695" calcext:value-type="float">
            <text:p>15483.009695</text:p>
          </table:table-cell>
          <table:table-cell office:value-type="float" office:value="-0.133451" calcext:value-type="float">
            <text:p>-0.133451</text:p>
          </table:table-cell>
          <table:table-cell office:value-type="float" office:value="-42.664482" calcext:value-type="float">
            <text:p>-42.6644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0683" calcext:value-type="float">
            <text:p>15483.010683</text:p>
          </table:table-cell>
          <table:table-cell office:value-type="float" office:value="-0.13572" calcext:value-type="float">
            <text:p>-0.13572</text:p>
          </table:table-cell>
          <table:table-cell office:value-type="float" office:value="-42.728967" calcext:value-type="float">
            <text:p>-42.7289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1695" calcext:value-type="float">
            <text:p>15483.011695</text:p>
          </table:table-cell>
          <table:table-cell office:value-type="float" office:value="-0.137986" calcext:value-type="float">
            <text:p>-0.137986</text:p>
          </table:table-cell>
          <table:table-cell office:value-type="float" office:value="-42.793452" calcext:value-type="float">
            <text:p>-42.7934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2695" calcext:value-type="float">
            <text:p>15483.012695</text:p>
          </table:table-cell>
          <table:table-cell office:value-type="float" office:value="-0.14025" calcext:value-type="float">
            <text:p>-0.14025</text:p>
          </table:table-cell>
          <table:table-cell office:value-type="float" office:value="-42.857938" calcext:value-type="float">
            <text:p>-42.8579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3695" calcext:value-type="float">
            <text:p>15483.013695</text:p>
          </table:table-cell>
          <table:table-cell office:value-type="float" office:value="-0.14251" calcext:value-type="float">
            <text:p>-0.14251</text:p>
          </table:table-cell>
          <table:table-cell office:value-type="float" office:value="-42.922423" calcext:value-type="float">
            <text:p>-42.9224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4695" calcext:value-type="float">
            <text:p>15483.014695</text:p>
          </table:table-cell>
          <table:table-cell office:value-type="float" office:value="-0.144767" calcext:value-type="float">
            <text:p>-0.144767</text:p>
          </table:table-cell>
          <table:table-cell office:value-type="float" office:value="-42.985255" calcext:value-type="float">
            <text:p>-42.9852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5695" calcext:value-type="float">
            <text:p>15483.015695</text:p>
          </table:table-cell>
          <table:table-cell office:value-type="float" office:value="-0.14702" calcext:value-type="float">
            <text:p>-0.14702</text:p>
          </table:table-cell>
          <table:table-cell office:value-type="float" office:value="-43.048087" calcext:value-type="float">
            <text:p>-43.0480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6695" calcext:value-type="float">
            <text:p>15483.016695</text:p>
          </table:table-cell>
          <table:table-cell office:value-type="float" office:value="-0.149271" calcext:value-type="float">
            <text:p>-0.149271</text:p>
          </table:table-cell>
          <table:table-cell office:value-type="float" office:value="-43.110919" calcext:value-type="float">
            <text:p>-43.1109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7694" calcext:value-type="float">
            <text:p>15483.017694</text:p>
          </table:table-cell>
          <table:table-cell office:value-type="float" office:value="-0.151518" calcext:value-type="float">
            <text:p>-0.151518</text:p>
          </table:table-cell>
          <table:table-cell office:value-type="float" office:value="-43.17375" calcext:value-type="float">
            <text:p>-43.173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8695" calcext:value-type="float">
            <text:p>15483.018695</text:p>
          </table:table-cell>
          <table:table-cell office:value-type="float" office:value="-0.153761" calcext:value-type="float">
            <text:p>-0.153761</text:p>
          </table:table-cell>
          <table:table-cell office:value-type="float" office:value="-43.234929" calcext:value-type="float">
            <text:p>-43.2349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19695" calcext:value-type="float">
            <text:p>15483.019695</text:p>
          </table:table-cell>
          <table:table-cell office:value-type="float" office:value="-0.156002" calcext:value-type="float">
            <text:p>-0.156002</text:p>
          </table:table-cell>
          <table:table-cell office:value-type="float" office:value="-43.296107" calcext:value-type="float">
            <text:p>-43.2961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0695" calcext:value-type="float">
            <text:p>15483.020695</text:p>
          </table:table-cell>
          <table:table-cell office:value-type="float" office:value="-0.158238" calcext:value-type="float">
            <text:p>-0.158238</text:p>
          </table:table-cell>
          <table:table-cell office:value-type="float" office:value="-43.357286" calcext:value-type="float">
            <text:p>-43.3572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1682" calcext:value-type="float">
            <text:p>15483.021682</text:p>
          </table:table-cell>
          <table:table-cell office:value-type="float" office:value="-0.160472" calcext:value-type="float">
            <text:p>-0.160472</text:p>
          </table:table-cell>
          <table:table-cell office:value-type="float" office:value="-43.41681" calcext:value-type="float">
            <text:p>-43.416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2683" calcext:value-type="float">
            <text:p>15483.022683</text:p>
          </table:table-cell>
          <table:table-cell office:value-type="float" office:value="-0.162702" calcext:value-type="float">
            <text:p>-0.162702</text:p>
          </table:table-cell>
          <table:table-cell office:value-type="float" office:value="-43.477989" calcext:value-type="float">
            <text:p>-43.4779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3683" calcext:value-type="float">
            <text:p>15483.023683</text:p>
          </table:table-cell>
          <table:table-cell office:value-type="float" office:value="-0.164928" calcext:value-type="float">
            <text:p>-0.164928</text:p>
          </table:table-cell>
          <table:table-cell office:value-type="float" office:value="-43.537514" calcext:value-type="float">
            <text:p>-43.5375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4683" calcext:value-type="float">
            <text:p>15483.024683</text:p>
          </table:table-cell>
          <table:table-cell office:value-type="float" office:value="-0.16715" calcext:value-type="float">
            <text:p>-0.16715</text:p>
          </table:table-cell>
          <table:table-cell office:value-type="float" office:value="-43.595385" calcext:value-type="float">
            <text:p>-43.5953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5695" calcext:value-type="float">
            <text:p>15483.025695</text:p>
          </table:table-cell>
          <table:table-cell office:value-type="float" office:value="-0.169369" calcext:value-type="float">
            <text:p>-0.169369</text:p>
          </table:table-cell>
          <table:table-cell office:value-type="float" office:value="-43.65491" calcext:value-type="float">
            <text:p>-43.654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6683" calcext:value-type="float">
            <text:p>15483.026683</text:p>
          </table:table-cell>
          <table:table-cell office:value-type="float" office:value="-0.171584" calcext:value-type="float">
            <text:p>-0.171584</text:p>
          </table:table-cell>
          <table:table-cell office:value-type="float" office:value="-43.712782" calcext:value-type="float">
            <text:p>-43.7127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7695" calcext:value-type="float">
            <text:p>15483.027695</text:p>
          </table:table-cell>
          <table:table-cell office:value-type="float" office:value="-0.173795" calcext:value-type="float">
            <text:p>-0.173795</text:p>
          </table:table-cell>
          <table:table-cell office:value-type="float" office:value="-43.770653" calcext:value-type="float">
            <text:p>-43.7706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8695" calcext:value-type="float">
            <text:p>15483.028695</text:p>
          </table:table-cell>
          <table:table-cell office:value-type="float" office:value="-0.176003" calcext:value-type="float">
            <text:p>-0.176003</text:p>
          </table:table-cell>
          <table:table-cell office:value-type="float" office:value="-43.826871" calcext:value-type="float">
            <text:p>-43.8268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29695" calcext:value-type="float">
            <text:p>15483.029695</text:p>
          </table:table-cell>
          <table:table-cell office:value-type="float" office:value="-0.178206" calcext:value-type="float">
            <text:p>-0.178206</text:p>
          </table:table-cell>
          <table:table-cell office:value-type="float" office:value="-43.883089" calcext:value-type="float">
            <text:p>-43.8830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0695" calcext:value-type="float">
            <text:p>15483.030695</text:p>
          </table:table-cell>
          <table:table-cell office:value-type="float" office:value="-0.180405" calcext:value-type="float">
            <text:p>-0.180405</text:p>
          </table:table-cell>
          <table:table-cell office:value-type="float" office:value="-43.939307" calcext:value-type="float">
            <text:p>-43.9393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1695" calcext:value-type="float">
            <text:p>15483.031695</text:p>
          </table:table-cell>
          <table:table-cell office:value-type="float" office:value="-0.182601" calcext:value-type="float">
            <text:p>-0.182601</text:p>
          </table:table-cell>
          <table:table-cell office:value-type="float" office:value="-43.995525" calcext:value-type="float">
            <text:p>-43.9955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2695" calcext:value-type="float">
            <text:p>15483.032695</text:p>
          </table:table-cell>
          <table:table-cell office:value-type="float" office:value="-0.184792" calcext:value-type="float">
            <text:p>-0.184792</text:p>
          </table:table-cell>
          <table:table-cell office:value-type="float" office:value="-44.050089" calcext:value-type="float">
            <text:p>-44.0500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3695" calcext:value-type="float">
            <text:p>15483.033695</text:p>
          </table:table-cell>
          <table:table-cell office:value-type="float" office:value="-0.18698" calcext:value-type="float">
            <text:p>-0.18698</text:p>
          </table:table-cell>
          <table:table-cell office:value-type="float" office:value="-44.106307" calcext:value-type="float">
            <text:p>-44.1063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4695" calcext:value-type="float">
            <text:p>15483.034695</text:p>
          </table:table-cell>
          <table:table-cell office:value-type="float" office:value="-0.189163" calcext:value-type="float">
            <text:p>-0.189163</text:p>
          </table:table-cell>
          <table:table-cell office:value-type="float" office:value="-44.159218" calcext:value-type="float">
            <text:p>-44.1592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5695" calcext:value-type="float">
            <text:p>15483.035695</text:p>
          </table:table-cell>
          <table:table-cell office:value-type="float" office:value="-0.191342" calcext:value-type="float">
            <text:p>-0.191342</text:p>
          </table:table-cell>
          <table:table-cell office:value-type="float" office:value="-44.213783" calcext:value-type="float">
            <text:p>-44.2137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6695" calcext:value-type="float">
            <text:p>15483.036695</text:p>
          </table:table-cell>
          <table:table-cell office:value-type="float" office:value="-0.193516" calcext:value-type="float">
            <text:p>-0.193516</text:p>
          </table:table-cell>
          <table:table-cell office:value-type="float" office:value="-44.266694" calcext:value-type="float">
            <text:p>-44.2666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7683" calcext:value-type="float">
            <text:p>15483.037683</text:p>
          </table:table-cell>
          <table:table-cell office:value-type="float" office:value="-0.195687" calcext:value-type="float">
            <text:p>-0.195687</text:p>
          </table:table-cell>
          <table:table-cell office:value-type="float" office:value="-44.319605" calcext:value-type="float">
            <text:p>-44.3196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8683" calcext:value-type="float">
            <text:p>15483.038683</text:p>
          </table:table-cell>
          <table:table-cell office:value-type="float" office:value="-0.197853" calcext:value-type="float">
            <text:p>-0.197853</text:p>
          </table:table-cell>
          <table:table-cell office:value-type="float" office:value="-44.370863" calcext:value-type="float">
            <text:p>-44.3708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39695" calcext:value-type="float">
            <text:p>15483.039695</text:p>
          </table:table-cell>
          <table:table-cell office:value-type="float" office:value="-0.200015" calcext:value-type="float">
            <text:p>-0.200015</text:p>
          </table:table-cell>
          <table:table-cell office:value-type="float" office:value="-44.423774" calcext:value-type="float">
            <text:p>-44.4237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0695" calcext:value-type="float">
            <text:p>15483.040695</text:p>
          </table:table-cell>
          <table:table-cell office:value-type="float" office:value="-0.202172" calcext:value-type="float">
            <text:p>-0.202172</text:p>
          </table:table-cell>
          <table:table-cell office:value-type="float" office:value="-44.475031" calcext:value-type="float">
            <text:p>-44.4750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1695" calcext:value-type="float">
            <text:p>15483.041695</text:p>
          </table:table-cell>
          <table:table-cell office:value-type="float" office:value="-0.204325" calcext:value-type="float">
            <text:p>-0.204325</text:p>
          </table:table-cell>
          <table:table-cell office:value-type="float" office:value="-44.524635" calcext:value-type="float">
            <text:p>-44.5246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2695" calcext:value-type="float">
            <text:p>15483.042695</text:p>
          </table:table-cell>
          <table:table-cell office:value-type="float" office:value="-0.206473" calcext:value-type="float">
            <text:p>-0.206473</text:p>
          </table:table-cell>
          <table:table-cell office:value-type="float" office:value="-44.575893" calcext:value-type="float">
            <text:p>-44.5758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3696" calcext:value-type="float">
            <text:p>15483.043696</text:p>
          </table:table-cell>
          <table:table-cell office:value-type="float" office:value="-0.208616" calcext:value-type="float">
            <text:p>-0.208616</text:p>
          </table:table-cell>
          <table:table-cell office:value-type="float" office:value="-44.625497" calcext:value-type="float">
            <text:p>-44.6254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4695" calcext:value-type="float">
            <text:p>15483.044695</text:p>
          </table:table-cell>
          <table:table-cell office:value-type="float" office:value="-0.210755" calcext:value-type="float">
            <text:p>-0.210755</text:p>
          </table:table-cell>
          <table:table-cell office:value-type="float" office:value="-44.675101" calcext:value-type="float">
            <text:p>-44.6751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5695" calcext:value-type="float">
            <text:p>15483.045695</text:p>
          </table:table-cell>
          <table:table-cell office:value-type="float" office:value="-0.21289" calcext:value-type="float">
            <text:p>-0.21289</text:p>
          </table:table-cell>
          <table:table-cell office:value-type="float" office:value="-44.723052" calcext:value-type="float">
            <text:p>-44.7230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6695" calcext:value-type="float">
            <text:p>15483.046695</text:p>
          </table:table-cell>
          <table:table-cell office:value-type="float" office:value="-0.215019" calcext:value-type="float">
            <text:p>-0.215019</text:p>
          </table:table-cell>
          <table:table-cell office:value-type="float" office:value="-44.771002" calcext:value-type="float">
            <text:p>-44.7710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7695" calcext:value-type="float">
            <text:p>15483.047695</text:p>
          </table:table-cell>
          <table:table-cell office:value-type="float" office:value="-0.217144" calcext:value-type="float">
            <text:p>-0.217144</text:p>
          </table:table-cell>
          <table:table-cell office:value-type="float" office:value="-44.818953" calcext:value-type="float">
            <text:p>-44.8189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8695" calcext:value-type="float">
            <text:p>15483.048695</text:p>
          </table:table-cell>
          <table:table-cell office:value-type="float" office:value="-0.219264" calcext:value-type="float">
            <text:p>-0.219264</text:p>
          </table:table-cell>
          <table:table-cell office:value-type="float" office:value="-44.86525" calcext:value-type="float">
            <text:p>-44.865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49695" calcext:value-type="float">
            <text:p>15483.049695</text:p>
          </table:table-cell>
          <table:table-cell office:value-type="float" office:value="-0.221379" calcext:value-type="float">
            <text:p>-0.221379</text:p>
          </table:table-cell>
          <table:table-cell office:value-type="float" office:value="-44.911547" calcext:value-type="float">
            <text:p>-44.9115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0695" calcext:value-type="float">
            <text:p>15483.050695</text:p>
          </table:table-cell>
          <table:table-cell office:value-type="float" office:value="-0.223489" calcext:value-type="float">
            <text:p>-0.223489</text:p>
          </table:table-cell>
          <table:table-cell office:value-type="float" office:value="-44.957844" calcext:value-type="float">
            <text:p>-44.9578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1694" calcext:value-type="float">
            <text:p>15483.051694</text:p>
          </table:table-cell>
          <table:table-cell office:value-type="float" office:value="-0.225595" calcext:value-type="float">
            <text:p>-0.225595</text:p>
          </table:table-cell>
          <table:table-cell office:value-type="float" office:value="-45.002488" calcext:value-type="float">
            <text:p>-45.0024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2694" calcext:value-type="float">
            <text:p>15483.052694</text:p>
          </table:table-cell>
          <table:table-cell office:value-type="float" office:value="-0.227695" calcext:value-type="float">
            <text:p>-0.227695</text:p>
          </table:table-cell>
          <table:table-cell office:value-type="float" office:value="-45.048785" calcext:value-type="float">
            <text:p>-45.0487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3694" calcext:value-type="float">
            <text:p>15483.053694</text:p>
          </table:table-cell>
          <table:table-cell office:value-type="float" office:value="-0.22979" calcext:value-type="float">
            <text:p>-0.22979</text:p>
          </table:table-cell>
          <table:table-cell office:value-type="float" office:value="-45.091775" calcext:value-type="float">
            <text:p>-45.0917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4695" calcext:value-type="float">
            <text:p>15483.054695</text:p>
          </table:table-cell>
          <table:table-cell office:value-type="float" office:value="-0.23188" calcext:value-type="float">
            <text:p>-0.23188</text:p>
          </table:table-cell>
          <table:table-cell office:value-type="float" office:value="-45.136419" calcext:value-type="float">
            <text:p>-45.1364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5694" calcext:value-type="float">
            <text:p>15483.055694</text:p>
          </table:table-cell>
          <table:table-cell office:value-type="float" office:value="-0.233965" calcext:value-type="float">
            <text:p>-0.233965</text:p>
          </table:table-cell>
          <table:table-cell office:value-type="float" office:value="-45.179409" calcext:value-type="float">
            <text:p>-45.1794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6695" calcext:value-type="float">
            <text:p>15483.056695</text:p>
          </table:table-cell>
          <table:table-cell office:value-type="float" office:value="-0.236045" calcext:value-type="float">
            <text:p>-0.236045</text:p>
          </table:table-cell>
          <table:table-cell office:value-type="float" office:value="-45.2224" calcext:value-type="float">
            <text:p>-45.22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7695" calcext:value-type="float">
            <text:p>15483.057695</text:p>
          </table:table-cell>
          <table:table-cell office:value-type="float" office:value="-0.238119" calcext:value-type="float">
            <text:p>-0.238119</text:p>
          </table:table-cell>
          <table:table-cell office:value-type="float" office:value="-45.26539" calcext:value-type="float">
            <text:p>-45.265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8695" calcext:value-type="float">
            <text:p>15483.058695</text:p>
          </table:table-cell>
          <table:table-cell office:value-type="float" office:value="-0.240188" calcext:value-type="float">
            <text:p>-0.240188</text:p>
          </table:table-cell>
          <table:table-cell office:value-type="float" office:value="-45.306726" calcext:value-type="float">
            <text:p>-45.3067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59695" calcext:value-type="float">
            <text:p>15483.059695</text:p>
          </table:table-cell>
          <table:table-cell office:value-type="float" office:value="-0.242252" calcext:value-type="float">
            <text:p>-0.242252</text:p>
          </table:table-cell>
          <table:table-cell office:value-type="float" office:value="-45.348063" calcext:value-type="float">
            <text:p>-45.3480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0695" calcext:value-type="float">
            <text:p>15483.060695</text:p>
          </table:table-cell>
          <table:table-cell office:value-type="float" office:value="-0.244311" calcext:value-type="float">
            <text:p>-0.244311</text:p>
          </table:table-cell>
          <table:table-cell office:value-type="float" office:value="-45.387746" calcext:value-type="float">
            <text:p>-45.3877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1694" calcext:value-type="float">
            <text:p>15483.061694</text:p>
          </table:table-cell>
          <table:table-cell office:value-type="float" office:value="-0.246364" calcext:value-type="float">
            <text:p>-0.246364</text:p>
          </table:table-cell>
          <table:table-cell office:value-type="float" office:value="-45.42743" calcext:value-type="float">
            <text:p>-45.427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2694" calcext:value-type="float">
            <text:p>15483.062694</text:p>
          </table:table-cell>
          <table:table-cell office:value-type="float" office:value="-0.248411" calcext:value-type="float">
            <text:p>-0.248411</text:p>
          </table:table-cell>
          <table:table-cell office:value-type="float" office:value="-45.467113" calcext:value-type="float">
            <text:p>-45.4671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3695" calcext:value-type="float">
            <text:p>15483.063695</text:p>
          </table:table-cell>
          <table:table-cell office:value-type="float" office:value="-0.250453" calcext:value-type="float">
            <text:p>-0.250453</text:p>
          </table:table-cell>
          <table:table-cell office:value-type="float" office:value="-45.506796" calcext:value-type="float">
            <text:p>-45.5067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4694" calcext:value-type="float">
            <text:p>15483.064694</text:p>
          </table:table-cell>
          <table:table-cell office:value-type="float" office:value="-0.25249" calcext:value-type="float">
            <text:p>-0.25249</text:p>
          </table:table-cell>
          <table:table-cell office:value-type="float" office:value="-45.544826" calcext:value-type="float">
            <text:p>-45.5448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5695" calcext:value-type="float">
            <text:p>15483.065695</text:p>
          </table:table-cell>
          <table:table-cell office:value-type="float" office:value="-0.254521" calcext:value-type="float">
            <text:p>-0.254521</text:p>
          </table:table-cell>
          <table:table-cell office:value-type="float" office:value="-45.582856" calcext:value-type="float">
            <text:p>-45.5828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6695" calcext:value-type="float">
            <text:p>15483.066695</text:p>
          </table:table-cell>
          <table:table-cell office:value-type="float" office:value="-0.256546" calcext:value-type="float">
            <text:p>-0.256546</text:p>
          </table:table-cell>
          <table:table-cell office:value-type="float" office:value="-45.620886" calcext:value-type="float">
            <text:p>-45.6208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7694" calcext:value-type="float">
            <text:p>15483.067694</text:p>
          </table:table-cell>
          <table:table-cell office:value-type="float" office:value="-0.258565" calcext:value-type="float">
            <text:p>-0.258565</text:p>
          </table:table-cell>
          <table:table-cell office:value-type="float" office:value="-45.657262" calcext:value-type="float">
            <text:p>-45.6572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8695" calcext:value-type="float">
            <text:p>15483.068695</text:p>
          </table:table-cell>
          <table:table-cell office:value-type="float" office:value="-0.260579" calcext:value-type="float">
            <text:p>-0.260579</text:p>
          </table:table-cell>
          <table:table-cell office:value-type="float" office:value="-45.693638" calcext:value-type="float">
            <text:p>-45.6936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69695" calcext:value-type="float">
            <text:p>15483.069695</text:p>
          </table:table-cell>
          <table:table-cell office:value-type="float" office:value="-0.262587" calcext:value-type="float">
            <text:p>-0.262587</text:p>
          </table:table-cell>
          <table:table-cell office:value-type="float" office:value="-45.730015" calcext:value-type="float">
            <text:p>-45.7300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0694" calcext:value-type="float">
            <text:p>15483.070694</text:p>
          </table:table-cell>
          <table:table-cell office:value-type="float" office:value="-0.26459" calcext:value-type="float">
            <text:p>-0.26459</text:p>
          </table:table-cell>
          <table:table-cell office:value-type="float" office:value="-45.764738" calcext:value-type="float">
            <text:p>-45.7647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1695" calcext:value-type="float">
            <text:p>15483.071695</text:p>
          </table:table-cell>
          <table:table-cell office:value-type="float" office:value="-0.266586" calcext:value-type="float">
            <text:p>-0.266586</text:p>
          </table:table-cell>
          <table:table-cell office:value-type="float" office:value="-45.79946" calcext:value-type="float">
            <text:p>-45.799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2695" calcext:value-type="float">
            <text:p>15483.072695</text:p>
          </table:table-cell>
          <table:table-cell office:value-type="float" office:value="-0.268576" calcext:value-type="float">
            <text:p>-0.268576</text:p>
          </table:table-cell>
          <table:table-cell office:value-type="float" office:value="-45.834183" calcext:value-type="float">
            <text:p>-45.8341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3695" calcext:value-type="float">
            <text:p>15483.073695</text:p>
          </table:table-cell>
          <table:table-cell office:value-type="float" office:value="-0.270561" calcext:value-type="float">
            <text:p>-0.270561</text:p>
          </table:table-cell>
          <table:table-cell office:value-type="float" office:value="-45.868906" calcext:value-type="float">
            <text:p>-45.8689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4695" calcext:value-type="float">
            <text:p>15483.074695</text:p>
          </table:table-cell>
          <table:table-cell office:value-type="float" office:value="-0.272539" calcext:value-type="float">
            <text:p>-0.272539</text:p>
          </table:table-cell>
          <table:table-cell office:value-type="float" office:value="-45.901976" calcext:value-type="float">
            <text:p>-45.9019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5695" calcext:value-type="float">
            <text:p>15483.075695</text:p>
          </table:table-cell>
          <table:table-cell office:value-type="float" office:value="-0.274511" calcext:value-type="float">
            <text:p>-0.274511</text:p>
          </table:table-cell>
          <table:table-cell office:value-type="float" office:value="-45.933392" calcext:value-type="float">
            <text:p>-45.9333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6696" calcext:value-type="float">
            <text:p>15483.076696</text:p>
          </table:table-cell>
          <table:table-cell office:value-type="float" office:value="-0.276478" calcext:value-type="float">
            <text:p>-0.276478</text:p>
          </table:table-cell>
          <table:table-cell office:value-type="float" office:value="-45.966461" calcext:value-type="float">
            <text:p>-45.9664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7695" calcext:value-type="float">
            <text:p>15483.077695</text:p>
          </table:table-cell>
          <table:table-cell office:value-type="float" office:value="-0.278438" calcext:value-type="float">
            <text:p>-0.278438</text:p>
          </table:table-cell>
          <table:table-cell office:value-type="float" office:value="-45.997877" calcext:value-type="float">
            <text:p>-45.9978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8683" calcext:value-type="float">
            <text:p>15483.078683</text:p>
          </table:table-cell>
          <table:table-cell office:value-type="float" office:value="-0.280392" calcext:value-type="float">
            <text:p>-0.280392</text:p>
          </table:table-cell>
          <table:table-cell office:value-type="float" office:value="-46.027639" calcext:value-type="float">
            <text:p>-46.0276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79683" calcext:value-type="float">
            <text:p>15483.079683</text:p>
          </table:table-cell>
          <table:table-cell office:value-type="float" office:value="-0.282339" calcext:value-type="float">
            <text:p>-0.282339</text:p>
          </table:table-cell>
          <table:table-cell office:value-type="float" office:value="-46.059055" calcext:value-type="float">
            <text:p>-46.0590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0695" calcext:value-type="float">
            <text:p>15483.080695</text:p>
          </table:table-cell>
          <table:table-cell office:value-type="float" office:value="-0.284281" calcext:value-type="float">
            <text:p>-0.284281</text:p>
          </table:table-cell>
          <table:table-cell office:value-type="float" office:value="-46.088818" calcext:value-type="float">
            <text:p>-46.0888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1695" calcext:value-type="float">
            <text:p>15483.081695</text:p>
          </table:table-cell>
          <table:table-cell office:value-type="float" office:value="-0.286216" calcext:value-type="float">
            <text:p>-0.286216</text:p>
          </table:table-cell>
          <table:table-cell office:value-type="float" office:value="-46.11858" calcext:value-type="float">
            <text:p>-46.118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2695" calcext:value-type="float">
            <text:p>15483.082695</text:p>
          </table:table-cell>
          <table:table-cell office:value-type="float" office:value="-0.288145" calcext:value-type="float">
            <text:p>-0.288145</text:p>
          </table:table-cell>
          <table:table-cell office:value-type="float" office:value="-46.146689" calcext:value-type="float">
            <text:p>-46.1466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3695" calcext:value-type="float">
            <text:p>15483.083695</text:p>
          </table:table-cell>
          <table:table-cell office:value-type="float" office:value="-0.290067" calcext:value-type="float">
            <text:p>-0.290067</text:p>
          </table:table-cell>
          <table:table-cell office:value-type="float" office:value="-46.174798" calcext:value-type="float">
            <text:p>-46.1747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4695" calcext:value-type="float">
            <text:p>15483.084695</text:p>
          </table:table-cell>
          <table:table-cell office:value-type="float" office:value="-0.291983" calcext:value-type="float">
            <text:p>-0.291983</text:p>
          </table:table-cell>
          <table:table-cell office:value-type="float" office:value="-46.202907" calcext:value-type="float">
            <text:p>-46.2029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5695" calcext:value-type="float">
            <text:p>15483.085695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46.229363" calcext:value-type="float">
            <text:p>-46.2293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6695" calcext:value-type="float">
            <text:p>15483.086695</text:p>
          </table:table-cell>
          <table:table-cell office:value-type="float" office:value="-0.295796" calcext:value-type="float">
            <text:p>-0.295796</text:p>
          </table:table-cell>
          <table:table-cell office:value-type="float" office:value="-46.255818" calcext:value-type="float">
            <text:p>-46.2558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7695" calcext:value-type="float">
            <text:p>15483.087695</text:p>
          </table:table-cell>
          <table:table-cell office:value-type="float" office:value="-0.297692" calcext:value-type="float">
            <text:p>-0.297692</text:p>
          </table:table-cell>
          <table:table-cell office:value-type="float" office:value="-46.282274" calcext:value-type="float">
            <text:p>-46.2822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8695" calcext:value-type="float">
            <text:p>15483.088695</text:p>
          </table:table-cell>
          <table:table-cell office:value-type="float" office:value="-0.299582" calcext:value-type="float">
            <text:p>-0.299582</text:p>
          </table:table-cell>
          <table:table-cell office:value-type="float" office:value="-46.307076" calcext:value-type="float">
            <text:p>-46.3070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89683" calcext:value-type="float">
            <text:p>15483.089683</text:p>
          </table:table-cell>
          <table:table-cell office:value-type="float" office:value="-0.301465" calcext:value-type="float">
            <text:p>-0.301465</text:p>
          </table:table-cell>
          <table:table-cell office:value-type="float" office:value="-46.331878" calcext:value-type="float">
            <text:p>-46.3318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0682" calcext:value-type="float">
            <text:p>15483.090682</text:p>
          </table:table-cell>
          <table:table-cell office:value-type="float" office:value="-0.303341" calcext:value-type="float">
            <text:p>-0.303341</text:p>
          </table:table-cell>
          <table:table-cell office:value-type="float" office:value="-46.35668" calcext:value-type="float">
            <text:p>-46.356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1695" calcext:value-type="float">
            <text:p>15483.091695</text:p>
          </table:table-cell>
          <table:table-cell office:value-type="float" office:value="-0.305211" calcext:value-type="float">
            <text:p>-0.305211</text:p>
          </table:table-cell>
          <table:table-cell office:value-type="float" office:value="-46.379828" calcext:value-type="float">
            <text:p>-46.3798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2695" calcext:value-type="float">
            <text:p>15483.092695</text:p>
          </table:table-cell>
          <table:table-cell office:value-type="float" office:value="-0.307074" calcext:value-type="float">
            <text:p>-0.307074</text:p>
          </table:table-cell>
          <table:table-cell office:value-type="float" office:value="-46.402977" calcext:value-type="float">
            <text:p>-46.4029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3695" calcext:value-type="float">
            <text:p>15483.093695</text:p>
          </table:table-cell>
          <table:table-cell office:value-type="float" office:value="-0.30893" calcext:value-type="float">
            <text:p>-0.30893</text:p>
          </table:table-cell>
          <table:table-cell office:value-type="float" office:value="-46.426126" calcext:value-type="float">
            <text:p>-46.4261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4696" calcext:value-type="float">
            <text:p>15483.094696</text:p>
          </table:table-cell>
          <table:table-cell office:value-type="float" office:value="-0.310779" calcext:value-type="float">
            <text:p>-0.310779</text:p>
          </table:table-cell>
          <table:table-cell office:value-type="float" office:value="-46.447621" calcext:value-type="float">
            <text:p>-46.4476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5695" calcext:value-type="float">
            <text:p>15483.095695</text:p>
          </table:table-cell>
          <table:table-cell office:value-type="float" office:value="-0.312621" calcext:value-type="float">
            <text:p>-0.312621</text:p>
          </table:table-cell>
          <table:table-cell office:value-type="float" office:value="-46.469116" calcext:value-type="float">
            <text:p>-46.4691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6694" calcext:value-type="float">
            <text:p>15483.096694</text:p>
          </table:table-cell>
          <table:table-cell office:value-type="float" office:value="-0.314457" calcext:value-type="float">
            <text:p>-0.314457</text:p>
          </table:table-cell>
          <table:table-cell office:value-type="float" office:value="-46.490611" calcext:value-type="float">
            <text:p>-46.4906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7694" calcext:value-type="float">
            <text:p>15483.097694</text:p>
          </table:table-cell>
          <table:table-cell office:value-type="float" office:value="-0.316285" calcext:value-type="float">
            <text:p>-0.316285</text:p>
          </table:table-cell>
          <table:table-cell office:value-type="float" office:value="-46.510453" calcext:value-type="float">
            <text:p>-46.5104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8697" calcext:value-type="float">
            <text:p>15483.098697</text:p>
          </table:table-cell>
          <table:table-cell office:value-type="float" office:value="-0.318106" calcext:value-type="float">
            <text:p>-0.318106</text:p>
          </table:table-cell>
          <table:table-cell office:value-type="float" office:value="-46.530294" calcext:value-type="float">
            <text:p>-46.5302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099694" calcext:value-type="float">
            <text:p>15483.099694</text:p>
          </table:table-cell>
          <table:table-cell office:value-type="float" office:value="-0.319921" calcext:value-type="float">
            <text:p>-0.319921</text:p>
          </table:table-cell>
          <table:table-cell office:value-type="float" office:value="-46.548482" calcext:value-type="float">
            <text:p>-46.5484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0689" calcext:value-type="float">
            <text:p>15483.100689</text:p>
          </table:table-cell>
          <table:table-cell office:value-type="float" office:value="-0.321728" calcext:value-type="float">
            <text:p>-0.321728</text:p>
          </table:table-cell>
          <table:table-cell office:value-type="float" office:value="-46.56667" calcext:value-type="float">
            <text:p>-46.566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1684" calcext:value-type="float">
            <text:p>15483.101684</text:p>
          </table:table-cell>
          <table:table-cell office:value-type="float" office:value="-0.323528" calcext:value-type="float">
            <text:p>-0.323528</text:p>
          </table:table-cell>
          <table:table-cell office:value-type="float" office:value="-46.584859" calcext:value-type="float">
            <text:p>-46.5848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2685" calcext:value-type="float">
            <text:p>15483.102685</text:p>
          </table:table-cell>
          <table:table-cell office:value-type="float" office:value="-0.325321" calcext:value-type="float">
            <text:p>-0.325321</text:p>
          </table:table-cell>
          <table:table-cell office:value-type="float" office:value="-46.601393" calcext:value-type="float">
            <text:p>-46.6013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3683" calcext:value-type="float">
            <text:p>15483.103683</text:p>
          </table:table-cell>
          <table:table-cell office:value-type="float" office:value="-0.327106" calcext:value-type="float">
            <text:p>-0.327106</text:p>
          </table:table-cell>
          <table:table-cell office:value-type="float" office:value="-46.617928" calcext:value-type="float">
            <text:p>-46.6179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4686" calcext:value-type="float">
            <text:p>15483.104686</text:p>
          </table:table-cell>
          <table:table-cell office:value-type="float" office:value="-0.328885" calcext:value-type="float">
            <text:p>-0.328885</text:p>
          </table:table-cell>
          <table:table-cell office:value-type="float" office:value="-46.634463" calcext:value-type="float">
            <text:p>-46.6344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5685" calcext:value-type="float">
            <text:p>15483.105685</text:p>
          </table:table-cell>
          <table:table-cell office:value-type="float" office:value="-0.330656" calcext:value-type="float">
            <text:p>-0.330656</text:p>
          </table:table-cell>
          <table:table-cell office:value-type="float" office:value="-46.649344" calcext:value-type="float">
            <text:p>-46.6493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6699" calcext:value-type="float">
            <text:p>15483.106699</text:p>
          </table:table-cell>
          <table:table-cell office:value-type="float" office:value="-0.33242" calcext:value-type="float">
            <text:p>-0.33242</text:p>
          </table:table-cell>
          <table:table-cell office:value-type="float" office:value="-46.664225" calcext:value-type="float">
            <text:p>-46.6642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7696" calcext:value-type="float">
            <text:p>15483.107696</text:p>
          </table:table-cell>
          <table:table-cell office:value-type="float" office:value="-0.334176" calcext:value-type="float">
            <text:p>-0.334176</text:p>
          </table:table-cell>
          <table:table-cell office:value-type="float" office:value="-46.679106" calcext:value-type="float">
            <text:p>-46.6791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8695" calcext:value-type="float">
            <text:p>15483.108695</text:p>
          </table:table-cell>
          <table:table-cell office:value-type="float" office:value="-0.335925" calcext:value-type="float">
            <text:p>-0.335925</text:p>
          </table:table-cell>
          <table:table-cell office:value-type="float" office:value="-46.692334" calcext:value-type="float">
            <text:p>-46.6923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09695" calcext:value-type="float">
            <text:p>15483.109695</text:p>
          </table:table-cell>
          <table:table-cell office:value-type="float" office:value="-0.337666" calcext:value-type="float">
            <text:p>-0.337666</text:p>
          </table:table-cell>
          <table:table-cell office:value-type="float" office:value="-46.705562" calcext:value-type="float">
            <text:p>-46.7055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0695" calcext:value-type="float">
            <text:p>15483.110695</text:p>
          </table:table-cell>
          <table:table-cell office:value-type="float" office:value="-0.3394" calcext:value-type="float">
            <text:p>-0.3394</text:p>
          </table:table-cell>
          <table:table-cell office:value-type="float" office:value="-46.717136" calcext:value-type="float">
            <text:p>-46.7171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1695" calcext:value-type="float">
            <text:p>15483.111695</text:p>
          </table:table-cell>
          <table:table-cell office:value-type="float" office:value="-0.341127" calcext:value-type="float">
            <text:p>-0.341127</text:p>
          </table:table-cell>
          <table:table-cell office:value-type="float" office:value="-46.728711" calcext:value-type="float">
            <text:p>-46.7287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2695" calcext:value-type="float">
            <text:p>15483.112695</text:p>
          </table:table-cell>
          <table:table-cell office:value-type="float" office:value="-0.342846" calcext:value-type="float">
            <text:p>-0.342846</text:p>
          </table:table-cell>
          <table:table-cell office:value-type="float" office:value="-46.740285" calcext:value-type="float">
            <text:p>-46.7402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3694" calcext:value-type="float">
            <text:p>15483.113694</text:p>
          </table:table-cell>
          <table:table-cell office:value-type="float" office:value="-0.344557" calcext:value-type="float">
            <text:p>-0.344557</text:p>
          </table:table-cell>
          <table:table-cell office:value-type="float" office:value="-46.750206" calcext:value-type="float">
            <text:p>-46.7502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4694" calcext:value-type="float">
            <text:p>15483.114694</text:p>
          </table:table-cell>
          <table:table-cell office:value-type="float" office:value="-0.34626" calcext:value-type="float">
            <text:p>-0.34626</text:p>
          </table:table-cell>
          <table:table-cell office:value-type="float" office:value="-46.760126" calcext:value-type="float">
            <text:p>-46.7601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5694" calcext:value-type="float">
            <text:p>15483.115694</text:p>
          </table:table-cell>
          <table:table-cell office:value-type="float" office:value="-0.347956" calcext:value-type="float">
            <text:p>-0.347956</text:p>
          </table:table-cell>
          <table:table-cell office:value-type="float" office:value="-46.770047" calcext:value-type="float">
            <text:p>-46.7700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6695" calcext:value-type="float">
            <text:p>15483.116695</text:p>
          </table:table-cell>
          <table:table-cell office:value-type="float" office:value="-0.349645" calcext:value-type="float">
            <text:p>-0.349645</text:p>
          </table:table-cell>
          <table:table-cell office:value-type="float" office:value="-46.778315" calcext:value-type="float">
            <text:p>-46.7783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7695" calcext:value-type="float">
            <text:p>15483.117695</text:p>
          </table:table-cell>
          <table:table-cell office:value-type="float" office:value="-0.351325" calcext:value-type="float">
            <text:p>-0.351325</text:p>
          </table:table-cell>
          <table:table-cell office:value-type="float" office:value="-46.786582" calcext:value-type="float">
            <text:p>-46.7865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8695" calcext:value-type="float">
            <text:p>15483.118695</text:p>
          </table:table-cell>
          <table:table-cell office:value-type="float" office:value="-0.352998" calcext:value-type="float">
            <text:p>-0.352998</text:p>
          </table:table-cell>
          <table:table-cell office:value-type="float" office:value="-46.793196" calcext:value-type="float">
            <text:p>-46.7931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19695" calcext:value-type="float">
            <text:p>15483.119695</text:p>
          </table:table-cell>
          <table:table-cell office:value-type="float" office:value="-0.354662" calcext:value-type="float">
            <text:p>-0.354662</text:p>
          </table:table-cell>
          <table:table-cell office:value-type="float" office:value="-46.79981" calcext:value-type="float">
            <text:p>-46.799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0695" calcext:value-type="float">
            <text:p>15483.120695</text:p>
          </table:table-cell>
          <table:table-cell office:value-type="float" office:value="-0.356319" calcext:value-type="float">
            <text:p>-0.356319</text:p>
          </table:table-cell>
          <table:table-cell office:value-type="float" office:value="-46.806424" calcext:value-type="float">
            <text:p>-46.8064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1695" calcext:value-type="float">
            <text:p>15483.121695</text:p>
          </table:table-cell>
          <table:table-cell office:value-type="float" office:value="-0.357968" calcext:value-type="float">
            <text:p>-0.357968</text:p>
          </table:table-cell>
          <table:table-cell office:value-type="float" office:value="-46.811384" calcext:value-type="float">
            <text:p>-46.8113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2683" calcext:value-type="float">
            <text:p>15483.122683</text:p>
          </table:table-cell>
          <table:table-cell office:value-type="float" office:value="-0.359609" calcext:value-type="float">
            <text:p>-0.359609</text:p>
          </table:table-cell>
          <table:table-cell office:value-type="float" office:value="-46.816344" calcext:value-type="float">
            <text:p>-46.8163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3695" calcext:value-type="float">
            <text:p>15483.123695</text:p>
          </table:table-cell>
          <table:table-cell office:value-type="float" office:value="-0.361242" calcext:value-type="float">
            <text:p>-0.361242</text:p>
          </table:table-cell>
          <table:table-cell office:value-type="float" office:value="-46.821305" calcext:value-type="float">
            <text:p>-46.8213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4696" calcext:value-type="float">
            <text:p>15483.124696</text:p>
          </table:table-cell>
          <table:table-cell office:value-type="float" office:value="-0.362867" calcext:value-type="float">
            <text:p>-0.362867</text:p>
          </table:table-cell>
          <table:table-cell office:value-type="float" office:value="-46.824612" calcext:value-type="float">
            <text:p>-46.8246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5695" calcext:value-type="float">
            <text:p>15483.125695</text:p>
          </table:table-cell>
          <table:table-cell office:value-type="float" office:value="-0.364484" calcext:value-type="float">
            <text:p>-0.364484</text:p>
          </table:table-cell>
          <table:table-cell office:value-type="float" office:value="-46.826265" calcext:value-type="float">
            <text:p>-46.8262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6695" calcext:value-type="float">
            <text:p>15483.126695</text:p>
          </table:table-cell>
          <table:table-cell office:value-type="float" office:value="-0.366093" calcext:value-type="float">
            <text:p>-0.366093</text:p>
          </table:table-cell>
          <table:table-cell office:value-type="float" office:value="-46.829572" calcext:value-type="float">
            <text:p>-46.8295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7695" calcext:value-type="float">
            <text:p>15483.127695</text:p>
          </table:table-cell>
          <table:table-cell office:value-type="float" office:value="-0.367694" calcext:value-type="float">
            <text:p>-0.367694</text:p>
          </table:table-cell>
          <table:table-cell office:value-type="float" office:value="-46.831226" calcext:value-type="float">
            <text:p>-46.8312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8694" calcext:value-type="float">
            <text:p>15483.128694</text:p>
          </table:table-cell>
          <table:table-cell office:value-type="float" office:value="-0.369287" calcext:value-type="float">
            <text:p>-0.369287</text:p>
          </table:table-cell>
          <table:table-cell office:value-type="float" office:value="-46.831226" calcext:value-type="float">
            <text:p>-46.8312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29695" calcext:value-type="float">
            <text:p>15483.129695</text:p>
          </table:table-cell>
          <table:table-cell office:value-type="float" office:value="-0.370871" calcext:value-type="float">
            <text:p>-0.370871</text:p>
          </table:table-cell>
          <table:table-cell office:value-type="float" office:value="-46.832879" calcext:value-type="float">
            <text:p>-46.8328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0694" calcext:value-type="float">
            <text:p>15483.130694</text:p>
          </table:table-cell>
          <table:table-cell office:value-type="float" office:value="-0.372447" calcext:value-type="float">
            <text:p>-0.372447</text:p>
          </table:table-cell>
          <table:table-cell office:value-type="float" office:value="-46.832879" calcext:value-type="float">
            <text:p>-46.8328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1695" calcext:value-type="float">
            <text:p>15483.131695</text:p>
          </table:table-cell>
          <table:table-cell office:value-type="float" office:value="-0.374015" calcext:value-type="float">
            <text:p>-0.374015</text:p>
          </table:table-cell>
          <table:table-cell office:value-type="float" office:value="-46.831226" calcext:value-type="float">
            <text:p>-46.8312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2695" calcext:value-type="float">
            <text:p>15483.132695</text:p>
          </table:table-cell>
          <table:table-cell office:value-type="float" office:value="-0.375574" calcext:value-type="float">
            <text:p>-0.375574</text:p>
          </table:table-cell>
          <table:table-cell office:value-type="float" office:value="-46.831226" calcext:value-type="float">
            <text:p>-46.8312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3695" calcext:value-type="float">
            <text:p>15483.133695</text:p>
          </table:table-cell>
          <table:table-cell office:value-type="float" office:value="-0.377126" calcext:value-type="float">
            <text:p>-0.377126</text:p>
          </table:table-cell>
          <table:table-cell office:value-type="float" office:value="-46.829572" calcext:value-type="float">
            <text:p>-46.8295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4695" calcext:value-type="float">
            <text:p>15483.134695</text:p>
          </table:table-cell>
          <table:table-cell office:value-type="float" office:value="-0.378669" calcext:value-type="float">
            <text:p>-0.378669</text:p>
          </table:table-cell>
          <table:table-cell office:value-type="float" office:value="-46.827919" calcext:value-type="float">
            <text:p>-46.8279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5696" calcext:value-type="float">
            <text:p>15483.135696</text:p>
          </table:table-cell>
          <table:table-cell office:value-type="float" office:value="-0.380203" calcext:value-type="float">
            <text:p>-0.380203</text:p>
          </table:table-cell>
          <table:table-cell office:value-type="float" office:value="-46.826265" calcext:value-type="float">
            <text:p>-46.8262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6695" calcext:value-type="float">
            <text:p>15483.136695</text:p>
          </table:table-cell>
          <table:table-cell office:value-type="float" office:value="-0.381729" calcext:value-type="float">
            <text:p>-0.381729</text:p>
          </table:table-cell>
          <table:table-cell office:value-type="float" office:value="-46.822958" calcext:value-type="float">
            <text:p>-46.8229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7694" calcext:value-type="float">
            <text:p>15483.137694</text:p>
          </table:table-cell>
          <table:table-cell office:value-type="float" office:value="-0.383247" calcext:value-type="float">
            <text:p>-0.383247</text:p>
          </table:table-cell>
          <table:table-cell office:value-type="float" office:value="-46.821305" calcext:value-type="float">
            <text:p>-46.8213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8683" calcext:value-type="float">
            <text:p>15483.138683</text:p>
          </table:table-cell>
          <table:table-cell office:value-type="float" office:value="-0.384756" calcext:value-type="float">
            <text:p>-0.384756</text:p>
          </table:table-cell>
          <table:table-cell office:value-type="float" office:value="-46.817998" calcext:value-type="float">
            <text:p>-46.8179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39696" calcext:value-type="float">
            <text:p>15483.139696</text:p>
          </table:table-cell>
          <table:table-cell office:value-type="float" office:value="-0.386256" calcext:value-type="float">
            <text:p>-0.386256</text:p>
          </table:table-cell>
          <table:table-cell office:value-type="float" office:value="-46.813037" calcext:value-type="float">
            <text:p>-46.8130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0695" calcext:value-type="float">
            <text:p>15483.140695</text:p>
          </table:table-cell>
          <table:table-cell office:value-type="float" office:value="-0.387748" calcext:value-type="float">
            <text:p>-0.387748</text:p>
          </table:table-cell>
          <table:table-cell office:value-type="float" office:value="-46.809731" calcext:value-type="float">
            <text:p>-46.8097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1696" calcext:value-type="float">
            <text:p>15483.141696</text:p>
          </table:table-cell>
          <table:table-cell office:value-type="float" office:value="-0.389231" calcext:value-type="float">
            <text:p>-0.389231</text:p>
          </table:table-cell>
          <table:table-cell office:value-type="float" office:value="-46.80477" calcext:value-type="float">
            <text:p>-46.804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2695" calcext:value-type="float">
            <text:p>15483.142695</text:p>
          </table:table-cell>
          <table:table-cell office:value-type="float" office:value="-0.390706" calcext:value-type="float">
            <text:p>-0.390706</text:p>
          </table:table-cell>
          <table:table-cell office:value-type="float" office:value="-46.79981" calcext:value-type="float">
            <text:p>-46.799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3695" calcext:value-type="float">
            <text:p>15483.143695</text:p>
          </table:table-cell>
          <table:table-cell office:value-type="float" office:value="-0.392172" calcext:value-type="float">
            <text:p>-0.392172</text:p>
          </table:table-cell>
          <table:table-cell office:value-type="float" office:value="-46.793196" calcext:value-type="float">
            <text:p>-46.7931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4695" calcext:value-type="float">
            <text:p>15483.144695</text:p>
          </table:table-cell>
          <table:table-cell office:value-type="float" office:value="-0.393629" calcext:value-type="float">
            <text:p>-0.393629</text:p>
          </table:table-cell>
          <table:table-cell office:value-type="float" office:value="-46.788235" calcext:value-type="float">
            <text:p>-46.7882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5696" calcext:value-type="float">
            <text:p>15483.145696</text:p>
          </table:table-cell>
          <table:table-cell office:value-type="float" office:value="-0.395078" calcext:value-type="float">
            <text:p>-0.395078</text:p>
          </table:table-cell>
          <table:table-cell office:value-type="float" office:value="-46.781622" calcext:value-type="float">
            <text:p>-46.7816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6695" calcext:value-type="float">
            <text:p>15483.146695</text:p>
          </table:table-cell>
          <table:table-cell office:value-type="float" office:value="-0.396517" calcext:value-type="float">
            <text:p>-0.396517</text:p>
          </table:table-cell>
          <table:table-cell office:value-type="float" office:value="-46.775008" calcext:value-type="float">
            <text:p>-46.7750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7695" calcext:value-type="float">
            <text:p>15483.147695</text:p>
          </table:table-cell>
          <table:table-cell office:value-type="float" office:value="-0.397948" calcext:value-type="float">
            <text:p>-0.397948</text:p>
          </table:table-cell>
          <table:table-cell office:value-type="float" office:value="-46.768394" calcext:value-type="float">
            <text:p>-46.7683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8695" calcext:value-type="float">
            <text:p>15483.148695</text:p>
          </table:table-cell>
          <table:table-cell office:value-type="float" office:value="-0.39937" calcext:value-type="float">
            <text:p>-0.39937</text:p>
          </table:table-cell>
          <table:table-cell office:value-type="float" office:value="-46.760126" calcext:value-type="float">
            <text:p>-46.7601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49695" calcext:value-type="float">
            <text:p>15483.149695</text:p>
          </table:table-cell>
          <table:table-cell office:value-type="float" office:value="-0.400783" calcext:value-type="float">
            <text:p>-0.400783</text:p>
          </table:table-cell>
          <table:table-cell office:value-type="float" office:value="-46.751859" calcext:value-type="float">
            <text:p>-46.7518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0696" calcext:value-type="float">
            <text:p>15483.150696</text:p>
          </table:table-cell>
          <table:table-cell office:value-type="float" office:value="-0.402188" calcext:value-type="float">
            <text:p>-0.402188</text:p>
          </table:table-cell>
          <table:table-cell office:value-type="float" office:value="-46.743592" calcext:value-type="float">
            <text:p>-46.7435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1696" calcext:value-type="float">
            <text:p>15483.151696</text:p>
          </table:table-cell>
          <table:table-cell office:value-type="float" office:value="-0.403583" calcext:value-type="float">
            <text:p>-0.403583</text:p>
          </table:table-cell>
          <table:table-cell office:value-type="float" office:value="-46.735324" calcext:value-type="float">
            <text:p>-46.7353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2695" calcext:value-type="float">
            <text:p>15483.152695</text:p>
          </table:table-cell>
          <table:table-cell office:value-type="float" office:value="-0.40497" calcext:value-type="float">
            <text:p>-0.40497</text:p>
          </table:table-cell>
          <table:table-cell office:value-type="float" office:value="-46.725404" calcext:value-type="float">
            <text:p>-46.7254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3695" calcext:value-type="float">
            <text:p>15483.153695</text:p>
          </table:table-cell>
          <table:table-cell office:value-type="float" office:value="-0.406347" calcext:value-type="float">
            <text:p>-0.406347</text:p>
          </table:table-cell>
          <table:table-cell office:value-type="float" office:value="-46.715483" calcext:value-type="float">
            <text:p>-46.7154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4695" calcext:value-type="float">
            <text:p>15483.154695</text:p>
          </table:table-cell>
          <table:table-cell office:value-type="float" office:value="-0.407715" calcext:value-type="float">
            <text:p>-0.407715</text:p>
          </table:table-cell>
          <table:table-cell office:value-type="float" office:value="-46.705562" calcext:value-type="float">
            <text:p>-46.7055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5683" calcext:value-type="float">
            <text:p>15483.155683</text:p>
          </table:table-cell>
          <table:table-cell office:value-type="float" office:value="-0.409075" calcext:value-type="float">
            <text:p>-0.409075</text:p>
          </table:table-cell>
          <table:table-cell office:value-type="float" office:value="-46.695641" calcext:value-type="float">
            <text:p>-46.6956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6696" calcext:value-type="float">
            <text:p>15483.156696</text:p>
          </table:table-cell>
          <table:table-cell office:value-type="float" office:value="-0.410425" calcext:value-type="float">
            <text:p>-0.410425</text:p>
          </table:table-cell>
          <table:table-cell office:value-type="float" office:value="-46.684067" calcext:value-type="float">
            <text:p>-46.6840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7695" calcext:value-type="float">
            <text:p>15483.157695</text:p>
          </table:table-cell>
          <table:table-cell office:value-type="float" office:value="-0.411766" calcext:value-type="float">
            <text:p>-0.411766</text:p>
          </table:table-cell>
          <table:table-cell office:value-type="float" office:value="-46.674146" calcext:value-type="float">
            <text:p>-46.6741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8695" calcext:value-type="float">
            <text:p>15483.158695</text:p>
          </table:table-cell>
          <table:table-cell office:value-type="float" office:value="-0.413098" calcext:value-type="float">
            <text:p>-0.413098</text:p>
          </table:table-cell>
          <table:table-cell office:value-type="float" office:value="-46.662572" calcext:value-type="float">
            <text:p>-46.6625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59695" calcext:value-type="float">
            <text:p>15483.159695</text:p>
          </table:table-cell>
          <table:table-cell office:value-type="float" office:value="-0.414421" calcext:value-type="float">
            <text:p>-0.414421</text:p>
          </table:table-cell>
          <table:table-cell office:value-type="float" office:value="-46.650997" calcext:value-type="float">
            <text:p>-46.6509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0696" calcext:value-type="float">
            <text:p>15483.160696</text:p>
          </table:table-cell>
          <table:table-cell office:value-type="float" office:value="-0.415735" calcext:value-type="float">
            <text:p>-0.415735</text:p>
          </table:table-cell>
          <table:table-cell office:value-type="float" office:value="-46.63777" calcext:value-type="float">
            <text:p>-46.637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1695" calcext:value-type="float">
            <text:p>15483.161695</text:p>
          </table:table-cell>
          <table:table-cell office:value-type="float" office:value="-0.417039" calcext:value-type="float">
            <text:p>-0.417039</text:p>
          </table:table-cell>
          <table:table-cell office:value-type="float" office:value="-46.626195" calcext:value-type="float">
            <text:p>-46.6261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2695" calcext:value-type="float">
            <text:p>15483.162695</text:p>
          </table:table-cell>
          <table:table-cell office:value-type="float" office:value="-0.418334" calcext:value-type="float">
            <text:p>-0.418334</text:p>
          </table:table-cell>
          <table:table-cell office:value-type="float" office:value="-46.612968" calcext:value-type="float">
            <text:p>-46.6129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3694" calcext:value-type="float">
            <text:p>15483.163694</text:p>
          </table:table-cell>
          <table:table-cell office:value-type="float" office:value="-0.41962" calcext:value-type="float">
            <text:p>-0.41962</text:p>
          </table:table-cell>
          <table:table-cell office:value-type="float" office:value="-46.59974" calcext:value-type="float">
            <text:p>-46.599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4696" calcext:value-type="float">
            <text:p>15483.164696</text:p>
          </table:table-cell>
          <table:table-cell office:value-type="float" office:value="-0.420897" calcext:value-type="float">
            <text:p>-0.420897</text:p>
          </table:table-cell>
          <table:table-cell office:value-type="float" office:value="-46.586512" calcext:value-type="float">
            <text:p>-46.5865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5695" calcext:value-type="float">
            <text:p>15483.165695</text:p>
          </table:table-cell>
          <table:table-cell office:value-type="float" office:value="-0.422164" calcext:value-type="float">
            <text:p>-0.422164</text:p>
          </table:table-cell>
          <table:table-cell office:value-type="float" office:value="-46.571631" calcext:value-type="float">
            <text:p>-46.5716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6696" calcext:value-type="float">
            <text:p>15483.166696</text:p>
          </table:table-cell>
          <table:table-cell office:value-type="float" office:value="-0.423422" calcext:value-type="float">
            <text:p>-0.423422</text:p>
          </table:table-cell>
          <table:table-cell office:value-type="float" office:value="-46.558403" calcext:value-type="float">
            <text:p>-46.5584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7694" calcext:value-type="float">
            <text:p>15483.167694</text:p>
          </table:table-cell>
          <table:table-cell office:value-type="float" office:value="-0.42467" calcext:value-type="float">
            <text:p>-0.42467</text:p>
          </table:table-cell>
          <table:table-cell office:value-type="float" office:value="-46.543522" calcext:value-type="float">
            <text:p>-46.5435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8695" calcext:value-type="float">
            <text:p>15483.168695</text:p>
          </table:table-cell>
          <table:table-cell office:value-type="float" office:value="-0.425909" calcext:value-type="float">
            <text:p>-0.425909</text:p>
          </table:table-cell>
          <table:table-cell office:value-type="float" office:value="-46.528641" calcext:value-type="float">
            <text:p>-46.5286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69694" calcext:value-type="float">
            <text:p>15483.169694</text:p>
          </table:table-cell>
          <table:table-cell office:value-type="float" office:value="-0.427139" calcext:value-type="float">
            <text:p>-0.427139</text:p>
          </table:table-cell>
          <table:table-cell office:value-type="float" office:value="-46.513759" calcext:value-type="float">
            <text:p>-46.5137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0695" calcext:value-type="float">
            <text:p>15483.170695</text:p>
          </table:table-cell>
          <table:table-cell office:value-type="float" office:value="-0.428359" calcext:value-type="float">
            <text:p>-0.428359</text:p>
          </table:table-cell>
          <table:table-cell office:value-type="float" office:value="-46.497225" calcext:value-type="float">
            <text:p>-46.4972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1683" calcext:value-type="float">
            <text:p>15483.171683</text:p>
          </table:table-cell>
          <table:table-cell office:value-type="float" office:value="-0.429569" calcext:value-type="float">
            <text:p>-0.429569</text:p>
          </table:table-cell>
          <table:table-cell office:value-type="float" office:value="-46.48069" calcext:value-type="float">
            <text:p>-46.480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2683" calcext:value-type="float">
            <text:p>15483.172683</text:p>
          </table:table-cell>
          <table:table-cell office:value-type="float" office:value="-0.43077" calcext:value-type="float">
            <text:p>-0.43077</text:p>
          </table:table-cell>
          <table:table-cell office:value-type="float" office:value="-46.465809" calcext:value-type="float">
            <text:p>-46.4658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3682" calcext:value-type="float">
            <text:p>15483.173682</text:p>
          </table:table-cell>
          <table:table-cell office:value-type="float" office:value="-0.431962" calcext:value-type="float">
            <text:p>-0.431962</text:p>
          </table:table-cell>
          <table:table-cell office:value-type="float" office:value="-46.449274" calcext:value-type="float">
            <text:p>-46.4492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4695" calcext:value-type="float">
            <text:p>15483.174695</text:p>
          </table:table-cell>
          <table:table-cell office:value-type="float" office:value="-0.433144" calcext:value-type="float">
            <text:p>-0.433144</text:p>
          </table:table-cell>
          <table:table-cell office:value-type="float" office:value="-46.431086" calcext:value-type="float">
            <text:p>-46.4310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5695" calcext:value-type="float">
            <text:p>15483.175695</text:p>
          </table:table-cell>
          <table:table-cell office:value-type="float" office:value="-0.434316" calcext:value-type="float">
            <text:p>-0.434316</text:p>
          </table:table-cell>
          <table:table-cell office:value-type="float" office:value="-46.414551" calcext:value-type="float">
            <text:p>-46.4145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6694" calcext:value-type="float">
            <text:p>15483.176694</text:p>
          </table:table-cell>
          <table:table-cell office:value-type="float" office:value="-0.435478" calcext:value-type="float">
            <text:p>-0.435478</text:p>
          </table:table-cell>
          <table:table-cell office:value-type="float" office:value="-46.398017" calcext:value-type="float">
            <text:p>-46.3980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7694" calcext:value-type="float">
            <text:p>15483.177694</text:p>
          </table:table-cell>
          <table:table-cell office:value-type="float" office:value="-0.436631" calcext:value-type="float">
            <text:p>-0.436631</text:p>
          </table:table-cell>
          <table:table-cell office:value-type="float" office:value="-46.381482" calcext:value-type="float">
            <text:p>-46.3814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8683" calcext:value-type="float">
            <text:p>15483.178683</text:p>
          </table:table-cell>
          <table:table-cell office:value-type="float" office:value="-0.437774" calcext:value-type="float">
            <text:p>-0.437774</text:p>
          </table:table-cell>
          <table:table-cell office:value-type="float" office:value="-46.364947" calcext:value-type="float">
            <text:p>-46.3649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79695" calcext:value-type="float">
            <text:p>15483.179695</text:p>
          </table:table-cell>
          <table:table-cell office:value-type="float" office:value="-0.438908" calcext:value-type="float">
            <text:p>-0.438908</text:p>
          </table:table-cell>
          <table:table-cell office:value-type="float" office:value="-46.346759" calcext:value-type="float">
            <text:p>-46.3467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0695" calcext:value-type="float">
            <text:p>15483.180695</text:p>
          </table:table-cell>
          <table:table-cell office:value-type="float" office:value="-0.440032" calcext:value-type="float">
            <text:p>-0.440032</text:p>
          </table:table-cell>
          <table:table-cell office:value-type="float" office:value="-46.330224" calcext:value-type="float">
            <text:p>-46.3302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1695" calcext:value-type="float">
            <text:p>15483.181695</text:p>
          </table:table-cell>
          <table:table-cell office:value-type="float" office:value="-0.441146" calcext:value-type="float">
            <text:p>-0.441146</text:p>
          </table:table-cell>
          <table:table-cell office:value-type="float" office:value="-46.31369" calcext:value-type="float">
            <text:p>-46.313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2695" calcext:value-type="float">
            <text:p>15483.182695</text:p>
          </table:table-cell>
          <table:table-cell office:value-type="float" office:value="-0.44225" calcext:value-type="float">
            <text:p>-0.44225</text:p>
          </table:table-cell>
          <table:table-cell office:value-type="float" office:value="-46.297155" calcext:value-type="float">
            <text:p>-46.2971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3695" calcext:value-type="float">
            <text:p>15483.183695</text:p>
          </table:table-cell>
          <table:table-cell office:value-type="float" office:value="-0.443344" calcext:value-type="float">
            <text:p>-0.443344</text:p>
          </table:table-cell>
          <table:table-cell office:value-type="float" office:value="-46.278967" calcext:value-type="float">
            <text:p>-46.2789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4695" calcext:value-type="float">
            <text:p>15483.184695</text:p>
          </table:table-cell>
          <table:table-cell office:value-type="float" office:value="-0.444429" calcext:value-type="float">
            <text:p>-0.444429</text:p>
          </table:table-cell>
          <table:table-cell office:value-type="float" office:value="-46.262432" calcext:value-type="float">
            <text:p>-46.2624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5694" calcext:value-type="float">
            <text:p>15483.185694</text:p>
          </table:table-cell>
          <table:table-cell office:value-type="float" office:value="-0.445503" calcext:value-type="float">
            <text:p>-0.445503</text:p>
          </table:table-cell>
          <table:table-cell office:value-type="float" office:value="-46.244244" calcext:value-type="float">
            <text:p>-46.2442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6695" calcext:value-type="float">
            <text:p>15483.186695</text:p>
          </table:table-cell>
          <table:table-cell office:value-type="float" office:value="-0.446568" calcext:value-type="float">
            <text:p>-0.446568</text:p>
          </table:table-cell>
          <table:table-cell office:value-type="float" office:value="-46.227709" calcext:value-type="float">
            <text:p>-46.2277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7695" calcext:value-type="float">
            <text:p>15483.187695</text:p>
          </table:table-cell>
          <table:table-cell office:value-type="float" office:value="-0.447623" calcext:value-type="float">
            <text:p>-0.447623</text:p>
          </table:table-cell>
          <table:table-cell office:value-type="float" office:value="-46.209521" calcext:value-type="float">
            <text:p>-46.2095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8695" calcext:value-type="float">
            <text:p>15483.188695</text:p>
          </table:table-cell>
          <table:table-cell office:value-type="float" office:value="-0.448668" calcext:value-type="float">
            <text:p>-0.448668</text:p>
          </table:table-cell>
          <table:table-cell office:value-type="float" office:value="-46.191333" calcext:value-type="float">
            <text:p>-46.1913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89695" calcext:value-type="float">
            <text:p>15483.189695</text:p>
          </table:table-cell>
          <table:table-cell office:value-type="float" office:value="-0.449703" calcext:value-type="float">
            <text:p>-0.449703</text:p>
          </table:table-cell>
          <table:table-cell office:value-type="float" office:value="-46.173145" calcext:value-type="float">
            <text:p>-46.1731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0695" calcext:value-type="float">
            <text:p>15483.190695</text:p>
          </table:table-cell>
          <table:table-cell office:value-type="float" office:value="-0.450728" calcext:value-type="float">
            <text:p>-0.450728</text:p>
          </table:table-cell>
          <table:table-cell office:value-type="float" office:value="-46.154956" calcext:value-type="float">
            <text:p>-46.1549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1695" calcext:value-type="float">
            <text:p>15483.191695</text:p>
          </table:table-cell>
          <table:table-cell office:value-type="float" office:value="-0.451742" calcext:value-type="float">
            <text:p>-0.451742</text:p>
          </table:table-cell>
          <table:table-cell office:value-type="float" office:value="-46.136768" calcext:value-type="float">
            <text:p>-46.1367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2695" calcext:value-type="float">
            <text:p>15483.192695</text:p>
          </table:table-cell>
          <table:table-cell office:value-type="float" office:value="-0.452747" calcext:value-type="float">
            <text:p>-0.452747</text:p>
          </table:table-cell>
          <table:table-cell office:value-type="float" office:value="-46.11858" calcext:value-type="float">
            <text:p>-46.118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3695" calcext:value-type="float">
            <text:p>15483.193695</text:p>
          </table:table-cell>
          <table:table-cell office:value-type="float" office:value="-0.453742" calcext:value-type="float">
            <text:p>-0.453742</text:p>
          </table:table-cell>
          <table:table-cell office:value-type="float" office:value="-46.100392" calcext:value-type="float">
            <text:p>-46.1003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4695" calcext:value-type="float">
            <text:p>15483.194695</text:p>
          </table:table-cell>
          <table:table-cell office:value-type="float" office:value="-0.454727" calcext:value-type="float">
            <text:p>-0.454727</text:p>
          </table:table-cell>
          <table:table-cell office:value-type="float" office:value="-46.082204" calcext:value-type="float">
            <text:p>-46.0822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5695" calcext:value-type="float">
            <text:p>15483.195695</text:p>
          </table:table-cell>
          <table:table-cell office:value-type="float" office:value="-0.455702" calcext:value-type="float">
            <text:p>-0.455702</text:p>
          </table:table-cell>
          <table:table-cell office:value-type="float" office:value="-46.064016" calcext:value-type="float">
            <text:p>-46.0640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6694" calcext:value-type="float">
            <text:p>15483.196694</text:p>
          </table:table-cell>
          <table:table-cell office:value-type="float" office:value="-0.456666" calcext:value-type="float">
            <text:p>-0.456666</text:p>
          </table:table-cell>
          <table:table-cell office:value-type="float" office:value="-46.045827" calcext:value-type="float">
            <text:p>-46.0458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7695" calcext:value-type="float">
            <text:p>15483.197695</text:p>
          </table:table-cell>
          <table:table-cell office:value-type="float" office:value="-0.457621" calcext:value-type="float">
            <text:p>-0.457621</text:p>
          </table:table-cell>
          <table:table-cell office:value-type="float" office:value="-46.025986" calcext:value-type="float">
            <text:p>-46.0259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8696" calcext:value-type="float">
            <text:p>15483.198696</text:p>
          </table:table-cell>
          <table:table-cell office:value-type="float" office:value="-0.458565" calcext:value-type="float">
            <text:p>-0.458565</text:p>
          </table:table-cell>
          <table:table-cell office:value-type="float" office:value="-46.007798" calcext:value-type="float">
            <text:p>-46.0077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199695" calcext:value-type="float">
            <text:p>15483.199695</text:p>
          </table:table-cell>
          <table:table-cell office:value-type="float" office:value="-0.459499" calcext:value-type="float">
            <text:p>-0.459499</text:p>
          </table:table-cell>
          <table:table-cell office:value-type="float" office:value="-45.987956" calcext:value-type="float">
            <text:p>-45.9879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0695" calcext:value-type="float">
            <text:p>15483.200695</text:p>
          </table:table-cell>
          <table:table-cell office:value-type="float" office:value="-0.460423" calcext:value-type="float">
            <text:p>-0.460423</text:p>
          </table:table-cell>
          <table:table-cell office:value-type="float" office:value="-45.969768" calcext:value-type="float">
            <text:p>-45.9697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1694" calcext:value-type="float">
            <text:p>15483.201694</text:p>
          </table:table-cell>
          <table:table-cell office:value-type="float" office:value="-0.461336" calcext:value-type="float">
            <text:p>-0.461336</text:p>
          </table:table-cell>
          <table:table-cell office:value-type="float" office:value="-45.949926" calcext:value-type="float">
            <text:p>-45.9499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2695" calcext:value-type="float">
            <text:p>15483.202695</text:p>
          </table:table-cell>
          <table:table-cell office:value-type="float" office:value="-0.46224" calcext:value-type="float">
            <text:p>-0.46224</text:p>
          </table:table-cell>
          <table:table-cell office:value-type="float" office:value="-45.930085" calcext:value-type="float">
            <text:p>-45.9300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3695" calcext:value-type="float">
            <text:p>15483.203695</text:p>
          </table:table-cell>
          <table:table-cell office:value-type="float" office:value="-0.463133" calcext:value-type="float">
            <text:p>-0.463133</text:p>
          </table:table-cell>
          <table:table-cell office:value-type="float" office:value="-45.910243" calcext:value-type="float">
            <text:p>-45.9102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4695" calcext:value-type="float">
            <text:p>15483.204695</text:p>
          </table:table-cell>
          <table:table-cell office:value-type="float" office:value="-0.464016" calcext:value-type="float">
            <text:p>-0.464016</text:p>
          </table:table-cell>
          <table:table-cell office:value-type="float" office:value="-45.890401" calcext:value-type="float">
            <text:p>-45.8904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5695" calcext:value-type="float">
            <text:p>15483.205695</text:p>
          </table:table-cell>
          <table:table-cell office:value-type="float" office:value="-0.464888" calcext:value-type="float">
            <text:p>-0.464888</text:p>
          </table:table-cell>
          <table:table-cell office:value-type="float" office:value="-45.87056" calcext:value-type="float">
            <text:p>-45.870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6695" calcext:value-type="float">
            <text:p>15483.206695</text:p>
          </table:table-cell>
          <table:table-cell office:value-type="float" office:value="-0.46575" calcext:value-type="float">
            <text:p>-0.46575</text:p>
          </table:table-cell>
          <table:table-cell office:value-type="float" office:value="-45.850718" calcext:value-type="float">
            <text:p>-45.8507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7695" calcext:value-type="float">
            <text:p>15483.207695</text:p>
          </table:table-cell>
          <table:table-cell office:value-type="float" office:value="-0.466602" calcext:value-type="float">
            <text:p>-0.466602</text:p>
          </table:table-cell>
          <table:table-cell office:value-type="float" office:value="-45.829223" calcext:value-type="float">
            <text:p>-45.8292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8695" calcext:value-type="float">
            <text:p>15483.208695</text:p>
          </table:table-cell>
          <table:table-cell office:value-type="float" office:value="-0.467444" calcext:value-type="float">
            <text:p>-0.467444</text:p>
          </table:table-cell>
          <table:table-cell office:value-type="float" office:value="-45.809381" calcext:value-type="float">
            <text:p>-45.8093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09694" calcext:value-type="float">
            <text:p>15483.209694</text:p>
          </table:table-cell>
          <table:table-cell office:value-type="float" office:value="-0.468275" calcext:value-type="float">
            <text:p>-0.468275</text:p>
          </table:table-cell>
          <table:table-cell office:value-type="float" office:value="-45.787886" calcext:value-type="float">
            <text:p>-45.7878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0695" calcext:value-type="float">
            <text:p>15483.210695</text:p>
          </table:table-cell>
          <table:table-cell office:value-type="float" office:value="-0.469096" calcext:value-type="float">
            <text:p>-0.469096</text:p>
          </table:table-cell>
          <table:table-cell office:value-type="float" office:value="-45.766391" calcext:value-type="float">
            <text:p>-45.7663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1695" calcext:value-type="float">
            <text:p>15483.211695</text:p>
          </table:table-cell>
          <table:table-cell office:value-type="float" office:value="-0.469906" calcext:value-type="float">
            <text:p>-0.469906</text:p>
          </table:table-cell>
          <table:table-cell office:value-type="float" office:value="-45.746549" calcext:value-type="float">
            <text:p>-45.7465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2695" calcext:value-type="float">
            <text:p>15483.212695</text:p>
          </table:table-cell>
          <table:table-cell office:value-type="float" office:value="-0.470706" calcext:value-type="float">
            <text:p>-0.470706</text:p>
          </table:table-cell>
          <table:table-cell office:value-type="float" office:value="-45.725054" calcext:value-type="float">
            <text:p>-45.7250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3695" calcext:value-type="float">
            <text:p>15483.213695</text:p>
          </table:table-cell>
          <table:table-cell office:value-type="float" office:value="-0.471495" calcext:value-type="float">
            <text:p>-0.471495</text:p>
          </table:table-cell>
          <table:table-cell office:value-type="float" office:value="-45.703559" calcext:value-type="float">
            <text:p>-45.7035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4695" calcext:value-type="float">
            <text:p>15483.214695</text:p>
          </table:table-cell>
          <table:table-cell office:value-type="float" office:value="-0.472274" calcext:value-type="float">
            <text:p>-0.472274</text:p>
          </table:table-cell>
          <table:table-cell office:value-type="float" office:value="-45.682064" calcext:value-type="float">
            <text:p>-45.6820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5695" calcext:value-type="float">
            <text:p>15483.215695</text:p>
          </table:table-cell>
          <table:table-cell office:value-type="float" office:value="-0.473043" calcext:value-type="float">
            <text:p>-0.473043</text:p>
          </table:table-cell>
          <table:table-cell office:value-type="float" office:value="-45.658916" calcext:value-type="float">
            <text:p>-45.6589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6695" calcext:value-type="float">
            <text:p>15483.216695</text:p>
          </table:table-cell>
          <table:table-cell office:value-type="float" office:value="-0.473801" calcext:value-type="float">
            <text:p>-0.473801</text:p>
          </table:table-cell>
          <table:table-cell office:value-type="float" office:value="-45.63742" calcext:value-type="float">
            <text:p>-45.637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7695" calcext:value-type="float">
            <text:p>15483.217695</text:p>
          </table:table-cell>
          <table:table-cell office:value-type="float" office:value="-0.474548" calcext:value-type="float">
            <text:p>-0.474548</text:p>
          </table:table-cell>
          <table:table-cell office:value-type="float" office:value="-45.615925" calcext:value-type="float">
            <text:p>-45.6159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8683" calcext:value-type="float">
            <text:p>15483.218683</text:p>
          </table:table-cell>
          <table:table-cell office:value-type="float" office:value="-0.475285" calcext:value-type="float">
            <text:p>-0.475285</text:p>
          </table:table-cell>
          <table:table-cell office:value-type="float" office:value="-45.592777" calcext:value-type="float">
            <text:p>-45.5927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19694" calcext:value-type="float">
            <text:p>15483.219694</text:p>
          </table:table-cell>
          <table:table-cell office:value-type="float" office:value="-0.476011" calcext:value-type="float">
            <text:p>-0.476011</text:p>
          </table:table-cell>
          <table:table-cell office:value-type="float" office:value="-45.569628" calcext:value-type="float">
            <text:p>-45.5696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0695" calcext:value-type="float">
            <text:p>15483.220695</text:p>
          </table:table-cell>
          <table:table-cell office:value-type="float" office:value="-0.476727" calcext:value-type="float">
            <text:p>-0.476727</text:p>
          </table:table-cell>
          <table:table-cell office:value-type="float" office:value="-45.548133" calcext:value-type="float">
            <text:p>-45.5481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1694" calcext:value-type="float">
            <text:p>15483.221694</text:p>
          </table:table-cell>
          <table:table-cell office:value-type="float" office:value="-0.477432" calcext:value-type="float">
            <text:p>-0.477432</text:p>
          </table:table-cell>
          <table:table-cell office:value-type="float" office:value="-45.524984" calcext:value-type="float">
            <text:p>-45.5249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2683" calcext:value-type="float">
            <text:p>15483.222683</text:p>
          </table:table-cell>
          <table:table-cell office:value-type="float" office:value="-0.478127" calcext:value-type="float">
            <text:p>-0.478127</text:p>
          </table:table-cell>
          <table:table-cell office:value-type="float" office:value="-45.501836" calcext:value-type="float">
            <text:p>-45.5018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3694" calcext:value-type="float">
            <text:p>15483.223694</text:p>
          </table:table-cell>
          <table:table-cell office:value-type="float" office:value="-0.478811" calcext:value-type="float">
            <text:p>-0.478811</text:p>
          </table:table-cell>
          <table:table-cell office:value-type="float" office:value="-45.478687" calcext:value-type="float">
            <text:p>-45.4786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4695" calcext:value-type="float">
            <text:p>15483.224695</text:p>
          </table:table-cell>
          <table:table-cell office:value-type="float" office:value="-0.479484" calcext:value-type="float">
            <text:p>-0.479484</text:p>
          </table:table-cell>
          <table:table-cell office:value-type="float" office:value="-45.455539" calcext:value-type="float">
            <text:p>-45.4555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5695" calcext:value-type="float">
            <text:p>15483.225695</text:p>
          </table:table-cell>
          <table:table-cell office:value-type="float" office:value="-0.480147" calcext:value-type="float">
            <text:p>-0.480147</text:p>
          </table:table-cell>
          <table:table-cell office:value-type="float" office:value="-45.43239" calcext:value-type="float">
            <text:p>-45.432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6695" calcext:value-type="float">
            <text:p>15483.226695</text:p>
          </table:table-cell>
          <table:table-cell office:value-type="float" office:value="-0.480799" calcext:value-type="float">
            <text:p>-0.480799</text:p>
          </table:table-cell>
          <table:table-cell office:value-type="float" office:value="-45.409242" calcext:value-type="float">
            <text:p>-45.4092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7683" calcext:value-type="float">
            <text:p>15483.227683</text:p>
          </table:table-cell>
          <table:table-cell office:value-type="float" office:value="-0.48144" calcext:value-type="float">
            <text:p>-0.48144</text:p>
          </table:table-cell>
          <table:table-cell office:value-type="float" office:value="-45.386093" calcext:value-type="float">
            <text:p>-45.3860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8695" calcext:value-type="float">
            <text:p>15483.228695</text:p>
          </table:table-cell>
          <table:table-cell office:value-type="float" office:value="-0.482071" calcext:value-type="float">
            <text:p>-0.482071</text:p>
          </table:table-cell>
          <table:table-cell office:value-type="float" office:value="-45.361291" calcext:value-type="float">
            <text:p>-45.3612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29694" calcext:value-type="float">
            <text:p>15483.229694</text:p>
          </table:table-cell>
          <table:table-cell office:value-type="float" office:value="-0.482691" calcext:value-type="float">
            <text:p>-0.482691</text:p>
          </table:table-cell>
          <table:table-cell office:value-type="float" office:value="-45.336489" calcext:value-type="float">
            <text:p>-45.3364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0695" calcext:value-type="float">
            <text:p>15483.230695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-45.31334" calcext:value-type="float">
            <text:p>-45.313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1695" calcext:value-type="float">
            <text:p>15483.231695</text:p>
          </table:table-cell>
          <table:table-cell office:value-type="float" office:value="-0.483899" calcext:value-type="float">
            <text:p>-0.483899</text:p>
          </table:table-cell>
          <table:table-cell office:value-type="float" office:value="-45.288538" calcext:value-type="float">
            <text:p>-45.2885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2695" calcext:value-type="float">
            <text:p>15483.232695</text:p>
          </table:table-cell>
          <table:table-cell office:value-type="float" office:value="-0.484486" calcext:value-type="float">
            <text:p>-0.484486</text:p>
          </table:table-cell>
          <table:table-cell office:value-type="float" office:value="-45.263736" calcext:value-type="float">
            <text:p>-45.2637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3695" calcext:value-type="float">
            <text:p>15483.233695</text:p>
          </table:table-cell>
          <table:table-cell office:value-type="float" office:value="-0.485063" calcext:value-type="float">
            <text:p>-0.485063</text:p>
          </table:table-cell>
          <table:table-cell office:value-type="float" office:value="-45.238934" calcext:value-type="float">
            <text:p>-45.2389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4695" calcext:value-type="float">
            <text:p>15483.234695</text:p>
          </table:table-cell>
          <table:table-cell office:value-type="float" office:value="-0.48563" calcext:value-type="float">
            <text:p>-0.48563</text:p>
          </table:table-cell>
          <table:table-cell office:value-type="float" office:value="-45.214132" calcext:value-type="float">
            <text:p>-45.2141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5695" calcext:value-type="float">
            <text:p>15483.235695</text:p>
          </table:table-cell>
          <table:table-cell office:value-type="float" office:value="-0.486185" calcext:value-type="float">
            <text:p>-0.486185</text:p>
          </table:table-cell>
          <table:table-cell office:value-type="float" office:value="-45.187677" calcext:value-type="float">
            <text:p>-45.1876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6695" calcext:value-type="float">
            <text:p>15483.236695</text:p>
          </table:table-cell>
          <table:table-cell office:value-type="float" office:value="-0.48673" calcext:value-type="float">
            <text:p>-0.48673</text:p>
          </table:table-cell>
          <table:table-cell office:value-type="float" office:value="-45.162875" calcext:value-type="float">
            <text:p>-45.1628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7695" calcext:value-type="float">
            <text:p>15483.237695</text:p>
          </table:table-cell>
          <table:table-cell office:value-type="float" office:value="-0.487263" calcext:value-type="float">
            <text:p>-0.487263</text:p>
          </table:table-cell>
          <table:table-cell office:value-type="float" office:value="-45.136419" calcext:value-type="float">
            <text:p>-45.1364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8684" calcext:value-type="float">
            <text:p>15483.238684</text:p>
          </table:table-cell>
          <table:table-cell office:value-type="float" office:value="-0.487786" calcext:value-type="float">
            <text:p>-0.487786</text:p>
          </table:table-cell>
          <table:table-cell office:value-type="float" office:value="-45.111617" calcext:value-type="float">
            <text:p>-45.1116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39683" calcext:value-type="float">
            <text:p>15483.239683</text:p>
          </table:table-cell>
          <table:table-cell office:value-type="float" office:value="-0.488299" calcext:value-type="float">
            <text:p>-0.488299</text:p>
          </table:table-cell>
          <table:table-cell office:value-type="float" office:value="-45.085162" calcext:value-type="float">
            <text:p>-45.0851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0683" calcext:value-type="float">
            <text:p>15483.240683</text:p>
          </table:table-cell>
          <table:table-cell office:value-type="float" office:value="-0.4888" calcext:value-type="float">
            <text:p>-0.4888</text:p>
          </table:table-cell>
          <table:table-cell office:value-type="float" office:value="-45.058706" calcext:value-type="float">
            <text:p>-45.058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1695" calcext:value-type="float">
            <text:p>15483.241695</text:p>
          </table:table-cell>
          <table:table-cell office:value-type="float" office:value="-0.48929" calcext:value-type="float">
            <text:p>-0.48929</text:p>
          </table:table-cell>
          <table:table-cell office:value-type="float" office:value="-45.03225" calcext:value-type="float">
            <text:p>-45.032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2695" calcext:value-type="float">
            <text:p>15483.242695</text:p>
          </table:table-cell>
          <table:table-cell office:value-type="float" office:value="-0.48977" calcext:value-type="float">
            <text:p>-0.48977</text:p>
          </table:table-cell>
          <table:table-cell office:value-type="float" office:value="-45.005795" calcext:value-type="float">
            <text:p>-45.0057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3694" calcext:value-type="float">
            <text:p>15483.243694</text:p>
          </table:table-cell>
          <table:table-cell office:value-type="float" office:value="-0.490239" calcext:value-type="float">
            <text:p>-0.490239</text:p>
          </table:table-cell>
          <table:table-cell office:value-type="float" office:value="-44.979339" calcext:value-type="float">
            <text:p>-44.9793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4695" calcext:value-type="float">
            <text:p>15483.244695</text:p>
          </table:table-cell>
          <table:table-cell office:value-type="float" office:value="-0.490697" calcext:value-type="float">
            <text:p>-0.490697</text:p>
          </table:table-cell>
          <table:table-cell office:value-type="float" office:value="-44.952884" calcext:value-type="float">
            <text:p>-44.9528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5695" calcext:value-type="float">
            <text:p>15483.245695</text:p>
          </table:table-cell>
          <table:table-cell office:value-type="float" office:value="-0.491144" calcext:value-type="float">
            <text:p>-0.491144</text:p>
          </table:table-cell>
          <table:table-cell office:value-type="float" office:value="-44.924775" calcext:value-type="float">
            <text:p>-44.9247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6695" calcext:value-type="float">
            <text:p>15483.246695</text:p>
          </table:table-cell>
          <table:table-cell office:value-type="float" office:value="-0.49158" calcext:value-type="float">
            <text:p>-0.49158</text:p>
          </table:table-cell>
          <table:table-cell office:value-type="float" office:value="-44.898319" calcext:value-type="float">
            <text:p>-44.8983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7695" calcext:value-type="float">
            <text:p>15483.247695</text:p>
          </table:table-cell>
          <table:table-cell office:value-type="float" office:value="-0.492005" calcext:value-type="float">
            <text:p>-0.492005</text:p>
          </table:table-cell>
          <table:table-cell office:value-type="float" office:value="-44.87021" calcext:value-type="float">
            <text:p>-44.870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8695" calcext:value-type="float">
            <text:p>15483.248695</text:p>
          </table:table-cell>
          <table:table-cell office:value-type="float" office:value="-0.492419" calcext:value-type="float">
            <text:p>-0.492419</text:p>
          </table:table-cell>
          <table:table-cell office:value-type="float" office:value="-44.843755" calcext:value-type="float">
            <text:p>-44.8437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49695" calcext:value-type="float">
            <text:p>15483.249695</text:p>
          </table:table-cell>
          <table:table-cell office:value-type="float" office:value="-0.492822" calcext:value-type="float">
            <text:p>-0.492822</text:p>
          </table:table-cell>
          <table:table-cell office:value-type="float" office:value="-44.815646" calcext:value-type="float">
            <text:p>-44.8156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0694" calcext:value-type="float">
            <text:p>15483.250694</text:p>
          </table:table-cell>
          <table:table-cell office:value-type="float" office:value="-0.493215" calcext:value-type="float">
            <text:p>-0.493215</text:p>
          </table:table-cell>
          <table:table-cell office:value-type="float" office:value="-44.787537" calcext:value-type="float">
            <text:p>-44.7875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1695" calcext:value-type="float">
            <text:p>15483.251695</text:p>
          </table:table-cell>
          <table:table-cell office:value-type="float" office:value="-0.493596" calcext:value-type="float">
            <text:p>-0.493596</text:p>
          </table:table-cell>
          <table:table-cell office:value-type="float" office:value="-44.759428" calcext:value-type="float">
            <text:p>-44.7594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2695" calcext:value-type="float">
            <text:p>15483.252695</text:p>
          </table:table-cell>
          <table:table-cell office:value-type="float" office:value="-0.493966" calcext:value-type="float">
            <text:p>-0.493966</text:p>
          </table:table-cell>
          <table:table-cell office:value-type="float" office:value="-44.731319" calcext:value-type="float">
            <text:p>-44.7313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3695" calcext:value-type="float">
            <text:p>15483.253695</text:p>
          </table:table-cell>
          <table:table-cell office:value-type="float" office:value="-0.494326" calcext:value-type="float">
            <text:p>-0.494326</text:p>
          </table:table-cell>
          <table:table-cell office:value-type="float" office:value="-44.701557" calcext:value-type="float">
            <text:p>-44.7015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4695" calcext:value-type="float">
            <text:p>15483.254695</text:p>
          </table:table-cell>
          <table:table-cell office:value-type="float" office:value="-0.494674" calcext:value-type="float">
            <text:p>-0.494674</text:p>
          </table:table-cell>
          <table:table-cell office:value-type="float" office:value="-44.673448" calcext:value-type="float">
            <text:p>-44.6734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5683" calcext:value-type="float">
            <text:p>15483.255683</text:p>
          </table:table-cell>
          <table:table-cell office:value-type="float" office:value="-0.495012" calcext:value-type="float">
            <text:p>-0.495012</text:p>
          </table:table-cell>
          <table:table-cell office:value-type="float" office:value="-44.645339" calcext:value-type="float">
            <text:p>-44.6453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6695" calcext:value-type="float">
            <text:p>15483.256695</text:p>
          </table:table-cell>
          <table:table-cell office:value-type="float" office:value="-0.495338" calcext:value-type="float">
            <text:p>-0.495338</text:p>
          </table:table-cell>
          <table:table-cell office:value-type="float" office:value="-44.615576" calcext:value-type="float">
            <text:p>-44.6155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7683" calcext:value-type="float">
            <text:p>15483.257683</text:p>
          </table:table-cell>
          <table:table-cell office:value-type="float" office:value="-0.495654" calcext:value-type="float">
            <text:p>-0.495654</text:p>
          </table:table-cell>
          <table:table-cell office:value-type="float" office:value="-44.585814" calcext:value-type="float">
            <text:p>-44.5858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8695" calcext:value-type="float">
            <text:p>15483.258695</text:p>
          </table:table-cell>
          <table:table-cell office:value-type="float" office:value="-0.495958" calcext:value-type="float">
            <text:p>-0.495958</text:p>
          </table:table-cell>
          <table:table-cell office:value-type="float" office:value="-44.556051" calcext:value-type="float">
            <text:p>-44.5560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59695" calcext:value-type="float">
            <text:p>15483.259695</text:p>
          </table:table-cell>
          <table:table-cell office:value-type="float" office:value="-0.496252" calcext:value-type="float">
            <text:p>-0.496252</text:p>
          </table:table-cell>
          <table:table-cell office:value-type="float" office:value="-44.527942" calcext:value-type="float">
            <text:p>-44.5279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0695" calcext:value-type="float">
            <text:p>15483.260695</text:p>
          </table:table-cell>
          <table:table-cell office:value-type="float" office:value="-0.496534" calcext:value-type="float">
            <text:p>-0.496534</text:p>
          </table:table-cell>
          <table:table-cell office:value-type="float" office:value="-44.49818" calcext:value-type="float">
            <text:p>-44.498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1695" calcext:value-type="float">
            <text:p>15483.261695</text:p>
          </table:table-cell>
          <table:table-cell office:value-type="float" office:value="-0.496806" calcext:value-type="float">
            <text:p>-0.496806</text:p>
          </table:table-cell>
          <table:table-cell office:value-type="float" office:value="-44.466764" calcext:value-type="float">
            <text:p>-44.4667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2695" calcext:value-type="float">
            <text:p>15483.262695</text:p>
          </table:table-cell>
          <table:table-cell office:value-type="float" office:value="-0.497066" calcext:value-type="float">
            <text:p>-0.497066</text:p>
          </table:table-cell>
          <table:table-cell office:value-type="float" office:value="-44.437001" calcext:value-type="float">
            <text:p>-44.4370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3695" calcext:value-type="float">
            <text:p>15483.263695</text:p>
          </table:table-cell>
          <table:table-cell office:value-type="float" office:value="-0.497315" calcext:value-type="float">
            <text:p>-0.497315</text:p>
          </table:table-cell>
          <table:table-cell office:value-type="float" office:value="-44.407239" calcext:value-type="float">
            <text:p>-44.4072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4695" calcext:value-type="float">
            <text:p>15483.264695</text:p>
          </table:table-cell>
          <table:table-cell office:value-type="float" office:value="-0.497554" calcext:value-type="float">
            <text:p>-0.497554</text:p>
          </table:table-cell>
          <table:table-cell office:value-type="float" office:value="-44.377476" calcext:value-type="float">
            <text:p>-44.3774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5695" calcext:value-type="float">
            <text:p>15483.265695</text:p>
          </table:table-cell>
          <table:table-cell office:value-type="float" office:value="-0.497781" calcext:value-type="float">
            <text:p>-0.497781</text:p>
          </table:table-cell>
          <table:table-cell office:value-type="float" office:value="-44.347714" calcext:value-type="float">
            <text:p>-44.3477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6695" calcext:value-type="float">
            <text:p>15483.266695</text:p>
          </table:table-cell>
          <table:table-cell office:value-type="float" office:value="-0.497997" calcext:value-type="float">
            <text:p>-0.497997</text:p>
          </table:table-cell>
          <table:table-cell office:value-type="float" office:value="-44.316298" calcext:value-type="float">
            <text:p>-44.3162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7695" calcext:value-type="float">
            <text:p>15483.267695</text:p>
          </table:table-cell>
          <table:table-cell office:value-type="float" office:value="-0.498202" calcext:value-type="float">
            <text:p>-0.498202</text:p>
          </table:table-cell>
          <table:table-cell office:value-type="float" office:value="-44.286536" calcext:value-type="float">
            <text:p>-44.2865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8695" calcext:value-type="float">
            <text:p>15483.268695</text:p>
          </table:table-cell>
          <table:table-cell office:value-type="float" office:value="-0.498396" calcext:value-type="float">
            <text:p>-0.498396</text:p>
          </table:table-cell>
          <table:table-cell office:value-type="float" office:value="-44.25512" calcext:value-type="float">
            <text:p>-44.255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69695" calcext:value-type="float">
            <text:p>15483.269695</text:p>
          </table:table-cell>
          <table:table-cell office:value-type="float" office:value="-0.498579" calcext:value-type="float">
            <text:p>-0.498579</text:p>
          </table:table-cell>
          <table:table-cell office:value-type="float" office:value="-44.223704" calcext:value-type="float">
            <text:p>-44.2237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0695" calcext:value-type="float">
            <text:p>15483.270695</text:p>
          </table:table-cell>
          <table:table-cell office:value-type="float" office:value="-0.498751" calcext:value-type="float">
            <text:p>-0.498751</text:p>
          </table:table-cell>
          <table:table-cell office:value-type="float" office:value="-44.193941" calcext:value-type="float">
            <text:p>-44.1939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1695" calcext:value-type="float">
            <text:p>15483.271695</text:p>
          </table:table-cell>
          <table:table-cell office:value-type="float" office:value="-0.498912" calcext:value-type="float">
            <text:p>-0.498912</text:p>
          </table:table-cell>
          <table:table-cell office:value-type="float" office:value="-44.162525" calcext:value-type="float">
            <text:p>-44.1625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2695" calcext:value-type="float">
            <text:p>15483.272695</text:p>
          </table:table-cell>
          <table:table-cell office:value-type="float" office:value="-0.499062" calcext:value-type="float">
            <text:p>-0.499062</text:p>
          </table:table-cell>
          <table:table-cell office:value-type="float" office:value="-44.131109" calcext:value-type="float">
            <text:p>-44.1311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3694" calcext:value-type="float">
            <text:p>15483.273694</text:p>
          </table:table-cell>
          <table:table-cell office:value-type="float" office:value="-0.499201" calcext:value-type="float">
            <text:p>-0.499201</text:p>
          </table:table-cell>
          <table:table-cell office:value-type="float" office:value="-44.099694" calcext:value-type="float">
            <text:p>-44.0996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4695" calcext:value-type="float">
            <text:p>15483.274695</text:p>
          </table:table-cell>
          <table:table-cell office:value-type="float" office:value="-0.499328" calcext:value-type="float">
            <text:p>-0.499328</text:p>
          </table:table-cell>
          <table:table-cell office:value-type="float" office:value="-44.066624" calcext:value-type="float">
            <text:p>-44.0666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5695" calcext:value-type="float">
            <text:p>15483.275695</text:p>
          </table:table-cell>
          <table:table-cell office:value-type="float" office:value="-0.499445" calcext:value-type="float">
            <text:p>-0.499445</text:p>
          </table:table-cell>
          <table:table-cell office:value-type="float" office:value="-44.035208" calcext:value-type="float">
            <text:p>-44.0352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6695" calcext:value-type="float">
            <text:p>15483.276695</text:p>
          </table:table-cell>
          <table:table-cell office:value-type="float" office:value="-0.49955" calcext:value-type="float">
            <text:p>-0.49955</text:p>
          </table:table-cell>
          <table:table-cell office:value-type="float" office:value="-44.003792" calcext:value-type="float">
            <text:p>-44.0037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7695" calcext:value-type="float">
            <text:p>15483.277695</text:p>
          </table:table-cell>
          <table:table-cell office:value-type="float" office:value="-0.499645" calcext:value-type="float">
            <text:p>-0.499645</text:p>
          </table:table-cell>
          <table:table-cell office:value-type="float" office:value="-43.970723" calcext:value-type="float">
            <text:p>-43.9707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8695" calcext:value-type="float">
            <text:p>15483.278695</text:p>
          </table:table-cell>
          <table:table-cell office:value-type="float" office:value="-0.499728" calcext:value-type="float">
            <text:p>-0.499728</text:p>
          </table:table-cell>
          <table:table-cell office:value-type="float" office:value="-43.937653" calcext:value-type="float">
            <text:p>-43.9376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79695" calcext:value-type="float">
            <text:p>15483.279695</text:p>
          </table:table-cell>
          <table:table-cell office:value-type="float" office:value="-0.4998" calcext:value-type="float">
            <text:p>-0.4998</text:p>
          </table:table-cell>
          <table:table-cell office:value-type="float" office:value="-43.904584" calcext:value-type="float">
            <text:p>-43.9045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0695" calcext:value-type="float">
            <text:p>15483.280695</text:p>
          </table:table-cell>
          <table:table-cell office:value-type="float" office:value="-0.499861" calcext:value-type="float">
            <text:p>-0.499861</text:p>
          </table:table-cell>
          <table:table-cell office:value-type="float" office:value="-43.873168" calcext:value-type="float">
            <text:p>-43.8731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1694" calcext:value-type="float">
            <text:p>15483.281694</text:p>
          </table:table-cell>
          <table:table-cell office:value-type="float" office:value="-0.499911" calcext:value-type="float">
            <text:p>-0.499911</text:p>
          </table:table-cell>
          <table:table-cell office:value-type="float" office:value="-43.840099" calcext:value-type="float">
            <text:p>-43.8400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2682" calcext:value-type="float">
            <text:p>15483.282682</text:p>
          </table:table-cell>
          <table:table-cell office:value-type="float" office:value="-0.49995" calcext:value-type="float">
            <text:p>-0.49995</text:p>
          </table:table-cell>
          <table:table-cell office:value-type="float" office:value="-43.807029" calcext:value-type="float">
            <text:p>-43.807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3682" calcext:value-type="float">
            <text:p>15483.283682</text:p>
          </table:table-cell>
          <table:table-cell office:value-type="float" office:value="-0.499978" calcext:value-type="float">
            <text:p>-0.499978</text:p>
          </table:table-cell>
          <table:table-cell office:value-type="float" office:value="-43.77396" calcext:value-type="float">
            <text:p>-43.773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4686" calcext:value-type="float">
            <text:p>15483.284686</text:p>
          </table:table-cell>
          <table:table-cell office:value-type="float" office:value="-0.499994" calcext:value-type="float">
            <text:p>-0.499994</text:p>
          </table:table-cell>
          <table:table-cell office:value-type="float" office:value="-43.740891" calcext:value-type="float">
            <text:p>-43.7408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5685" calcext:value-type="float">
            <text:p>15483.285685</text:p>
          </table:table-cell>
          <table:table-cell office:value-type="float" office:value="-0.5" calcext:value-type="float">
            <text:p>-0.5</text:p>
          </table:table-cell>
          <table:table-cell office:value-type="float" office:value="-43.707821" calcext:value-type="float">
            <text:p>-43.7078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6689" calcext:value-type="float">
            <text:p>15483.286689</text:p>
          </table:table-cell>
          <table:table-cell office:value-type="float" office:value="-0.499994" calcext:value-type="float">
            <text:p>-0.499994</text:p>
          </table:table-cell>
          <table:table-cell office:value-type="float" office:value="-43.674752" calcext:value-type="float">
            <text:p>-43.6747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7695" calcext:value-type="float">
            <text:p>15483.287695</text:p>
          </table:table-cell>
          <table:table-cell office:value-type="float" office:value="-0.499978" calcext:value-type="float">
            <text:p>-0.499978</text:p>
          </table:table-cell>
          <table:table-cell office:value-type="float" office:value="-43.640029" calcext:value-type="float">
            <text:p>-43.640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8695" calcext:value-type="float">
            <text:p>15483.288695</text:p>
          </table:table-cell>
          <table:table-cell office:value-type="float" office:value="-0.49995" calcext:value-type="float">
            <text:p>-0.49995</text:p>
          </table:table-cell>
          <table:table-cell office:value-type="float" office:value="-43.605306" calcext:value-type="float">
            <text:p>-43.6053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89695" calcext:value-type="float">
            <text:p>15483.289695</text:p>
          </table:table-cell>
          <table:table-cell office:value-type="float" office:value="-0.499911" calcext:value-type="float">
            <text:p>-0.499911</text:p>
          </table:table-cell>
          <table:table-cell office:value-type="float" office:value="-43.572237" calcext:value-type="float">
            <text:p>-43.5722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0695" calcext:value-type="float">
            <text:p>15483.290695</text:p>
          </table:table-cell>
          <table:table-cell office:value-type="float" office:value="-0.499861" calcext:value-type="float">
            <text:p>-0.499861</text:p>
          </table:table-cell>
          <table:table-cell office:value-type="float" office:value="-43.537514" calcext:value-type="float">
            <text:p>-43.5375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1696" calcext:value-type="float">
            <text:p>15483.291696</text:p>
          </table:table-cell>
          <table:table-cell office:value-type="float" office:value="-0.4998" calcext:value-type="float">
            <text:p>-0.4998</text:p>
          </table:table-cell>
          <table:table-cell office:value-type="float" office:value="-43.502791" calcext:value-type="float">
            <text:p>-43.5027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2695" calcext:value-type="float">
            <text:p>15483.292695</text:p>
          </table:table-cell>
          <table:table-cell office:value-type="float" office:value="-0.499728" calcext:value-type="float">
            <text:p>-0.499728</text:p>
          </table:table-cell>
          <table:table-cell office:value-type="float" office:value="-43.468068" calcext:value-type="float">
            <text:p>-43.4680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3695" calcext:value-type="float">
            <text:p>15483.293695</text:p>
          </table:table-cell>
          <table:table-cell office:value-type="float" office:value="-0.499645" calcext:value-type="float">
            <text:p>-0.499645</text:p>
          </table:table-cell>
          <table:table-cell office:value-type="float" office:value="-43.433345" calcext:value-type="float">
            <text:p>-43.4333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4695" calcext:value-type="float">
            <text:p>15483.294695</text:p>
          </table:table-cell>
          <table:table-cell office:value-type="float" office:value="-0.49955" calcext:value-type="float">
            <text:p>-0.49955</text:p>
          </table:table-cell>
          <table:table-cell office:value-type="float" office:value="-43.398622" calcext:value-type="float">
            <text:p>-43.3986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5695" calcext:value-type="float">
            <text:p>15483.295695</text:p>
          </table:table-cell>
          <table:table-cell office:value-type="float" office:value="-0.499445" calcext:value-type="float">
            <text:p>-0.499445</text:p>
          </table:table-cell>
          <table:table-cell office:value-type="float" office:value="-43.363899" calcext:value-type="float">
            <text:p>-43.3638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6695" calcext:value-type="float">
            <text:p>15483.296695</text:p>
          </table:table-cell>
          <table:table-cell office:value-type="float" office:value="-0.499328" calcext:value-type="float">
            <text:p>-0.499328</text:p>
          </table:table-cell>
          <table:table-cell office:value-type="float" office:value="-43.329177" calcext:value-type="float">
            <text:p>-43.3291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7695" calcext:value-type="float">
            <text:p>15483.297695</text:p>
          </table:table-cell>
          <table:table-cell office:value-type="float" office:value="-0.499201" calcext:value-type="float">
            <text:p>-0.499201</text:p>
          </table:table-cell>
          <table:table-cell office:value-type="float" office:value="-43.2928" calcext:value-type="float">
            <text:p>-43.29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8695" calcext:value-type="float">
            <text:p>15483.298695</text:p>
          </table:table-cell>
          <table:table-cell office:value-type="float" office:value="-0.499062" calcext:value-type="float">
            <text:p>-0.499062</text:p>
          </table:table-cell>
          <table:table-cell office:value-type="float" office:value="-43.258077" calcext:value-type="float">
            <text:p>-43.2580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299695" calcext:value-type="float">
            <text:p>15483.299695</text:p>
          </table:table-cell>
          <table:table-cell office:value-type="float" office:value="-0.498912" calcext:value-type="float">
            <text:p>-0.498912</text:p>
          </table:table-cell>
          <table:table-cell office:value-type="float" office:value="-43.223355" calcext:value-type="float">
            <text:p>-43.2233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0695" calcext:value-type="float">
            <text:p>15483.300695</text:p>
          </table:table-cell>
          <table:table-cell office:value-type="float" office:value="-0.498751" calcext:value-type="float">
            <text:p>-0.498751</text:p>
          </table:table-cell>
          <table:table-cell office:value-type="float" office:value="-43.186978" calcext:value-type="float">
            <text:p>-43.1869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1695" calcext:value-type="float">
            <text:p>15483.301695</text:p>
          </table:table-cell>
          <table:table-cell office:value-type="float" office:value="-0.498579" calcext:value-type="float">
            <text:p>-0.498579</text:p>
          </table:table-cell>
          <table:table-cell office:value-type="float" office:value="-43.150602" calcext:value-type="float">
            <text:p>-43.1506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2695" calcext:value-type="float">
            <text:p>15483.302695</text:p>
          </table:table-cell>
          <table:table-cell office:value-type="float" office:value="-0.498396" calcext:value-type="float">
            <text:p>-0.498396</text:p>
          </table:table-cell>
          <table:table-cell office:value-type="float" office:value="-43.115879" calcext:value-type="float">
            <text:p>-43.1158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3695" calcext:value-type="float">
            <text:p>15483.303695</text:p>
          </table:table-cell>
          <table:table-cell office:value-type="float" office:value="-0.498202" calcext:value-type="float">
            <text:p>-0.498202</text:p>
          </table:table-cell>
          <table:table-cell office:value-type="float" office:value="-43.079503" calcext:value-type="float">
            <text:p>-43.0795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4695" calcext:value-type="float">
            <text:p>15483.304695</text:p>
          </table:table-cell>
          <table:table-cell office:value-type="float" office:value="-0.497997" calcext:value-type="float">
            <text:p>-0.497997</text:p>
          </table:table-cell>
          <table:table-cell office:value-type="float" office:value="-43.043126" calcext:value-type="float">
            <text:p>-43.0431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5683" calcext:value-type="float">
            <text:p>15483.305683</text:p>
          </table:table-cell>
          <table:table-cell office:value-type="float" office:value="-0.497781" calcext:value-type="float">
            <text:p>-0.497781</text:p>
          </table:table-cell>
          <table:table-cell office:value-type="float" office:value="-43.00675" calcext:value-type="float">
            <text:p>-43.006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6683" calcext:value-type="float">
            <text:p>15483.306683</text:p>
          </table:table-cell>
          <table:table-cell office:value-type="float" office:value="-0.497554" calcext:value-type="float">
            <text:p>-0.497554</text:p>
          </table:table-cell>
          <table:table-cell office:value-type="float" office:value="-42.970374" calcext:value-type="float">
            <text:p>-42.9703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7683" calcext:value-type="float">
            <text:p>15483.307683</text:p>
          </table:table-cell>
          <table:table-cell office:value-type="float" office:value="-0.497315" calcext:value-type="float">
            <text:p>-0.497315</text:p>
          </table:table-cell>
          <table:table-cell office:value-type="float" office:value="-42.933997" calcext:value-type="float">
            <text:p>-42.9339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8695" calcext:value-type="float">
            <text:p>15483.308695</text:p>
          </table:table-cell>
          <table:table-cell office:value-type="float" office:value="-0.497066" calcext:value-type="float">
            <text:p>-0.497066</text:p>
          </table:table-cell>
          <table:table-cell office:value-type="float" office:value="-42.897621" calcext:value-type="float">
            <text:p>-42.8976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09695" calcext:value-type="float">
            <text:p>15483.309695</text:p>
          </table:table-cell>
          <table:table-cell office:value-type="float" office:value="-0.496806" calcext:value-type="float">
            <text:p>-0.496806</text:p>
          </table:table-cell>
          <table:table-cell office:value-type="float" office:value="-42.861245" calcext:value-type="float">
            <text:p>-42.8612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0695" calcext:value-type="float">
            <text:p>15483.310695</text:p>
          </table:table-cell>
          <table:table-cell office:value-type="float" office:value="-0.496534" calcext:value-type="float">
            <text:p>-0.496534</text:p>
          </table:table-cell>
          <table:table-cell office:value-type="float" office:value="-42.823215" calcext:value-type="float">
            <text:p>-42.8232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1695" calcext:value-type="float">
            <text:p>15483.311695</text:p>
          </table:table-cell>
          <table:table-cell office:value-type="float" office:value="-0.496252" calcext:value-type="float">
            <text:p>-0.496252</text:p>
          </table:table-cell>
          <table:table-cell office:value-type="float" office:value="-42.786838" calcext:value-type="float">
            <text:p>-42.7868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2694" calcext:value-type="float">
            <text:p>15483.312694</text:p>
          </table:table-cell>
          <table:table-cell office:value-type="float" office:value="-0.495958" calcext:value-type="float">
            <text:p>-0.495958</text:p>
          </table:table-cell>
          <table:table-cell office:value-type="float" office:value="-42.750462" calcext:value-type="float">
            <text:p>-42.7504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3695" calcext:value-type="float">
            <text:p>15483.313695</text:p>
          </table:table-cell>
          <table:table-cell office:value-type="float" office:value="-0.495654" calcext:value-type="float">
            <text:p>-0.495654</text:p>
          </table:table-cell>
          <table:table-cell office:value-type="float" office:value="-42.712432" calcext:value-type="float">
            <text:p>-42.7124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4695" calcext:value-type="float">
            <text:p>15483.314695</text:p>
          </table:table-cell>
          <table:table-cell office:value-type="float" office:value="-0.495338" calcext:value-type="float">
            <text:p>-0.495338</text:p>
          </table:table-cell>
          <table:table-cell office:value-type="float" office:value="-42.676056" calcext:value-type="float">
            <text:p>-42.6760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5694" calcext:value-type="float">
            <text:p>15483.315694</text:p>
          </table:table-cell>
          <table:table-cell office:value-type="float" office:value="-0.495012" calcext:value-type="float">
            <text:p>-0.495012</text:p>
          </table:table-cell>
          <table:table-cell office:value-type="float" office:value="-42.638026" calcext:value-type="float">
            <text:p>-42.6380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6694" calcext:value-type="float">
            <text:p>15483.316694</text:p>
          </table:table-cell>
          <table:table-cell office:value-type="float" office:value="-0.494674" calcext:value-type="float">
            <text:p>-0.494674</text:p>
          </table:table-cell>
          <table:table-cell office:value-type="float" office:value="-42.60165" calcext:value-type="float">
            <text:p>-42.601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7695" calcext:value-type="float">
            <text:p>15483.317695</text:p>
          </table:table-cell>
          <table:table-cell office:value-type="float" office:value="-0.494326" calcext:value-type="float">
            <text:p>-0.494326</text:p>
          </table:table-cell>
          <table:table-cell office:value-type="float" office:value="-42.56362" calcext:value-type="float">
            <text:p>-42.563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8694" calcext:value-type="float">
            <text:p>15483.318694</text:p>
          </table:table-cell>
          <table:table-cell office:value-type="float" office:value="-0.493966" calcext:value-type="float">
            <text:p>-0.493966</text:p>
          </table:table-cell>
          <table:table-cell office:value-type="float" office:value="-42.527244" calcext:value-type="float">
            <text:p>-42.5272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19695" calcext:value-type="float">
            <text:p>15483.319695</text:p>
          </table:table-cell>
          <table:table-cell office:value-type="float" office:value="-0.493596" calcext:value-type="float">
            <text:p>-0.493596</text:p>
          </table:table-cell>
          <table:table-cell office:value-type="float" office:value="-42.489214" calcext:value-type="float">
            <text:p>-42.4892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0694" calcext:value-type="float">
            <text:p>15483.320694</text:p>
          </table:table-cell>
          <table:table-cell office:value-type="float" office:value="-0.493215" calcext:value-type="float">
            <text:p>-0.493215</text:p>
          </table:table-cell>
          <table:table-cell office:value-type="float" office:value="-42.451184" calcext:value-type="float">
            <text:p>-42.4511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1695" calcext:value-type="float">
            <text:p>15483.321695</text:p>
          </table:table-cell>
          <table:table-cell office:value-type="float" office:value="-0.492822" calcext:value-type="float">
            <text:p>-0.492822</text:p>
          </table:table-cell>
          <table:table-cell office:value-type="float" office:value="-42.413154" calcext:value-type="float">
            <text:p>-42.4131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2683" calcext:value-type="float">
            <text:p>15483.322683</text:p>
          </table:table-cell>
          <table:table-cell office:value-type="float" office:value="-0.492419" calcext:value-type="float">
            <text:p>-0.492419</text:p>
          </table:table-cell>
          <table:table-cell office:value-type="float" office:value="-42.375124" calcext:value-type="float">
            <text:p>-42.3751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3694" calcext:value-type="float">
            <text:p>15483.323694</text:p>
          </table:table-cell>
          <table:table-cell office:value-type="float" office:value="-0.492005" calcext:value-type="float">
            <text:p>-0.492005</text:p>
          </table:table-cell>
          <table:table-cell office:value-type="float" office:value="-42.337095" calcext:value-type="float">
            <text:p>-42.3370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4695" calcext:value-type="float">
            <text:p>15483.324695</text:p>
          </table:table-cell>
          <table:table-cell office:value-type="float" office:value="-0.49158" calcext:value-type="float">
            <text:p>-0.49158</text:p>
          </table:table-cell>
          <table:table-cell office:value-type="float" office:value="-42.299065" calcext:value-type="float">
            <text:p>-42.2990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5695" calcext:value-type="float">
            <text:p>15483.325695</text:p>
          </table:table-cell>
          <table:table-cell office:value-type="float" office:value="-0.491144" calcext:value-type="float">
            <text:p>-0.491144</text:p>
          </table:table-cell>
          <table:table-cell office:value-type="float" office:value="-42.261035" calcext:value-type="float">
            <text:p>-42.2610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6695" calcext:value-type="float">
            <text:p>15483.326695</text:p>
          </table:table-cell>
          <table:table-cell office:value-type="float" office:value="-0.490697" calcext:value-type="float">
            <text:p>-0.490697</text:p>
          </table:table-cell>
          <table:table-cell office:value-type="float" office:value="-42.221352" calcext:value-type="float">
            <text:p>-42.2213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7695" calcext:value-type="float">
            <text:p>15483.327695</text:p>
          </table:table-cell>
          <table:table-cell office:value-type="float" office:value="-0.490239" calcext:value-type="float">
            <text:p>-0.490239</text:p>
          </table:table-cell>
          <table:table-cell office:value-type="float" office:value="-42.183322" calcext:value-type="float">
            <text:p>-42.1833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8695" calcext:value-type="float">
            <text:p>15483.328695</text:p>
          </table:table-cell>
          <table:table-cell office:value-type="float" office:value="-0.48977" calcext:value-type="float">
            <text:p>-0.48977</text:p>
          </table:table-cell>
          <table:table-cell office:value-type="float" office:value="-42.145292" calcext:value-type="float">
            <text:p>-42.1452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29695" calcext:value-type="float">
            <text:p>15483.329695</text:p>
          </table:table-cell>
          <table:table-cell office:value-type="float" office:value="-0.48929" calcext:value-type="float">
            <text:p>-0.48929</text:p>
          </table:table-cell>
          <table:table-cell office:value-type="float" office:value="-42.107262" calcext:value-type="float">
            <text:p>-42.1072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0695" calcext:value-type="float">
            <text:p>15483.330695</text:p>
          </table:table-cell>
          <table:table-cell office:value-type="float" office:value="-0.4888" calcext:value-type="float">
            <text:p>-0.4888</text:p>
          </table:table-cell>
          <table:table-cell office:value-type="float" office:value="-42.069233" calcext:value-type="float">
            <text:p>-42.0692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1695" calcext:value-type="float">
            <text:p>15483.331695</text:p>
          </table:table-cell>
          <table:table-cell office:value-type="float" office:value="-0.488299" calcext:value-type="float">
            <text:p>-0.488299</text:p>
          </table:table-cell>
          <table:table-cell office:value-type="float" office:value="-42.029549" calcext:value-type="float">
            <text:p>-42.0295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2695" calcext:value-type="float">
            <text:p>15483.332695</text:p>
          </table:table-cell>
          <table:table-cell office:value-type="float" office:value="-0.487786" calcext:value-type="float">
            <text:p>-0.487786</text:p>
          </table:table-cell>
          <table:table-cell office:value-type="float" office:value="-41.991519" calcext:value-type="float">
            <text:p>-41.9915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3695" calcext:value-type="float">
            <text:p>15483.333695</text:p>
          </table:table-cell>
          <table:table-cell office:value-type="float" office:value="-0.487263" calcext:value-type="float">
            <text:p>-0.487263</text:p>
          </table:table-cell>
          <table:table-cell office:value-type="float" office:value="-41.951836" calcext:value-type="float">
            <text:p>-41.9518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4695" calcext:value-type="float">
            <text:p>15483.334695</text:p>
          </table:table-cell>
          <table:table-cell office:value-type="float" office:value="-0.48673" calcext:value-type="float">
            <text:p>-0.48673</text:p>
          </table:table-cell>
          <table:table-cell office:value-type="float" office:value="-41.912153" calcext:value-type="float">
            <text:p>-41.9121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5695" calcext:value-type="float">
            <text:p>15483.335695</text:p>
          </table:table-cell>
          <table:table-cell office:value-type="float" office:value="-0.486185" calcext:value-type="float">
            <text:p>-0.486185</text:p>
          </table:table-cell>
          <table:table-cell office:value-type="float" office:value="-41.874123" calcext:value-type="float">
            <text:p>-41.8741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6695" calcext:value-type="float">
            <text:p>15483.336695</text:p>
          </table:table-cell>
          <table:table-cell office:value-type="float" office:value="-0.48563" calcext:value-type="float">
            <text:p>-0.48563</text:p>
          </table:table-cell>
          <table:table-cell office:value-type="float" office:value="-41.83444" calcext:value-type="float">
            <text:p>-41.834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7695" calcext:value-type="float">
            <text:p>15483.337695</text:p>
          </table:table-cell>
          <table:table-cell office:value-type="float" office:value="-0.485063" calcext:value-type="float">
            <text:p>-0.485063</text:p>
          </table:table-cell>
          <table:table-cell office:value-type="float" office:value="-41.794757" calcext:value-type="float">
            <text:p>-41.7947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8682" calcext:value-type="float">
            <text:p>15483.338682</text:p>
          </table:table-cell>
          <table:table-cell office:value-type="float" office:value="-0.484486" calcext:value-type="float">
            <text:p>-0.484486</text:p>
          </table:table-cell>
          <table:table-cell office:value-type="float" office:value="-41.755073" calcext:value-type="float">
            <text:p>-41.7550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39694" calcext:value-type="float">
            <text:p>15483.339694</text:p>
          </table:table-cell>
          <table:table-cell office:value-type="float" office:value="-0.483899" calcext:value-type="float">
            <text:p>-0.483899</text:p>
          </table:table-cell>
          <table:table-cell office:value-type="float" office:value="-41.71539" calcext:value-type="float">
            <text:p>-41.715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0695" calcext:value-type="float">
            <text:p>15483.340695</text:p>
          </table:table-cell>
          <table:table-cell office:value-type="float" office:value="-0.4833" calcext:value-type="float">
            <text:p>-0.4833</text:p>
          </table:table-cell>
          <table:table-cell office:value-type="float" office:value="-41.675707" calcext:value-type="float">
            <text:p>-41.6757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1695" calcext:value-type="float">
            <text:p>15483.341695</text:p>
          </table:table-cell>
          <table:table-cell office:value-type="float" office:value="-0.482691" calcext:value-type="float">
            <text:p>-0.482691</text:p>
          </table:table-cell>
          <table:table-cell office:value-type="float" office:value="-41.63437" calcext:value-type="float">
            <text:p>-41.634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2695" calcext:value-type="float">
            <text:p>15483.342695</text:p>
          </table:table-cell>
          <table:table-cell office:value-type="float" office:value="-0.482071" calcext:value-type="float">
            <text:p>-0.482071</text:p>
          </table:table-cell>
          <table:table-cell office:value-type="float" office:value="-41.594687" calcext:value-type="float">
            <text:p>-41.5946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3695" calcext:value-type="float">
            <text:p>15483.343695</text:p>
          </table:table-cell>
          <table:table-cell office:value-type="float" office:value="-0.48144" calcext:value-type="float">
            <text:p>-0.48144</text:p>
          </table:table-cell>
          <table:table-cell office:value-type="float" office:value="-41.555003" calcext:value-type="float">
            <text:p>-41.5550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4695" calcext:value-type="float">
            <text:p>15483.344695</text:p>
          </table:table-cell>
          <table:table-cell office:value-type="float" office:value="-0.480799" calcext:value-type="float">
            <text:p>-0.480799</text:p>
          </table:table-cell>
          <table:table-cell office:value-type="float" office:value="-41.51532" calcext:value-type="float">
            <text:p>-41.515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5694" calcext:value-type="float">
            <text:p>15483.345694</text:p>
          </table:table-cell>
          <table:table-cell office:value-type="float" office:value="-0.480147" calcext:value-type="float">
            <text:p>-0.480147</text:p>
          </table:table-cell>
          <table:table-cell office:value-type="float" office:value="-41.473983" calcext:value-type="float">
            <text:p>-41.4739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6695" calcext:value-type="float">
            <text:p>15483.346695</text:p>
          </table:table-cell>
          <table:table-cell office:value-type="float" office:value="-0.479484" calcext:value-type="float">
            <text:p>-0.479484</text:p>
          </table:table-cell>
          <table:table-cell office:value-type="float" office:value="-41.4343" calcext:value-type="float">
            <text:p>-41.43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7694" calcext:value-type="float">
            <text:p>15483.347694</text:p>
          </table:table-cell>
          <table:table-cell office:value-type="float" office:value="-0.478811" calcext:value-type="float">
            <text:p>-0.478811</text:p>
          </table:table-cell>
          <table:table-cell office:value-type="float" office:value="-41.392963" calcext:value-type="float">
            <text:p>-41.3929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8695" calcext:value-type="float">
            <text:p>15483.348695</text:p>
          </table:table-cell>
          <table:table-cell office:value-type="float" office:value="-0.478127" calcext:value-type="float">
            <text:p>-0.478127</text:p>
          </table:table-cell>
          <table:table-cell office:value-type="float" office:value="-41.35328" calcext:value-type="float">
            <text:p>-41.353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49695" calcext:value-type="float">
            <text:p>15483.349695</text:p>
          </table:table-cell>
          <table:table-cell office:value-type="float" office:value="-0.477432" calcext:value-type="float">
            <text:p>-0.477432</text:p>
          </table:table-cell>
          <table:table-cell office:value-type="float" office:value="-41.311943" calcext:value-type="float">
            <text:p>-41.3119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0695" calcext:value-type="float">
            <text:p>15483.350695</text:p>
          </table:table-cell>
          <table:table-cell office:value-type="float" office:value="-0.476727" calcext:value-type="float">
            <text:p>-0.476727</text:p>
          </table:table-cell>
          <table:table-cell office:value-type="float" office:value="-41.270607" calcext:value-type="float">
            <text:p>-41.2706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1695" calcext:value-type="float">
            <text:p>15483.351695</text:p>
          </table:table-cell>
          <table:table-cell office:value-type="float" office:value="-0.476011" calcext:value-type="float">
            <text:p>-0.476011</text:p>
          </table:table-cell>
          <table:table-cell office:value-type="float" office:value="-41.22927" calcext:value-type="float">
            <text:p>-41.229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2695" calcext:value-type="float">
            <text:p>15483.352695</text:p>
          </table:table-cell>
          <table:table-cell office:value-type="float" office:value="-0.475285" calcext:value-type="float">
            <text:p>-0.475285</text:p>
          </table:table-cell>
          <table:table-cell office:value-type="float" office:value="-41.187933" calcext:value-type="float">
            <text:p>-41.1879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3694" calcext:value-type="float">
            <text:p>15483.353694</text:p>
          </table:table-cell>
          <table:table-cell office:value-type="float" office:value="-0.474548" calcext:value-type="float">
            <text:p>-0.474548</text:p>
          </table:table-cell>
          <table:table-cell office:value-type="float" office:value="-41.146596" calcext:value-type="float">
            <text:p>-41.1465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4695" calcext:value-type="float">
            <text:p>15483.354695</text:p>
          </table:table-cell>
          <table:table-cell office:value-type="float" office:value="-0.473801" calcext:value-type="float">
            <text:p>-0.473801</text:p>
          </table:table-cell>
          <table:table-cell office:value-type="float" office:value="-41.10526" calcext:value-type="float">
            <text:p>-41.105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5693" calcext:value-type="float">
            <text:p>15483.355693</text:p>
          </table:table-cell>
          <table:table-cell office:value-type="float" office:value="-0.473043" calcext:value-type="float">
            <text:p>-0.473043</text:p>
          </table:table-cell>
          <table:table-cell office:value-type="float" office:value="-41.063923" calcext:value-type="float">
            <text:p>-41.0639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6695" calcext:value-type="float">
            <text:p>15483.356695</text:p>
          </table:table-cell>
          <table:table-cell office:value-type="float" office:value="-0.472274" calcext:value-type="float">
            <text:p>-0.472274</text:p>
          </table:table-cell>
          <table:table-cell office:value-type="float" office:value="-41.022586" calcext:value-type="float">
            <text:p>-41.0225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7695" calcext:value-type="float">
            <text:p>15483.357695</text:p>
          </table:table-cell>
          <table:table-cell office:value-type="float" office:value="-0.471495" calcext:value-type="float">
            <text:p>-0.471495</text:p>
          </table:table-cell>
          <table:table-cell office:value-type="float" office:value="-40.981249" calcext:value-type="float">
            <text:p>-40.9812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8695" calcext:value-type="float">
            <text:p>15483.358695</text:p>
          </table:table-cell>
          <table:table-cell office:value-type="float" office:value="-0.470706" calcext:value-type="float">
            <text:p>-0.470706</text:p>
          </table:table-cell>
          <table:table-cell office:value-type="float" office:value="-40.939913" calcext:value-type="float">
            <text:p>-40.9399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59695" calcext:value-type="float">
            <text:p>15483.359695</text:p>
          </table:table-cell>
          <table:table-cell office:value-type="float" office:value="-0.469906" calcext:value-type="float">
            <text:p>-0.469906</text:p>
          </table:table-cell>
          <table:table-cell office:value-type="float" office:value="-40.898576" calcext:value-type="float">
            <text:p>-40.8985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0694" calcext:value-type="float">
            <text:p>15483.360694</text:p>
          </table:table-cell>
          <table:table-cell office:value-type="float" office:value="-0.469096" calcext:value-type="float">
            <text:p>-0.469096</text:p>
          </table:table-cell>
          <table:table-cell office:value-type="float" office:value="-40.855586" calcext:value-type="float">
            <text:p>-40.8555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1695" calcext:value-type="float">
            <text:p>15483.361695</text:p>
          </table:table-cell>
          <table:table-cell office:value-type="float" office:value="-0.468275" calcext:value-type="float">
            <text:p>-0.468275</text:p>
          </table:table-cell>
          <table:table-cell office:value-type="float" office:value="-40.814249" calcext:value-type="float">
            <text:p>-40.8142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2695" calcext:value-type="float">
            <text:p>15483.362695</text:p>
          </table:table-cell>
          <table:table-cell office:value-type="float" office:value="-0.467444" calcext:value-type="float">
            <text:p>-0.467444</text:p>
          </table:table-cell>
          <table:table-cell office:value-type="float" office:value="-40.771259" calcext:value-type="float">
            <text:p>-40.7712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3695" calcext:value-type="float">
            <text:p>15483.363695</text:p>
          </table:table-cell>
          <table:table-cell office:value-type="float" office:value="-0.466602" calcext:value-type="float">
            <text:p>-0.466602</text:p>
          </table:table-cell>
          <table:table-cell office:value-type="float" office:value="-40.729922" calcext:value-type="float">
            <text:p>-40.7299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4694" calcext:value-type="float">
            <text:p>15483.364694</text:p>
          </table:table-cell>
          <table:table-cell office:value-type="float" office:value="-0.46575" calcext:value-type="float">
            <text:p>-0.46575</text:p>
          </table:table-cell>
          <table:table-cell office:value-type="float" office:value="-40.686932" calcext:value-type="float">
            <text:p>-40.6869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5695" calcext:value-type="float">
            <text:p>15483.365695</text:p>
          </table:table-cell>
          <table:table-cell office:value-type="float" office:value="-0.464888" calcext:value-type="float">
            <text:p>-0.464888</text:p>
          </table:table-cell>
          <table:table-cell office:value-type="float" office:value="-40.643942" calcext:value-type="float">
            <text:p>-40.6439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6696" calcext:value-type="float">
            <text:p>15483.366696</text:p>
          </table:table-cell>
          <table:table-cell office:value-type="float" office:value="-0.464016" calcext:value-type="float">
            <text:p>-0.464016</text:p>
          </table:table-cell>
          <table:table-cell office:value-type="float" office:value="-40.602605" calcext:value-type="float">
            <text:p>-40.6026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7695" calcext:value-type="float">
            <text:p>15483.367695</text:p>
          </table:table-cell>
          <table:table-cell office:value-type="float" office:value="-0.463133" calcext:value-type="float">
            <text:p>-0.463133</text:p>
          </table:table-cell>
          <table:table-cell office:value-type="float" office:value="-40.559615" calcext:value-type="float">
            <text:p>-40.5596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8695" calcext:value-type="float">
            <text:p>15483.368695</text:p>
          </table:table-cell>
          <table:table-cell office:value-type="float" office:value="-0.46224" calcext:value-type="float">
            <text:p>-0.46224</text:p>
          </table:table-cell>
          <table:table-cell office:value-type="float" office:value="-40.516624" calcext:value-type="float">
            <text:p>-40.5166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69695" calcext:value-type="float">
            <text:p>15483.369695</text:p>
          </table:table-cell>
          <table:table-cell office:value-type="float" office:value="-0.461336" calcext:value-type="float">
            <text:p>-0.461336</text:p>
          </table:table-cell>
          <table:table-cell office:value-type="float" office:value="-40.473634" calcext:value-type="float">
            <text:p>-40.4736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0694" calcext:value-type="float">
            <text:p>15483.370694</text:p>
          </table:table-cell>
          <table:table-cell office:value-type="float" office:value="-0.460423" calcext:value-type="float">
            <text:p>-0.460423</text:p>
          </table:table-cell>
          <table:table-cell office:value-type="float" office:value="-40.432297" calcext:value-type="float">
            <text:p>-40.4322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1695" calcext:value-type="float">
            <text:p>15483.371695</text:p>
          </table:table-cell>
          <table:table-cell office:value-type="float" office:value="-0.459499" calcext:value-type="float">
            <text:p>-0.459499</text:p>
          </table:table-cell>
          <table:table-cell office:value-type="float" office:value="-40.389307" calcext:value-type="float">
            <text:p>-40.3893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2683" calcext:value-type="float">
            <text:p>15483.372683</text:p>
          </table:table-cell>
          <table:table-cell office:value-type="float" office:value="-0.458565" calcext:value-type="float">
            <text:p>-0.458565</text:p>
          </table:table-cell>
          <table:table-cell office:value-type="float" office:value="-40.346317" calcext:value-type="float">
            <text:p>-40.3463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3683" calcext:value-type="float">
            <text:p>15483.373683</text:p>
          </table:table-cell>
          <table:table-cell office:value-type="float" office:value="-0.457621" calcext:value-type="float">
            <text:p>-0.457621</text:p>
          </table:table-cell>
          <table:table-cell office:value-type="float" office:value="-40.303327" calcext:value-type="float">
            <text:p>-40.3033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4695" calcext:value-type="float">
            <text:p>15483.374695</text:p>
          </table:table-cell>
          <table:table-cell office:value-type="float" office:value="-0.456666" calcext:value-type="float">
            <text:p>-0.456666</text:p>
          </table:table-cell>
          <table:table-cell office:value-type="float" office:value="-40.260337" calcext:value-type="float">
            <text:p>-40.2603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5695" calcext:value-type="float">
            <text:p>15483.375695</text:p>
          </table:table-cell>
          <table:table-cell office:value-type="float" office:value="-0.455702" calcext:value-type="float">
            <text:p>-0.455702</text:p>
          </table:table-cell>
          <table:table-cell office:value-type="float" office:value="-40.217346" calcext:value-type="float">
            <text:p>-40.2173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6695" calcext:value-type="float">
            <text:p>15483.376695</text:p>
          </table:table-cell>
          <table:table-cell office:value-type="float" office:value="-0.454727" calcext:value-type="float">
            <text:p>-0.454727</text:p>
          </table:table-cell>
          <table:table-cell office:value-type="float" office:value="-40.174356" calcext:value-type="float">
            <text:p>-40.1743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7694" calcext:value-type="float">
            <text:p>15483.377694</text:p>
          </table:table-cell>
          <table:table-cell office:value-type="float" office:value="-0.453742" calcext:value-type="float">
            <text:p>-0.453742</text:p>
          </table:table-cell>
          <table:table-cell office:value-type="float" office:value="-40.131366" calcext:value-type="float">
            <text:p>-40.1313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8694" calcext:value-type="float">
            <text:p>15483.378694</text:p>
          </table:table-cell>
          <table:table-cell office:value-type="float" office:value="-0.452747" calcext:value-type="float">
            <text:p>-0.452747</text:p>
          </table:table-cell>
          <table:table-cell office:value-type="float" office:value="-40.086722" calcext:value-type="float">
            <text:p>-40.0867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79683" calcext:value-type="float">
            <text:p>15483.379683</text:p>
          </table:table-cell>
          <table:table-cell office:value-type="float" office:value="-0.451742" calcext:value-type="float">
            <text:p>-0.451742</text:p>
          </table:table-cell>
          <table:table-cell office:value-type="float" office:value="-40.043732" calcext:value-type="float">
            <text:p>-40.0437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0683" calcext:value-type="float">
            <text:p>15483.380683</text:p>
          </table:table-cell>
          <table:table-cell office:value-type="float" office:value="-0.450728" calcext:value-type="float">
            <text:p>-0.450728</text:p>
          </table:table-cell>
          <table:table-cell office:value-type="float" office:value="-40.000742" calcext:value-type="float">
            <text:p>-40.0007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1695" calcext:value-type="float">
            <text:p>15483.381695</text:p>
          </table:table-cell>
          <table:table-cell office:value-type="float" office:value="-0.449703" calcext:value-type="float">
            <text:p>-0.449703</text:p>
          </table:table-cell>
          <table:table-cell office:value-type="float" office:value="-39.957752" calcext:value-type="float">
            <text:p>-39.9577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2695" calcext:value-type="float">
            <text:p>15483.382695</text:p>
          </table:table-cell>
          <table:table-cell office:value-type="float" office:value="-0.448668" calcext:value-type="float">
            <text:p>-0.448668</text:p>
          </table:table-cell>
          <table:table-cell office:value-type="float" office:value="-39.913108" calcext:value-type="float">
            <text:p>-39.9131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3695" calcext:value-type="float">
            <text:p>15483.383695</text:p>
          </table:table-cell>
          <table:table-cell office:value-type="float" office:value="-0.447623" calcext:value-type="float">
            <text:p>-0.447623</text:p>
          </table:table-cell>
          <table:table-cell office:value-type="float" office:value="-39.870118" calcext:value-type="float">
            <text:p>-39.8701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4695" calcext:value-type="float">
            <text:p>15483.384695</text:p>
          </table:table-cell>
          <table:table-cell office:value-type="float" office:value="-0.446568" calcext:value-type="float">
            <text:p>-0.446568</text:p>
          </table:table-cell>
          <table:table-cell office:value-type="float" office:value="-39.827127" calcext:value-type="float">
            <text:p>-39.8271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5695" calcext:value-type="float">
            <text:p>15483.385695</text:p>
          </table:table-cell>
          <table:table-cell office:value-type="float" office:value="-0.445503" calcext:value-type="float">
            <text:p>-0.445503</text:p>
          </table:table-cell>
          <table:table-cell office:value-type="float" office:value="-39.784137" calcext:value-type="float">
            <text:p>-39.7841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6694" calcext:value-type="float">
            <text:p>15483.386694</text:p>
          </table:table-cell>
          <table:table-cell office:value-type="float" office:value="-0.444429" calcext:value-type="float">
            <text:p>-0.444429</text:p>
          </table:table-cell>
          <table:table-cell office:value-type="float" office:value="-39.739494" calcext:value-type="float">
            <text:p>-39.7394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7694" calcext:value-type="float">
            <text:p>15483.387694</text:p>
          </table:table-cell>
          <table:table-cell office:value-type="float" office:value="-0.443344" calcext:value-type="float">
            <text:p>-0.443344</text:p>
          </table:table-cell>
          <table:table-cell office:value-type="float" office:value="-39.696503" calcext:value-type="float">
            <text:p>-39.6965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8695" calcext:value-type="float">
            <text:p>15483.388695</text:p>
          </table:table-cell>
          <table:table-cell office:value-type="float" office:value="-0.44225" calcext:value-type="float">
            <text:p>-0.44225</text:p>
          </table:table-cell>
          <table:table-cell office:value-type="float" office:value="-39.653513" calcext:value-type="float">
            <text:p>-39.6535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89695" calcext:value-type="float">
            <text:p>15483.389695</text:p>
          </table:table-cell>
          <table:table-cell office:value-type="float" office:value="-0.441146" calcext:value-type="float">
            <text:p>-0.441146</text:p>
          </table:table-cell>
          <table:table-cell office:value-type="float" office:value="-39.610523" calcext:value-type="float">
            <text:p>-39.6105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0695" calcext:value-type="float">
            <text:p>15483.390695</text:p>
          </table:table-cell>
          <table:table-cell office:value-type="float" office:value="-0.440032" calcext:value-type="float">
            <text:p>-0.440032</text:p>
          </table:table-cell>
          <table:table-cell office:value-type="float" office:value="-39.565879" calcext:value-type="float">
            <text:p>-39.5658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1695" calcext:value-type="float">
            <text:p>15483.391695</text:p>
          </table:table-cell>
          <table:table-cell office:value-type="float" office:value="-0.438908" calcext:value-type="float">
            <text:p>-0.438908</text:p>
          </table:table-cell>
          <table:table-cell office:value-type="float" office:value="-39.522889" calcext:value-type="float">
            <text:p>-39.5228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2695" calcext:value-type="float">
            <text:p>15483.392695</text:p>
          </table:table-cell>
          <table:table-cell office:value-type="float" office:value="-0.437774" calcext:value-type="float">
            <text:p>-0.437774</text:p>
          </table:table-cell>
          <table:table-cell office:value-type="float" office:value="-39.479899" calcext:value-type="float">
            <text:p>-39.4798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3695" calcext:value-type="float">
            <text:p>15483.393695</text:p>
          </table:table-cell>
          <table:table-cell office:value-type="float" office:value="-0.436631" calcext:value-type="float">
            <text:p>-0.436631</text:p>
          </table:table-cell>
          <table:table-cell office:value-type="float" office:value="-39.435255" calcext:value-type="float">
            <text:p>-39.4352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4695" calcext:value-type="float">
            <text:p>15483.394695</text:p>
          </table:table-cell>
          <table:table-cell office:value-type="float" office:value="-0.435478" calcext:value-type="float">
            <text:p>-0.435478</text:p>
          </table:table-cell>
          <table:table-cell office:value-type="float" office:value="-39.392265" calcext:value-type="float">
            <text:p>-39.3922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5695" calcext:value-type="float">
            <text:p>15483.395695</text:p>
          </table:table-cell>
          <table:table-cell office:value-type="float" office:value="-0.434316" calcext:value-type="float">
            <text:p>-0.434316</text:p>
          </table:table-cell>
          <table:table-cell office:value-type="float" office:value="-39.349275" calcext:value-type="float">
            <text:p>-39.3492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6695" calcext:value-type="float">
            <text:p>15483.396695</text:p>
          </table:table-cell>
          <table:table-cell office:value-type="float" office:value="-0.433144" calcext:value-type="float">
            <text:p>-0.433144</text:p>
          </table:table-cell>
          <table:table-cell office:value-type="float" office:value="-39.304631" calcext:value-type="float">
            <text:p>-39.3046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7695" calcext:value-type="float">
            <text:p>15483.397695</text:p>
          </table:table-cell>
          <table:table-cell office:value-type="float" office:value="-0.431962" calcext:value-type="float">
            <text:p>-0.431962</text:p>
          </table:table-cell>
          <table:table-cell office:value-type="float" office:value="-39.261641" calcext:value-type="float">
            <text:p>-39.2616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8696" calcext:value-type="float">
            <text:p>15483.398696</text:p>
          </table:table-cell>
          <table:table-cell office:value-type="float" office:value="-0.43077" calcext:value-type="float">
            <text:p>-0.43077</text:p>
          </table:table-cell>
          <table:table-cell office:value-type="float" office:value="-39.218651" calcext:value-type="float">
            <text:p>-39.2186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399695" calcext:value-type="float">
            <text:p>15483.399695</text:p>
          </table:table-cell>
          <table:table-cell office:value-type="float" office:value="-0.429569" calcext:value-type="float">
            <text:p>-0.429569</text:p>
          </table:table-cell>
          <table:table-cell office:value-type="float" office:value="-39.17566" calcext:value-type="float">
            <text:p>-39.175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0695" calcext:value-type="float">
            <text:p>15483.400695</text:p>
          </table:table-cell>
          <table:table-cell office:value-type="float" office:value="-0.428359" calcext:value-type="float">
            <text:p>-0.428359</text:p>
          </table:table-cell>
          <table:table-cell office:value-type="float" office:value="-39.131017" calcext:value-type="float">
            <text:p>-39.1310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1695" calcext:value-type="float">
            <text:p>15483.401695</text:p>
          </table:table-cell>
          <table:table-cell office:value-type="float" office:value="-0.427139" calcext:value-type="float">
            <text:p>-0.427139</text:p>
          </table:table-cell>
          <table:table-cell office:value-type="float" office:value="-39.088026" calcext:value-type="float">
            <text:p>-39.0880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2695" calcext:value-type="float">
            <text:p>15483.402695</text:p>
          </table:table-cell>
          <table:table-cell office:value-type="float" office:value="-0.425909" calcext:value-type="float">
            <text:p>-0.425909</text:p>
          </table:table-cell>
          <table:table-cell office:value-type="float" office:value="-39.045036" calcext:value-type="float">
            <text:p>-39.0450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3695" calcext:value-type="float">
            <text:p>15483.403695</text:p>
          </table:table-cell>
          <table:table-cell office:value-type="float" office:value="-0.42467" calcext:value-type="float">
            <text:p>-0.42467</text:p>
          </table:table-cell>
          <table:table-cell office:value-type="float" office:value="-39.000393" calcext:value-type="float">
            <text:p>-39.0003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4695" calcext:value-type="float">
            <text:p>15483.404695</text:p>
          </table:table-cell>
          <table:table-cell office:value-type="float" office:value="-0.423422" calcext:value-type="float">
            <text:p>-0.423422</text:p>
          </table:table-cell>
          <table:table-cell office:value-type="float" office:value="-38.957402" calcext:value-type="float">
            <text:p>-38.9574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5695" calcext:value-type="float">
            <text:p>15483.405695</text:p>
          </table:table-cell>
          <table:table-cell office:value-type="float" office:value="-0.422164" calcext:value-type="float">
            <text:p>-0.422164</text:p>
          </table:table-cell>
          <table:table-cell office:value-type="float" office:value="-38.914412" calcext:value-type="float">
            <text:p>-38.9144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6695" calcext:value-type="float">
            <text:p>15483.406695</text:p>
          </table:table-cell>
          <table:table-cell office:value-type="float" office:value="-0.420897" calcext:value-type="float">
            <text:p>-0.420897</text:p>
          </table:table-cell>
          <table:table-cell office:value-type="float" office:value="-38.871422" calcext:value-type="float">
            <text:p>-38.8714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7695" calcext:value-type="float">
            <text:p>15483.407695</text:p>
          </table:table-cell>
          <table:table-cell office:value-type="float" office:value="-0.41962" calcext:value-type="float">
            <text:p>-0.41962</text:p>
          </table:table-cell>
          <table:table-cell office:value-type="float" office:value="-38.828432" calcext:value-type="float">
            <text:p>-38.8284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8695" calcext:value-type="float">
            <text:p>15483.408695</text:p>
          </table:table-cell>
          <table:table-cell office:value-type="float" office:value="-0.418334" calcext:value-type="float">
            <text:p>-0.418334</text:p>
          </table:table-cell>
          <table:table-cell office:value-type="float" office:value="-38.785442" calcext:value-type="float">
            <text:p>-38.7854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09695" calcext:value-type="float">
            <text:p>15483.409695</text:p>
          </table:table-cell>
          <table:table-cell office:value-type="float" office:value="-0.417039" calcext:value-type="float">
            <text:p>-0.417039</text:p>
          </table:table-cell>
          <table:table-cell office:value-type="float" office:value="-38.742451" calcext:value-type="float">
            <text:p>-38.7424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0695" calcext:value-type="float">
            <text:p>15483.410695</text:p>
          </table:table-cell>
          <table:table-cell office:value-type="float" office:value="-0.415735" calcext:value-type="float">
            <text:p>-0.415735</text:p>
          </table:table-cell>
          <table:table-cell office:value-type="float" office:value="-38.699461" calcext:value-type="float">
            <text:p>-38.6994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1695" calcext:value-type="float">
            <text:p>15483.411695</text:p>
          </table:table-cell>
          <table:table-cell office:value-type="float" office:value="-0.414421" calcext:value-type="float">
            <text:p>-0.414421</text:p>
          </table:table-cell>
          <table:table-cell office:value-type="float" office:value="-38.656471" calcext:value-type="float">
            <text:p>-38.6564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2695" calcext:value-type="float">
            <text:p>15483.412695</text:p>
          </table:table-cell>
          <table:table-cell office:value-type="float" office:value="-0.413098" calcext:value-type="float">
            <text:p>-0.413098</text:p>
          </table:table-cell>
          <table:table-cell office:value-type="float" office:value="-38.613481" calcext:value-type="float">
            <text:p>-38.61348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3695" calcext:value-type="float">
            <text:p>15483.413695</text:p>
          </table:table-cell>
          <table:table-cell office:value-type="float" office:value="-0.411766" calcext:value-type="float">
            <text:p>-0.411766</text:p>
          </table:table-cell>
          <table:table-cell office:value-type="float" office:value="-38.57049" calcext:value-type="float">
            <text:p>-38.570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4684" calcext:value-type="float">
            <text:p>15483.414684</text:p>
          </table:table-cell>
          <table:table-cell office:value-type="float" office:value="-0.410425" calcext:value-type="float">
            <text:p>-0.410425</text:p>
          </table:table-cell>
          <table:table-cell office:value-type="float" office:value="-38.5275" calcext:value-type="float">
            <text:p>-38.52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5695" calcext:value-type="float">
            <text:p>15483.415695</text:p>
          </table:table-cell>
          <table:table-cell office:value-type="float" office:value="-0.409075" calcext:value-type="float">
            <text:p>-0.409075</text:p>
          </table:table-cell>
          <table:table-cell office:value-type="float" office:value="-38.48451" calcext:value-type="float">
            <text:p>-38.484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6695" calcext:value-type="float">
            <text:p>15483.416695</text:p>
          </table:table-cell>
          <table:table-cell office:value-type="float" office:value="-0.407715" calcext:value-type="float">
            <text:p>-0.407715</text:p>
          </table:table-cell>
          <table:table-cell office:value-type="float" office:value="-38.44152" calcext:value-type="float">
            <text:p>-38.441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7695" calcext:value-type="float">
            <text:p>15483.417695</text:p>
          </table:table-cell>
          <table:table-cell office:value-type="float" office:value="-0.406347" calcext:value-type="float">
            <text:p>-0.406347</text:p>
          </table:table-cell>
          <table:table-cell office:value-type="float" office:value="-38.39853" calcext:value-type="float">
            <text:p>-38.398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8695" calcext:value-type="float">
            <text:p>15483.418695</text:p>
          </table:table-cell>
          <table:table-cell office:value-type="float" office:value="-0.40497" calcext:value-type="float">
            <text:p>-0.40497</text:p>
          </table:table-cell>
          <table:table-cell office:value-type="float" office:value="-38.355539" calcext:value-type="float">
            <text:p>-38.3555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19695" calcext:value-type="float">
            <text:p>15483.419695</text:p>
          </table:table-cell>
          <table:table-cell office:value-type="float" office:value="-0.403583" calcext:value-type="float">
            <text:p>-0.403583</text:p>
          </table:table-cell>
          <table:table-cell office:value-type="float" office:value="-38.312549" calcext:value-type="float">
            <text:p>-38.3125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0695" calcext:value-type="float">
            <text:p>15483.420695</text:p>
          </table:table-cell>
          <table:table-cell office:value-type="float" office:value="-0.402188" calcext:value-type="float">
            <text:p>-0.402188</text:p>
          </table:table-cell>
          <table:table-cell office:value-type="float" office:value="-38.269559" calcext:value-type="float">
            <text:p>-38.2695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1695" calcext:value-type="float">
            <text:p>15483.421695</text:p>
          </table:table-cell>
          <table:table-cell office:value-type="float" office:value="-0.400783" calcext:value-type="float">
            <text:p>-0.400783</text:p>
          </table:table-cell>
          <table:table-cell office:value-type="float" office:value="-38.226569" calcext:value-type="float">
            <text:p>-38.2265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2695" calcext:value-type="float">
            <text:p>15483.422695</text:p>
          </table:table-cell>
          <table:table-cell office:value-type="float" office:value="-0.39937" calcext:value-type="float">
            <text:p>-0.39937</text:p>
          </table:table-cell>
          <table:table-cell office:value-type="float" office:value="-38.183578" calcext:value-type="float">
            <text:p>-38.1835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3695" calcext:value-type="float">
            <text:p>15483.423695</text:p>
          </table:table-cell>
          <table:table-cell office:value-type="float" office:value="-0.397948" calcext:value-type="float">
            <text:p>-0.397948</text:p>
          </table:table-cell>
          <table:table-cell office:value-type="float" office:value="-38.140588" calcext:value-type="float">
            <text:p>-38.1405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4695" calcext:value-type="float">
            <text:p>15483.424695</text:p>
          </table:table-cell>
          <table:table-cell office:value-type="float" office:value="-0.396517" calcext:value-type="float">
            <text:p>-0.396517</text:p>
          </table:table-cell>
          <table:table-cell office:value-type="float" office:value="-38.097598" calcext:value-type="float">
            <text:p>-38.0975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5695" calcext:value-type="float">
            <text:p>15483.425695</text:p>
          </table:table-cell>
          <table:table-cell office:value-type="float" office:value="-0.395078" calcext:value-type="float">
            <text:p>-0.395078</text:p>
          </table:table-cell>
          <table:table-cell office:value-type="float" office:value="-38.052954" calcext:value-type="float">
            <text:p>-38.0529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6695" calcext:value-type="float">
            <text:p>15483.426695</text:p>
          </table:table-cell>
          <table:table-cell office:value-type="float" office:value="-0.393629" calcext:value-type="float">
            <text:p>-0.393629</text:p>
          </table:table-cell>
          <table:table-cell office:value-type="float" office:value="-38.009964" calcext:value-type="float">
            <text:p>-38.0099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7695" calcext:value-type="float">
            <text:p>15483.427695</text:p>
          </table:table-cell>
          <table:table-cell office:value-type="float" office:value="-0.392172" calcext:value-type="float">
            <text:p>-0.392172</text:p>
          </table:table-cell>
          <table:table-cell office:value-type="float" office:value="-37.966974" calcext:value-type="float">
            <text:p>-37.9669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8694" calcext:value-type="float">
            <text:p>15483.428694</text:p>
          </table:table-cell>
          <table:table-cell office:value-type="float" office:value="-0.390706" calcext:value-type="float">
            <text:p>-0.390706</text:p>
          </table:table-cell>
          <table:table-cell office:value-type="float" office:value="-37.923984" calcext:value-type="float">
            <text:p>-37.9239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29695" calcext:value-type="float">
            <text:p>15483.429695</text:p>
          </table:table-cell>
          <table:table-cell office:value-type="float" office:value="-0.389231" calcext:value-type="float">
            <text:p>-0.389231</text:p>
          </table:table-cell>
          <table:table-cell office:value-type="float" office:value="-37.880994" calcext:value-type="float">
            <text:p>-37.8809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0695" calcext:value-type="float">
            <text:p>15483.430695</text:p>
          </table:table-cell>
          <table:table-cell office:value-type="float" office:value="-0.387748" calcext:value-type="float">
            <text:p>-0.387748</text:p>
          </table:table-cell>
          <table:table-cell office:value-type="float" office:value="-37.838003" calcext:value-type="float">
            <text:p>-37.8380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1695" calcext:value-type="float">
            <text:p>15483.431695</text:p>
          </table:table-cell>
          <table:table-cell office:value-type="float" office:value="-0.386256" calcext:value-type="float">
            <text:p>-0.386256</text:p>
          </table:table-cell>
          <table:table-cell office:value-type="float" office:value="-37.795013" calcext:value-type="float">
            <text:p>-37.7950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2695" calcext:value-type="float">
            <text:p>15483.432695</text:p>
          </table:table-cell>
          <table:table-cell office:value-type="float" office:value="-0.384756" calcext:value-type="float">
            <text:p>-0.384756</text:p>
          </table:table-cell>
          <table:table-cell office:value-type="float" office:value="-37.752023" calcext:value-type="float">
            <text:p>-37.7520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3695" calcext:value-type="float">
            <text:p>15483.433695</text:p>
          </table:table-cell>
          <table:table-cell office:value-type="float" office:value="-0.383247" calcext:value-type="float">
            <text:p>-0.383247</text:p>
          </table:table-cell>
          <table:table-cell office:value-type="float" office:value="-37.709033" calcext:value-type="float">
            <text:p>-37.7090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4695" calcext:value-type="float">
            <text:p>15483.434695</text:p>
          </table:table-cell>
          <table:table-cell office:value-type="float" office:value="-0.381729" calcext:value-type="float">
            <text:p>-0.381729</text:p>
          </table:table-cell>
          <table:table-cell office:value-type="float" office:value="-37.666042" calcext:value-type="float">
            <text:p>-37.6660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5694" calcext:value-type="float">
            <text:p>15483.435694</text:p>
          </table:table-cell>
          <table:table-cell office:value-type="float" office:value="-0.380203" calcext:value-type="float">
            <text:p>-0.380203</text:p>
          </table:table-cell>
          <table:table-cell office:value-type="float" office:value="-37.623052" calcext:value-type="float">
            <text:p>-37.6230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6695" calcext:value-type="float">
            <text:p>15483.436695</text:p>
          </table:table-cell>
          <table:table-cell office:value-type="float" office:value="-0.378669" calcext:value-type="float">
            <text:p>-0.378669</text:p>
          </table:table-cell>
          <table:table-cell office:value-type="float" office:value="-37.580062" calcext:value-type="float">
            <text:p>-37.5800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7695" calcext:value-type="float">
            <text:p>15483.437695</text:p>
          </table:table-cell>
          <table:table-cell office:value-type="float" office:value="-0.377126" calcext:value-type="float">
            <text:p>-0.377126</text:p>
          </table:table-cell>
          <table:table-cell office:value-type="float" office:value="-37.537072" calcext:value-type="float">
            <text:p>-37.5370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8684" calcext:value-type="float">
            <text:p>15483.438684</text:p>
          </table:table-cell>
          <table:table-cell office:value-type="float" office:value="-0.375574" calcext:value-type="float">
            <text:p>-0.375574</text:p>
          </table:table-cell>
          <table:table-cell office:value-type="float" office:value="-37.494082" calcext:value-type="float">
            <text:p>-37.4940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39684" calcext:value-type="float">
            <text:p>15483.439684</text:p>
          </table:table-cell>
          <table:table-cell office:value-type="float" office:value="-0.374015" calcext:value-type="float">
            <text:p>-0.374015</text:p>
          </table:table-cell>
          <table:table-cell office:value-type="float" office:value="-37.451091" calcext:value-type="float">
            <text:p>-37.4510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0684" calcext:value-type="float">
            <text:p>15483.440684</text:p>
          </table:table-cell>
          <table:table-cell office:value-type="float" office:value="-0.372447" calcext:value-type="float">
            <text:p>-0.372447</text:p>
          </table:table-cell>
          <table:table-cell office:value-type="float" office:value="-37.409755" calcext:value-type="float">
            <text:p>-37.4097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1696" calcext:value-type="float">
            <text:p>15483.441696</text:p>
          </table:table-cell>
          <table:table-cell office:value-type="float" office:value="-0.370871" calcext:value-type="float">
            <text:p>-0.370871</text:p>
          </table:table-cell>
          <table:table-cell office:value-type="float" office:value="-37.365111" calcext:value-type="float">
            <text:p>-37.3651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2695" calcext:value-type="float">
            <text:p>15483.442695</text:p>
          </table:table-cell>
          <table:table-cell office:value-type="float" office:value="-0.369287" calcext:value-type="float">
            <text:p>-0.369287</text:p>
          </table:table-cell>
          <table:table-cell office:value-type="float" office:value="-37.323774" calcext:value-type="float">
            <text:p>-37.3237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3695" calcext:value-type="float">
            <text:p>15483.443695</text:p>
          </table:table-cell>
          <table:table-cell office:value-type="float" office:value="-0.367694" calcext:value-type="float">
            <text:p>-0.367694</text:p>
          </table:table-cell>
          <table:table-cell office:value-type="float" office:value="-37.280784" calcext:value-type="float">
            <text:p>-37.2807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4695" calcext:value-type="float">
            <text:p>15483.444695</text:p>
          </table:table-cell>
          <table:table-cell office:value-type="float" office:value="-0.366093" calcext:value-type="float">
            <text:p>-0.366093</text:p>
          </table:table-cell>
          <table:table-cell office:value-type="float" office:value="-37.237794" calcext:value-type="float">
            <text:p>-37.2377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5695" calcext:value-type="float">
            <text:p>15483.445695</text:p>
          </table:table-cell>
          <table:table-cell office:value-type="float" office:value="-0.364484" calcext:value-type="float">
            <text:p>-0.364484</text:p>
          </table:table-cell>
          <table:table-cell office:value-type="float" office:value="-37.194804" calcext:value-type="float">
            <text:p>-37.1948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6694" calcext:value-type="float">
            <text:p>15483.446694</text:p>
          </table:table-cell>
          <table:table-cell office:value-type="float" office:value="-0.362867" calcext:value-type="float">
            <text:p>-0.362867</text:p>
          </table:table-cell>
          <table:table-cell office:value-type="float" office:value="-37.153467" calcext:value-type="float">
            <text:p>-37.1534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7695" calcext:value-type="float">
            <text:p>15483.447695</text:p>
          </table:table-cell>
          <table:table-cell office:value-type="float" office:value="-0.361242" calcext:value-type="float">
            <text:p>-0.361242</text:p>
          </table:table-cell>
          <table:table-cell office:value-type="float" office:value="-37.110477" calcext:value-type="float">
            <text:p>-37.1104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8694" calcext:value-type="float">
            <text:p>15483.448694</text:p>
          </table:table-cell>
          <table:table-cell office:value-type="float" office:value="-0.359609" calcext:value-type="float">
            <text:p>-0.359609</text:p>
          </table:table-cell>
          <table:table-cell office:value-type="float" office:value="-37.067486" calcext:value-type="float">
            <text:p>-37.0674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49694" calcext:value-type="float">
            <text:p>15483.449694</text:p>
          </table:table-cell>
          <table:table-cell office:value-type="float" office:value="-0.357968" calcext:value-type="float">
            <text:p>-0.357968</text:p>
          </table:table-cell>
          <table:table-cell office:value-type="float" office:value="-37.02615" calcext:value-type="float">
            <text:p>-37.026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0694" calcext:value-type="float">
            <text:p>15483.450694</text:p>
          </table:table-cell>
          <table:table-cell office:value-type="float" office:value="-0.356319" calcext:value-type="float">
            <text:p>-0.356319</text:p>
          </table:table-cell>
          <table:table-cell office:value-type="float" office:value="-36.983159" calcext:value-type="float">
            <text:p>-36.9831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1695" calcext:value-type="float">
            <text:p>15483.451695</text:p>
          </table:table-cell>
          <table:table-cell office:value-type="float" office:value="-0.354662" calcext:value-type="float">
            <text:p>-0.354662</text:p>
          </table:table-cell>
          <table:table-cell office:value-type="float" office:value="-36.941823" calcext:value-type="float">
            <text:p>-36.9418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2695" calcext:value-type="float">
            <text:p>15483.452695</text:p>
          </table:table-cell>
          <table:table-cell office:value-type="float" office:value="-0.352998" calcext:value-type="float">
            <text:p>-0.352998</text:p>
          </table:table-cell>
          <table:table-cell office:value-type="float" office:value="-36.898832" calcext:value-type="float">
            <text:p>-36.8988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3695" calcext:value-type="float">
            <text:p>15483.453695</text:p>
          </table:table-cell>
          <table:table-cell office:value-type="float" office:value="-0.351325" calcext:value-type="float">
            <text:p>-0.351325</text:p>
          </table:table-cell>
          <table:table-cell office:value-type="float" office:value="-36.857496" calcext:value-type="float">
            <text:p>-36.8574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4695" calcext:value-type="float">
            <text:p>15483.454695</text:p>
          </table:table-cell>
          <table:table-cell office:value-type="float" office:value="-0.349645" calcext:value-type="float">
            <text:p>-0.349645</text:p>
          </table:table-cell>
          <table:table-cell office:value-type="float" office:value="-36.816159" calcext:value-type="float">
            <text:p>-36.8161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5695" calcext:value-type="float">
            <text:p>15483.455695</text:p>
          </table:table-cell>
          <table:table-cell office:value-type="float" office:value="-0.347956" calcext:value-type="float">
            <text:p>-0.347956</text:p>
          </table:table-cell>
          <table:table-cell office:value-type="float" office:value="-36.773169" calcext:value-type="float">
            <text:p>-36.7731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6695" calcext:value-type="float">
            <text:p>15483.456695</text:p>
          </table:table-cell>
          <table:table-cell office:value-type="float" office:value="-0.34626" calcext:value-type="float">
            <text:p>-0.34626</text:p>
          </table:table-cell>
          <table:table-cell office:value-type="float" office:value="-36.731832" calcext:value-type="float">
            <text:p>-36.7318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7695" calcext:value-type="float">
            <text:p>15483.457695</text:p>
          </table:table-cell>
          <table:table-cell office:value-type="float" office:value="-0.344557" calcext:value-type="float">
            <text:p>-0.344557</text:p>
          </table:table-cell>
          <table:table-cell office:value-type="float" office:value="-36.690495" calcext:value-type="float">
            <text:p>-36.6904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8695" calcext:value-type="float">
            <text:p>15483.458695</text:p>
          </table:table-cell>
          <table:table-cell office:value-type="float" office:value="-0.342846" calcext:value-type="float">
            <text:p>-0.342846</text:p>
          </table:table-cell>
          <table:table-cell office:value-type="float" office:value="-36.649159" calcext:value-type="float">
            <text:p>-36.6491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59695" calcext:value-type="float">
            <text:p>15483.459695</text:p>
          </table:table-cell>
          <table:table-cell office:value-type="float" office:value="-0.341127" calcext:value-type="float">
            <text:p>-0.341127</text:p>
          </table:table-cell>
          <table:table-cell office:value-type="float" office:value="-36.606168" calcext:value-type="float">
            <text:p>-36.6061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0695" calcext:value-type="float">
            <text:p>15483.460695</text:p>
          </table:table-cell>
          <table:table-cell office:value-type="float" office:value="-0.3394" calcext:value-type="float">
            <text:p>-0.3394</text:p>
          </table:table-cell>
          <table:table-cell office:value-type="float" office:value="-36.566485" calcext:value-type="float">
            <text:p>-36.5664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1682" calcext:value-type="float">
            <text:p>15483.461682</text:p>
          </table:table-cell>
          <table:table-cell office:value-type="float" office:value="-0.337666" calcext:value-type="float">
            <text:p>-0.337666</text:p>
          </table:table-cell>
          <table:table-cell office:value-type="float" office:value="-36.525148" calcext:value-type="float">
            <text:p>-36.5251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2682" calcext:value-type="float">
            <text:p>15483.462682</text:p>
          </table:table-cell>
          <table:table-cell office:value-type="float" office:value="-0.335925" calcext:value-type="float">
            <text:p>-0.335925</text:p>
          </table:table-cell>
          <table:table-cell office:value-type="float" office:value="-36.483812" calcext:value-type="float">
            <text:p>-36.4838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3683" calcext:value-type="float">
            <text:p>15483.463683</text:p>
          </table:table-cell>
          <table:table-cell office:value-type="float" office:value="-0.334176" calcext:value-type="float">
            <text:p>-0.334176</text:p>
          </table:table-cell>
          <table:table-cell office:value-type="float" office:value="-36.442475" calcext:value-type="float">
            <text:p>-36.4424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4688" calcext:value-type="float">
            <text:p>15483.464688</text:p>
          </table:table-cell>
          <table:table-cell office:value-type="float" office:value="-0.33242" calcext:value-type="float">
            <text:p>-0.33242</text:p>
          </table:table-cell>
          <table:table-cell office:value-type="float" office:value="-36.401138" calcext:value-type="float">
            <text:p>-36.4011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5684" calcext:value-type="float">
            <text:p>15483.465684</text:p>
          </table:table-cell>
          <table:table-cell office:value-type="float" office:value="-0.330656" calcext:value-type="float">
            <text:p>-0.330656</text:p>
          </table:table-cell>
          <table:table-cell office:value-type="float" office:value="-36.361455" calcext:value-type="float">
            <text:p>-36.3614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6696" calcext:value-type="float">
            <text:p>15483.466696</text:p>
          </table:table-cell>
          <table:table-cell office:value-type="float" office:value="-0.328885" calcext:value-type="float">
            <text:p>-0.328885</text:p>
          </table:table-cell>
          <table:table-cell office:value-type="float" office:value="-36.320118" calcext:value-type="float">
            <text:p>-36.3201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7695" calcext:value-type="float">
            <text:p>15483.467695</text:p>
          </table:table-cell>
          <table:table-cell office:value-type="float" office:value="-0.327106" calcext:value-type="float">
            <text:p>-0.327106</text:p>
          </table:table-cell>
          <table:table-cell office:value-type="float" office:value="-36.280435" calcext:value-type="float">
            <text:p>-36.2804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8695" calcext:value-type="float">
            <text:p>15483.468695</text:p>
          </table:table-cell>
          <table:table-cell office:value-type="float" office:value="-0.325321" calcext:value-type="float">
            <text:p>-0.325321</text:p>
          </table:table-cell>
          <table:table-cell office:value-type="float" office:value="-36.240751" calcext:value-type="float">
            <text:p>-36.2407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69695" calcext:value-type="float">
            <text:p>15483.469695</text:p>
          </table:table-cell>
          <table:table-cell office:value-type="float" office:value="-0.323528" calcext:value-type="float">
            <text:p>-0.323528</text:p>
          </table:table-cell>
          <table:table-cell office:value-type="float" office:value="-36.199415" calcext:value-type="float">
            <text:p>-36.1994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0695" calcext:value-type="float">
            <text:p>15483.470695</text:p>
          </table:table-cell>
          <table:table-cell office:value-type="float" office:value="-0.321728" calcext:value-type="float">
            <text:p>-0.321728</text:p>
          </table:table-cell>
          <table:table-cell office:value-type="float" office:value="-36.159731" calcext:value-type="float">
            <text:p>-36.1597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1694" calcext:value-type="float">
            <text:p>15483.471694</text:p>
          </table:table-cell>
          <table:table-cell office:value-type="float" office:value="-0.319921" calcext:value-type="float">
            <text:p>-0.319921</text:p>
          </table:table-cell>
          <table:table-cell office:value-type="float" office:value="-36.120048" calcext:value-type="float">
            <text:p>-36.1200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2683" calcext:value-type="float">
            <text:p>15483.472683</text:p>
          </table:table-cell>
          <table:table-cell office:value-type="float" office:value="-0.318106" calcext:value-type="float">
            <text:p>-0.318106</text:p>
          </table:table-cell>
          <table:table-cell office:value-type="float" office:value="-36.082018" calcext:value-type="float">
            <text:p>-36.0820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3695" calcext:value-type="float">
            <text:p>15483.473695</text:p>
          </table:table-cell>
          <table:table-cell office:value-type="float" office:value="-0.316285" calcext:value-type="float">
            <text:p>-0.316285</text:p>
          </table:table-cell>
          <table:table-cell office:value-type="float" office:value="-36.042335" calcext:value-type="float">
            <text:p>-36.04233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4695" calcext:value-type="float">
            <text:p>15483.474695</text:p>
          </table:table-cell>
          <table:table-cell office:value-type="float" office:value="-0.314457" calcext:value-type="float">
            <text:p>-0.314457</text:p>
          </table:table-cell>
          <table:table-cell office:value-type="float" office:value="-36.002652" calcext:value-type="float">
            <text:p>-36.0026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5695" calcext:value-type="float">
            <text:p>15483.475695</text:p>
          </table:table-cell>
          <table:table-cell office:value-type="float" office:value="-0.312621" calcext:value-type="float">
            <text:p>-0.312621</text:p>
          </table:table-cell>
          <table:table-cell office:value-type="float" office:value="-35.964622" calcext:value-type="float">
            <text:p>-35.9646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6695" calcext:value-type="float">
            <text:p>15483.476695</text:p>
          </table:table-cell>
          <table:table-cell office:value-type="float" office:value="-0.310779" calcext:value-type="float">
            <text:p>-0.310779</text:p>
          </table:table-cell>
          <table:table-cell office:value-type="float" office:value="-35.926592" calcext:value-type="float">
            <text:p>-35.9265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7695" calcext:value-type="float">
            <text:p>15483.477695</text:p>
          </table:table-cell>
          <table:table-cell office:value-type="float" office:value="-0.30893" calcext:value-type="float">
            <text:p>-0.30893</text:p>
          </table:table-cell>
          <table:table-cell office:value-type="float" office:value="-35.886909" calcext:value-type="float">
            <text:p>-35.8869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8695" calcext:value-type="float">
            <text:p>15483.478695</text:p>
          </table:table-cell>
          <table:table-cell office:value-type="float" office:value="-0.307074" calcext:value-type="float">
            <text:p>-0.307074</text:p>
          </table:table-cell>
          <table:table-cell office:value-type="float" office:value="-35.848879" calcext:value-type="float">
            <text:p>-35.8488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79695" calcext:value-type="float">
            <text:p>15483.479695</text:p>
          </table:table-cell>
          <table:table-cell office:value-type="float" office:value="-0.305211" calcext:value-type="float">
            <text:p>-0.305211</text:p>
          </table:table-cell>
          <table:table-cell office:value-type="float" office:value="-35.810849" calcext:value-type="float">
            <text:p>-35.8108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0695" calcext:value-type="float">
            <text:p>15483.480695</text:p>
          </table:table-cell>
          <table:table-cell office:value-type="float" office:value="-0.303341" calcext:value-type="float">
            <text:p>-0.303341</text:p>
          </table:table-cell>
          <table:table-cell office:value-type="float" office:value="-35.77282" calcext:value-type="float">
            <text:p>-35.772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1695" calcext:value-type="float">
            <text:p>15483.481695</text:p>
          </table:table-cell>
          <table:table-cell office:value-type="float" office:value="-0.301465" calcext:value-type="float">
            <text:p>-0.301465</text:p>
          </table:table-cell>
          <table:table-cell office:value-type="float" office:value="-35.73479" calcext:value-type="float">
            <text:p>-35.7347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2695" calcext:value-type="float">
            <text:p>15483.482695</text:p>
          </table:table-cell>
          <table:table-cell office:value-type="float" office:value="-0.299582" calcext:value-type="float">
            <text:p>-0.299582</text:p>
          </table:table-cell>
          <table:table-cell office:value-type="float" office:value="-35.69676" calcext:value-type="float">
            <text:p>-35.696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3695" calcext:value-type="float">
            <text:p>15483.483695</text:p>
          </table:table-cell>
          <table:table-cell office:value-type="float" office:value="-0.297692" calcext:value-type="float">
            <text:p>-0.297692</text:p>
          </table:table-cell>
          <table:table-cell office:value-type="float" office:value="-35.65873" calcext:value-type="float">
            <text:p>-35.658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4694" calcext:value-type="float">
            <text:p>15483.484694</text:p>
          </table:table-cell>
          <table:table-cell office:value-type="float" office:value="-0.295796" calcext:value-type="float">
            <text:p>-0.295796</text:p>
          </table:table-cell>
          <table:table-cell office:value-type="float" office:value="-35.622354" calcext:value-type="float">
            <text:p>-35.6223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5695" calcext:value-type="float">
            <text:p>15483.485695</text:p>
          </table:table-cell>
          <table:table-cell office:value-type="float" office:value="-0.293893" calcext:value-type="float">
            <text:p>-0.293893</text:p>
          </table:table-cell>
          <table:table-cell office:value-type="float" office:value="-35.585977" calcext:value-type="float">
            <text:p>-35.5859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6695" calcext:value-type="float">
            <text:p>15483.486695</text:p>
          </table:table-cell>
          <table:table-cell office:value-type="float" office:value="-0.291983" calcext:value-type="float">
            <text:p>-0.291983</text:p>
          </table:table-cell>
          <table:table-cell office:value-type="float" office:value="-35.547948" calcext:value-type="float">
            <text:p>-35.5479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7695" calcext:value-type="float">
            <text:p>15483.487695</text:p>
          </table:table-cell>
          <table:table-cell office:value-type="float" office:value="-0.290067" calcext:value-type="float">
            <text:p>-0.290067</text:p>
          </table:table-cell>
          <table:table-cell office:value-type="float" office:value="-35.513225" calcext:value-type="float">
            <text:p>-35.5132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8682" calcext:value-type="float">
            <text:p>15483.488682</text:p>
          </table:table-cell>
          <table:table-cell office:value-type="float" office:value="-0.288145" calcext:value-type="float">
            <text:p>-0.288145</text:p>
          </table:table-cell>
          <table:table-cell office:value-type="float" office:value="-35.476848" calcext:value-type="float">
            <text:p>-35.4768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89695" calcext:value-type="float">
            <text:p>15483.489695</text:p>
          </table:table-cell>
          <table:table-cell office:value-type="float" office:value="-0.286216" calcext:value-type="float">
            <text:p>-0.286216</text:p>
          </table:table-cell>
          <table:table-cell office:value-type="float" office:value="-35.440472" calcext:value-type="float">
            <text:p>-35.4404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0695" calcext:value-type="float">
            <text:p>15483.490695</text:p>
          </table:table-cell>
          <table:table-cell office:value-type="float" office:value="-0.284281" calcext:value-type="float">
            <text:p>-0.284281</text:p>
          </table:table-cell>
          <table:table-cell office:value-type="float" office:value="-35.404096" calcext:value-type="float">
            <text:p>-35.4040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1694" calcext:value-type="float">
            <text:p>15483.491694</text:p>
          </table:table-cell>
          <table:table-cell office:value-type="float" office:value="-0.282339" calcext:value-type="float">
            <text:p>-0.282339</text:p>
          </table:table-cell>
          <table:table-cell office:value-type="float" office:value="-35.369373" calcext:value-type="float">
            <text:p>-35.3693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2695" calcext:value-type="float">
            <text:p>15483.492695</text:p>
          </table:table-cell>
          <table:table-cell office:value-type="float" office:value="-0.280392" calcext:value-type="float">
            <text:p>-0.280392</text:p>
          </table:table-cell>
          <table:table-cell office:value-type="float" office:value="-35.332997" calcext:value-type="float">
            <text:p>-35.3329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3695" calcext:value-type="float">
            <text:p>15483.493695</text:p>
          </table:table-cell>
          <table:table-cell office:value-type="float" office:value="-0.278438" calcext:value-type="float">
            <text:p>-0.278438</text:p>
          </table:table-cell>
          <table:table-cell office:value-type="float" office:value="-35.298274" calcext:value-type="float">
            <text:p>-35.2982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4695" calcext:value-type="float">
            <text:p>15483.494695</text:p>
          </table:table-cell>
          <table:table-cell office:value-type="float" office:value="-0.276478" calcext:value-type="float">
            <text:p>-0.276478</text:p>
          </table:table-cell>
          <table:table-cell office:value-type="float" office:value="-35.261897" calcext:value-type="float">
            <text:p>-35.2618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5695" calcext:value-type="float">
            <text:p>15483.495695</text:p>
          </table:table-cell>
          <table:table-cell office:value-type="float" office:value="-0.274511" calcext:value-type="float">
            <text:p>-0.274511</text:p>
          </table:table-cell>
          <table:table-cell office:value-type="float" office:value="-35.227174" calcext:value-type="float">
            <text:p>-35.2271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6695" calcext:value-type="float">
            <text:p>15483.496695</text:p>
          </table:table-cell>
          <table:table-cell office:value-type="float" office:value="-0.272539" calcext:value-type="float">
            <text:p>-0.272539</text:p>
          </table:table-cell>
          <table:table-cell office:value-type="float" office:value="-35.192452" calcext:value-type="float">
            <text:p>-35.1924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7694" calcext:value-type="float">
            <text:p>15483.497694</text:p>
          </table:table-cell>
          <table:table-cell office:value-type="float" office:value="-0.270561" calcext:value-type="float">
            <text:p>-0.270561</text:p>
          </table:table-cell>
          <table:table-cell office:value-type="float" office:value="-35.157729" calcext:value-type="float">
            <text:p>-35.1577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8696" calcext:value-type="float">
            <text:p>15483.498696</text:p>
          </table:table-cell>
          <table:table-cell office:value-type="float" office:value="-0.268576" calcext:value-type="float">
            <text:p>-0.268576</text:p>
          </table:table-cell>
          <table:table-cell office:value-type="float" office:value="-35.123006" calcext:value-type="float">
            <text:p>-35.1230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499695" calcext:value-type="float">
            <text:p>15483.499695</text:p>
          </table:table-cell>
          <table:table-cell office:value-type="float" office:value="-0.266586" calcext:value-type="float">
            <text:p>-0.266586</text:p>
          </table:table-cell>
          <table:table-cell office:value-type="float" office:value="-35.088283" calcext:value-type="float">
            <text:p>-35.0882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0695" calcext:value-type="float">
            <text:p>15483.500695</text:p>
          </table:table-cell>
          <table:table-cell office:value-type="float" office:value="-0.26459" calcext:value-type="float">
            <text:p>-0.26459</text:p>
          </table:table-cell>
          <table:table-cell office:value-type="float" office:value="-35.055214" calcext:value-type="float">
            <text:p>-35.0552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1694" calcext:value-type="float">
            <text:p>15483.501694</text:p>
          </table:table-cell>
          <table:table-cell office:value-type="float" office:value="-0.262587" calcext:value-type="float">
            <text:p>-0.262587</text:p>
          </table:table-cell>
          <table:table-cell office:value-type="float" office:value="-35.020491" calcext:value-type="float">
            <text:p>-35.0204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2695" calcext:value-type="float">
            <text:p>15483.502695</text:p>
          </table:table-cell>
          <table:table-cell office:value-type="float" office:value="-0.260579" calcext:value-type="float">
            <text:p>-0.260579</text:p>
          </table:table-cell>
          <table:table-cell office:value-type="float" office:value="-34.987421" calcext:value-type="float">
            <text:p>-34.9874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3695" calcext:value-type="float">
            <text:p>15483.503695</text:p>
          </table:table-cell>
          <table:table-cell office:value-type="float" office:value="-0.258565" calcext:value-type="float">
            <text:p>-0.258565</text:p>
          </table:table-cell>
          <table:table-cell office:value-type="float" office:value="-34.954352" calcext:value-type="float">
            <text:p>-34.9543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4695" calcext:value-type="float">
            <text:p>15483.504695</text:p>
          </table:table-cell>
          <table:table-cell office:value-type="float" office:value="-0.256546" calcext:value-type="float">
            <text:p>-0.256546</text:p>
          </table:table-cell>
          <table:table-cell office:value-type="float" office:value="-34.919629" calcext:value-type="float">
            <text:p>-34.9196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5695" calcext:value-type="float">
            <text:p>15483.505695</text:p>
          </table:table-cell>
          <table:table-cell office:value-type="float" office:value="-0.254521" calcext:value-type="float">
            <text:p>-0.254521</text:p>
          </table:table-cell>
          <table:table-cell office:value-type="float" office:value="-34.88656" calcext:value-type="float">
            <text:p>-34.886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6695" calcext:value-type="float">
            <text:p>15483.506695</text:p>
          </table:table-cell>
          <table:table-cell office:value-type="float" office:value="-0.25249" calcext:value-type="float">
            <text:p>-0.25249</text:p>
          </table:table-cell>
          <table:table-cell office:value-type="float" office:value="-34.85349" calcext:value-type="float">
            <text:p>-34.853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7695" calcext:value-type="float">
            <text:p>15483.507695</text:p>
          </table:table-cell>
          <table:table-cell office:value-type="float" office:value="-0.250453" calcext:value-type="float">
            <text:p>-0.250453</text:p>
          </table:table-cell>
          <table:table-cell office:value-type="float" office:value="-34.820421" calcext:value-type="float">
            <text:p>-34.8204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8695" calcext:value-type="float">
            <text:p>15483.508695</text:p>
          </table:table-cell>
          <table:table-cell office:value-type="float" office:value="-0.248411" calcext:value-type="float">
            <text:p>-0.248411</text:p>
          </table:table-cell>
          <table:table-cell office:value-type="float" office:value="-34.789005" calcext:value-type="float">
            <text:p>-34.7890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09695" calcext:value-type="float">
            <text:p>15483.509695</text:p>
          </table:table-cell>
          <table:table-cell office:value-type="float" office:value="-0.246364" calcext:value-type="float">
            <text:p>-0.246364</text:p>
          </table:table-cell>
          <table:table-cell office:value-type="float" office:value="-34.755936" calcext:value-type="float">
            <text:p>-34.7559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0695" calcext:value-type="float">
            <text:p>15483.510695</text:p>
          </table:table-cell>
          <table:table-cell office:value-type="float" office:value="-0.244311" calcext:value-type="float">
            <text:p>-0.244311</text:p>
          </table:table-cell>
          <table:table-cell office:value-type="float" office:value="-34.722866" calcext:value-type="float">
            <text:p>-34.7228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1694" calcext:value-type="float">
            <text:p>15483.511694</text:p>
          </table:table-cell>
          <table:table-cell office:value-type="float" office:value="-0.242252" calcext:value-type="float">
            <text:p>-0.242252</text:p>
          </table:table-cell>
          <table:table-cell office:value-type="float" office:value="-34.69145" calcext:value-type="float">
            <text:p>-34.691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2695" calcext:value-type="float">
            <text:p>15483.512695</text:p>
          </table:table-cell>
          <table:table-cell office:value-type="float" office:value="-0.240188" calcext:value-type="float">
            <text:p>-0.240188</text:p>
          </table:table-cell>
          <table:table-cell office:value-type="float" office:value="-34.660034" calcext:value-type="float">
            <text:p>-34.66003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3696" calcext:value-type="float">
            <text:p>15483.513696</text:p>
          </table:table-cell>
          <table:table-cell office:value-type="float" office:value="-0.238119" calcext:value-type="float">
            <text:p>-0.238119</text:p>
          </table:table-cell>
          <table:table-cell office:value-type="float" office:value="-34.626965" calcext:value-type="float">
            <text:p>-34.6269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4695" calcext:value-type="float">
            <text:p>15483.514695</text:p>
          </table:table-cell>
          <table:table-cell office:value-type="float" office:value="-0.236045" calcext:value-type="float">
            <text:p>-0.236045</text:p>
          </table:table-cell>
          <table:table-cell office:value-type="float" office:value="-34.595549" calcext:value-type="float">
            <text:p>-34.5955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5694" calcext:value-type="float">
            <text:p>15483.515694</text:p>
          </table:table-cell>
          <table:table-cell office:value-type="float" office:value="-0.233965" calcext:value-type="float">
            <text:p>-0.233965</text:p>
          </table:table-cell>
          <table:table-cell office:value-type="float" office:value="-34.565787" calcext:value-type="float">
            <text:p>-34.5657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6695" calcext:value-type="float">
            <text:p>15483.516695</text:p>
          </table:table-cell>
          <table:table-cell office:value-type="float" office:value="-0.23188" calcext:value-type="float">
            <text:p>-0.23188</text:p>
          </table:table-cell>
          <table:table-cell office:value-type="float" office:value="-34.534371" calcext:value-type="float">
            <text:p>-34.5343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7694" calcext:value-type="float">
            <text:p>15483.517694</text:p>
          </table:table-cell>
          <table:table-cell office:value-type="float" office:value="-0.22979" calcext:value-type="float">
            <text:p>-0.22979</text:p>
          </table:table-cell>
          <table:table-cell office:value-type="float" office:value="-34.502955" calcext:value-type="float">
            <text:p>-34.5029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8694" calcext:value-type="float">
            <text:p>15483.518694</text:p>
          </table:table-cell>
          <table:table-cell office:value-type="float" office:value="-0.227695" calcext:value-type="float">
            <text:p>-0.227695</text:p>
          </table:table-cell>
          <table:table-cell office:value-type="float" office:value="-34.473192" calcext:value-type="float">
            <text:p>-34.4731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19695" calcext:value-type="float">
            <text:p>15483.519695</text:p>
          </table:table-cell>
          <table:table-cell office:value-type="float" office:value="-0.225595" calcext:value-type="float">
            <text:p>-0.225595</text:p>
          </table:table-cell>
          <table:table-cell office:value-type="float" office:value="-34.441776" calcext:value-type="float">
            <text:p>-34.4417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0694" calcext:value-type="float">
            <text:p>15483.520694</text:p>
          </table:table-cell>
          <table:table-cell office:value-type="float" office:value="-0.223489" calcext:value-type="float">
            <text:p>-0.223489</text:p>
          </table:table-cell>
          <table:table-cell office:value-type="float" office:value="-34.412014" calcext:value-type="float">
            <text:p>-34.4120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1694" calcext:value-type="float">
            <text:p>15483.521694</text:p>
          </table:table-cell>
          <table:table-cell office:value-type="float" office:value="-0.221379" calcext:value-type="float">
            <text:p>-0.221379</text:p>
          </table:table-cell>
          <table:table-cell office:value-type="float" office:value="-34.382251" calcext:value-type="float">
            <text:p>-34.3822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2684" calcext:value-type="float">
            <text:p>15483.522684</text:p>
          </table:table-cell>
          <table:table-cell office:value-type="float" office:value="-0.219264" calcext:value-type="float">
            <text:p>-0.219264</text:p>
          </table:table-cell>
          <table:table-cell office:value-type="float" office:value="-34.354142" calcext:value-type="float">
            <text:p>-34.3541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3685" calcext:value-type="float">
            <text:p>15483.523685</text:p>
          </table:table-cell>
          <table:table-cell office:value-type="float" office:value="-0.217144" calcext:value-type="float">
            <text:p>-0.217144</text:p>
          </table:table-cell>
          <table:table-cell office:value-type="float" office:value="-34.32438" calcext:value-type="float">
            <text:p>-34.324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4683" calcext:value-type="float">
            <text:p>15483.524683</text:p>
          </table:table-cell>
          <table:table-cell office:value-type="float" office:value="-0.215019" calcext:value-type="float">
            <text:p>-0.215019</text:p>
          </table:table-cell>
          <table:table-cell office:value-type="float" office:value="-34.294617" calcext:value-type="float">
            <text:p>-34.2946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5695" calcext:value-type="float">
            <text:p>15483.525695</text:p>
          </table:table-cell>
          <table:table-cell office:value-type="float" office:value="-0.21289" calcext:value-type="float">
            <text:p>-0.21289</text:p>
          </table:table-cell>
          <table:table-cell office:value-type="float" office:value="-34.264855" calcext:value-type="float">
            <text:p>-34.26485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6695" calcext:value-type="float">
            <text:p>15483.526695</text:p>
          </table:table-cell>
          <table:table-cell office:value-type="float" office:value="-0.210755" calcext:value-type="float">
            <text:p>-0.210755</text:p>
          </table:table-cell>
          <table:table-cell office:value-type="float" office:value="-34.236746" calcext:value-type="float">
            <text:p>-34.2367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7694" calcext:value-type="float">
            <text:p>15483.527694</text:p>
          </table:table-cell>
          <table:table-cell office:value-type="float" office:value="-0.208616" calcext:value-type="float">
            <text:p>-0.208616</text:p>
          </table:table-cell>
          <table:table-cell office:value-type="float" office:value="-34.206984" calcext:value-type="float">
            <text:p>-34.20698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8695" calcext:value-type="float">
            <text:p>15483.528695</text:p>
          </table:table-cell>
          <table:table-cell office:value-type="float" office:value="-0.206473" calcext:value-type="float">
            <text:p>-0.206473</text:p>
          </table:table-cell>
          <table:table-cell office:value-type="float" office:value="-34.178875" calcext:value-type="float">
            <text:p>-34.1788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29695" calcext:value-type="float">
            <text:p>15483.529695</text:p>
          </table:table-cell>
          <table:table-cell office:value-type="float" office:value="-0.204325" calcext:value-type="float">
            <text:p>-0.204325</text:p>
          </table:table-cell>
          <table:table-cell office:value-type="float" office:value="-34.150766" calcext:value-type="float">
            <text:p>-34.1507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0695" calcext:value-type="float">
            <text:p>15483.530695</text:p>
          </table:table-cell>
          <table:table-cell office:value-type="float" office:value="-0.202172" calcext:value-type="float">
            <text:p>-0.202172</text:p>
          </table:table-cell>
          <table:table-cell office:value-type="float" office:value="-34.122657" calcext:value-type="float">
            <text:p>-34.1226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1695" calcext:value-type="float">
            <text:p>15483.531695</text:p>
          </table:table-cell>
          <table:table-cell office:value-type="float" office:value="-0.200015" calcext:value-type="float">
            <text:p>-0.200015</text:p>
          </table:table-cell>
          <table:table-cell office:value-type="float" office:value="-34.094548" calcext:value-type="float">
            <text:p>-34.0945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2695" calcext:value-type="float">
            <text:p>15483.532695</text:p>
          </table:table-cell>
          <table:table-cell office:value-type="float" office:value="-0.197853" calcext:value-type="float">
            <text:p>-0.197853</text:p>
          </table:table-cell>
          <table:table-cell office:value-type="float" office:value="-34.068092" calcext:value-type="float">
            <text:p>-34.0680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3695" calcext:value-type="float">
            <text:p>15483.533695</text:p>
          </table:table-cell>
          <table:table-cell office:value-type="float" office:value="-0.195687" calcext:value-type="float">
            <text:p>-0.195687</text:p>
          </table:table-cell>
          <table:table-cell office:value-type="float" office:value="-34.039983" calcext:value-type="float">
            <text:p>-34.0399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4694" calcext:value-type="float">
            <text:p>15483.534694</text:p>
          </table:table-cell>
          <table:table-cell office:value-type="float" office:value="-0.193516" calcext:value-type="float">
            <text:p>-0.193516</text:p>
          </table:table-cell>
          <table:table-cell office:value-type="float" office:value="-34.013528" calcext:value-type="float">
            <text:p>-34.0135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5695" calcext:value-type="float">
            <text:p>15483.535695</text:p>
          </table:table-cell>
          <table:table-cell office:value-type="float" office:value="-0.191342" calcext:value-type="float">
            <text:p>-0.191342</text:p>
          </table:table-cell>
          <table:table-cell office:value-type="float" office:value="-33.987072" calcext:value-type="float">
            <text:p>-33.9870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6695" calcext:value-type="float">
            <text:p>15483.536695</text:p>
          </table:table-cell>
          <table:table-cell office:value-type="float" office:value="-0.189163" calcext:value-type="float">
            <text:p>-0.189163</text:p>
          </table:table-cell>
          <table:table-cell office:value-type="float" office:value="-33.958963" calcext:value-type="float">
            <text:p>-33.9589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7695" calcext:value-type="float">
            <text:p>15483.537695</text:p>
          </table:table-cell>
          <table:table-cell office:value-type="float" office:value="-0.18698" calcext:value-type="float">
            <text:p>-0.18698</text:p>
          </table:table-cell>
          <table:table-cell office:value-type="float" office:value="-33.932508" calcext:value-type="float">
            <text:p>-33.9325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8695" calcext:value-type="float">
            <text:p>15483.538695</text:p>
          </table:table-cell>
          <table:table-cell office:value-type="float" office:value="-0.184792" calcext:value-type="float">
            <text:p>-0.184792</text:p>
          </table:table-cell>
          <table:table-cell office:value-type="float" office:value="-33.907706" calcext:value-type="float">
            <text:p>-33.907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39695" calcext:value-type="float">
            <text:p>15483.539695</text:p>
          </table:table-cell>
          <table:table-cell office:value-type="float" office:value="-0.182601" calcext:value-type="float">
            <text:p>-0.182601</text:p>
          </table:table-cell>
          <table:table-cell office:value-type="float" office:value="-33.88125" calcext:value-type="float">
            <text:p>-33.881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0695" calcext:value-type="float">
            <text:p>15483.540695</text:p>
          </table:table-cell>
          <table:table-cell office:value-type="float" office:value="-0.180405" calcext:value-type="float">
            <text:p>-0.180405</text:p>
          </table:table-cell>
          <table:table-cell office:value-type="float" office:value="-33.856448" calcext:value-type="float">
            <text:p>-33.8564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1695" calcext:value-type="float">
            <text:p>15483.541695</text:p>
          </table:table-cell>
          <table:table-cell office:value-type="float" office:value="-0.178206" calcext:value-type="float">
            <text:p>-0.178206</text:p>
          </table:table-cell>
          <table:table-cell office:value-type="float" office:value="-33.829992" calcext:value-type="float">
            <text:p>-33.8299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2695" calcext:value-type="float">
            <text:p>15483.542695</text:p>
          </table:table-cell>
          <table:table-cell office:value-type="float" office:value="-0.176003" calcext:value-type="float">
            <text:p>-0.176003</text:p>
          </table:table-cell>
          <table:table-cell office:value-type="float" office:value="-33.80519" calcext:value-type="float">
            <text:p>-33.805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3694" calcext:value-type="float">
            <text:p>15483.543694</text:p>
          </table:table-cell>
          <table:table-cell office:value-type="float" office:value="-0.173795" calcext:value-type="float">
            <text:p>-0.173795</text:p>
          </table:table-cell>
          <table:table-cell office:value-type="float" office:value="-33.780388" calcext:value-type="float">
            <text:p>-33.7803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4694" calcext:value-type="float">
            <text:p>15483.544694</text:p>
          </table:table-cell>
          <table:table-cell office:value-type="float" office:value="-0.171584" calcext:value-type="float">
            <text:p>-0.171584</text:p>
          </table:table-cell>
          <table:table-cell office:value-type="float" office:value="-33.755586" calcext:value-type="float">
            <text:p>-33.75558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5695" calcext:value-type="float">
            <text:p>15483.545695</text:p>
          </table:table-cell>
          <table:table-cell office:value-type="float" office:value="-0.169369" calcext:value-type="float">
            <text:p>-0.169369</text:p>
          </table:table-cell>
          <table:table-cell office:value-type="float" office:value="-33.732438" calcext:value-type="float">
            <text:p>-33.7324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6695" calcext:value-type="float">
            <text:p>15483.546695</text:p>
          </table:table-cell>
          <table:table-cell office:value-type="float" office:value="-0.16715" calcext:value-type="float">
            <text:p>-0.16715</text:p>
          </table:table-cell>
          <table:table-cell office:value-type="float" office:value="-33.707636" calcext:value-type="float">
            <text:p>-33.7076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7695" calcext:value-type="float">
            <text:p>15483.547695</text:p>
          </table:table-cell>
          <table:table-cell office:value-type="float" office:value="-0.164928" calcext:value-type="float">
            <text:p>-0.164928</text:p>
          </table:table-cell>
          <table:table-cell office:value-type="float" office:value="-33.684487" calcext:value-type="float">
            <text:p>-33.6844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8695" calcext:value-type="float">
            <text:p>15483.548695</text:p>
          </table:table-cell>
          <table:table-cell office:value-type="float" office:value="-0.162702" calcext:value-type="float">
            <text:p>-0.162702</text:p>
          </table:table-cell>
          <table:table-cell office:value-type="float" office:value="-33.661339" calcext:value-type="float">
            <text:p>-33.66133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49695" calcext:value-type="float">
            <text:p>15483.549695</text:p>
          </table:table-cell>
          <table:table-cell office:value-type="float" office:value="-0.160472" calcext:value-type="float">
            <text:p>-0.160472</text:p>
          </table:table-cell>
          <table:table-cell office:value-type="float" office:value="-33.636537" calcext:value-type="float">
            <text:p>-33.6365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0695" calcext:value-type="float">
            <text:p>15483.550695</text:p>
          </table:table-cell>
          <table:table-cell office:value-type="float" office:value="-0.158238" calcext:value-type="float">
            <text:p>-0.158238</text:p>
          </table:table-cell>
          <table:table-cell office:value-type="float" office:value="-33.615041" calcext:value-type="float">
            <text:p>-33.6150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1695" calcext:value-type="float">
            <text:p>15483.551695</text:p>
          </table:table-cell>
          <table:table-cell office:value-type="float" office:value="-0.156002" calcext:value-type="float">
            <text:p>-0.156002</text:p>
          </table:table-cell>
          <table:table-cell office:value-type="float" office:value="-33.591893" calcext:value-type="float">
            <text:p>-33.5918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2695" calcext:value-type="float">
            <text:p>15483.552695</text:p>
          </table:table-cell>
          <table:table-cell office:value-type="float" office:value="-0.153761" calcext:value-type="float">
            <text:p>-0.153761</text:p>
          </table:table-cell>
          <table:table-cell office:value-type="float" office:value="-33.568744" calcext:value-type="float">
            <text:p>-33.5687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3695" calcext:value-type="float">
            <text:p>15483.553695</text:p>
          </table:table-cell>
          <table:table-cell office:value-type="float" office:value="-0.151518" calcext:value-type="float">
            <text:p>-0.151518</text:p>
          </table:table-cell>
          <table:table-cell office:value-type="float" office:value="-33.547249" calcext:value-type="float">
            <text:p>-33.5472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4695" calcext:value-type="float">
            <text:p>15483.554695</text:p>
          </table:table-cell>
          <table:table-cell office:value-type="float" office:value="-0.149271" calcext:value-type="float">
            <text:p>-0.149271</text:p>
          </table:table-cell>
          <table:table-cell office:value-type="float" office:value="-33.525754" calcext:value-type="float">
            <text:p>-33.5257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5695" calcext:value-type="float">
            <text:p>15483.555695</text:p>
          </table:table-cell>
          <table:table-cell office:value-type="float" office:value="-0.14702" calcext:value-type="float">
            <text:p>-0.14702</text:p>
          </table:table-cell>
          <table:table-cell office:value-type="float" office:value="-33.502605" calcext:value-type="float">
            <text:p>-33.5026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6695" calcext:value-type="float">
            <text:p>15483.556695</text:p>
          </table:table-cell>
          <table:table-cell office:value-type="float" office:value="-0.144767" calcext:value-type="float">
            <text:p>-0.144767</text:p>
          </table:table-cell>
          <table:table-cell office:value-type="float" office:value="-33.48111" calcext:value-type="float">
            <text:p>-33.481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7683" calcext:value-type="float">
            <text:p>15483.557683</text:p>
          </table:table-cell>
          <table:table-cell office:value-type="float" office:value="-0.14251" calcext:value-type="float">
            <text:p>-0.14251</text:p>
          </table:table-cell>
          <table:table-cell office:value-type="float" office:value="-33.461269" calcext:value-type="float">
            <text:p>-33.4612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8695" calcext:value-type="float">
            <text:p>15483.558695</text:p>
          </table:table-cell>
          <table:table-cell office:value-type="float" office:value="-0.14025" calcext:value-type="float">
            <text:p>-0.14025</text:p>
          </table:table-cell>
          <table:table-cell office:value-type="float" office:value="-33.439774" calcext:value-type="float">
            <text:p>-33.4397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59695" calcext:value-type="float">
            <text:p>15483.559695</text:p>
          </table:table-cell>
          <table:table-cell office:value-type="float" office:value="-0.137986" calcext:value-type="float">
            <text:p>-0.137986</text:p>
          </table:table-cell>
          <table:table-cell office:value-type="float" office:value="-33.418278" calcext:value-type="float">
            <text:p>-33.4182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0695" calcext:value-type="float">
            <text:p>15483.560695</text:p>
          </table:table-cell>
          <table:table-cell office:value-type="float" office:value="-0.13572" calcext:value-type="float">
            <text:p>-0.13572</text:p>
          </table:table-cell>
          <table:table-cell office:value-type="float" office:value="-33.398437" calcext:value-type="float">
            <text:p>-33.3984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1695" calcext:value-type="float">
            <text:p>15483.561695</text:p>
          </table:table-cell>
          <table:table-cell office:value-type="float" office:value="-0.133451" calcext:value-type="float">
            <text:p>-0.133451</text:p>
          </table:table-cell>
          <table:table-cell office:value-type="float" office:value="-33.378595" calcext:value-type="float">
            <text:p>-33.3785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2695" calcext:value-type="float">
            <text:p>15483.562695</text:p>
          </table:table-cell>
          <table:table-cell office:value-type="float" office:value="-0.131179" calcext:value-type="float">
            <text:p>-0.131179</text:p>
          </table:table-cell>
          <table:table-cell office:value-type="float" office:value="-33.358754" calcext:value-type="float">
            <text:p>-33.3587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3695" calcext:value-type="float">
            <text:p>15483.563695</text:p>
          </table:table-cell>
          <table:table-cell office:value-type="float" office:value="-0.128904" calcext:value-type="float">
            <text:p>-0.128904</text:p>
          </table:table-cell>
          <table:table-cell office:value-type="float" office:value="-33.338912" calcext:value-type="float">
            <text:p>-33.3389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4695" calcext:value-type="float">
            <text:p>15483.564695</text:p>
          </table:table-cell>
          <table:table-cell office:value-type="float" office:value="-0.126626" calcext:value-type="float">
            <text:p>-0.126626</text:p>
          </table:table-cell>
          <table:table-cell office:value-type="float" office:value="-33.31907" calcext:value-type="float">
            <text:p>-33.319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5696" calcext:value-type="float">
            <text:p>15483.565696</text:p>
          </table:table-cell>
          <table:table-cell office:value-type="float" office:value="-0.124345" calcext:value-type="float">
            <text:p>-0.124345</text:p>
          </table:table-cell>
          <table:table-cell office:value-type="float" office:value="-33.300882" calcext:value-type="float">
            <text:p>-33.3008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6695" calcext:value-type="float">
            <text:p>15483.566695</text:p>
          </table:table-cell>
          <table:table-cell office:value-type="float" office:value="-0.122061" calcext:value-type="float">
            <text:p>-0.122061</text:p>
          </table:table-cell>
          <table:table-cell office:value-type="float" office:value="-33.282694" calcext:value-type="float">
            <text:p>-33.28269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7695" calcext:value-type="float">
            <text:p>15483.567695</text:p>
          </table:table-cell>
          <table:table-cell office:value-type="float" office:value="-0.119775" calcext:value-type="float">
            <text:p>-0.119775</text:p>
          </table:table-cell>
          <table:table-cell office:value-type="float" office:value="-33.262852" calcext:value-type="float">
            <text:p>-33.2628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8695" calcext:value-type="float">
            <text:p>15483.568695</text:p>
          </table:table-cell>
          <table:table-cell office:value-type="float" office:value="-0.117486" calcext:value-type="float">
            <text:p>-0.117486</text:p>
          </table:table-cell>
          <table:table-cell office:value-type="float" office:value="-33.246318" calcext:value-type="float">
            <text:p>-33.2463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69695" calcext:value-type="float">
            <text:p>15483.569695</text:p>
          </table:table-cell>
          <table:table-cell office:value-type="float" office:value="-0.115195" calcext:value-type="float">
            <text:p>-0.115195</text:p>
          </table:table-cell>
          <table:table-cell office:value-type="float" office:value="-33.228129" calcext:value-type="float">
            <text:p>-33.2281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0694" calcext:value-type="float">
            <text:p>15483.570694</text:p>
          </table:table-cell>
          <table:table-cell office:value-type="float" office:value="-0.112901" calcext:value-type="float">
            <text:p>-0.112901</text:p>
          </table:table-cell>
          <table:table-cell office:value-type="float" office:value="-33.209941" calcext:value-type="float">
            <text:p>-33.2099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1695" calcext:value-type="float">
            <text:p>15483.571695</text:p>
          </table:table-cell>
          <table:table-cell office:value-type="float" office:value="-0.110604" calcext:value-type="float">
            <text:p>-0.110604</text:p>
          </table:table-cell>
          <table:table-cell office:value-type="float" office:value="-33.193407" calcext:value-type="float">
            <text:p>-33.1934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2695" calcext:value-type="float">
            <text:p>15483.572695</text:p>
          </table:table-cell>
          <table:table-cell office:value-type="float" office:value="-0.108305" calcext:value-type="float">
            <text:p>-0.108305</text:p>
          </table:table-cell>
          <table:table-cell office:value-type="float" office:value="-33.176872" calcext:value-type="float">
            <text:p>-33.1768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3695" calcext:value-type="float">
            <text:p>15483.573695</text:p>
          </table:table-cell>
          <table:table-cell office:value-type="float" office:value="-0.106004" calcext:value-type="float">
            <text:p>-0.106004</text:p>
          </table:table-cell>
          <table:table-cell office:value-type="float" office:value="-33.160337" calcext:value-type="float">
            <text:p>-33.1603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4695" calcext:value-type="float">
            <text:p>15483.574695</text:p>
          </table:table-cell>
          <table:table-cell office:value-type="float" office:value="-0.1037" calcext:value-type="float">
            <text:p>-0.1037</text:p>
          </table:table-cell>
          <table:table-cell office:value-type="float" office:value="-33.143802" calcext:value-type="float">
            <text:p>-33.1438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5696" calcext:value-type="float">
            <text:p>15483.575696</text:p>
          </table:table-cell>
          <table:table-cell office:value-type="float" office:value="-0.101394" calcext:value-type="float">
            <text:p>-0.101394</text:p>
          </table:table-cell>
          <table:table-cell office:value-type="float" office:value="-33.127268" calcext:value-type="float">
            <text:p>-33.1272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6696" calcext:value-type="float">
            <text:p>15483.576696</text:p>
          </table:table-cell>
          <table:table-cell office:value-type="float" office:value="-0.099085" calcext:value-type="float">
            <text:p>-0.099085</text:p>
          </table:table-cell>
          <table:table-cell office:value-type="float" office:value="-33.112387" calcext:value-type="float">
            <text:p>-33.1123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7694" calcext:value-type="float">
            <text:p>15483.577694</text:p>
          </table:table-cell>
          <table:table-cell office:value-type="float" office:value="-0.096775" calcext:value-type="float">
            <text:p>-0.096775</text:p>
          </table:table-cell>
          <table:table-cell office:value-type="float" office:value="-33.097505" calcext:value-type="float">
            <text:p>-33.0975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8696" calcext:value-type="float">
            <text:p>15483.578696</text:p>
          </table:table-cell>
          <table:table-cell office:value-type="float" office:value="-0.094462" calcext:value-type="float">
            <text:p>-0.094462</text:p>
          </table:table-cell>
          <table:table-cell office:value-type="float" office:value="-33.082624" calcext:value-type="float">
            <text:p>-33.0826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79696" calcext:value-type="float">
            <text:p>15483.579696</text:p>
          </table:table-cell>
          <table:table-cell office:value-type="float" office:value="-0.092147" calcext:value-type="float">
            <text:p>-0.092147</text:p>
          </table:table-cell>
          <table:table-cell office:value-type="float" office:value="-33.069396" calcext:value-type="float">
            <text:p>-33.0693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0683" calcext:value-type="float">
            <text:p>15483.580683</text:p>
          </table:table-cell>
          <table:table-cell office:value-type="float" office:value="-0.08983" calcext:value-type="float">
            <text:p>-0.08983</text:p>
          </table:table-cell>
          <table:table-cell office:value-type="float" office:value="-33.054515" calcext:value-type="float">
            <text:p>-33.0545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1695" calcext:value-type="float">
            <text:p>15483.581695</text:p>
          </table:table-cell>
          <table:table-cell office:value-type="float" office:value="-0.087512" calcext:value-type="float">
            <text:p>-0.087512</text:p>
          </table:table-cell>
          <table:table-cell office:value-type="float" office:value="-33.041287" calcext:value-type="float">
            <text:p>-33.0412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2695" calcext:value-type="float">
            <text:p>15483.582695</text:p>
          </table:table-cell>
          <table:table-cell office:value-type="float" office:value="-0.085191" calcext:value-type="float">
            <text:p>-0.085191</text:p>
          </table:table-cell>
          <table:table-cell office:value-type="float" office:value="-33.02806" calcext:value-type="float">
            <text:p>-33.028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3695" calcext:value-type="float">
            <text:p>15483.583695</text:p>
          </table:table-cell>
          <table:table-cell office:value-type="float" office:value="-0.082868" calcext:value-type="float">
            <text:p>-0.082868</text:p>
          </table:table-cell>
          <table:table-cell office:value-type="float" office:value="-33.016485" calcext:value-type="float">
            <text:p>-33.0164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4696" calcext:value-type="float">
            <text:p>15483.584696</text:p>
          </table:table-cell>
          <table:table-cell office:value-type="float" office:value="-0.080544" calcext:value-type="float">
            <text:p>-0.080544</text:p>
          </table:table-cell>
          <table:table-cell office:value-type="float" office:value="-33.003258" calcext:value-type="float">
            <text:p>-33.0032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5695" calcext:value-type="float">
            <text:p>15483.585695</text:p>
          </table:table-cell>
          <table:table-cell office:value-type="float" office:value="-0.078217" calcext:value-type="float">
            <text:p>-0.078217</text:p>
          </table:table-cell>
          <table:table-cell office:value-type="float" office:value="-32.991683" calcext:value-type="float">
            <text:p>-32.9916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6695" calcext:value-type="float">
            <text:p>15483.586695</text:p>
          </table:table-cell>
          <table:table-cell office:value-type="float" office:value="-0.075889" calcext:value-type="float">
            <text:p>-0.075889</text:p>
          </table:table-cell>
          <table:table-cell office:value-type="float" office:value="-32.980109" calcext:value-type="float">
            <text:p>-32.98010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7696" calcext:value-type="float">
            <text:p>15483.587696</text:p>
          </table:table-cell>
          <table:table-cell office:value-type="float" office:value="-0.073559" calcext:value-type="float">
            <text:p>-0.073559</text:p>
          </table:table-cell>
          <table:table-cell office:value-type="float" office:value="-32.970188" calcext:value-type="float">
            <text:p>-32.9701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8695" calcext:value-type="float">
            <text:p>15483.588695</text:p>
          </table:table-cell>
          <table:table-cell office:value-type="float" office:value="-0.071228" calcext:value-type="float">
            <text:p>-0.071228</text:p>
          </table:table-cell>
          <table:table-cell office:value-type="float" office:value="-32.958614" calcext:value-type="float">
            <text:p>-32.9586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89684" calcext:value-type="float">
            <text:p>15483.589684</text:p>
          </table:table-cell>
          <table:table-cell office:value-type="float" office:value="-0.068895" calcext:value-type="float">
            <text:p>-0.068895</text:p>
          </table:table-cell>
          <table:table-cell office:value-type="float" office:value="-32.948693" calcext:value-type="float">
            <text:p>-32.9486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0685" calcext:value-type="float">
            <text:p>15483.590685</text:p>
          </table:table-cell>
          <table:table-cell office:value-type="float" office:value="-0.066561" calcext:value-type="float">
            <text:p>-0.066561</text:p>
          </table:table-cell>
          <table:table-cell office:value-type="float" office:value="-32.938772" calcext:value-type="float">
            <text:p>-32.9387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1696" calcext:value-type="float">
            <text:p>15483.591696</text:p>
          </table:table-cell>
          <table:table-cell office:value-type="float" office:value="-0.064225" calcext:value-type="float">
            <text:p>-0.064225</text:p>
          </table:table-cell>
          <table:table-cell office:value-type="float" office:value="-32.928851" calcext:value-type="float">
            <text:p>-32.9288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2695" calcext:value-type="float">
            <text:p>15483.592695</text:p>
          </table:table-cell>
          <table:table-cell office:value-type="float" office:value="-0.061887" calcext:value-type="float">
            <text:p>-0.061887</text:p>
          </table:table-cell>
          <table:table-cell office:value-type="float" office:value="-32.918931" calcext:value-type="float">
            <text:p>-32.9189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3695" calcext:value-type="float">
            <text:p>15483.593695</text:p>
          </table:table-cell>
          <table:table-cell office:value-type="float" office:value="-0.059549" calcext:value-type="float">
            <text:p>-0.059549</text:p>
          </table:table-cell>
          <table:table-cell office:value-type="float" office:value="-32.910663" calcext:value-type="float">
            <text:p>-32.9106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4695" calcext:value-type="float">
            <text:p>15483.594695</text:p>
          </table:table-cell>
          <table:table-cell office:value-type="float" office:value="-0.057209" calcext:value-type="float">
            <text:p>-0.057209</text:p>
          </table:table-cell>
          <table:table-cell office:value-type="float" office:value="-32.902396" calcext:value-type="float">
            <text:p>-32.90239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5695" calcext:value-type="float">
            <text:p>15483.595695</text:p>
          </table:table-cell>
          <table:table-cell office:value-type="float" office:value="-0.054867" calcext:value-type="float">
            <text:p>-0.054867</text:p>
          </table:table-cell>
          <table:table-cell office:value-type="float" office:value="-32.894129" calcext:value-type="float">
            <text:p>-32.8941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6695" calcext:value-type="float">
            <text:p>15483.596695</text:p>
          </table:table-cell>
          <table:table-cell office:value-type="float" office:value="-0.052525" calcext:value-type="float">
            <text:p>-0.052525</text:p>
          </table:table-cell>
          <table:table-cell office:value-type="float" office:value="-32.885861" calcext:value-type="float">
            <text:p>-32.88586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7695" calcext:value-type="float">
            <text:p>15483.597695</text:p>
          </table:table-cell>
          <table:table-cell office:value-type="float" office:value="-0.050181" calcext:value-type="float">
            <text:p>-0.050181</text:p>
          </table:table-cell>
          <table:table-cell office:value-type="float" office:value="-32.879247" calcext:value-type="float">
            <text:p>-32.8792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8695" calcext:value-type="float">
            <text:p>15483.598695</text:p>
          </table:table-cell>
          <table:table-cell office:value-type="float" office:value="-0.047836" calcext:value-type="float">
            <text:p>-0.047836</text:p>
          </table:table-cell>
          <table:table-cell office:value-type="float" office:value="-32.872633" calcext:value-type="float">
            <text:p>-32.8726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599695" calcext:value-type="float">
            <text:p>15483.599695</text:p>
          </table:table-cell>
          <table:table-cell office:value-type="float" office:value="-0.04549" calcext:value-type="float">
            <text:p>-0.04549</text:p>
          </table:table-cell>
          <table:table-cell office:value-type="float" office:value="-32.86602" calcext:value-type="float">
            <text:p>-32.866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0694" calcext:value-type="float">
            <text:p>15483.600694</text:p>
          </table:table-cell>
          <table:table-cell office:value-type="float" office:value="-0.043143" calcext:value-type="float">
            <text:p>-0.043143</text:p>
          </table:table-cell>
          <table:table-cell office:value-type="float" office:value="-32.861059" calcext:value-type="float">
            <text:p>-32.86105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1694" calcext:value-type="float">
            <text:p>15483.601694</text:p>
          </table:table-cell>
          <table:table-cell office:value-type="float" office:value="-0.040795" calcext:value-type="float">
            <text:p>-0.040795</text:p>
          </table:table-cell>
          <table:table-cell office:value-type="float" office:value="-32.854445" calcext:value-type="float">
            <text:p>-32.8544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2695" calcext:value-type="float">
            <text:p>15483.602695</text:p>
          </table:table-cell>
          <table:table-cell office:value-type="float" office:value="-0.038447" calcext:value-type="float">
            <text:p>-0.038447</text:p>
          </table:table-cell>
          <table:table-cell office:value-type="float" office:value="-32.849485" calcext:value-type="float">
            <text:p>-32.8494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3695" calcext:value-type="float">
            <text:p>15483.603695</text:p>
          </table:table-cell>
          <table:table-cell office:value-type="float" office:value="-0.036097" calcext:value-type="float">
            <text:p>-0.036097</text:p>
          </table:table-cell>
          <table:table-cell office:value-type="float" office:value="-32.846178" calcext:value-type="float">
            <text:p>-32.8461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4695" calcext:value-type="float">
            <text:p>15483.604695</text:p>
          </table:table-cell>
          <table:table-cell office:value-type="float" office:value="-0.033746" calcext:value-type="float">
            <text:p>-0.033746</text:p>
          </table:table-cell>
          <table:table-cell office:value-type="float" office:value="-32.841218" calcext:value-type="float">
            <text:p>-32.8412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5695" calcext:value-type="float">
            <text:p>15483.605695</text:p>
          </table:table-cell>
          <table:table-cell office:value-type="float" office:value="-0.031395" calcext:value-type="float">
            <text:p>-0.031395</text:p>
          </table:table-cell>
          <table:table-cell office:value-type="float" office:value="-32.837911" calcext:value-type="float">
            <text:p>-32.8379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6694" calcext:value-type="float">
            <text:p>15483.606694</text:p>
          </table:table-cell>
          <table:table-cell office:value-type="float" office:value="-0.029043" calcext:value-type="float">
            <text:p>-0.029043</text:p>
          </table:table-cell>
          <table:table-cell office:value-type="float" office:value="-32.834604" calcext:value-type="float">
            <text:p>-32.8346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7695" calcext:value-type="float">
            <text:p>15483.607695</text:p>
          </table:table-cell>
          <table:table-cell office:value-type="float" office:value="-0.026691" calcext:value-type="float">
            <text:p>-0.026691</text:p>
          </table:table-cell>
          <table:table-cell office:value-type="float" office:value="-32.831297" calcext:value-type="float">
            <text:p>-32.8312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8695" calcext:value-type="float">
            <text:p>15483.608695</text:p>
          </table:table-cell>
          <table:table-cell office:value-type="float" office:value="-0.024338" calcext:value-type="float">
            <text:p>-0.024338</text:p>
          </table:table-cell>
          <table:table-cell office:value-type="float" office:value="-32.829643" calcext:value-type="float">
            <text:p>-32.8296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09695" calcext:value-type="float">
            <text:p>15483.609695</text:p>
          </table:table-cell>
          <table:table-cell office:value-type="float" office:value="-0.021984" calcext:value-type="float">
            <text:p>-0.021984</text:p>
          </table:table-cell>
          <table:table-cell office:value-type="float" office:value="-32.826336" calcext:value-type="float">
            <text:p>-32.8263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0695" calcext:value-type="float">
            <text:p>15483.610695</text:p>
          </table:table-cell>
          <table:table-cell office:value-type="float" office:value="-0.01963" calcext:value-type="float">
            <text:p>-0.01963</text:p>
          </table:table-cell>
          <table:table-cell office:value-type="float" office:value="-32.824683" calcext:value-type="float">
            <text:p>-32.8246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1695" calcext:value-type="float">
            <text:p>15483.611695</text:p>
          </table:table-cell>
          <table:table-cell office:value-type="float" office:value="-0.017275" calcext:value-type="float">
            <text:p>-0.017275</text:p>
          </table:table-cell>
          <table:table-cell office:value-type="float" office:value="-32.824683" calcext:value-type="float">
            <text:p>-32.8246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2695" calcext:value-type="float">
            <text:p>15483.612695</text:p>
          </table:table-cell>
          <table:table-cell office:value-type="float" office:value="-0.01492" calcext:value-type="float">
            <text:p>-0.01492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3695" calcext:value-type="float">
            <text:p>15483.613695</text:p>
          </table:table-cell>
          <table:table-cell office:value-type="float" office:value="-0.012565" calcext:value-type="float">
            <text:p>-0.012565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4695" calcext:value-type="float">
            <text:p>15483.614695</text:p>
          </table:table-cell>
          <table:table-cell office:value-type="float" office:value="-0.010209" calcext:value-type="float">
            <text:p>-0.010209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5695" calcext:value-type="float">
            <text:p>15483.615695</text:p>
          </table:table-cell>
          <table:table-cell office:value-type="float" office:value="-0.007854" calcext:value-type="float">
            <text:p>-0.007854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6695" calcext:value-type="float">
            <text:p>15483.616695</text:p>
          </table:table-cell>
          <table:table-cell office:value-type="float" office:value="-0.005498" calcext:value-type="float">
            <text:p>-0.005498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7694" calcext:value-type="float">
            <text:p>15483.617694</text:p>
          </table:table-cell>
          <table:table-cell office:value-type="float" office:value="-0.003142" calcext:value-type="float">
            <text:p>-0.003142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8694" calcext:value-type="float">
            <text:p>15483.618694</text:p>
          </table:table-cell>
          <table:table-cell office:value-type="float" office:value="-0.000785" calcext:value-type="float">
            <text:p>-0.000785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19694" calcext:value-type="float">
            <text:p>15483.619694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0696" calcext:value-type="float">
            <text:p>15483.620696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1694" calcext:value-type="float">
            <text:p>15483.621694</text:p>
          </table:table-cell>
          <table:table-cell office:value-type="float" office:value="0.006283" calcext:value-type="float">
            <text:p>0.006283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2695" calcext:value-type="float">
            <text:p>15483.622695</text:p>
          </table:table-cell>
          <table:table-cell office:value-type="float" office:value="0.008639" calcext:value-type="float">
            <text:p>0.008639</text:p>
          </table:table-cell>
          <table:table-cell office:value-type="float" office:value="-32.823029" calcext:value-type="float">
            <text:p>-32.8230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3695" calcext:value-type="float">
            <text:p>15483.623695</text:p>
          </table:table-cell>
          <table:table-cell office:value-type="float" office:value="0.010995" calcext:value-type="float">
            <text:p>0.010995</text:p>
          </table:table-cell>
          <table:table-cell office:value-type="float" office:value="-32.824683" calcext:value-type="float">
            <text:p>-32.8246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4695" calcext:value-type="float">
            <text:p>15483.624695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-32.824683" calcext:value-type="float">
            <text:p>-32.8246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5695" calcext:value-type="float">
            <text:p>15483.62569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32.826336" calcext:value-type="float">
            <text:p>-32.8263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6695" calcext:value-type="float">
            <text:p>15483.626695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-32.826336" calcext:value-type="float">
            <text:p>-32.8263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7695" calcext:value-type="float">
            <text:p>15483.627695</text:p>
          </table:table-cell>
          <table:table-cell office:value-type="float" office:value="0.020415" calcext:value-type="float">
            <text:p>0.020415</text:p>
          </table:table-cell>
          <table:table-cell office:value-type="float" office:value="-32.82799" calcext:value-type="float">
            <text:p>-32.827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8695" calcext:value-type="float">
            <text:p>15483.628695</text:p>
          </table:table-cell>
          <table:table-cell office:value-type="float" office:value="0.022769" calcext:value-type="float">
            <text:p>0.022769</text:p>
          </table:table-cell>
          <table:table-cell office:value-type="float" office:value="-32.82799" calcext:value-type="float">
            <text:p>-32.8279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29695" calcext:value-type="float">
            <text:p>15483.629695</text:p>
          </table:table-cell>
          <table:table-cell office:value-type="float" office:value="0.025122" calcext:value-type="float">
            <text:p>0.025122</text:p>
          </table:table-cell>
          <table:table-cell office:value-type="float" office:value="-32.829643" calcext:value-type="float">
            <text:p>-32.8296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0695" calcext:value-type="float">
            <text:p>15483.630695</text:p>
          </table:table-cell>
          <table:table-cell office:value-type="float" office:value="0.027475" calcext:value-type="float">
            <text:p>0.027475</text:p>
          </table:table-cell>
          <table:table-cell office:value-type="float" office:value="-32.831297" calcext:value-type="float">
            <text:p>-32.83129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1695" calcext:value-type="float">
            <text:p>15483.631695</text:p>
          </table:table-cell>
          <table:table-cell office:value-type="float" office:value="0.029827" calcext:value-type="float">
            <text:p>0.029827</text:p>
          </table:table-cell>
          <table:table-cell office:value-type="float" office:value="-32.83295" calcext:value-type="float">
            <text:p>-32.832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2694" calcext:value-type="float">
            <text:p>15483.632694</text:p>
          </table:table-cell>
          <table:table-cell office:value-type="float" office:value="0.032179" calcext:value-type="float">
            <text:p>0.032179</text:p>
          </table:table-cell>
          <table:table-cell office:value-type="float" office:value="-32.836257" calcext:value-type="float">
            <text:p>-32.83625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3695" calcext:value-type="float">
            <text:p>15483.633695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-32.837911" calcext:value-type="float">
            <text:p>-32.8379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4695" calcext:value-type="float">
            <text:p>15483.634695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-32.839564" calcext:value-type="float">
            <text:p>-32.8395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5695" calcext:value-type="float">
            <text:p>15483.635695</text:p>
          </table:table-cell>
          <table:table-cell office:value-type="float" office:value="0.03923" calcext:value-type="float">
            <text:p>0.03923</text:p>
          </table:table-cell>
          <table:table-cell office:value-type="float" office:value="-32.842871" calcext:value-type="float">
            <text:p>-32.8428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6695" calcext:value-type="float">
            <text:p>15483.636695</text:p>
          </table:table-cell>
          <table:table-cell office:value-type="float" office:value="0.041578" calcext:value-type="float">
            <text:p>0.041578</text:p>
          </table:table-cell>
          <table:table-cell office:value-type="float" office:value="-32.846178" calcext:value-type="float">
            <text:p>-32.8461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7695" calcext:value-type="float">
            <text:p>15483.637695</text:p>
          </table:table-cell>
          <table:table-cell office:value-type="float" office:value="0.043926" calcext:value-type="float">
            <text:p>0.043926</text:p>
          </table:table-cell>
          <table:table-cell office:value-type="float" office:value="-32.847831" calcext:value-type="float">
            <text:p>-32.84783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8683" calcext:value-type="float">
            <text:p>15483.638683</text:p>
          </table:table-cell>
          <table:table-cell office:value-type="float" office:value="0.046272" calcext:value-type="float">
            <text:p>0.046272</text:p>
          </table:table-cell>
          <table:table-cell office:value-type="float" office:value="-32.851138" calcext:value-type="float">
            <text:p>-32.8511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39695" calcext:value-type="float">
            <text:p>15483.639695</text:p>
          </table:table-cell>
          <table:table-cell office:value-type="float" office:value="0.048618" calcext:value-type="float">
            <text:p>0.048618</text:p>
          </table:table-cell>
          <table:table-cell office:value-type="float" office:value="-32.854445" calcext:value-type="float">
            <text:p>-32.8544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0695" calcext:value-type="float">
            <text:p>15483.640695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-32.857752" calcext:value-type="float">
            <text:p>-32.8577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1695" calcext:value-type="float">
            <text:p>15483.641695</text:p>
          </table:table-cell>
          <table:table-cell office:value-type="float" office:value="0.053306" calcext:value-type="float">
            <text:p>0.053306</text:p>
          </table:table-cell>
          <table:table-cell office:value-type="float" office:value="-32.862713" calcext:value-type="float">
            <text:p>-32.8627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2682" calcext:value-type="float">
            <text:p>15483.642682</text:p>
          </table:table-cell>
          <table:table-cell office:value-type="float" office:value="0.055648" calcext:value-type="float">
            <text:p>0.055648</text:p>
          </table:table-cell>
          <table:table-cell office:value-type="float" office:value="-32.86602" calcext:value-type="float">
            <text:p>-32.866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3682" calcext:value-type="float">
            <text:p>15483.643682</text:p>
          </table:table-cell>
          <table:table-cell office:value-type="float" office:value="0.057989" calcext:value-type="float">
            <text:p>0.057989</text:p>
          </table:table-cell>
          <table:table-cell office:value-type="float" office:value="-32.87098" calcext:value-type="float">
            <text:p>-32.870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4686" calcext:value-type="float">
            <text:p>15483.644686</text:p>
          </table:table-cell>
          <table:table-cell office:value-type="float" office:value="0.060328" calcext:value-type="float">
            <text:p>0.060328</text:p>
          </table:table-cell>
          <table:table-cell office:value-type="float" office:value="-32.874287" calcext:value-type="float">
            <text:p>-32.87428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5685" calcext:value-type="float">
            <text:p>15483.645685</text:p>
          </table:table-cell>
          <table:table-cell office:value-type="float" office:value="0.062667" calcext:value-type="float">
            <text:p>0.062667</text:p>
          </table:table-cell>
          <table:table-cell office:value-type="float" office:value="-32.879247" calcext:value-type="float">
            <text:p>-32.8792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6689" calcext:value-type="float">
            <text:p>15483.646689</text:p>
          </table:table-cell>
          <table:table-cell office:value-type="float" office:value="0.065004" calcext:value-type="float">
            <text:p>0.065004</text:p>
          </table:table-cell>
          <table:table-cell office:value-type="float" office:value="-32.884208" calcext:value-type="float">
            <text:p>-32.8842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7695" calcext:value-type="float">
            <text:p>15483.647695</text:p>
          </table:table-cell>
          <table:table-cell office:value-type="float" office:value="0.067339" calcext:value-type="float">
            <text:p>0.067339</text:p>
          </table:table-cell>
          <table:table-cell office:value-type="float" office:value="-32.889168" calcext:value-type="float">
            <text:p>-32.88916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8695" calcext:value-type="float">
            <text:p>15483.648695</text:p>
          </table:table-cell>
          <table:table-cell office:value-type="float" office:value="0.069673" calcext:value-type="float">
            <text:p>0.069673</text:p>
          </table:table-cell>
          <table:table-cell office:value-type="float" office:value="-32.894129" calcext:value-type="float">
            <text:p>-32.8941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49695" calcext:value-type="float">
            <text:p>15483.649695</text:p>
          </table:table-cell>
          <table:table-cell office:value-type="float" office:value="0.072005" calcext:value-type="float">
            <text:p>0.072005</text:p>
          </table:table-cell>
          <table:table-cell office:value-type="float" office:value="-32.899089" calcext:value-type="float">
            <text:p>-32.8990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0695" calcext:value-type="float">
            <text:p>15483.650695</text:p>
          </table:table-cell>
          <table:table-cell office:value-type="float" office:value="0.074336" calcext:value-type="float">
            <text:p>0.074336</text:p>
          </table:table-cell>
          <table:table-cell office:value-type="float" office:value="-32.904049" calcext:value-type="float">
            <text:p>-32.9040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1695" calcext:value-type="float">
            <text:p>15483.651695</text:p>
          </table:table-cell>
          <table:table-cell office:value-type="float" office:value="0.076665" calcext:value-type="float">
            <text:p>0.076665</text:p>
          </table:table-cell>
          <table:table-cell office:value-type="float" office:value="-32.910663" calcext:value-type="float">
            <text:p>-32.9106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2695" calcext:value-type="float">
            <text:p>15483.652695</text:p>
          </table:table-cell>
          <table:table-cell office:value-type="float" office:value="0.078993" calcext:value-type="float">
            <text:p>0.078993</text:p>
          </table:table-cell>
          <table:table-cell office:value-type="float" office:value="-32.915624" calcext:value-type="float">
            <text:p>-32.9156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3695" calcext:value-type="float">
            <text:p>15483.653695</text:p>
          </table:table-cell>
          <table:table-cell office:value-type="float" office:value="0.081319" calcext:value-type="float">
            <text:p>0.081319</text:p>
          </table:table-cell>
          <table:table-cell office:value-type="float" office:value="-32.922238" calcext:value-type="float">
            <text:p>-32.9222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4695" calcext:value-type="float">
            <text:p>15483.654695</text:p>
          </table:table-cell>
          <table:table-cell office:value-type="float" office:value="0.083642" calcext:value-type="float">
            <text:p>0.083642</text:p>
          </table:table-cell>
          <table:table-cell office:value-type="float" office:value="-32.928851" calcext:value-type="float">
            <text:p>-32.9288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5684" calcext:value-type="float">
            <text:p>15483.655684</text:p>
          </table:table-cell>
          <table:table-cell office:value-type="float" office:value="0.085965" calcext:value-type="float">
            <text:p>0.085965</text:p>
          </table:table-cell>
          <table:table-cell office:value-type="float" office:value="-32.933812" calcext:value-type="float">
            <text:p>-32.93381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6684" calcext:value-type="float">
            <text:p>15483.656684</text:p>
          </table:table-cell>
          <table:table-cell office:value-type="float" office:value="0.088285" calcext:value-type="float">
            <text:p>0.088285</text:p>
          </table:table-cell>
          <table:table-cell office:value-type="float" office:value="-32.940426" calcext:value-type="float">
            <text:p>-32.9404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7685" calcext:value-type="float">
            <text:p>15483.657685</text:p>
          </table:table-cell>
          <table:table-cell office:value-type="float" office:value="0.090603" calcext:value-type="float">
            <text:p>0.090603</text:p>
          </table:table-cell>
          <table:table-cell office:value-type="float" office:value="-32.94704" calcext:value-type="float">
            <text:p>-32.947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8695" calcext:value-type="float">
            <text:p>15483.658695</text:p>
          </table:table-cell>
          <table:table-cell office:value-type="float" office:value="0.092919" calcext:value-type="float">
            <text:p>0.092919</text:p>
          </table:table-cell>
          <table:table-cell office:value-type="float" office:value="-32.955307" calcext:value-type="float">
            <text:p>-32.95530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59695" calcext:value-type="float">
            <text:p>15483.659695</text:p>
          </table:table-cell>
          <table:table-cell office:value-type="float" office:value="0.095233" calcext:value-type="float">
            <text:p>0.095233</text:p>
          </table:table-cell>
          <table:table-cell office:value-type="float" office:value="-32.961921" calcext:value-type="float">
            <text:p>-32.9619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0694" calcext:value-type="float">
            <text:p>15483.660694</text:p>
          </table:table-cell>
          <table:table-cell office:value-type="float" office:value="0.097545" calcext:value-type="float">
            <text:p>0.097545</text:p>
          </table:table-cell>
          <table:table-cell office:value-type="float" office:value="-32.970188" calcext:value-type="float">
            <text:p>-32.9701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1683" calcext:value-type="float">
            <text:p>15483.661683</text:p>
          </table:table-cell>
          <table:table-cell office:value-type="float" office:value="0.099855" calcext:value-type="float">
            <text:p>0.099855</text:p>
          </table:table-cell>
          <table:table-cell office:value-type="float" office:value="-32.976802" calcext:value-type="float">
            <text:p>-32.9768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2695" calcext:value-type="float">
            <text:p>15483.662695</text:p>
          </table:table-cell>
          <table:table-cell office:value-type="float" office:value="0.102163" calcext:value-type="float">
            <text:p>0.102163</text:p>
          </table:table-cell>
          <table:table-cell office:value-type="float" office:value="-32.985069" calcext:value-type="float">
            <text:p>-32.9850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3695" calcext:value-type="float">
            <text:p>15483.663695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-32.993337" calcext:value-type="float">
            <text:p>-32.9933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4694" calcext:value-type="float">
            <text:p>15483.664694</text:p>
          </table:table-cell>
          <table:table-cell office:value-type="float" office:value="0.106771" calcext:value-type="float">
            <text:p>0.106771</text:p>
          </table:table-cell>
          <table:table-cell office:value-type="float" office:value="-33.001604" calcext:value-type="float">
            <text:p>-33.00160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5694" calcext:value-type="float">
            <text:p>15483.665694</text:p>
          </table:table-cell>
          <table:table-cell office:value-type="float" office:value="0.109072" calcext:value-type="float">
            <text:p>0.109072</text:p>
          </table:table-cell>
          <table:table-cell office:value-type="float" office:value="-33.009871" calcext:value-type="float">
            <text:p>-33.0098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6696" calcext:value-type="float">
            <text:p>15483.666696</text:p>
          </table:table-cell>
          <table:table-cell office:value-type="float" office:value="0.11137" calcext:value-type="float">
            <text:p>0.11137</text:p>
          </table:table-cell>
          <table:table-cell office:value-type="float" office:value="-33.019792" calcext:value-type="float">
            <text:p>-33.01979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7694" calcext:value-type="float">
            <text:p>15483.667694</text:p>
          </table:table-cell>
          <table:table-cell office:value-type="float" office:value="0.113666" calcext:value-type="float">
            <text:p>0.113666</text:p>
          </table:table-cell>
          <table:table-cell office:value-type="float" office:value="-33.02806" calcext:value-type="float">
            <text:p>-33.028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8695" calcext:value-type="float">
            <text:p>15483.668695</text:p>
          </table:table-cell>
          <table:table-cell office:value-type="float" office:value="0.115959" calcext:value-type="float">
            <text:p>0.115959</text:p>
          </table:table-cell>
          <table:table-cell office:value-type="float" office:value="-33.03798" calcext:value-type="float">
            <text:p>-33.037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69695" calcext:value-type="float">
            <text:p>15483.669695</text:p>
          </table:table-cell>
          <table:table-cell office:value-type="float" office:value="0.118249" calcext:value-type="float">
            <text:p>0.118249</text:p>
          </table:table-cell>
          <table:table-cell office:value-type="float" office:value="-33.046248" calcext:value-type="float">
            <text:p>-33.04624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0695" calcext:value-type="float">
            <text:p>15483.670695</text:p>
          </table:table-cell>
          <table:table-cell office:value-type="float" office:value="0.120538" calcext:value-type="float">
            <text:p>0.120538</text:p>
          </table:table-cell>
          <table:table-cell office:value-type="float" office:value="-33.056169" calcext:value-type="float">
            <text:p>-33.05616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1695" calcext:value-type="float">
            <text:p>15483.671695</text:p>
          </table:table-cell>
          <table:table-cell office:value-type="float" office:value="0.122823" calcext:value-type="float">
            <text:p>0.122823</text:p>
          </table:table-cell>
          <table:table-cell office:value-type="float" office:value="-33.066089" calcext:value-type="float">
            <text:p>-33.06608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2695" calcext:value-type="float">
            <text:p>15483.672695</text:p>
          </table:table-cell>
          <table:table-cell office:value-type="float" office:value="0.125106" calcext:value-type="float">
            <text:p>0.125106</text:p>
          </table:table-cell>
          <table:table-cell office:value-type="float" office:value="-33.077664" calcext:value-type="float">
            <text:p>-33.0776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3695" calcext:value-type="float">
            <text:p>15483.673695</text:p>
          </table:table-cell>
          <table:table-cell office:value-type="float" office:value="0.127385" calcext:value-type="float">
            <text:p>0.127385</text:p>
          </table:table-cell>
          <table:table-cell office:value-type="float" office:value="-33.087585" calcext:value-type="float">
            <text:p>-33.08758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4694" calcext:value-type="float">
            <text:p>15483.674694</text:p>
          </table:table-cell>
          <table:table-cell office:value-type="float" office:value="0.129662" calcext:value-type="float">
            <text:p>0.129662</text:p>
          </table:table-cell>
          <table:table-cell office:value-type="float" office:value="-33.097505" calcext:value-type="float">
            <text:p>-33.0975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5694" calcext:value-type="float">
            <text:p>15483.675694</text:p>
          </table:table-cell>
          <table:table-cell office:value-type="float" office:value="0.131937" calcext:value-type="float">
            <text:p>0.131937</text:p>
          </table:table-cell>
          <table:table-cell office:value-type="float" office:value="-33.10908" calcext:value-type="float">
            <text:p>-33.109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6695" calcext:value-type="float">
            <text:p>15483.676695</text:p>
          </table:table-cell>
          <table:table-cell office:value-type="float" office:value="0.134208" calcext:value-type="float">
            <text:p>0.134208</text:p>
          </table:table-cell>
          <table:table-cell office:value-type="float" office:value="-33.120654" calcext:value-type="float">
            <text:p>-33.1206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7695" calcext:value-type="float">
            <text:p>15483.677695</text:p>
          </table:table-cell>
          <table:table-cell office:value-type="float" office:value="0.136476" calcext:value-type="float">
            <text:p>0.136476</text:p>
          </table:table-cell>
          <table:table-cell office:value-type="float" office:value="-33.132228" calcext:value-type="float">
            <text:p>-33.1322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8695" calcext:value-type="float">
            <text:p>15483.678695</text:p>
          </table:table-cell>
          <table:table-cell office:value-type="float" office:value="0.138741" calcext:value-type="float">
            <text:p>0.138741</text:p>
          </table:table-cell>
          <table:table-cell office:value-type="float" office:value="-33.143802" calcext:value-type="float">
            <text:p>-33.1438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79695" calcext:value-type="float">
            <text:p>15483.679695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-33.155377" calcext:value-type="float">
            <text:p>-33.1553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0683" calcext:value-type="float">
            <text:p>15483.680683</text:p>
          </table:table-cell>
          <table:table-cell office:value-type="float" office:value="0.143262" calcext:value-type="float">
            <text:p>0.143262</text:p>
          </table:table-cell>
          <table:table-cell office:value-type="float" office:value="-33.166951" calcext:value-type="float">
            <text:p>-33.1669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1683" calcext:value-type="float">
            <text:p>15483.681683</text:p>
          </table:table-cell>
          <table:table-cell office:value-type="float" office:value="0.145518" calcext:value-type="float">
            <text:p>0.145518</text:p>
          </table:table-cell>
          <table:table-cell office:value-type="float" office:value="-33.178525" calcext:value-type="float">
            <text:p>-33.1785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2695" calcext:value-type="float">
            <text:p>15483.682695</text:p>
          </table:table-cell>
          <table:table-cell office:value-type="float" office:value="0.147771" calcext:value-type="float">
            <text:p>0.147771</text:p>
          </table:table-cell>
          <table:table-cell office:value-type="float" office:value="-33.191753" calcext:value-type="float">
            <text:p>-33.1917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3695" calcext:value-type="float">
            <text:p>15483.683695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-33.203327" calcext:value-type="float">
            <text:p>-33.2033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4695" calcext:value-type="float">
            <text:p>15483.684695</text:p>
          </table:table-cell>
          <table:table-cell office:value-type="float" office:value="0.152266" calcext:value-type="float">
            <text:p>0.152266</text:p>
          </table:table-cell>
          <table:table-cell office:value-type="float" office:value="-33.214902" calcext:value-type="float">
            <text:p>-33.21490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5695" calcext:value-type="float">
            <text:p>15483.685695</text:p>
          </table:table-cell>
          <table:table-cell office:value-type="float" office:value="0.154508" calcext:value-type="float">
            <text:p>0.154508</text:p>
          </table:table-cell>
          <table:table-cell office:value-type="float" office:value="-33.226476" calcext:value-type="float">
            <text:p>-33.2264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6695" calcext:value-type="float">
            <text:p>15483.686695</text:p>
          </table:table-cell>
          <table:table-cell office:value-type="float" office:value="0.156748" calcext:value-type="float">
            <text:p>0.156748</text:p>
          </table:table-cell>
          <table:table-cell office:value-type="float" office:value="-33.23805" calcext:value-type="float">
            <text:p>-33.238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7695" calcext:value-type="float">
            <text:p>15483.687695</text:p>
          </table:table-cell>
          <table:table-cell office:value-type="float" office:value="0.158983" calcext:value-type="float">
            <text:p>0.158983</text:p>
          </table:table-cell>
          <table:table-cell office:value-type="float" office:value="-33.249625" calcext:value-type="float">
            <text:p>-33.2496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8694" calcext:value-type="float">
            <text:p>15483.688694</text:p>
          </table:table-cell>
          <table:table-cell office:value-type="float" office:value="0.161215" calcext:value-type="float">
            <text:p>0.161215</text:p>
          </table:table-cell>
          <table:table-cell office:value-type="float" office:value="-33.262852" calcext:value-type="float">
            <text:p>-33.2628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89695" calcext:value-type="float">
            <text:p>15483.689695</text:p>
          </table:table-cell>
          <table:table-cell office:value-type="float" office:value="0.163444" calcext:value-type="float">
            <text:p>0.163444</text:p>
          </table:table-cell>
          <table:table-cell office:value-type="float" office:value="-33.274427" calcext:value-type="float">
            <text:p>-33.2744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0695" calcext:value-type="float">
            <text:p>15483.690695</text:p>
          </table:table-cell>
          <table:table-cell office:value-type="float" office:value="0.165669" calcext:value-type="float">
            <text:p>0.165669</text:p>
          </table:table-cell>
          <table:table-cell office:value-type="float" office:value="-33.286001" calcext:value-type="float">
            <text:p>-33.2860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1695" calcext:value-type="float">
            <text:p>15483.691695</text:p>
          </table:table-cell>
          <table:table-cell office:value-type="float" office:value="0.16789" calcext:value-type="float">
            <text:p>0.16789</text:p>
          </table:table-cell>
          <table:table-cell office:value-type="float" office:value="-33.297575" calcext:value-type="float">
            <text:p>-33.29757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2695" calcext:value-type="float">
            <text:p>15483.692695</text:p>
          </table:table-cell>
          <table:table-cell office:value-type="float" office:value="0.170108" calcext:value-type="float">
            <text:p>0.170108</text:p>
          </table:table-cell>
          <table:table-cell office:value-type="float" office:value="-33.309149" calcext:value-type="float">
            <text:p>-33.3091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3695" calcext:value-type="float">
            <text:p>15483.693695</text:p>
          </table:table-cell>
          <table:table-cell office:value-type="float" office:value="0.172321" calcext:value-type="float">
            <text:p>0.172321</text:p>
          </table:table-cell>
          <table:table-cell office:value-type="float" office:value="-33.320724" calcext:value-type="float">
            <text:p>-33.3207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4695" calcext:value-type="float">
            <text:p>15483.694695</text:p>
          </table:table-cell>
          <table:table-cell office:value-type="float" office:value="0.174531" calcext:value-type="float">
            <text:p>0.174531</text:p>
          </table:table-cell>
          <table:table-cell office:value-type="float" office:value="-33.332298" calcext:value-type="float">
            <text:p>-33.33229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5695" calcext:value-type="float">
            <text:p>15483.695695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-33.345526" calcext:value-type="float">
            <text:p>-33.3455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6695" calcext:value-type="float">
            <text:p>15483.696695</text:p>
          </table:table-cell>
          <table:table-cell office:value-type="float" office:value="0.17894" calcext:value-type="float">
            <text:p>0.17894</text:p>
          </table:table-cell>
          <table:table-cell office:value-type="float" office:value="-33.3571" calcext:value-type="float">
            <text:p>-33.35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7695" calcext:value-type="float">
            <text:p>15483.697695</text:p>
          </table:table-cell>
          <table:table-cell office:value-type="float" office:value="0.181138" calcext:value-type="float">
            <text:p>0.181138</text:p>
          </table:table-cell>
          <table:table-cell office:value-type="float" office:value="-33.368674" calcext:value-type="float">
            <text:p>-33.3686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8695" calcext:value-type="float">
            <text:p>15483.698695</text:p>
          </table:table-cell>
          <table:table-cell office:value-type="float" office:value="0.183332" calcext:value-type="float">
            <text:p>0.183332</text:p>
          </table:table-cell>
          <table:table-cell office:value-type="float" office:value="-33.380249" calcext:value-type="float">
            <text:p>-33.38024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699695" calcext:value-type="float">
            <text:p>15483.699695</text:p>
          </table:table-cell>
          <table:table-cell office:value-type="float" office:value="0.185522" calcext:value-type="float">
            <text:p>0.185522</text:p>
          </table:table-cell>
          <table:table-cell office:value-type="float" office:value="-33.393476" calcext:value-type="float">
            <text:p>-33.39347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0695" calcext:value-type="float">
            <text:p>15483.700695</text:p>
          </table:table-cell>
          <table:table-cell office:value-type="float" office:value="0.187708" calcext:value-type="float">
            <text:p>0.187708</text:p>
          </table:table-cell>
          <table:table-cell office:value-type="float" office:value="-33.405051" calcext:value-type="float">
            <text:p>-33.4050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1695" calcext:value-type="float">
            <text:p>15483.701695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-33.416625" calcext:value-type="float">
            <text:p>-33.41662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2695" calcext:value-type="float">
            <text:p>15483.702695</text:p>
          </table:table-cell>
          <table:table-cell office:value-type="float" office:value="0.192067" calcext:value-type="float">
            <text:p>0.192067</text:p>
          </table:table-cell>
          <table:table-cell office:value-type="float" office:value="-33.429853" calcext:value-type="float">
            <text:p>-33.4298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3694" calcext:value-type="float">
            <text:p>15483.703694</text:p>
          </table:table-cell>
          <table:table-cell office:value-type="float" office:value="0.19424" calcext:value-type="float">
            <text:p>0.19424</text:p>
          </table:table-cell>
          <table:table-cell office:value-type="float" office:value="-33.441427" calcext:value-type="float">
            <text:p>-33.4414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4695" calcext:value-type="float">
            <text:p>15483.704695</text:p>
          </table:table-cell>
          <table:table-cell office:value-type="float" office:value="0.196409" calcext:value-type="float">
            <text:p>0.196409</text:p>
          </table:table-cell>
          <table:table-cell office:value-type="float" office:value="-33.453001" calcext:value-type="float">
            <text:p>-33.4530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5695" calcext:value-type="float">
            <text:p>15483.705695</text:p>
          </table:table-cell>
          <table:table-cell office:value-type="float" office:value="0.198574" calcext:value-type="float">
            <text:p>0.198574</text:p>
          </table:table-cell>
          <table:table-cell office:value-type="float" office:value="-33.466229" calcext:value-type="float">
            <text:p>-33.4662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6695" calcext:value-type="float">
            <text:p>15483.706695</text:p>
          </table:table-cell>
          <table:table-cell office:value-type="float" office:value="0.200734" calcext:value-type="float">
            <text:p>0.200734</text:p>
          </table:table-cell>
          <table:table-cell office:value-type="float" office:value="-33.477803" calcext:value-type="float">
            <text:p>-33.47780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7695" calcext:value-type="float">
            <text:p>15483.707695</text:p>
          </table:table-cell>
          <table:table-cell office:value-type="float" office:value="0.20289" calcext:value-type="float">
            <text:p>0.20289</text:p>
          </table:table-cell>
          <table:table-cell office:value-type="float" office:value="-33.489378" calcext:value-type="float">
            <text:p>-33.4893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8695" calcext:value-type="float">
            <text:p>15483.708695</text:p>
          </table:table-cell>
          <table:table-cell office:value-type="float" office:value="0.205041" calcext:value-type="float">
            <text:p>0.205041</text:p>
          </table:table-cell>
          <table:table-cell office:value-type="float" office:value="-33.500952" calcext:value-type="float">
            <text:p>-33.50095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09695" calcext:value-type="float">
            <text:p>15483.709695</text:p>
          </table:table-cell>
          <table:table-cell office:value-type="float" office:value="0.207188" calcext:value-type="float">
            <text:p>0.207188</text:p>
          </table:table-cell>
          <table:table-cell office:value-type="float" office:value="-33.51418" calcext:value-type="float">
            <text:p>-33.514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0695" calcext:value-type="float">
            <text:p>15483.710695</text:p>
          </table:table-cell>
          <table:table-cell office:value-type="float" office:value="0.20933" calcext:value-type="float">
            <text:p>0.20933</text:p>
          </table:table-cell>
          <table:table-cell office:value-type="float" office:value="-33.525754" calcext:value-type="float">
            <text:p>-33.52575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1696" calcext:value-type="float">
            <text:p>15483.711696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-33.537328" calcext:value-type="float">
            <text:p>-33.5373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2695" calcext:value-type="float">
            <text:p>15483.712695</text:p>
          </table:table-cell>
          <table:table-cell office:value-type="float" office:value="0.2136" calcext:value-type="float">
            <text:p>0.2136</text:p>
          </table:table-cell>
          <table:table-cell office:value-type="float" office:value="-33.550556" calcext:value-type="float">
            <text:p>-33.5505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3695" calcext:value-type="float">
            <text:p>15483.713695</text:p>
          </table:table-cell>
          <table:table-cell office:value-type="float" office:value="0.215728" calcext:value-type="float">
            <text:p>0.215728</text:p>
          </table:table-cell>
          <table:table-cell office:value-type="float" office:value="-33.56213" calcext:value-type="float">
            <text:p>-33.562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4695" calcext:value-type="float">
            <text:p>15483.714695</text:p>
          </table:table-cell>
          <table:table-cell office:value-type="float" office:value="0.217851" calcext:value-type="float">
            <text:p>0.217851</text:p>
          </table:table-cell>
          <table:table-cell office:value-type="float" office:value="-33.575358" calcext:value-type="float">
            <text:p>-33.57535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5695" calcext:value-type="float">
            <text:p>15483.715695</text:p>
          </table:table-cell>
          <table:table-cell office:value-type="float" office:value="0.21997" calcext:value-type="float">
            <text:p>0.21997</text:p>
          </table:table-cell>
          <table:table-cell office:value-type="float" office:value="-33.586932" calcext:value-type="float">
            <text:p>-33.5869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6694" calcext:value-type="float">
            <text:p>15483.716694</text:p>
          </table:table-cell>
          <table:table-cell office:value-type="float" office:value="0.222083" calcext:value-type="float">
            <text:p>0.222083</text:p>
          </table:table-cell>
          <table:table-cell office:value-type="float" office:value="-33.60016" calcext:value-type="float">
            <text:p>-33.600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7695" calcext:value-type="float">
            <text:p>15483.717695</text:p>
          </table:table-cell>
          <table:table-cell office:value-type="float" office:value="0.224192" calcext:value-type="float">
            <text:p>0.224192</text:p>
          </table:table-cell>
          <table:table-cell office:value-type="float" office:value="-33.613388" calcext:value-type="float">
            <text:p>-33.6133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8695" calcext:value-type="float">
            <text:p>15483.718695</text:p>
          </table:table-cell>
          <table:table-cell office:value-type="float" office:value="0.226295" calcext:value-type="float">
            <text:p>0.226295</text:p>
          </table:table-cell>
          <table:table-cell office:value-type="float" office:value="-33.626616" calcext:value-type="float">
            <text:p>-33.62661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19695" calcext:value-type="float">
            <text:p>15483.719695</text:p>
          </table:table-cell>
          <table:table-cell office:value-type="float" office:value="0.228394" calcext:value-type="float">
            <text:p>0.228394</text:p>
          </table:table-cell>
          <table:table-cell office:value-type="float" office:value="-33.63819" calcext:value-type="float">
            <text:p>-33.638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0695" calcext:value-type="float">
            <text:p>15483.720695</text:p>
          </table:table-cell>
          <table:table-cell office:value-type="float" office:value="0.230487" calcext:value-type="float">
            <text:p>0.230487</text:p>
          </table:table-cell>
          <table:table-cell office:value-type="float" office:value="-33.651418" calcext:value-type="float">
            <text:p>-33.6514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1683" calcext:value-type="float">
            <text:p>15483.721683</text:p>
          </table:table-cell>
          <table:table-cell office:value-type="float" office:value="0.232576" calcext:value-type="float">
            <text:p>0.232576</text:p>
          </table:table-cell>
          <table:table-cell office:value-type="float" office:value="-33.664645" calcext:value-type="float">
            <text:p>-33.66464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2683" calcext:value-type="float">
            <text:p>15483.722683</text:p>
          </table:table-cell>
          <table:table-cell office:value-type="float" office:value="0.234659" calcext:value-type="float">
            <text:p>0.234659</text:p>
          </table:table-cell>
          <table:table-cell office:value-type="float" office:value="-33.677873" calcext:value-type="float">
            <text:p>-33.67787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3684" calcext:value-type="float">
            <text:p>15483.723684</text:p>
          </table:table-cell>
          <table:table-cell office:value-type="float" office:value="0.236737" calcext:value-type="float">
            <text:p>0.236737</text:p>
          </table:table-cell>
          <table:table-cell office:value-type="float" office:value="-33.691101" calcext:value-type="float">
            <text:p>-33.69110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4684" calcext:value-type="float">
            <text:p>15483.724684</text:p>
          </table:table-cell>
          <table:table-cell office:value-type="float" office:value="0.238809" calcext:value-type="float">
            <text:p>0.238809</text:p>
          </table:table-cell>
          <table:table-cell office:value-type="float" office:value="-33.705982" calcext:value-type="float">
            <text:p>-33.7059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5696" calcext:value-type="float">
            <text:p>15483.725696</text:p>
          </table:table-cell>
          <table:table-cell office:value-type="float" office:value="0.240877" calcext:value-type="float">
            <text:p>0.240877</text:p>
          </table:table-cell>
          <table:table-cell office:value-type="float" office:value="-33.71921" calcext:value-type="float">
            <text:p>-33.719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6694" calcext:value-type="float">
            <text:p>15483.726694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-33.732438" calcext:value-type="float">
            <text:p>-33.73243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7695" calcext:value-type="float">
            <text:p>15483.727695</text:p>
          </table:table-cell>
          <table:table-cell office:value-type="float" office:value="0.244996" calcext:value-type="float">
            <text:p>0.244996</text:p>
          </table:table-cell>
          <table:table-cell office:value-type="float" office:value="-33.747319" calcext:value-type="float">
            <text:p>-33.74731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8694" calcext:value-type="float">
            <text:p>15483.728694</text:p>
          </table:table-cell>
          <table:table-cell office:value-type="float" office:value="0.247047" calcext:value-type="float">
            <text:p>0.247047</text:p>
          </table:table-cell>
          <table:table-cell office:value-type="float" office:value="-33.760547" calcext:value-type="float">
            <text:p>-33.76054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29695" calcext:value-type="float">
            <text:p>15483.729695</text:p>
          </table:table-cell>
          <table:table-cell office:value-type="float" office:value="0.249093" calcext:value-type="float">
            <text:p>0.249093</text:p>
          </table:table-cell>
          <table:table-cell office:value-type="float" office:value="-33.775428" calcext:value-type="float">
            <text:p>-33.77542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0695" calcext:value-type="float">
            <text:p>15483.730695</text:p>
          </table:table-cell>
          <table:table-cell office:value-type="float" office:value="0.251133" calcext:value-type="float">
            <text:p>0.251133</text:p>
          </table:table-cell>
          <table:table-cell office:value-type="float" office:value="-33.788656" calcext:value-type="float">
            <text:p>-33.7886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1695" calcext:value-type="float">
            <text:p>15483.731695</text:p>
          </table:table-cell>
          <table:table-cell office:value-type="float" office:value="0.253167" calcext:value-type="float">
            <text:p>0.253167</text:p>
          </table:table-cell>
          <table:table-cell office:value-type="float" office:value="-33.803537" calcext:value-type="float">
            <text:p>-33.80353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2695" calcext:value-type="float">
            <text:p>15483.732695</text:p>
          </table:table-cell>
          <table:table-cell office:value-type="float" office:value="0.255196" calcext:value-type="float">
            <text:p>0.255196</text:p>
          </table:table-cell>
          <table:table-cell office:value-type="float" office:value="-33.818418" calcext:value-type="float">
            <text:p>-33.8184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3695" calcext:value-type="float">
            <text:p>15483.733695</text:p>
          </table:table-cell>
          <table:table-cell office:value-type="float" office:value="0.25722" calcext:value-type="float">
            <text:p>0.25722</text:p>
          </table:table-cell>
          <table:table-cell office:value-type="float" office:value="-33.831646" calcext:value-type="float">
            <text:p>-33.8316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4694" calcext:value-type="float">
            <text:p>15483.734694</text:p>
          </table:table-cell>
          <table:table-cell office:value-type="float" office:value="0.259237" calcext:value-type="float">
            <text:p>0.259237</text:p>
          </table:table-cell>
          <table:table-cell office:value-type="float" office:value="-33.846527" calcext:value-type="float">
            <text:p>-33.8465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5695" calcext:value-type="float">
            <text:p>15483.735695</text:p>
          </table:table-cell>
          <table:table-cell office:value-type="float" office:value="0.261249" calcext:value-type="float">
            <text:p>0.261249</text:p>
          </table:table-cell>
          <table:table-cell office:value-type="float" office:value="-33.861408" calcext:value-type="float">
            <text:p>-33.86140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6694" calcext:value-type="float">
            <text:p>15483.736694</text:p>
          </table:table-cell>
          <table:table-cell office:value-type="float" office:value="0.263255" calcext:value-type="float">
            <text:p>0.263255</text:p>
          </table:table-cell>
          <table:table-cell office:value-type="float" office:value="-33.877943" calcext:value-type="float">
            <text:p>-33.87794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7695" calcext:value-type="float">
            <text:p>15483.737695</text:p>
          </table:table-cell>
          <table:table-cell office:value-type="float" office:value="0.265256" calcext:value-type="float">
            <text:p>0.265256</text:p>
          </table:table-cell>
          <table:table-cell office:value-type="float" office:value="-33.892824" calcext:value-type="float">
            <text:p>-33.8928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8695" calcext:value-type="float">
            <text:p>15483.738695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-33.907706" calcext:value-type="float">
            <text:p>-33.90770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39695" calcext:value-type="float">
            <text:p>15483.739695</text:p>
          </table:table-cell>
          <table:table-cell office:value-type="float" office:value="0.269238" calcext:value-type="float">
            <text:p>0.269238</text:p>
          </table:table-cell>
          <table:table-cell office:value-type="float" office:value="-33.92424" calcext:value-type="float">
            <text:p>-33.9242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0695" calcext:value-type="float">
            <text:p>15483.740695</text:p>
          </table:table-cell>
          <table:table-cell office:value-type="float" office:value="0.271221" calcext:value-type="float">
            <text:p>0.271221</text:p>
          </table:table-cell>
          <table:table-cell office:value-type="float" office:value="-33.939121" calcext:value-type="float">
            <text:p>-33.93912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1695" calcext:value-type="float">
            <text:p>15483.741695</text:p>
          </table:table-cell>
          <table:table-cell office:value-type="float" office:value="0.273197" calcext:value-type="float">
            <text:p>0.273197</text:p>
          </table:table-cell>
          <table:table-cell office:value-type="float" office:value="-33.955656" calcext:value-type="float">
            <text:p>-33.9556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2695" calcext:value-type="float">
            <text:p>15483.742695</text:p>
          </table:table-cell>
          <table:table-cell office:value-type="float" office:value="0.275168" calcext:value-type="float">
            <text:p>0.275168</text:p>
          </table:table-cell>
          <table:table-cell office:value-type="float" office:value="-33.972191" calcext:value-type="float">
            <text:p>-33.97219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3695" calcext:value-type="float">
            <text:p>15483.743695</text:p>
          </table:table-cell>
          <table:table-cell office:value-type="float" office:value="0.277132" calcext:value-type="float">
            <text:p>0.277132</text:p>
          </table:table-cell>
          <table:table-cell office:value-type="float" office:value="-33.988726" calcext:value-type="float">
            <text:p>-33.9887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4695" calcext:value-type="float">
            <text:p>15483.744695</text:p>
          </table:table-cell>
          <table:table-cell office:value-type="float" office:value="0.27909" calcext:value-type="float">
            <text:p>0.27909</text:p>
          </table:table-cell>
          <table:table-cell office:value-type="float" office:value="-34.00526" calcext:value-type="float">
            <text:p>-34.0052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5695" calcext:value-type="float">
            <text:p>15483.745695</text:p>
          </table:table-cell>
          <table:table-cell office:value-type="float" office:value="0.281042" calcext:value-type="float">
            <text:p>0.281042</text:p>
          </table:table-cell>
          <table:table-cell office:value-type="float" office:value="-34.021795" calcext:value-type="float">
            <text:p>-34.0217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6695" calcext:value-type="float">
            <text:p>15483.746695</text:p>
          </table:table-cell>
          <table:table-cell office:value-type="float" office:value="0.282987" calcext:value-type="float">
            <text:p>0.282987</text:p>
          </table:table-cell>
          <table:table-cell office:value-type="float" office:value="-34.03833" calcext:value-type="float">
            <text:p>-34.0383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7695" calcext:value-type="float">
            <text:p>15483.747695</text:p>
          </table:table-cell>
          <table:table-cell office:value-type="float" office:value="0.284927" calcext:value-type="float">
            <text:p>0.284927</text:p>
          </table:table-cell>
          <table:table-cell office:value-type="float" office:value="-34.056518" calcext:value-type="float">
            <text:p>-34.05651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8695" calcext:value-type="float">
            <text:p>15483.748695</text:p>
          </table:table-cell>
          <table:table-cell office:value-type="float" office:value="0.28686" calcext:value-type="float">
            <text:p>0.28686</text:p>
          </table:table-cell>
          <table:table-cell office:value-type="float" office:value="-34.073053" calcext:value-type="float">
            <text:p>-34.0730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49695" calcext:value-type="float">
            <text:p>15483.749695</text:p>
          </table:table-cell>
          <table:table-cell office:value-type="float" office:value="0.288786" calcext:value-type="float">
            <text:p>0.288786</text:p>
          </table:table-cell>
          <table:table-cell office:value-type="float" office:value="-34.091241" calcext:value-type="float">
            <text:p>-34.09124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0695" calcext:value-type="float">
            <text:p>15483.750695</text:p>
          </table:table-cell>
          <table:table-cell office:value-type="float" office:value="0.290707" calcext:value-type="float">
            <text:p>0.290707</text:p>
          </table:table-cell>
          <table:table-cell office:value-type="float" office:value="-34.109429" calcext:value-type="float">
            <text:p>-34.109429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1695" calcext:value-type="float">
            <text:p>15483.751695</text:p>
          </table:table-cell>
          <table:table-cell office:value-type="float" office:value="0.29262" calcext:value-type="float">
            <text:p>0.29262</text:p>
          </table:table-cell>
          <table:table-cell office:value-type="float" office:value="-34.127617" calcext:value-type="float">
            <text:p>-34.1276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2694" calcext:value-type="float">
            <text:p>15483.752694</text:p>
          </table:table-cell>
          <table:table-cell office:value-type="float" office:value="0.294528" calcext:value-type="float">
            <text:p>0.294528</text:p>
          </table:table-cell>
          <table:table-cell office:value-type="float" office:value="-34.145805" calcext:value-type="float">
            <text:p>-34.14580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3694" calcext:value-type="float">
            <text:p>15483.753694</text:p>
          </table:table-cell>
          <table:table-cell office:value-type="float" office:value="0.296428" calcext:value-type="float">
            <text:p>0.296428</text:p>
          </table:table-cell>
          <table:table-cell office:value-type="float" office:value="-34.163993" calcext:value-type="float">
            <text:p>-34.1639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4695" calcext:value-type="float">
            <text:p>15483.754695</text:p>
          </table:table-cell>
          <table:table-cell office:value-type="float" office:value="0.298323" calcext:value-type="float">
            <text:p>0.298323</text:p>
          </table:table-cell>
          <table:table-cell office:value-type="float" office:value="-34.182182" calcext:value-type="float">
            <text:p>-34.18218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5695" calcext:value-type="float">
            <text:p>15483.755695</text:p>
          </table:table-cell>
          <table:table-cell office:value-type="float" office:value="0.30021" calcext:value-type="float">
            <text:p>0.30021</text:p>
          </table:table-cell>
          <table:table-cell office:value-type="float" office:value="-34.202023" calcext:value-type="float">
            <text:p>-34.20202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6695" calcext:value-type="float">
            <text:p>15483.756695</text:p>
          </table:table-cell>
          <table:table-cell office:value-type="float" office:value="0.302091" calcext:value-type="float">
            <text:p>0.302091</text:p>
          </table:table-cell>
          <table:table-cell office:value-type="float" office:value="-34.221865" calcext:value-type="float">
            <text:p>-34.22186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7695" calcext:value-type="float">
            <text:p>15483.757695</text:p>
          </table:table-cell>
          <table:table-cell office:value-type="float" office:value="0.303965" calcext:value-type="float">
            <text:p>0.303965</text:p>
          </table:table-cell>
          <table:table-cell office:value-type="float" office:value="-34.240053" calcext:value-type="float">
            <text:p>-34.2400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8695" calcext:value-type="float">
            <text:p>15483.758695</text:p>
          </table:table-cell>
          <table:table-cell office:value-type="float" office:value="0.305833" calcext:value-type="float">
            <text:p>0.305833</text:p>
          </table:table-cell>
          <table:table-cell office:value-type="float" office:value="-34.259895" calcext:value-type="float">
            <text:p>-34.25989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59695" calcext:value-type="float">
            <text:p>15483.759695</text:p>
          </table:table-cell>
          <table:table-cell office:value-type="float" office:value="0.307693" calcext:value-type="float">
            <text:p>0.307693</text:p>
          </table:table-cell>
          <table:table-cell office:value-type="float" office:value="-34.279736" calcext:value-type="float">
            <text:p>-34.27973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0695" calcext:value-type="float">
            <text:p>15483.760695</text:p>
          </table:table-cell>
          <table:table-cell office:value-type="float" office:value="0.309547" calcext:value-type="float">
            <text:p>0.309547</text:p>
          </table:table-cell>
          <table:table-cell office:value-type="float" office:value="-34.299578" calcext:value-type="float">
            <text:p>-34.2995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1695" calcext:value-type="float">
            <text:p>15483.761695</text:p>
          </table:table-cell>
          <table:table-cell office:value-type="float" office:value="0.311394" calcext:value-type="float">
            <text:p>0.311394</text:p>
          </table:table-cell>
          <table:table-cell office:value-type="float" office:value="-34.31942" calcext:value-type="float">
            <text:p>-34.3194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2695" calcext:value-type="float">
            <text:p>15483.762695</text:p>
          </table:table-cell>
          <table:table-cell office:value-type="float" office:value="0.313234" calcext:value-type="float">
            <text:p>0.313234</text:p>
          </table:table-cell>
          <table:table-cell office:value-type="float" office:value="-34.340915" calcext:value-type="float">
            <text:p>-34.3409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3695" calcext:value-type="float">
            <text:p>15483.763695</text:p>
          </table:table-cell>
          <table:table-cell office:value-type="float" office:value="0.315067" calcext:value-type="float">
            <text:p>0.315067</text:p>
          </table:table-cell>
          <table:table-cell office:value-type="float" office:value="-34.360756" calcext:value-type="float">
            <text:p>-34.36075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4695" calcext:value-type="float">
            <text:p>15483.764695</text:p>
          </table:table-cell>
          <table:table-cell office:value-type="float" office:value="0.316893" calcext:value-type="float">
            <text:p>0.316893</text:p>
          </table:table-cell>
          <table:table-cell office:value-type="float" office:value="-34.382251" calcext:value-type="float">
            <text:p>-34.38225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5695" calcext:value-type="float">
            <text:p>15483.765695</text:p>
          </table:table-cell>
          <table:table-cell office:value-type="float" office:value="0.318712" calcext:value-type="float">
            <text:p>0.318712</text:p>
          </table:table-cell>
          <table:table-cell office:value-type="float" office:value="-34.402093" calcext:value-type="float">
            <text:p>-34.40209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6695" calcext:value-type="float">
            <text:p>15483.766695</text:p>
          </table:table-cell>
          <table:table-cell office:value-type="float" office:value="0.320524" calcext:value-type="float">
            <text:p>0.320524</text:p>
          </table:table-cell>
          <table:table-cell office:value-type="float" office:value="-34.423588" calcext:value-type="float">
            <text:p>-34.42358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7694" calcext:value-type="float">
            <text:p>15483.767694</text:p>
          </table:table-cell>
          <table:table-cell office:value-type="float" office:value="0.322329" calcext:value-type="float">
            <text:p>0.322329</text:p>
          </table:table-cell>
          <table:table-cell office:value-type="float" office:value="-34.445083" calcext:value-type="float">
            <text:p>-34.44508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8695" calcext:value-type="float">
            <text:p>15483.768695</text:p>
          </table:table-cell>
          <table:table-cell office:value-type="float" office:value="0.324126" calcext:value-type="float">
            <text:p>0.324126</text:p>
          </table:table-cell>
          <table:table-cell office:value-type="float" office:value="-34.466578" calcext:value-type="float">
            <text:p>-34.466578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69695" calcext:value-type="float">
            <text:p>15483.769695</text:p>
          </table:table-cell>
          <table:table-cell office:value-type="float" office:value="0.325917" calcext:value-type="float">
            <text:p>0.325917</text:p>
          </table:table-cell>
          <table:table-cell office:value-type="float" office:value="-34.489727" calcext:value-type="float">
            <text:p>-34.48972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0694" calcext:value-type="float">
            <text:p>15483.770694</text:p>
          </table:table-cell>
          <table:table-cell office:value-type="float" office:value="0.3277" calcext:value-type="float">
            <text:p>0.3277</text:p>
          </table:table-cell>
          <table:table-cell office:value-type="float" office:value="-34.511222" calcext:value-type="float">
            <text:p>-34.51122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1695" calcext:value-type="float">
            <text:p>15483.771695</text:p>
          </table:table-cell>
          <table:table-cell office:value-type="float" office:value="0.329476" calcext:value-type="float">
            <text:p>0.329476</text:p>
          </table:table-cell>
          <table:table-cell office:value-type="float" office:value="-34.534371" calcext:value-type="float">
            <text:p>-34.53437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2695" calcext:value-type="float">
            <text:p>15483.772695</text:p>
          </table:table-cell>
          <table:table-cell office:value-type="float" office:value="0.331245" calcext:value-type="float">
            <text:p>0.331245</text:p>
          </table:table-cell>
          <table:table-cell office:value-type="float" office:value="-34.555866" calcext:value-type="float">
            <text:p>-34.55586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3695" calcext:value-type="float">
            <text:p>15483.773695</text:p>
          </table:table-cell>
          <table:table-cell office:value-type="float" office:value="0.333006" calcext:value-type="float">
            <text:p>0.333006</text:p>
          </table:table-cell>
          <table:table-cell office:value-type="float" office:value="-34.579014" calcext:value-type="float">
            <text:p>-34.57901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4695" calcext:value-type="float">
            <text:p>15483.774695</text:p>
          </table:table-cell>
          <table:table-cell office:value-type="float" office:value="0.33476" calcext:value-type="float">
            <text:p>0.33476</text:p>
          </table:table-cell>
          <table:table-cell office:value-type="float" office:value="-34.602163" calcext:value-type="float">
            <text:p>-34.60216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5695" calcext:value-type="float">
            <text:p>15483.775695</text:p>
          </table:table-cell>
          <table:table-cell office:value-type="float" office:value="0.336506" calcext:value-type="float">
            <text:p>0.336506</text:p>
          </table:table-cell>
          <table:table-cell office:value-type="float" office:value="-34.625311" calcext:value-type="float">
            <text:p>-34.625311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6695" calcext:value-type="float">
            <text:p>15483.776695</text:p>
          </table:table-cell>
          <table:table-cell office:value-type="float" office:value="0.338245" calcext:value-type="float">
            <text:p>0.338245</text:p>
          </table:table-cell>
          <table:table-cell office:value-type="float" office:value="-34.64846" calcext:value-type="float">
            <text:p>-34.6484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7695" calcext:value-type="float">
            <text:p>15483.777695</text:p>
          </table:table-cell>
          <table:table-cell office:value-type="float" office:value="0.339977" calcext:value-type="float">
            <text:p>0.339977</text:p>
          </table:table-cell>
          <table:table-cell office:value-type="float" office:value="-34.673262" calcext:value-type="float">
            <text:p>-34.67326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8694" calcext:value-type="float">
            <text:p>15483.778694</text:p>
          </table:table-cell>
          <table:table-cell office:value-type="float" office:value="0.341701" calcext:value-type="float">
            <text:p>0.341701</text:p>
          </table:table-cell>
          <table:table-cell office:value-type="float" office:value="-34.698064" calcext:value-type="float">
            <text:p>-34.69806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79695" calcext:value-type="float">
            <text:p>15483.779695</text:p>
          </table:table-cell>
          <table:table-cell office:value-type="float" office:value="0.343417" calcext:value-type="float">
            <text:p>0.343417</text:p>
          </table:table-cell>
          <table:table-cell office:value-type="float" office:value="-34.721213" calcext:value-type="float">
            <text:p>-34.72121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80695" calcext:value-type="float">
            <text:p>15483.780695</text:p>
          </table:table-cell>
          <table:table-cell office:value-type="float" office:value="0.345126" calcext:value-type="float">
            <text:p>0.345126</text:p>
          </table:table-cell>
          <table:table-cell office:value-type="float" office:value="-34.746015" calcext:value-type="float">
            <text:p>-34.746015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81695" calcext:value-type="float">
            <text:p>15483.781695</text:p>
          </table:table-cell>
          <table:table-cell office:value-type="float" office:value="0.346827" calcext:value-type="float">
            <text:p>0.346827</text:p>
          </table:table-cell>
          <table:table-cell office:value-type="float" office:value="-34.770817" calcext:value-type="float">
            <text:p>-34.77081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82695" calcext:value-type="float">
            <text:p>15483.782695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-34.797272" calcext:value-type="float">
            <text:p>-34.79727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83695" calcext:value-type="float">
            <text:p>15483.783695</text:p>
          </table:table-cell>
          <table:table-cell office:value-type="float" office:value="0.350206" calcext:value-type="float">
            <text:p>0.350206</text:p>
          </table:table-cell>
          <table:table-cell office:value-type="float" office:value="-34.822074" calcext:value-type="float">
            <text:p>-34.82207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3.784695" calcext:value-type="float">
            <text:p>15483.784695</text:p>
          </table:table-cell>
          <table:table-cell office:value-type="float" office:value="0.351883" calcext:value-type="float">
            <text:p>0.351883</text:p>
          </table:table-cell>
          <table:table-cell office:value-type="float" office:value="-34.84853" calcext:value-type="float">
            <text:p>-34.84853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8:05:41.845541509</meta:creation-date>
    <dc:date>2014-11-11T18:07:01.010070346</dc:date>
    <meta:editing-duration>P0D</meta:editing-duration>
    <meta:editing-cycles>1</meta:editing-cycles>
    <meta:document-statistic meta:table-count="1" meta:cell-count="7500" meta:object-count="2"/>
    <meta:generator>LibreOffice/4.2.6.3$Linux_x86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48cm" svg:y="4.203cm" style:legend-expansion="high" chart:style-name="ch2"/>
        <chart:plot-area chart:style-name="ch3" table:cell-range-address="Sheet1.A1:Sheet1.A1500 Sheet1.C1:Sheet1.C1500" svg:x="0.77cm" svg:y="0.855cm" svg:width="11.739cm" svg:height="7.55cm">
          <chartooo:coordinate-region svg:x="1.497cm" svg:y="1.054cm" svg:width="10.547cm" svg:height="7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500" chart:class="chart:scatter">
            <chart:domain table:cell-range-address="Sheet1.A1:Sheet1.A1500"/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82.285716">
                <text:p>15482.285716</text:p>
                <draw:g>
                  <svg:desc>Sheet1.A1:Sheet1.A1500</svg:desc>
                </draw:g>
              </table:table-cell>
              <table:table-cell office:value-type="float" office:value="-0.2381">
                <text:p>-0.2381</text:p>
                <draw:g>
                  <svg:desc>Sheet1.C1:Sheet1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82.286696">
                <text:p>15482.286696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82.287696">
                <text:p>15482.287696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82.288683">
                <text:p>15482.288683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82.289695">
                <text:p>15482.289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82.290695">
                <text:p>15482.290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82.291695">
                <text:p>15482.291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82.292695">
                <text:p>15482.292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82.293695">
                <text:p>15482.293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82.294695">
                <text:p>15482.294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82.295682">
                <text:p>15482.295682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2.296684">
                <text:p>15482.29668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2.297684">
                <text:p>15482.29768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2.298685">
                <text:p>15482.29868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2.299695">
                <text:p>15482.299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2.300695">
                <text:p>15482.300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2.301695">
                <text:p>15482.301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2.302695">
                <text:p>15482.302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2.303694">
                <text:p>15482.30369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2.304686">
                <text:p>15482.304686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2.305687">
                <text:p>15482.305687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2.306694">
                <text:p>15482.30669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2.307697">
                <text:p>15482.307697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2.308695">
                <text:p>15482.308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2.309695">
                <text:p>15482.309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2.310694">
                <text:p>15482.31069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2.311694">
                <text:p>15482.31169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2.312696">
                <text:p>15482.312696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2.313695">
                <text:p>15482.313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2.314695">
                <text:p>15482.314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2.315695">
                <text:p>15482.315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2.316695">
                <text:p>15482.316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2.317695">
                <text:p>15482.317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2.318694">
                <text:p>15482.31869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2.319694">
                <text:p>15482.31969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2.320682">
                <text:p>15482.320682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2.321694">
                <text:p>15482.321694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2.322683">
                <text:p>15482.322683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2.323683">
                <text:p>15482.323683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2.324683">
                <text:p>15482.324683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2.325695">
                <text:p>15482.325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2.326695">
                <text:p>15482.326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2.327695">
                <text:p>15482.327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2.328695">
                <text:p>15482.328695</text:p>
              </table:table-cell>
              <table:table-cell office:value-type="float" office:value="-0.2381">
                <text:p>-0.2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2.329694">
                <text:p>15482.329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2.330694">
                <text:p>15482.330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2.331695">
                <text:p>15482.331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2.332695">
                <text:p>15482.332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2.333695">
                <text:p>15482.333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2.334694">
                <text:p>15482.334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2.335694">
                <text:p>15482.335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2.336695">
                <text:p>15482.336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2.337695">
                <text:p>15482.337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2.338683">
                <text:p>15482.338683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2.339683">
                <text:p>15482.339683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2.340695">
                <text:p>15482.340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2.341694">
                <text:p>15482.341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2.342694">
                <text:p>15482.342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2.343695">
                <text:p>15482.343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2.344695">
                <text:p>15482.344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2.345696">
                <text:p>15482.345696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2.346695">
                <text:p>15482.346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2.347695">
                <text:p>15482.347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2.348694">
                <text:p>15482.348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2.349694">
                <text:p>15482.349694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2.350695">
                <text:p>15482.350695</text:p>
              </table:table-cell>
              <table:table-cell office:value-type="float" office:value="-0.239753">
                <text:p>-0.2397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2.351695">
                <text:p>15482.351695</text:p>
              </table:table-cell>
              <table:table-cell office:value-type="float" office:value="-0.241407">
                <text:p>-0.241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2.352695">
                <text:p>15482.352695</text:p>
              </table:table-cell>
              <table:table-cell office:value-type="float" office:value="-0.241407">
                <text:p>-0.241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2.353694">
                <text:p>15482.353694</text:p>
              </table:table-cell>
              <table:table-cell office:value-type="float" office:value="-0.241407">
                <text:p>-0.241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2.354694">
                <text:p>15482.354694</text:p>
              </table:table-cell>
              <table:table-cell office:value-type="float" office:value="-0.241407">
                <text:p>-0.241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2.355683">
                <text:p>15482.355683</text:p>
              </table:table-cell>
              <table:table-cell office:value-type="float" office:value="-0.241407">
                <text:p>-0.241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2.356683">
                <text:p>15482.356683</text:p>
              </table:table-cell>
              <table:table-cell office:value-type="float" office:value="-0.241407">
                <text:p>-0.2414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2.357695">
                <text:p>15482.357695</text:p>
              </table:table-cell>
              <table:table-cell office:value-type="float" office:value="-0.24306">
                <text:p>-0.24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2.358696">
                <text:p>15482.358696</text:p>
              </table:table-cell>
              <table:table-cell office:value-type="float" office:value="-0.24306">
                <text:p>-0.243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2.359683">
                <text:p>15482.359683</text:p>
              </table:table-cell>
              <table:table-cell office:value-type="float" office:value="-0.24306">
                <text:p>-0.24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2.360694">
                <text:p>15482.360694</text:p>
              </table:table-cell>
              <table:table-cell office:value-type="float" office:value="-0.244714">
                <text:p>-0.244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2.361694">
                <text:p>15482.361694</text:p>
              </table:table-cell>
              <table:table-cell office:value-type="float" office:value="-0.244714">
                <text:p>-0.2447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2.362695">
                <text:p>15482.362695</text:p>
              </table:table-cell>
              <table:table-cell office:value-type="float" office:value="-0.244714">
                <text:p>-0.244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2.363695">
                <text:p>15482.363695</text:p>
              </table:table-cell>
              <table:table-cell office:value-type="float" office:value="-0.246367">
                <text:p>-0.2463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2.364695">
                <text:p>15482.364695</text:p>
              </table:table-cell>
              <table:table-cell office:value-type="float" office:value="-0.246367">
                <text:p>-0.246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2.365695">
                <text:p>15482.365695</text:p>
              </table:table-cell>
              <table:table-cell office:value-type="float" office:value="-0.24802">
                <text:p>-0.24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2.366695">
                <text:p>15482.366695</text:p>
              </table:table-cell>
              <table:table-cell office:value-type="float" office:value="-0.249674">
                <text:p>-0.249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2.367695">
                <text:p>15482.367695</text:p>
              </table:table-cell>
              <table:table-cell office:value-type="float" office:value="-0.249674">
                <text:p>-0.249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2.368695">
                <text:p>15482.368695</text:p>
              </table:table-cell>
              <table:table-cell office:value-type="float" office:value="-0.251327">
                <text:p>-0.2513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2.369695">
                <text:p>15482.369695</text:p>
              </table:table-cell>
              <table:table-cell office:value-type="float" office:value="-0.252981">
                <text:p>-0.252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2.370683">
                <text:p>15482.370683</text:p>
              </table:table-cell>
              <table:table-cell office:value-type="float" office:value="-0.254634">
                <text:p>-0.2546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2.371683">
                <text:p>15482.371683</text:p>
              </table:table-cell>
              <table:table-cell office:value-type="float" office:value="-0.256288">
                <text:p>-0.256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2.372694">
                <text:p>15482.372694</text:p>
              </table:table-cell>
              <table:table-cell office:value-type="float" office:value="-0.257941">
                <text:p>-0.2579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2.373695">
                <text:p>15482.373695</text:p>
              </table:table-cell>
              <table:table-cell office:value-type="float" office:value="-0.259595">
                <text:p>-0.259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2.374695">
                <text:p>15482.374695</text:p>
              </table:table-cell>
              <table:table-cell office:value-type="float" office:value="-0.261248">
                <text:p>-0.2612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2.375695">
                <text:p>15482.375695</text:p>
              </table:table-cell>
              <table:table-cell office:value-type="float" office:value="-0.264555">
                <text:p>-0.2645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2.376695">
                <text:p>15482.376695</text:p>
              </table:table-cell>
              <table:table-cell office:value-type="float" office:value="-0.266209">
                <text:p>-0.266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2.377695">
                <text:p>15482.377695</text:p>
              </table:table-cell>
              <table:table-cell office:value-type="float" office:value="-0.267862">
                <text:p>-0.2678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2.378694">
                <text:p>15482.378694</text:p>
              </table:table-cell>
              <table:table-cell office:value-type="float" office:value="-0.271169">
                <text:p>-0.271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2.379683">
                <text:p>15482.379683</text:p>
              </table:table-cell>
              <table:table-cell office:value-type="float" office:value="-0.272823">
                <text:p>-0.2728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2.380682">
                <text:p>15482.380682</text:p>
              </table:table-cell>
              <table:table-cell office:value-type="float" office:value="-0.276129">
                <text:p>-0.276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2.381684">
                <text:p>15482.381684</text:p>
              </table:table-cell>
              <table:table-cell office:value-type="float" office:value="-0.279436">
                <text:p>-0.279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2.382687">
                <text:p>15482.382687</text:p>
              </table:table-cell>
              <table:table-cell office:value-type="float" office:value="-0.282743">
                <text:p>-0.282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2.383684">
                <text:p>15482.383684</text:p>
              </table:table-cell>
              <table:table-cell office:value-type="float" office:value="-0.28605">
                <text:p>-0.28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2.384696">
                <text:p>15482.384696</text:p>
              </table:table-cell>
              <table:table-cell office:value-type="float" office:value="-0.289357">
                <text:p>-0.2893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2.385695">
                <text:p>15482.385695</text:p>
              </table:table-cell>
              <table:table-cell office:value-type="float" office:value="-0.292664">
                <text:p>-0.292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2.386685">
                <text:p>15482.386685</text:p>
              </table:table-cell>
              <table:table-cell office:value-type="float" office:value="-0.295971">
                <text:p>-0.2959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2.387695">
                <text:p>15482.387695</text:p>
              </table:table-cell>
              <table:table-cell office:value-type="float" office:value="-0.299278">
                <text:p>-0.299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2.388683">
                <text:p>15482.388683</text:p>
              </table:table-cell>
              <table:table-cell office:value-type="float" office:value="-0.302585">
                <text:p>-0.3025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82.389683">
                <text:p>15482.389683</text:p>
              </table:table-cell>
              <table:table-cell office:value-type="float" office:value="-0.307545">
                <text:p>-0.307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82.390684">
                <text:p>15482.390684</text:p>
              </table:table-cell>
              <table:table-cell office:value-type="float" office:value="-0.310852">
                <text:p>-0.310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82.391705">
                <text:p>15482.391705</text:p>
              </table:table-cell>
              <table:table-cell office:value-type="float" office:value="-0.315813">
                <text:p>-0.3158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82.392695">
                <text:p>15482.392695</text:p>
              </table:table-cell>
              <table:table-cell office:value-type="float" office:value="-0.31912">
                <text:p>-0.319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82.393694">
                <text:p>15482.393694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2.394695">
                <text:p>15482.394695</text:p>
              </table:table-cell>
              <table:table-cell office:value-type="float" office:value="-0.327387">
                <text:p>-0.327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82.395695">
                <text:p>15482.395695</text:p>
              </table:table-cell>
              <table:table-cell office:value-type="float" office:value="-0.332347">
                <text:p>-0.332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82.396695">
                <text:p>15482.396695</text:p>
              </table:table-cell>
              <table:table-cell office:value-type="float" office:value="-0.337308">
                <text:p>-0.3373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82.397683">
                <text:p>15482.397683</text:p>
              </table:table-cell>
              <table:table-cell office:value-type="float" office:value="-0.342268">
                <text:p>-0.342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82.398683">
                <text:p>15482.398683</text:p>
              </table:table-cell>
              <table:table-cell office:value-type="float" office:value="-0.347229">
                <text:p>-0.3472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2.399695">
                <text:p>15482.399695</text:p>
              </table:table-cell>
              <table:table-cell office:value-type="float" office:value="-0.352189">
                <text:p>-0.3521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2.400694">
                <text:p>15482.400694</text:p>
              </table:table-cell>
              <table:table-cell office:value-type="float" office:value="-0.357149">
                <text:p>-0.3571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82.401695">
                <text:p>15482.401695</text:p>
              </table:table-cell>
              <table:table-cell office:value-type="float" office:value="-0.36211">
                <text:p>-0.36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82.402695">
                <text:p>15482.402695</text:p>
              </table:table-cell>
              <table:table-cell office:value-type="float" office:value="-0.36707">
                <text:p>-0.367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82.403695">
                <text:p>15482.403695</text:p>
              </table:table-cell>
              <table:table-cell office:value-type="float" office:value="-0.372031">
                <text:p>-0.372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82.404694">
                <text:p>15482.404694</text:p>
              </table:table-cell>
              <table:table-cell office:value-type="float" office:value="-0.376991">
                <text:p>-0.376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2.405683">
                <text:p>15482.405683</text:p>
              </table:table-cell>
              <table:table-cell office:value-type="float" office:value="-0.383605">
                <text:p>-0.383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82.406682">
                <text:p>15482.406682</text:p>
              </table:table-cell>
              <table:table-cell office:value-type="float" office:value="-0.388565">
                <text:p>-0.3885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2.407695">
                <text:p>15482.407695</text:p>
              </table:table-cell>
              <table:table-cell office:value-type="float" office:value="-0.393526">
                <text:p>-0.3935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2.408695">
                <text:p>15482.408695</text:p>
              </table:table-cell>
              <table:table-cell office:value-type="float" office:value="-0.40014">
                <text:p>-0.400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82.409695">
                <text:p>15482.409695</text:p>
              </table:table-cell>
              <table:table-cell office:value-type="float" office:value="-0.4051">
                <text:p>-0.4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2.410695">
                <text:p>15482.410695</text:p>
              </table:table-cell>
              <table:table-cell office:value-type="float" office:value="-0.411714">
                <text:p>-0.4117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82.411695">
                <text:p>15482.411695</text:p>
              </table:table-cell>
              <table:table-cell office:value-type="float" office:value="-0.416674">
                <text:p>-0.416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82.412683">
                <text:p>15482.412683</text:p>
              </table:table-cell>
              <table:table-cell office:value-type="float" office:value="-0.423288">
                <text:p>-0.4232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482.413696">
                <text:p>15482.413696</text:p>
              </table:table-cell>
              <table:table-cell office:value-type="float" office:value="-0.429902">
                <text:p>-0.429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82.414695">
                <text:p>15482.414695</text:p>
              </table:table-cell>
              <table:table-cell office:value-type="float" office:value="-0.436516">
                <text:p>-0.436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82.415695">
                <text:p>15482.415695</text:p>
              </table:table-cell>
              <table:table-cell office:value-type="float" office:value="-0.441476">
                <text:p>-0.441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82.416695">
                <text:p>15482.416695</text:p>
              </table:table-cell>
              <table:table-cell office:value-type="float" office:value="-0.44809">
                <text:p>-0.448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2.417694">
                <text:p>15482.417694</text:p>
              </table:table-cell>
              <table:table-cell office:value-type="float" office:value="-0.454704">
                <text:p>-0.454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82.418694">
                <text:p>15482.418694</text:p>
              </table:table-cell>
              <table:table-cell office:value-type="float" office:value="-0.462972">
                <text:p>-0.4629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82.419695">
                <text:p>15482.419695</text:p>
              </table:table-cell>
              <table:table-cell office:value-type="float" office:value="-0.469585">
                <text:p>-0.4695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2.420695">
                <text:p>15482.420695</text:p>
              </table:table-cell>
              <table:table-cell office:value-type="float" office:value="-0.476199">
                <text:p>-0.4761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82.421695">
                <text:p>15482.421695</text:p>
              </table:table-cell>
              <table:table-cell office:value-type="float" office:value="-0.482813">
                <text:p>-0.4828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2.422695">
                <text:p>15482.422695</text:p>
              </table:table-cell>
              <table:table-cell office:value-type="float" office:value="-0.491081">
                <text:p>-0.491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82.423695">
                <text:p>15482.423695</text:p>
              </table:table-cell>
              <table:table-cell office:value-type="float" office:value="-0.499348">
                <text:p>-0.4993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82.424695">
                <text:p>15482.424695</text:p>
              </table:table-cell>
              <table:table-cell office:value-type="float" office:value="-0.505962">
                <text:p>-0.5059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82.425695">
                <text:p>15482.425695</text:p>
              </table:table-cell>
              <table:table-cell office:value-type="float" office:value="-0.514229">
                <text:p>-0.514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82.426695">
                <text:p>15482.426695</text:p>
              </table:table-cell>
              <table:table-cell office:value-type="float" office:value="-0.522496">
                <text:p>-0.5224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82.427694">
                <text:p>15482.427694</text:p>
              </table:table-cell>
              <table:table-cell office:value-type="float" office:value="-0.530764">
                <text:p>-0.530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2.428694">
                <text:p>15482.428694</text:p>
              </table:table-cell>
              <table:table-cell office:value-type="float" office:value="-0.539031">
                <text:p>-0.5390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2.429695">
                <text:p>15482.429695</text:p>
              </table:table-cell>
              <table:table-cell office:value-type="float" office:value="-0.547299">
                <text:p>-0.547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82.430694">
                <text:p>15482.430694</text:p>
              </table:table-cell>
              <table:table-cell office:value-type="float" office:value="-0.555566">
                <text:p>-0.555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82.431695">
                <text:p>15482.431695</text:p>
              </table:table-cell>
              <table:table-cell office:value-type="float" office:value="-0.565487">
                <text:p>-0.5654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82.432695">
                <text:p>15482.432695</text:p>
              </table:table-cell>
              <table:table-cell office:value-type="float" office:value="-0.573754">
                <text:p>-0.5737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82.433694">
                <text:p>15482.433694</text:p>
              </table:table-cell>
              <table:table-cell office:value-type="float" office:value="-0.583675">
                <text:p>-0.5836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82.434695">
                <text:p>15482.434695</text:p>
              </table:table-cell>
              <table:table-cell office:value-type="float" office:value="-0.593596">
                <text:p>-0.593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82.435694">
                <text:p>15482.435694</text:p>
              </table:table-cell>
              <table:table-cell office:value-type="float" office:value="-0.601863">
                <text:p>-0.6018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82.436696">
                <text:p>15482.436696</text:p>
              </table:table-cell>
              <table:table-cell office:value-type="float" office:value="-0.611784">
                <text:p>-0.611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2.437695">
                <text:p>15482.437695</text:p>
              </table:table-cell>
              <table:table-cell office:value-type="float" office:value="-0.621705">
                <text:p>-0.6217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82.438694">
                <text:p>15482.438694</text:p>
              </table:table-cell>
              <table:table-cell office:value-type="float" office:value="-0.631625">
                <text:p>-0.631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82.439695">
                <text:p>15482.439695</text:p>
              </table:table-cell>
              <table:table-cell office:value-type="float" office:value="-0.6432">
                <text:p>-0.64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82.440694">
                <text:p>15482.440694</text:p>
              </table:table-cell>
              <table:table-cell office:value-type="float" office:value="-0.653121">
                <text:p>-0.6531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82.441694">
                <text:p>15482.441694</text:p>
              </table:table-cell>
              <table:table-cell office:value-type="float" office:value="-0.663041">
                <text:p>-0.663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2.442694">
                <text:p>15482.442694</text:p>
              </table:table-cell>
              <table:table-cell office:value-type="float" office:value="-0.674616">
                <text:p>-0.6746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82.443694">
                <text:p>15482.443694</text:p>
              </table:table-cell>
              <table:table-cell office:value-type="float" office:value="-0.684537">
                <text:p>-0.6845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2.444695">
                <text:p>15482.444695</text:p>
              </table:table-cell>
              <table:table-cell office:value-type="float" office:value="-0.696111">
                <text:p>-0.6961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82.445695">
                <text:p>15482.445695</text:p>
              </table:table-cell>
              <table:table-cell office:value-type="float" office:value="-0.707685">
                <text:p>-0.707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82.446695">
                <text:p>15482.446695</text:p>
              </table:table-cell>
              <table:table-cell office:value-type="float" office:value="-0.719259">
                <text:p>-0.719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82.447694">
                <text:p>15482.447694</text:p>
              </table:table-cell>
              <table:table-cell office:value-type="float" office:value="-0.730834">
                <text:p>-0.730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82.448695">
                <text:p>15482.448695</text:p>
              </table:table-cell>
              <table:table-cell office:value-type="float" office:value="-0.742408">
                <text:p>-0.742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82.449694">
                <text:p>15482.449694</text:p>
              </table:table-cell>
              <table:table-cell office:value-type="float" office:value="-0.755636">
                <text:p>-0.7556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82.450694">
                <text:p>15482.450694</text:p>
              </table:table-cell>
              <table:table-cell office:value-type="float" office:value="-0.76721">
                <text:p>-0.767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82.451695">
                <text:p>15482.451695</text:p>
              </table:table-cell>
              <table:table-cell office:value-type="float" office:value="-0.780438">
                <text:p>-0.780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82.452695">
                <text:p>15482.452695</text:p>
              </table:table-cell>
              <table:table-cell office:value-type="float" office:value="-0.793666">
                <text:p>-0.793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82.453695">
                <text:p>15482.453695</text:p>
              </table:table-cell>
              <table:table-cell office:value-type="float" office:value="-0.806893">
                <text:p>-0.8068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82.454694">
                <text:p>15482.454694</text:p>
              </table:table-cell>
              <table:table-cell office:value-type="float" office:value="-0.820121">
                <text:p>-0.820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82.455695">
                <text:p>15482.455695</text:p>
              </table:table-cell>
              <table:table-cell office:value-type="float" office:value="-0.833349">
                <text:p>-0.8333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82.456695">
                <text:p>15482.456695</text:p>
              </table:table-cell>
              <table:table-cell office:value-type="float" office:value="-0.84823">
                <text:p>-0.848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82.457695">
                <text:p>15482.457695</text:p>
              </table:table-cell>
              <table:table-cell office:value-type="float" office:value="-0.861458">
                <text:p>-0.861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82.458695">
                <text:p>15482.458695</text:p>
              </table:table-cell>
              <table:table-cell office:value-type="float" office:value="-0.876339">
                <text:p>-0.8763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82.459694">
                <text:p>15482.459694</text:p>
              </table:table-cell>
              <table:table-cell office:value-type="float" office:value="-0.89122">
                <text:p>-0.891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82.460694">
                <text:p>15482.460694</text:p>
              </table:table-cell>
              <table:table-cell office:value-type="float" office:value="-0.906101">
                <text:p>-0.906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82.461695">
                <text:p>15482.461695</text:p>
              </table:table-cell>
              <table:table-cell office:value-type="float" office:value="-0.922636">
                <text:p>-0.9226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82.462695">
                <text:p>15482.462695</text:p>
              </table:table-cell>
              <table:table-cell office:value-type="float" office:value="-0.937517">
                <text:p>-0.9375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482.463694">
                <text:p>15482.463694</text:p>
              </table:table-cell>
              <table:table-cell office:value-type="float" office:value="-0.954052">
                <text:p>-0.954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82.464695">
                <text:p>15482.464695</text:p>
              </table:table-cell>
              <table:table-cell office:value-type="float" office:value="-0.970587">
                <text:p>-0.9705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482.465694">
                <text:p>15482.465694</text:p>
              </table:table-cell>
              <table:table-cell office:value-type="float" office:value="-0.987121">
                <text:p>-0.9871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82.466695">
                <text:p>15482.466695</text:p>
              </table:table-cell>
              <table:table-cell office:value-type="float" office:value="-1.003656">
                <text:p>-1.0036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82.467695">
                <text:p>15482.467695</text:p>
              </table:table-cell>
              <table:table-cell office:value-type="float" office:value="-1.020191">
                <text:p>-1.0201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482.468695">
                <text:p>15482.468695</text:p>
              </table:table-cell>
              <table:table-cell office:value-type="float" office:value="-1.036726">
                <text:p>-1.0367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482.469695">
                <text:p>15482.469695</text:p>
              </table:table-cell>
              <table:table-cell office:value-type="float" office:value="-1.054914">
                <text:p>-1.0549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82.470694">
                <text:p>15482.470694</text:p>
              </table:table-cell>
              <table:table-cell office:value-type="float" office:value="-1.073102">
                <text:p>-1.073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482.471695">
                <text:p>15482.471695</text:p>
              </table:table-cell>
              <table:table-cell office:value-type="float" office:value="-1.09129">
                <text:p>-1.09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482.472683">
                <text:p>15482.472683</text:p>
              </table:table-cell>
              <table:table-cell office:value-type="float" office:value="-1.109478">
                <text:p>-1.1094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82.473683">
                <text:p>15482.473683</text:p>
              </table:table-cell>
              <table:table-cell office:value-type="float" office:value="-1.12932">
                <text:p>-1.129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82.474695">
                <text:p>15482.474695</text:p>
              </table:table-cell>
              <table:table-cell office:value-type="float" office:value="-1.147508">
                <text:p>-1.147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482.475683">
                <text:p>15482.475683</text:p>
              </table:table-cell>
              <table:table-cell office:value-type="float" office:value="-1.16735">
                <text:p>-1.167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82.476683">
                <text:p>15482.476683</text:p>
              </table:table-cell>
              <table:table-cell office:value-type="float" office:value="-1.187191">
                <text:p>-1.1871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82.477695">
                <text:p>15482.477695</text:p>
              </table:table-cell>
              <table:table-cell office:value-type="float" office:value="-1.207033">
                <text:p>-1.2070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82.478694">
                <text:p>15482.478694</text:p>
              </table:table-cell>
              <table:table-cell office:value-type="float" office:value="-1.226875">
                <text:p>-1.22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82.479694">
                <text:p>15482.479694</text:p>
              </table:table-cell>
              <table:table-cell office:value-type="float" office:value="-1.24837">
                <text:p>-1.248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82.480694">
                <text:p>15482.480694</text:p>
              </table:table-cell>
              <table:table-cell office:value-type="float" office:value="-1.268211">
                <text:p>-1.268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82.481694">
                <text:p>15482.481694</text:p>
              </table:table-cell>
              <table:table-cell office:value-type="float" office:value="-1.289706">
                <text:p>-1.289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82.482695">
                <text:p>15482.482695</text:p>
              </table:table-cell>
              <table:table-cell office:value-type="float" office:value="-1.311202">
                <text:p>-1.3112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482.483695">
                <text:p>15482.483695</text:p>
              </table:table-cell>
              <table:table-cell office:value-type="float" office:value="-1.332697">
                <text:p>-1.332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82.484695">
                <text:p>15482.484695</text:p>
              </table:table-cell>
              <table:table-cell office:value-type="float" office:value="-1.354192">
                <text:p>-1.354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82.485695">
                <text:p>15482.485695</text:p>
              </table:table-cell>
              <table:table-cell office:value-type="float" office:value="-1.37734">
                <text:p>-1.377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482.486694">
                <text:p>15482.486694</text:p>
              </table:table-cell>
              <table:table-cell office:value-type="float" office:value="-1.398835">
                <text:p>-1.3988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82.487694">
                <text:p>15482.487694</text:p>
              </table:table-cell>
              <table:table-cell office:value-type="float" office:value="-1.421984">
                <text:p>-1.4219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482.488695">
                <text:p>15482.488695</text:p>
              </table:table-cell>
              <table:table-cell office:value-type="float" office:value="-1.445133">
                <text:p>-1.4451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82.489695">
                <text:p>15482.489695</text:p>
              </table:table-cell>
              <table:table-cell office:value-type="float" office:value="-1.468281">
                <text:p>-1.4682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482.490695">
                <text:p>15482.490695</text:p>
              </table:table-cell>
              <table:table-cell office:value-type="float" office:value="-1.49143">
                <text:p>-1.49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482.491694">
                <text:p>15482.491694</text:p>
              </table:table-cell>
              <table:table-cell office:value-type="float" office:value="-1.516232">
                <text:p>-1.516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82.492695">
                <text:p>15482.492695</text:p>
              </table:table-cell>
              <table:table-cell office:value-type="float" office:value="-1.541034">
                <text:p>-1.5410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82.493695">
                <text:p>15482.493695</text:p>
              </table:table-cell>
              <table:table-cell office:value-type="float" office:value="-1.565836">
                <text:p>-1.5658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482.494694">
                <text:p>15482.494694</text:p>
              </table:table-cell>
              <table:table-cell office:value-type="float" office:value="-1.590638">
                <text:p>-1.5906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82.495695">
                <text:p>15482.495695</text:p>
              </table:table-cell>
              <table:table-cell office:value-type="float" office:value="-1.61544">
                <text:p>-1.61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82.496694">
                <text:p>15482.496694</text:p>
              </table:table-cell>
              <table:table-cell office:value-type="float" office:value="-1.640242">
                <text:p>-1.6402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482.497695">
                <text:p>15482.497695</text:p>
              </table:table-cell>
              <table:table-cell office:value-type="float" office:value="-1.666698">
                <text:p>-1.6666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482.498683">
                <text:p>15482.498683</text:p>
              </table:table-cell>
              <table:table-cell office:value-type="float" office:value="-1.693153">
                <text:p>-1.693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82.499695">
                <text:p>15482.499695</text:p>
              </table:table-cell>
              <table:table-cell office:value-type="float" office:value="-1.719609">
                <text:p>-1.7196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82.500695">
                <text:p>15482.500695</text:p>
              </table:table-cell>
              <table:table-cell office:value-type="float" office:value="-1.746064">
                <text:p>-1.7460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482.501694">
                <text:p>15482.501694</text:p>
              </table:table-cell>
              <table:table-cell office:value-type="float" office:value="-1.774173">
                <text:p>-1.7741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82.502695">
                <text:p>15482.502695</text:p>
              </table:table-cell>
              <table:table-cell office:value-type="float" office:value="-1.800629">
                <text:p>-1.8006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482.503695">
                <text:p>15482.503695</text:p>
              </table:table-cell>
              <table:table-cell office:value-type="float" office:value="-1.828738">
                <text:p>-1.828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82.504695">
                <text:p>15482.504695</text:p>
              </table:table-cell>
              <table:table-cell office:value-type="float" office:value="-1.855193">
                <text:p>-1.8551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482.505683">
                <text:p>15482.505683</text:p>
              </table:table-cell>
              <table:table-cell office:value-type="float" office:value="-1.883302">
                <text:p>-1.8833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482.506695">
                <text:p>15482.506695</text:p>
              </table:table-cell>
              <table:table-cell office:value-type="float" office:value="-1.911411">
                <text:p>-1.9114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482.507694">
                <text:p>15482.507694</text:p>
              </table:table-cell>
              <table:table-cell office:value-type="float" office:value="-1.941174">
                <text:p>-1.9411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482.508695">
                <text:p>15482.508695</text:p>
              </table:table-cell>
              <table:table-cell office:value-type="float" office:value="-1.969283">
                <text:p>-1.9692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482.509694">
                <text:p>15482.509694</text:p>
              </table:table-cell>
              <table:table-cell office:value-type="float" office:value="-1.999045">
                <text:p>-1.999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482.510695">
                <text:p>15482.510695</text:p>
              </table:table-cell>
              <table:table-cell office:value-type="float" office:value="-2.028807">
                <text:p>-2.0288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482.511695">
                <text:p>15482.511695</text:p>
              </table:table-cell>
              <table:table-cell office:value-type="float" office:value="-2.05857">
                <text:p>-2.058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482.512695">
                <text:p>15482.512695</text:p>
              </table:table-cell>
              <table:table-cell office:value-type="float" office:value="-2.088332">
                <text:p>-2.0883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482.513694">
                <text:p>15482.513694</text:p>
              </table:table-cell>
              <table:table-cell office:value-type="float" office:value="-2.118095">
                <text:p>-2.118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482.514695">
                <text:p>15482.514695</text:p>
              </table:table-cell>
              <table:table-cell office:value-type="float" office:value="-2.149511">
                <text:p>-2.1495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482.515695">
                <text:p>15482.515695</text:p>
              </table:table-cell>
              <table:table-cell office:value-type="float" office:value="-2.179273">
                <text:p>-2.179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82.516694">
                <text:p>15482.516694</text:p>
              </table:table-cell>
              <table:table-cell office:value-type="float" office:value="-2.210689">
                <text:p>-2.2106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482.517695">
                <text:p>15482.517695</text:p>
              </table:table-cell>
              <table:table-cell office:value-type="float" office:value="-2.242105">
                <text:p>-2.242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482.518695">
                <text:p>15482.518695</text:p>
              </table:table-cell>
              <table:table-cell office:value-type="float" office:value="-2.273521">
                <text:p>-2.2735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482.519695">
                <text:p>15482.519695</text:p>
              </table:table-cell>
              <table:table-cell office:value-type="float" office:value="-2.304937">
                <text:p>-2.3049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482.520695">
                <text:p>15482.520695</text:p>
              </table:table-cell>
              <table:table-cell office:value-type="float" office:value="-2.338006">
                <text:p>-2.3380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482.521695">
                <text:p>15482.521695</text:p>
              </table:table-cell>
              <table:table-cell office:value-type="float" office:value="-2.369422">
                <text:p>-2.3694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482.522683">
                <text:p>15482.522683</text:p>
              </table:table-cell>
              <table:table-cell office:value-type="float" office:value="-2.402492">
                <text:p>-2.4024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482.523695">
                <text:p>15482.523695</text:p>
              </table:table-cell>
              <table:table-cell office:value-type="float" office:value="-2.435561">
                <text:p>-2.4355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482.524694">
                <text:p>15482.524694</text:p>
              </table:table-cell>
              <table:table-cell office:value-type="float" office:value="-2.46863">
                <text:p>-2.468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82.525695">
                <text:p>15482.525695</text:p>
              </table:table-cell>
              <table:table-cell office:value-type="float" office:value="-2.5017">
                <text:p>-2.50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82.526695">
                <text:p>15482.526695</text:p>
              </table:table-cell>
              <table:table-cell office:value-type="float" office:value="-2.534769">
                <text:p>-2.5347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82.527695">
                <text:p>15482.527695</text:p>
              </table:table-cell>
              <table:table-cell office:value-type="float" office:value="-2.569492">
                <text:p>-2.569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82.528682">
                <text:p>15482.528682</text:p>
              </table:table-cell>
              <table:table-cell office:value-type="float" office:value="-2.602561">
                <text:p>-2.6025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82.529694">
                <text:p>15482.529694</text:p>
              </table:table-cell>
              <table:table-cell office:value-type="float" office:value="-2.638938">
                <text:p>-2.6389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482.530695">
                <text:p>15482.530695</text:p>
              </table:table-cell>
              <table:table-cell office:value-type="float" office:value="-2.673661">
                <text:p>-2.6736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482.531695">
                <text:p>15482.531695</text:p>
              </table:table-cell>
              <table:table-cell office:value-type="float" office:value="-2.708384">
                <text:p>-2.7083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482.532682">
                <text:p>15482.532682</text:p>
              </table:table-cell>
              <table:table-cell office:value-type="float" office:value="-2.743106">
                <text:p>-2.7431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482.533695">
                <text:p>15482.533695</text:p>
              </table:table-cell>
              <table:table-cell office:value-type="float" office:value="-2.779483">
                <text:p>-2.7794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482.534694">
                <text:p>15482.534694</text:p>
              </table:table-cell>
              <table:table-cell office:value-type="float" office:value="-2.815859">
                <text:p>-2.8158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482.535695">
                <text:p>15482.535695</text:p>
              </table:table-cell>
              <table:table-cell office:value-type="float" office:value="-2.853889">
                <text:p>-2.8538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482.536695">
                <text:p>15482.536695</text:p>
              </table:table-cell>
              <table:table-cell office:value-type="float" office:value="-2.890265">
                <text:p>-2.890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82.537694">
                <text:p>15482.537694</text:p>
              </table:table-cell>
              <table:table-cell office:value-type="float" office:value="-2.926642">
                <text:p>-2.9266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482.538683">
                <text:p>15482.538683</text:p>
              </table:table-cell>
              <table:table-cell office:value-type="float" office:value="-2.964671">
                <text:p>-2.9646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82.539683">
                <text:p>15482.539683</text:p>
              </table:table-cell>
              <table:table-cell office:value-type="float" office:value="-3.001048">
                <text:p>-3.0010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482.540683">
                <text:p>15482.540683</text:p>
              </table:table-cell>
              <table:table-cell office:value-type="float" office:value="-3.039078">
                <text:p>-3.0390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482.541695">
                <text:p>15482.541695</text:p>
              </table:table-cell>
              <table:table-cell office:value-type="float" office:value="-3.078761">
                <text:p>-3.078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482.542695">
                <text:p>15482.542695</text:p>
              </table:table-cell>
              <table:table-cell office:value-type="float" office:value="-3.116791">
                <text:p>-3.1167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82.543694">
                <text:p>15482.543694</text:p>
              </table:table-cell>
              <table:table-cell office:value-type="float" office:value="-3.156474">
                <text:p>-3.1564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82.544695">
                <text:p>15482.544695</text:p>
              </table:table-cell>
              <table:table-cell office:value-type="float" office:value="-3.194504">
                <text:p>-3.1945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82.545695">
                <text:p>15482.545695</text:p>
              </table:table-cell>
              <table:table-cell office:value-type="float" office:value="-3.234187">
                <text:p>-3.2341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82.546695">
                <text:p>15482.546695</text:p>
              </table:table-cell>
              <table:table-cell office:value-type="float" office:value="-3.27387">
                <text:p>-3.273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82.547694">
                <text:p>15482.547694</text:p>
              </table:table-cell>
              <table:table-cell office:value-type="float" office:value="-3.315207">
                <text:p>-3.3152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82.548694">
                <text:p>15482.548694</text:p>
              </table:table-cell>
              <table:table-cell office:value-type="float" office:value="-3.35489">
                <text:p>-3.354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82.549694">
                <text:p>15482.549694</text:p>
              </table:table-cell>
              <table:table-cell office:value-type="float" office:value="-3.396227">
                <text:p>-3.3962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482.550695">
                <text:p>15482.550695</text:p>
              </table:table-cell>
              <table:table-cell office:value-type="float" office:value="-3.437564">
                <text:p>-3.4375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482.551695">
                <text:p>15482.551695</text:p>
              </table:table-cell>
              <table:table-cell office:value-type="float" office:value="-3.4789">
                <text:p>-3.47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82.552695">
                <text:p>15482.552695</text:p>
              </table:table-cell>
              <table:table-cell office:value-type="float" office:value="-3.520237">
                <text:p>-3.5202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482.553695">
                <text:p>15482.553695</text:p>
              </table:table-cell>
              <table:table-cell office:value-type="float" office:value="-3.561574">
                <text:p>-3.5615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482.554695">
                <text:p>15482.554695</text:p>
              </table:table-cell>
              <table:table-cell office:value-type="float" office:value="-3.604564">
                <text:p>-3.6045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482.555695">
                <text:p>15482.555695</text:p>
              </table:table-cell>
              <table:table-cell office:value-type="float" office:value="-3.647554">
                <text:p>-3.6475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82.556695">
                <text:p>15482.556695</text:p>
              </table:table-cell>
              <table:table-cell office:value-type="float" office:value="-3.690545">
                <text:p>-3.6905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482.557695">
                <text:p>15482.557695</text:p>
              </table:table-cell>
              <table:table-cell office:value-type="float" office:value="-3.733535">
                <text:p>-3.733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82.558695">
                <text:p>15482.558695</text:p>
              </table:table-cell>
              <table:table-cell office:value-type="float" office:value="-3.776525">
                <text:p>-3.7765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482.559695">
                <text:p>15482.559695</text:p>
              </table:table-cell>
              <table:table-cell office:value-type="float" office:value="-3.821169">
                <text:p>-3.8211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482.560682">
                <text:p>15482.560682</text:p>
              </table:table-cell>
              <table:table-cell office:value-type="float" office:value="-3.865812">
                <text:p>-3.8658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482.561682">
                <text:p>15482.561682</text:p>
              </table:table-cell>
              <table:table-cell office:value-type="float" office:value="-3.910456">
                <text:p>-3.9104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482.562686">
                <text:p>15482.562686</text:p>
              </table:table-cell>
              <table:table-cell office:value-type="float" office:value="-3.9551">
                <text:p>-3.95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482.563685">
                <text:p>15482.563685</text:p>
              </table:table-cell>
              <table:table-cell office:value-type="float" office:value="-4.001397">
                <text:p>-4.0013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482.564686">
                <text:p>15482.564686</text:p>
              </table:table-cell>
              <table:table-cell office:value-type="float" office:value="-4.046041">
                <text:p>-4.0460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482.565695">
                <text:p>15482.565695</text:p>
              </table:table-cell>
              <table:table-cell office:value-type="float" office:value="-4.092338">
                <text:p>-4.0923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482.566694">
                <text:p>15482.566694</text:p>
              </table:table-cell>
              <table:table-cell office:value-type="float" office:value="-4.138635">
                <text:p>-4.1386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482.567695">
                <text:p>15482.567695</text:p>
              </table:table-cell>
              <table:table-cell office:value-type="float" office:value="-4.186586">
                <text:p>-4.1865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482.568695">
                <text:p>15482.568695</text:p>
              </table:table-cell>
              <table:table-cell office:value-type="float" office:value="-4.232883">
                <text:p>-4.2328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482.569694">
                <text:p>15482.569694</text:p>
              </table:table-cell>
              <table:table-cell office:value-type="float" office:value="-4.280833">
                <text:p>-4.2808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482.570695">
                <text:p>15482.570695</text:p>
              </table:table-cell>
              <table:table-cell office:value-type="float" office:value="-4.328784">
                <text:p>-4.3287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482.571695">
                <text:p>15482.571695</text:p>
              </table:table-cell>
              <table:table-cell office:value-type="float" office:value="-4.376735">
                <text:p>-4.3767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482.572695">
                <text:p>15482.572695</text:p>
              </table:table-cell>
              <table:table-cell office:value-type="float" office:value="-4.424685">
                <text:p>-4.4246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482.573695">
                <text:p>15482.573695</text:p>
              </table:table-cell>
              <table:table-cell office:value-type="float" office:value="-4.474289">
                <text:p>-4.474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482.574695">
                <text:p>15482.574695</text:p>
              </table:table-cell>
              <table:table-cell office:value-type="float" office:value="-4.523893">
                <text:p>-4.5238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482.575683">
                <text:p>15482.575683</text:p>
              </table:table-cell>
              <table:table-cell office:value-type="float" office:value="-4.571844">
                <text:p>-4.5718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482.576695">
                <text:p>15482.576695</text:p>
              </table:table-cell>
              <table:table-cell office:value-type="float" office:value="-4.623102">
                <text:p>-4.6231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482.577695">
                <text:p>15482.577695</text:p>
              </table:table-cell>
              <table:table-cell office:value-type="float" office:value="-4.672706">
                <text:p>-4.6727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482.578695">
                <text:p>15482.578695</text:p>
              </table:table-cell>
              <table:table-cell office:value-type="float" office:value="-4.723963">
                <text:p>-4.72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482.579695">
                <text:p>15482.579695</text:p>
              </table:table-cell>
              <table:table-cell office:value-type="float" office:value="-4.775221">
                <text:p>-4.7752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482.580695">
                <text:p>15482.580695</text:p>
              </table:table-cell>
              <table:table-cell office:value-type="float" office:value="-4.826478">
                <text:p>-4.8264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482.581695">
                <text:p>15482.581695</text:p>
              </table:table-cell>
              <table:table-cell office:value-type="float" office:value="-4.877736">
                <text:p>-4.8777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482.582695">
                <text:p>15482.582695</text:p>
              </table:table-cell>
              <table:table-cell office:value-type="float" office:value="-4.930647">
                <text:p>-4.9306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482.583695">
                <text:p>15482.583695</text:p>
              </table:table-cell>
              <table:table-cell office:value-type="float" office:value="-4.983558">
                <text:p>-4.983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482.584695">
                <text:p>15482.584695</text:p>
              </table:table-cell>
              <table:table-cell office:value-type="float" office:value="-5.034816">
                <text:p>-5.0348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482.585695">
                <text:p>15482.585695</text:p>
              </table:table-cell>
              <table:table-cell office:value-type="float" office:value="-5.08938">
                <text:p>-5.089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482.586695">
                <text:p>15482.586695</text:p>
              </table:table-cell>
              <table:table-cell office:value-type="float" office:value="-5.142291">
                <text:p>-5.1422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82.587695">
                <text:p>15482.587695</text:p>
              </table:table-cell>
              <table:table-cell office:value-type="float" office:value="-5.195202">
                <text:p>-5.195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482.588694">
                <text:p>15482.588694</text:p>
              </table:table-cell>
              <table:table-cell office:value-type="float" office:value="-5.249767">
                <text:p>-5.2497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482.589695">
                <text:p>15482.589695</text:p>
              </table:table-cell>
              <table:table-cell office:value-type="float" office:value="-5.304331">
                <text:p>-5.3043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482.590696">
                <text:p>15482.590696</text:p>
              </table:table-cell>
              <table:table-cell office:value-type="float" office:value="-5.358896">
                <text:p>-5.3588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482.591695">
                <text:p>15482.591695</text:p>
              </table:table-cell>
              <table:table-cell office:value-type="float" office:value="-5.41346">
                <text:p>-5.413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82.592694">
                <text:p>15482.592694</text:p>
              </table:table-cell>
              <table:table-cell office:value-type="float" office:value="-5.468025">
                <text:p>-5.4680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82.593695">
                <text:p>15482.593695</text:p>
              </table:table-cell>
              <table:table-cell office:value-type="float" office:value="-5.524243">
                <text:p>-5.5242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82.594694">
                <text:p>15482.594694</text:p>
              </table:table-cell>
              <table:table-cell office:value-type="float" office:value="-5.580461">
                <text:p>-5.5804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482.595683">
                <text:p>15482.595683</text:p>
              </table:table-cell>
              <table:table-cell office:value-type="float" office:value="-5.635025">
                <text:p>-5.635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482.596695">
                <text:p>15482.596695</text:p>
              </table:table-cell>
              <table:table-cell office:value-type="float" office:value="-5.692897">
                <text:p>-5.6928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482.597695">
                <text:p>15482.597695</text:p>
              </table:table-cell>
              <table:table-cell office:value-type="float" office:value="-5.749115">
                <text:p>-5.7491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482.598709">
                <text:p>15482.598709</text:p>
              </table:table-cell>
              <table:table-cell office:value-type="float" office:value="-5.806986">
                <text:p>-5.8069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2.599695">
                <text:p>15482.599695</text:p>
              </table:table-cell>
              <table:table-cell office:value-type="float" office:value="-5.863204">
                <text:p>-5.8632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82.600683">
                <text:p>15482.600683</text:p>
              </table:table-cell>
              <table:table-cell office:value-type="float" office:value="-5.921075">
                <text:p>-5.9210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82.601696">
                <text:p>15482.601696</text:p>
              </table:table-cell>
              <table:table-cell office:value-type="float" office:value="-5.978947">
                <text:p>-5.9789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82.602695">
                <text:p>15482.602695</text:p>
              </table:table-cell>
              <table:table-cell office:value-type="float" office:value="-6.036818">
                <text:p>-6.0368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482.603695">
                <text:p>15482.603695</text:p>
              </table:table-cell>
              <table:table-cell office:value-type="float" office:value="-6.096343">
                <text:p>-6.096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2.604694">
                <text:p>15482.604694</text:p>
              </table:table-cell>
              <table:table-cell office:value-type="float" office:value="-6.154215">
                <text:p>-6.1542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482.605684">
                <text:p>15482.605684</text:p>
              </table:table-cell>
              <table:table-cell office:value-type="float" office:value="-6.21374">
                <text:p>-6.213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482.606683">
                <text:p>15482.606683</text:p>
              </table:table-cell>
              <table:table-cell office:value-type="float" office:value="-6.273264">
                <text:p>-6.2732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482.607683">
                <text:p>15482.607683</text:p>
              </table:table-cell>
              <table:table-cell office:value-type="float" office:value="-6.332789">
                <text:p>-6.3327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482.608696">
                <text:p>15482.608696</text:p>
              </table:table-cell>
              <table:table-cell office:value-type="float" office:value="-6.393968">
                <text:p>-6.393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82.609695">
                <text:p>15482.609695</text:p>
              </table:table-cell>
              <table:table-cell office:value-type="float" office:value="-6.453493">
                <text:p>-6.4534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482.610695">
                <text:p>15482.610695</text:p>
              </table:table-cell>
              <table:table-cell office:value-type="float" office:value="-6.514671">
                <text:p>-6.5146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82.611695">
                <text:p>15482.611695</text:p>
              </table:table-cell>
              <table:table-cell office:value-type="float" office:value="-6.575849">
                <text:p>-6.5758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482.612695">
                <text:p>15482.612695</text:p>
              </table:table-cell>
              <table:table-cell office:value-type="float" office:value="-6.637028">
                <text:p>-6.6370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482.613695">
                <text:p>15482.613695</text:p>
              </table:table-cell>
              <table:table-cell office:value-type="float" office:value="-6.698206">
                <text:p>-6.6982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482.614694">
                <text:p>15482.614694</text:p>
              </table:table-cell>
              <table:table-cell office:value-type="float" office:value="-6.759385">
                <text:p>-6.7593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482.615695">
                <text:p>15482.615695</text:p>
              </table:table-cell>
              <table:table-cell office:value-type="float" office:value="-6.822216">
                <text:p>-6.8222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482.616694">
                <text:p>15482.616694</text:p>
              </table:table-cell>
              <table:table-cell office:value-type="float" office:value="-6.885048">
                <text:p>-6.8850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482.617695">
                <text:p>15482.617695</text:p>
              </table:table-cell>
              <table:table-cell office:value-type="float" office:value="-6.94788">
                <text:p>-6.947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482.618695">
                <text:p>15482.618695</text:p>
              </table:table-cell>
              <table:table-cell office:value-type="float" office:value="-7.010712">
                <text:p>-7.0107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82.619695">
                <text:p>15482.619695</text:p>
              </table:table-cell>
              <table:table-cell office:value-type="float" office:value="-7.075197">
                <text:p>-7.0751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482.620694">
                <text:p>15482.620694</text:p>
              </table:table-cell>
              <table:table-cell office:value-type="float" office:value="-7.138029">
                <text:p>-7.1380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482.621695">
                <text:p>15482.621695</text:p>
              </table:table-cell>
              <table:table-cell office:value-type="float" office:value="-7.202515">
                <text:p>-7.2025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482.622695">
                <text:p>15482.622695</text:p>
              </table:table-cell>
              <table:table-cell office:value-type="float" office:value="-7.267">
                <text:p>-7.2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482.623695">
                <text:p>15482.623695</text:p>
              </table:table-cell>
              <table:table-cell office:value-type="float" office:value="-7.333139">
                <text:p>-7.3331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482.624694">
                <text:p>15482.624694</text:p>
              </table:table-cell>
              <table:table-cell office:value-type="float" office:value="-7.397624">
                <text:p>-7.3976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82.625695">
                <text:p>15482.625695</text:p>
              </table:table-cell>
              <table:table-cell office:value-type="float" office:value="-7.463763">
                <text:p>-7.4637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482.626695">
                <text:p>15482.626695</text:p>
              </table:table-cell>
              <table:table-cell office:value-type="float" office:value="-7.529902">
                <text:p>-7.5299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482.627695">
                <text:p>15482.627695</text:p>
              </table:table-cell>
              <table:table-cell office:value-type="float" office:value="-7.59604">
                <text:p>-7.59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482.628695">
                <text:p>15482.628695</text:p>
              </table:table-cell>
              <table:table-cell office:value-type="float" office:value="-7.662179">
                <text:p>-7.6621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482.629695">
                <text:p>15482.629695</text:p>
              </table:table-cell>
              <table:table-cell office:value-type="float" office:value="-7.729971">
                <text:p>-7.7299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482.630695">
                <text:p>15482.630695</text:p>
              </table:table-cell>
              <table:table-cell office:value-type="float" office:value="-7.797764">
                <text:p>-7.7977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482.631695">
                <text:p>15482.631695</text:p>
              </table:table-cell>
              <table:table-cell office:value-type="float" office:value="-7.865556">
                <text:p>-7.8655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482.632694">
                <text:p>15482.632694</text:p>
              </table:table-cell>
              <table:table-cell office:value-type="float" office:value="-7.933348">
                <text:p>-7.9333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482.633695">
                <text:p>15482.633695</text:p>
              </table:table-cell>
              <table:table-cell office:value-type="float" office:value="-8.00114">
                <text:p>-8.001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82.634694">
                <text:p>15482.634694</text:p>
              </table:table-cell>
              <table:table-cell office:value-type="float" office:value="-8.068933">
                <text:p>-8.0689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482.635694">
                <text:p>15482.635694</text:p>
              </table:table-cell>
              <table:table-cell office:value-type="float" office:value="-8.138378">
                <text:p>-8.1383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482.636694">
                <text:p>15482.636694</text:p>
              </table:table-cell>
              <table:table-cell office:value-type="float" office:value="-8.207824">
                <text:p>-8.2078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482.637695">
                <text:p>15482.637695</text:p>
              </table:table-cell>
              <table:table-cell office:value-type="float" office:value="-8.27727">
                <text:p>-8.277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482.638694">
                <text:p>15482.638694</text:p>
              </table:table-cell>
              <table:table-cell office:value-type="float" office:value="-8.346716">
                <text:p>-8.3467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482.639695">
                <text:p>15482.639695</text:p>
              </table:table-cell>
              <table:table-cell office:value-type="float" office:value="-8.417815">
                <text:p>-8.4178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82.640695">
                <text:p>15482.640695</text:p>
              </table:table-cell>
              <table:table-cell office:value-type="float" office:value="-8.487261">
                <text:p>-8.4872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482.641694">
                <text:p>15482.641694</text:p>
              </table:table-cell>
              <table:table-cell office:value-type="float" office:value="-8.55836">
                <text:p>-8.558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482.642694">
                <text:p>15482.642694</text:p>
              </table:table-cell>
              <table:table-cell office:value-type="float" office:value="-8.629459">
                <text:p>-8.6294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482.643694">
                <text:p>15482.643694</text:p>
              </table:table-cell>
              <table:table-cell office:value-type="float" office:value="-8.700558">
                <text:p>-8.700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482.644694">
                <text:p>15482.644694</text:p>
              </table:table-cell>
              <table:table-cell office:value-type="float" office:value="-8.771657">
                <text:p>-8.7716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482.645694">
                <text:p>15482.645694</text:p>
              </table:table-cell>
              <table:table-cell office:value-type="float" office:value="-8.84441">
                <text:p>-8.844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482.646694">
                <text:p>15482.646694</text:p>
              </table:table-cell>
              <table:table-cell office:value-type="float" office:value="-8.917163">
                <text:p>-8.9171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482.647694">
                <text:p>15482.647694</text:p>
              </table:table-cell>
              <table:table-cell office:value-type="float" office:value="-8.989915">
                <text:p>-8.9899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482.648694">
                <text:p>15482.648694</text:p>
              </table:table-cell>
              <table:table-cell office:value-type="float" office:value="-9.062668">
                <text:p>-9.0626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482.649695">
                <text:p>15482.649695</text:p>
              </table:table-cell>
              <table:table-cell office:value-type="float" office:value="-9.135421">
                <text:p>-9.1354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82.650695">
                <text:p>15482.650695</text:p>
              </table:table-cell>
              <table:table-cell office:value-type="float" office:value="-9.208173">
                <text:p>-9.2081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482.651694">
                <text:p>15482.651694</text:p>
              </table:table-cell>
              <table:table-cell office:value-type="float" office:value="-9.28258">
                <text:p>-9.282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482.652694">
                <text:p>15482.652694</text:p>
              </table:table-cell>
              <table:table-cell office:value-type="float" office:value="-9.356986">
                <text:p>-9.3569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482.653695">
                <text:p>15482.653695</text:p>
              </table:table-cell>
              <table:table-cell office:value-type="float" office:value="-9.431392">
                <text:p>-9.4313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482.654694">
                <text:p>15482.654694</text:p>
              </table:table-cell>
              <table:table-cell office:value-type="float" office:value="-9.505798">
                <text:p>-9.5057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482.655695">
                <text:p>15482.655695</text:p>
              </table:table-cell>
              <table:table-cell office:value-type="float" office:value="-9.580204">
                <text:p>-9.5802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482.656683">
                <text:p>15482.656683</text:p>
              </table:table-cell>
              <table:table-cell office:value-type="float" office:value="-9.65461">
                <text:p>-9.654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82.657695">
                <text:p>15482.657695</text:p>
              </table:table-cell>
              <table:table-cell office:value-type="float" office:value="-9.73067">
                <text:p>-9.730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482.658695">
                <text:p>15482.658695</text:p>
              </table:table-cell>
              <table:table-cell office:value-type="float" office:value="-9.806729">
                <text:p>-9.8067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482.659695">
                <text:p>15482.659695</text:p>
              </table:table-cell>
              <table:table-cell office:value-type="float" office:value="-9.884443">
                <text:p>-9.8844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482.660694">
                <text:p>15482.660694</text:p>
              </table:table-cell>
              <table:table-cell office:value-type="float" office:value="-9.960502">
                <text:p>-9.9605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482.661695">
                <text:p>15482.661695</text:p>
              </table:table-cell>
              <table:table-cell office:value-type="float" office:value="-10.038215">
                <text:p>-10.0382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482.662695">
                <text:p>15482.662695</text:p>
              </table:table-cell>
              <table:table-cell office:value-type="float" office:value="-10.114275">
                <text:p>-10.1142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482.663695">
                <text:p>15482.663695</text:p>
              </table:table-cell>
              <table:table-cell office:value-type="float" office:value="-10.191988">
                <text:p>-10.1919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482.664695">
                <text:p>15482.664695</text:p>
              </table:table-cell>
              <table:table-cell office:value-type="float" office:value="-10.269701">
                <text:p>-10.2697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482.665695">
                <text:p>15482.665695</text:p>
              </table:table-cell>
              <table:table-cell office:value-type="float" office:value="-10.347414">
                <text:p>-10.3474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482.666695">
                <text:p>15482.666695</text:p>
              </table:table-cell>
              <table:table-cell office:value-type="float" office:value="-10.425127">
                <text:p>-10.4251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482.667695">
                <text:p>15482.667695</text:p>
              </table:table-cell>
              <table:table-cell office:value-type="float" office:value="-10.504494">
                <text:p>-10.5044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482.668694">
                <text:p>15482.668694</text:p>
              </table:table-cell>
              <table:table-cell office:value-type="float" office:value="-10.582207">
                <text:p>-10.5822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482.669695">
                <text:p>15482.669695</text:p>
              </table:table-cell>
              <table:table-cell office:value-type="float" office:value="-10.661573">
                <text:p>-10.6615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482.670695">
                <text:p>15482.670695</text:p>
              </table:table-cell>
              <table:table-cell office:value-type="float" office:value="-10.74094">
                <text:p>-10.740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82.671695">
                <text:p>15482.671695</text:p>
              </table:table-cell>
              <table:table-cell office:value-type="float" office:value="-10.82196">
                <text:p>-10.821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82.672683">
                <text:p>15482.672683</text:p>
              </table:table-cell>
              <table:table-cell office:value-type="float" office:value="-10.901327">
                <text:p>-10.9013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482.673684">
                <text:p>15482.673684</text:p>
              </table:table-cell>
              <table:table-cell office:value-type="float" office:value="-10.982347">
                <text:p>-10.9823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482.674683">
                <text:p>15482.674683</text:p>
              </table:table-cell>
              <table:table-cell office:value-type="float" office:value="-11.061713">
                <text:p>-11.0617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482.675695">
                <text:p>15482.675695</text:p>
              </table:table-cell>
              <table:table-cell office:value-type="float" office:value="-11.144387">
                <text:p>-11.1443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482.676683">
                <text:p>15482.676683</text:p>
              </table:table-cell>
              <table:table-cell office:value-type="float" office:value="-11.225407">
                <text:p>-11.2254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482.677695">
                <text:p>15482.677695</text:p>
              </table:table-cell>
              <table:table-cell office:value-type="float" office:value="-11.30808">
                <text:p>-11.308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482.678694">
                <text:p>15482.678694</text:p>
              </table:table-cell>
              <table:table-cell office:value-type="float" office:value="-11.3891">
                <text:p>-11.38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482.679695">
                <text:p>15482.679695</text:p>
              </table:table-cell>
              <table:table-cell office:value-type="float" office:value="-11.471774">
                <text:p>-11.4717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482.680694">
                <text:p>15482.680694</text:p>
              </table:table-cell>
              <table:table-cell office:value-type="float" office:value="-11.554447">
                <text:p>-11.554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482.681694">
                <text:p>15482.681694</text:p>
              </table:table-cell>
              <table:table-cell office:value-type="float" office:value="-11.637121">
                <text:p>-11.6371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482.682695">
                <text:p>15482.682695</text:p>
              </table:table-cell>
              <table:table-cell office:value-type="float" office:value="-11.719794">
                <text:p>-11.7197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482.683695">
                <text:p>15482.683695</text:p>
              </table:table-cell>
              <table:table-cell office:value-type="float" office:value="-11.804121">
                <text:p>-11.8041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482.684695">
                <text:p>15482.684695</text:p>
              </table:table-cell>
              <table:table-cell office:value-type="float" office:value="-11.886795">
                <text:p>-11.8867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482.685695">
                <text:p>15482.685695</text:p>
              </table:table-cell>
              <table:table-cell office:value-type="float" office:value="-11.971121">
                <text:p>-11.9711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482.686695">
                <text:p>15482.686695</text:p>
              </table:table-cell>
              <table:table-cell office:value-type="float" office:value="-12.055448">
                <text:p>-12.0554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482.687695">
                <text:p>15482.687695</text:p>
              </table:table-cell>
              <table:table-cell office:value-type="float" office:value="-12.138122">
                <text:p>-12.1381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482.688683">
                <text:p>15482.688683</text:p>
              </table:table-cell>
              <table:table-cell office:value-type="float" office:value="-12.222449">
                <text:p>-12.2224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482.689695">
                <text:p>15482.689695</text:p>
              </table:table-cell>
              <table:table-cell office:value-type="float" office:value="-12.308429">
                <text:p>-12.3084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482.690695">
                <text:p>15482.690695</text:p>
              </table:table-cell>
              <table:table-cell office:value-type="float" office:value="-12.392756">
                <text:p>-12.3927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482.691695">
                <text:p>15482.691695</text:p>
              </table:table-cell>
              <table:table-cell office:value-type="float" office:value="-12.478737">
                <text:p>-12.4787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482.692694">
                <text:p>15482.692694</text:p>
              </table:table-cell>
              <table:table-cell office:value-type="float" office:value="-12.563064">
                <text:p>-12.5630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482.693695">
                <text:p>15482.693695</text:p>
              </table:table-cell>
              <table:table-cell office:value-type="float" office:value="-12.649044">
                <text:p>-12.6490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82.694694">
                <text:p>15482.694694</text:p>
              </table:table-cell>
              <table:table-cell office:value-type="float" office:value="-12.735025">
                <text:p>-12.7350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482.695695">
                <text:p>15482.695695</text:p>
              </table:table-cell>
              <table:table-cell office:value-type="float" office:value="-12.821005">
                <text:p>-12.8210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482.696695">
                <text:p>15482.696695</text:p>
              </table:table-cell>
              <table:table-cell office:value-type="float" office:value="-12.906985">
                <text:p>-12.9069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482.697695">
                <text:p>15482.697695</text:p>
              </table:table-cell>
              <table:table-cell office:value-type="float" office:value="-12.992966">
                <text:p>-12.9929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482.698695">
                <text:p>15482.698695</text:p>
              </table:table-cell>
              <table:table-cell office:value-type="float" office:value="-13.0806">
                <text:p>-13.08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482.699698">
                <text:p>15482.699698</text:p>
              </table:table-cell>
              <table:table-cell office:value-type="float" office:value="-13.168234">
                <text:p>-13.1682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482.700695">
                <text:p>15482.700695</text:p>
              </table:table-cell>
              <table:table-cell office:value-type="float" office:value="-13.254214">
                <text:p>-13.2542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82.701695">
                <text:p>15482.701695</text:p>
              </table:table-cell>
              <table:table-cell office:value-type="float" office:value="-13.341848">
                <text:p>-13.3418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482.702695">
                <text:p>15482.702695</text:p>
              </table:table-cell>
              <table:table-cell office:value-type="float" office:value="-13.431135">
                <text:p>-13.4311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482.703695">
                <text:p>15482.703695</text:p>
              </table:table-cell>
              <table:table-cell office:value-type="float" office:value="-13.518769">
                <text:p>-13.5187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482.704695">
                <text:p>15482.704695</text:p>
              </table:table-cell>
              <table:table-cell office:value-type="float" office:value="-13.606403">
                <text:p>-13.6064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482.705695">
                <text:p>15482.705695</text:p>
              </table:table-cell>
              <table:table-cell office:value-type="float" office:value="-13.69569">
                <text:p>-13.695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482.706695">
                <text:p>15482.706695</text:p>
              </table:table-cell>
              <table:table-cell office:value-type="float" office:value="-13.784978">
                <text:p>-13.7849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2.707696">
                <text:p>15482.707696</text:p>
              </table:table-cell>
              <table:table-cell office:value-type="float" office:value="-13.874265">
                <text:p>-13.8742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482.708696">
                <text:p>15482.708696</text:p>
              </table:table-cell>
              <table:table-cell office:value-type="float" office:value="-13.963553">
                <text:p>-13.9635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482.709695">
                <text:p>15482.709695</text:p>
              </table:table-cell>
              <table:table-cell office:value-type="float" office:value="-14.054493">
                <text:p>-14.054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482.710695">
                <text:p>15482.710695</text:p>
              </table:table-cell>
              <table:table-cell office:value-type="float" office:value="-14.143781">
                <text:p>-14.1437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482.711695">
                <text:p>15482.711695</text:p>
              </table:table-cell>
              <table:table-cell office:value-type="float" office:value="-14.234722">
                <text:p>-14.2347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482.712695">
                <text:p>15482.712695</text:p>
              </table:table-cell>
              <table:table-cell office:value-type="float" office:value="-14.325663">
                <text:p>-14.3256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482.713695">
                <text:p>15482.713695</text:p>
              </table:table-cell>
              <table:table-cell office:value-type="float" office:value="-14.416603">
                <text:p>-14.4166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482.714696">
                <text:p>15482.714696</text:p>
              </table:table-cell>
              <table:table-cell office:value-type="float" office:value="-14.507544">
                <text:p>-14.5075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482.715695">
                <text:p>15482.715695</text:p>
              </table:table-cell>
              <table:table-cell office:value-type="float" office:value="-14.600138">
                <text:p>-14.6001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482.716695">
                <text:p>15482.716695</text:p>
              </table:table-cell>
              <table:table-cell office:value-type="float" office:value="-14.691079">
                <text:p>-14.6910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82.717695">
                <text:p>15482.717695</text:p>
              </table:table-cell>
              <table:table-cell office:value-type="float" office:value="-14.783674">
                <text:p>-14.7836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482.718694">
                <text:p>15482.718694</text:p>
              </table:table-cell>
              <table:table-cell office:value-type="float" office:value="-14.876268">
                <text:p>-14.8762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482.719695">
                <text:p>15482.719695</text:p>
              </table:table-cell>
              <table:table-cell office:value-type="float" office:value="-14.968862">
                <text:p>-14.9688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482.720695">
                <text:p>15482.720695</text:p>
              </table:table-cell>
              <table:table-cell office:value-type="float" office:value="-15.061457">
                <text:p>-15.0614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482.721694">
                <text:p>15482.721694</text:p>
              </table:table-cell>
              <table:table-cell office:value-type="float" office:value="-15.154051">
                <text:p>-15.1540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82.722695">
                <text:p>15482.722695</text:p>
              </table:table-cell>
              <table:table-cell office:value-type="float" office:value="-15.246645">
                <text:p>-15.2466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482.723695">
                <text:p>15482.723695</text:p>
              </table:table-cell>
              <table:table-cell office:value-type="float" office:value="-15.339239">
                <text:p>-15.3392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482.724696">
                <text:p>15482.724696</text:p>
              </table:table-cell>
              <table:table-cell office:value-type="float" office:value="-15.433487">
                <text:p>-15.4334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482.725695">
                <text:p>15482.725695</text:p>
              </table:table-cell>
              <table:table-cell office:value-type="float" office:value="-15.526082">
                <text:p>-15.5260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82.726694">
                <text:p>15482.726694</text:p>
              </table:table-cell>
              <table:table-cell office:value-type="float" office:value="-15.620329">
                <text:p>-15.6203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482.727695">
                <text:p>15482.727695</text:p>
              </table:table-cell>
              <table:table-cell office:value-type="float" office:value="-15.714577">
                <text:p>-15.7145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482.728695">
                <text:p>15482.728695</text:p>
              </table:table-cell>
              <table:table-cell office:value-type="float" office:value="-15.808825">
                <text:p>-15.8088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82.729695">
                <text:p>15482.729695</text:p>
              </table:table-cell>
              <table:table-cell office:value-type="float" office:value="-15.903073">
                <text:p>-15.9030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482.730695">
                <text:p>15482.730695</text:p>
              </table:table-cell>
              <table:table-cell office:value-type="float" office:value="-15.99732">
                <text:p>-15.997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482.731695">
                <text:p>15482.731695</text:p>
              </table:table-cell>
              <table:table-cell office:value-type="float" office:value="-16.093222">
                <text:p>-16.0932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482.732694">
                <text:p>15482.732694</text:p>
              </table:table-cell>
              <table:table-cell office:value-type="float" office:value="-16.18747">
                <text:p>-16.187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482.733694">
                <text:p>15482.733694</text:p>
              </table:table-cell>
              <table:table-cell office:value-type="float" office:value="-16.283371">
                <text:p>-16.2833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482.734695">
                <text:p>15482.734695</text:p>
              </table:table-cell>
              <table:table-cell office:value-type="float" office:value="-16.379272">
                <text:p>-16.3792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482.735696">
                <text:p>15482.735696</text:p>
              </table:table-cell>
              <table:table-cell office:value-type="float" office:value="-16.475173">
                <text:p>-16.4751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482.736697">
                <text:p>15482.736697</text:p>
              </table:table-cell>
              <table:table-cell office:value-type="float" office:value="-16.571075">
                <text:p>-16.5710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482.737695">
                <text:p>15482.737695</text:p>
              </table:table-cell>
              <table:table-cell office:value-type="float" office:value="-16.666976">
                <text:p>-16.6669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482.738695">
                <text:p>15482.738695</text:p>
              </table:table-cell>
              <table:table-cell office:value-type="float" office:value="-16.762877">
                <text:p>-16.7628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482.739683">
                <text:p>15482.739683</text:p>
              </table:table-cell>
              <table:table-cell office:value-type="float" office:value="-16.858778">
                <text:p>-16.8587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82.740683">
                <text:p>15482.740683</text:p>
              </table:table-cell>
              <table:table-cell office:value-type="float" office:value="-16.956333">
                <text:p>-16.956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482.741683">
                <text:p>15482.741683</text:p>
              </table:table-cell>
              <table:table-cell office:value-type="float" office:value="-17.052234">
                <text:p>-17.0522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482.742686">
                <text:p>15482.742686</text:p>
              </table:table-cell>
              <table:table-cell office:value-type="float" office:value="-17.149789">
                <text:p>-17.1497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82.743687">
                <text:p>15482.743687</text:p>
              </table:table-cell>
              <table:table-cell office:value-type="float" office:value="-17.247344">
                <text:p>-17.2473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482.744684">
                <text:p>15482.744684</text:p>
              </table:table-cell>
              <table:table-cell office:value-type="float" office:value="-17.344898">
                <text:p>-17.3448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482.745696">
                <text:p>15482.745696</text:p>
              </table:table-cell>
              <table:table-cell office:value-type="float" office:value="-17.444107">
                <text:p>-17.4441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482.746695">
                <text:p>15482.746695</text:p>
              </table:table-cell>
              <table:table-cell office:value-type="float" office:value="-17.543315">
                <text:p>-17.5433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482.747695">
                <text:p>15482.747695</text:p>
              </table:table-cell>
              <table:table-cell office:value-type="float" office:value="-17.640869">
                <text:p>-17.6408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482.748695">
                <text:p>15482.748695</text:p>
              </table:table-cell>
              <table:table-cell office:value-type="float" office:value="-17.740078">
                <text:p>-17.7400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482.749695">
                <text:p>15482.749695</text:p>
              </table:table-cell>
              <table:table-cell office:value-type="float" office:value="-17.839286">
                <text:p>-17.8392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482.750695">
                <text:p>15482.750695</text:p>
              </table:table-cell>
              <table:table-cell office:value-type="float" office:value="-17.938494">
                <text:p>-17.9384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82.751695">
                <text:p>15482.751695</text:p>
              </table:table-cell>
              <table:table-cell office:value-type="float" office:value="-18.037702">
                <text:p>-18.0377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482.752694">
                <text:p>15482.752694</text:p>
              </table:table-cell>
              <table:table-cell office:value-type="float" office:value="-18.13691">
                <text:p>-18.136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482.753694">
                <text:p>15482.753694</text:p>
              </table:table-cell>
              <table:table-cell office:value-type="float" office:value="-18.237772">
                <text:p>-18.2377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482.754695">
                <text:p>15482.754695</text:p>
              </table:table-cell>
              <table:table-cell office:value-type="float" office:value="-18.33698">
                <text:p>-18.336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482.755695">
                <text:p>15482.755695</text:p>
              </table:table-cell>
              <table:table-cell office:value-type="float" office:value="-18.437842">
                <text:p>-18.4378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482.756695">
                <text:p>15482.756695</text:p>
              </table:table-cell>
              <table:table-cell office:value-type="float" office:value="-18.53705">
                <text:p>-18.537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482.757695">
                <text:p>15482.757695</text:p>
              </table:table-cell>
              <table:table-cell office:value-type="float" office:value="-18.636258">
                <text:p>-18.6362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482.758695">
                <text:p>15482.758695</text:p>
              </table:table-cell>
              <table:table-cell office:value-type="float" office:value="-18.73712">
                <text:p>-18.737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482.759695">
                <text:p>15482.759695</text:p>
              </table:table-cell>
              <table:table-cell office:value-type="float" office:value="-18.836328">
                <text:p>-18.8363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482.760694">
                <text:p>15482.760694</text:p>
              </table:table-cell>
              <table:table-cell office:value-type="float" office:value="-18.93719">
                <text:p>-18.937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482.761695">
                <text:p>15482.761695</text:p>
              </table:table-cell>
              <table:table-cell office:value-type="float" office:value="-19.038051">
                <text:p>-19.0380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482.762695">
                <text:p>15482.762695</text:p>
              </table:table-cell>
              <table:table-cell office:value-type="float" office:value="-19.13726">
                <text:p>-19.137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482.763694">
                <text:p>15482.763694</text:p>
              </table:table-cell>
              <table:table-cell office:value-type="float" office:value="-19.238121">
                <text:p>-19.238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482.764694">
                <text:p>15482.764694</text:p>
              </table:table-cell>
              <table:table-cell office:value-type="float" office:value="-19.338983">
                <text:p>-19.3389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482.765695">
                <text:p>15482.765695</text:p>
              </table:table-cell>
              <table:table-cell office:value-type="float" office:value="-19.439845">
                <text:p>-19.4398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82.766695">
                <text:p>15482.766695</text:p>
              </table:table-cell>
              <table:table-cell office:value-type="float" office:value="-19.540706">
                <text:p>-19.5407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82.767682">
                <text:p>15482.767682</text:p>
              </table:table-cell>
              <table:table-cell office:value-type="float" office:value="-19.641568">
                <text:p>-19.6415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82.768694">
                <text:p>15482.768694</text:p>
              </table:table-cell>
              <table:table-cell office:value-type="float" office:value="-19.744083">
                <text:p>-19.7440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482.769694">
                <text:p>15482.769694</text:p>
              </table:table-cell>
              <table:table-cell office:value-type="float" office:value="-19.844945">
                <text:p>-19.8449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482.770694">
                <text:p>15482.770694</text:p>
              </table:table-cell>
              <table:table-cell office:value-type="float" office:value="-19.94746">
                <text:p>-19.947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482.771695">
                <text:p>15482.771695</text:p>
              </table:table-cell>
              <table:table-cell office:value-type="float" office:value="-20.049975">
                <text:p>-20.0499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482.772696">
                <text:p>15482.772696</text:p>
              </table:table-cell>
              <table:table-cell office:value-type="float" office:value="-20.150837">
                <text:p>-20.1508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482.773695">
                <text:p>15482.773695</text:p>
              </table:table-cell>
              <table:table-cell office:value-type="float" office:value="-20.253352">
                <text:p>-20.2533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482.774695">
                <text:p>15482.774695</text:p>
              </table:table-cell>
              <table:table-cell office:value-type="float" office:value="-20.355867">
                <text:p>-20.3558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482.775695">
                <text:p>15482.775695</text:p>
              </table:table-cell>
              <table:table-cell office:value-type="float" office:value="-20.458382">
                <text:p>-20.4583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482.776683">
                <text:p>15482.776683</text:p>
              </table:table-cell>
              <table:table-cell office:value-type="float" office:value="-20.560897">
                <text:p>-20.5608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482.777683">
                <text:p>15482.777683</text:p>
              </table:table-cell>
              <table:table-cell office:value-type="float" office:value="-20.663412">
                <text:p>-20.6634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482.778695">
                <text:p>15482.778695</text:p>
              </table:table-cell>
              <table:table-cell office:value-type="float" office:value="-20.767581">
                <text:p>-20.7675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482.779695">
                <text:p>15482.779695</text:p>
              </table:table-cell>
              <table:table-cell office:value-type="float" office:value="-20.87175">
                <text:p>-20.871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482.780683">
                <text:p>15482.780683</text:p>
              </table:table-cell>
              <table:table-cell office:value-type="float" office:value="-20.972611">
                <text:p>-20.9726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482.781686">
                <text:p>15482.781686</text:p>
              </table:table-cell>
              <table:table-cell office:value-type="float" office:value="-21.07678">
                <text:p>-21.076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482.782696">
                <text:p>15482.782696</text:p>
              </table:table-cell>
              <table:table-cell office:value-type="float" office:value="-21.182602">
                <text:p>-21.1826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482.783695">
                <text:p>15482.783695</text:p>
              </table:table-cell>
              <table:table-cell office:value-type="float" office:value="-21.285117">
                <text:p>-21.2851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482.784695">
                <text:p>15482.784695</text:p>
              </table:table-cell>
              <table:table-cell office:value-type="float" office:value="-21.389286">
                <text:p>-21.3892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482.785695">
                <text:p>15482.785695</text:p>
              </table:table-cell>
              <table:table-cell office:value-type="float" office:value="-21.493454">
                <text:p>-21.4934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482.786695">
                <text:p>15482.786695</text:p>
              </table:table-cell>
              <table:table-cell office:value-type="float" office:value="-21.597623">
                <text:p>-21.5976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482.787697">
                <text:p>15482.787697</text:p>
              </table:table-cell>
              <table:table-cell office:value-type="float" office:value="-21.701791">
                <text:p>-21.7017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482.788685">
                <text:p>15482.788685</text:p>
              </table:table-cell>
              <table:table-cell office:value-type="float" office:value="-21.804306">
                <text:p>-21.8043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482.789686">
                <text:p>15482.789686</text:p>
              </table:table-cell>
              <table:table-cell office:value-type="float" office:value="-21.908475">
                <text:p>-21.9084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482.790686">
                <text:p>15482.790686</text:p>
              </table:table-cell>
              <table:table-cell office:value-type="float" office:value="-22.012644">
                <text:p>-22.0126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482.791687">
                <text:p>15482.791687</text:p>
              </table:table-cell>
              <table:table-cell office:value-type="float" office:value="-22.116812">
                <text:p>-22.1168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482.792687">
                <text:p>15482.792687</text:p>
              </table:table-cell>
              <table:table-cell office:value-type="float" office:value="-22.220981">
                <text:p>-22.2209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482.793687">
                <text:p>15482.793687</text:p>
              </table:table-cell>
              <table:table-cell office:value-type="float" office:value="-22.325149">
                <text:p>-22.3251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482.794687">
                <text:p>15482.794687</text:p>
              </table:table-cell>
              <table:table-cell office:value-type="float" office:value="-22.430972">
                <text:p>-22.4309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482.79569">
                <text:p>15482.79569</text:p>
              </table:table-cell>
              <table:table-cell office:value-type="float" office:value="-22.53514">
                <text:p>-22.535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482.796694">
                <text:p>15482.796694</text:p>
              </table:table-cell>
              <table:table-cell office:value-type="float" office:value="-22.640962">
                <text:p>-22.6409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482.797683">
                <text:p>15482.797683</text:p>
              </table:table-cell>
              <table:table-cell office:value-type="float" office:value="-22.745131">
                <text:p>-22.7451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482.798684">
                <text:p>15482.798684</text:p>
              </table:table-cell>
              <table:table-cell office:value-type="float" office:value="-22.849299">
                <text:p>-22.8492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482.799695">
                <text:p>15482.799695</text:p>
              </table:table-cell>
              <table:table-cell office:value-type="float" office:value="-22.955121">
                <text:p>-22.9551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482.800683">
                <text:p>15482.800683</text:p>
              </table:table-cell>
              <table:table-cell office:value-type="float" office:value="-23.05929">
                <text:p>-23.059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482.801695">
                <text:p>15482.801695</text:p>
              </table:table-cell>
              <table:table-cell office:value-type="float" office:value="-23.165112">
                <text:p>-23.1651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482.802696">
                <text:p>15482.802696</text:p>
              </table:table-cell>
              <table:table-cell office:value-type="float" office:value="-23.269281">
                <text:p>-23.269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482.803689">
                <text:p>15482.803689</text:p>
              </table:table-cell>
              <table:table-cell office:value-type="float" office:value="-23.373449">
                <text:p>-23.3734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482.804685">
                <text:p>15482.804685</text:p>
              </table:table-cell>
              <table:table-cell office:value-type="float" office:value="-23.477618">
                <text:p>-23.4776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482.805691">
                <text:p>15482.805691</text:p>
              </table:table-cell>
              <table:table-cell office:value-type="float" office:value="-23.58344">
                <text:p>-23.583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482.806695">
                <text:p>15482.806695</text:p>
              </table:table-cell>
              <table:table-cell office:value-type="float" office:value="-23.689262">
                <text:p>-23.6892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482.807695">
                <text:p>15482.807695</text:p>
              </table:table-cell>
              <table:table-cell office:value-type="float" office:value="-23.795084">
                <text:p>-23.7950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482.808695">
                <text:p>15482.808695</text:p>
              </table:table-cell>
              <table:table-cell office:value-type="float" office:value="-23.900906">
                <text:p>-23.9009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482.809695">
                <text:p>15482.809695</text:p>
              </table:table-cell>
              <table:table-cell office:value-type="float" office:value="-24.005075">
                <text:p>-24.0050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482.810707">
                <text:p>15482.810707</text:p>
              </table:table-cell>
              <table:table-cell office:value-type="float" office:value="-24.11255">
                <text:p>-24.112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482.811695">
                <text:p>15482.811695</text:p>
              </table:table-cell>
              <table:table-cell office:value-type="float" office:value="-24.216719">
                <text:p>-24.2167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482.812695">
                <text:p>15482.812695</text:p>
              </table:table-cell>
              <table:table-cell office:value-type="float" office:value="-24.322541">
                <text:p>-24.3225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482.813682">
                <text:p>15482.813682</text:p>
              </table:table-cell>
              <table:table-cell office:value-type="float" office:value="-24.42671">
                <text:p>-24.426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482.814695">
                <text:p>15482.814695</text:p>
              </table:table-cell>
              <table:table-cell office:value-type="float" office:value="-24.534185">
                <text:p>-24.5341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482.815695">
                <text:p>15482.815695</text:p>
              </table:table-cell>
              <table:table-cell office:value-type="float" office:value="-24.640007">
                <text:p>-24.6400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482.816695">
                <text:p>15482.816695</text:p>
              </table:table-cell>
              <table:table-cell office:value-type="float" office:value="-24.745829">
                <text:p>-24.7458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482.817695">
                <text:p>15482.817695</text:p>
              </table:table-cell>
              <table:table-cell office:value-type="float" office:value="-24.851651">
                <text:p>-24.8516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482.818695">
                <text:p>15482.818695</text:p>
              </table:table-cell>
              <table:table-cell office:value-type="float" office:value="-24.957473">
                <text:p>-24.9574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482.819686">
                <text:p>15482.819686</text:p>
              </table:table-cell>
              <table:table-cell office:value-type="float" office:value="-25.063295">
                <text:p>-25.0632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482.820684">
                <text:p>15482.820684</text:p>
              </table:table-cell>
              <table:table-cell office:value-type="float" office:value="-25.169118">
                <text:p>-25.1691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482.821686">
                <text:p>15482.821686</text:p>
              </table:table-cell>
              <table:table-cell office:value-type="float" office:value="-25.27494">
                <text:p>-25.274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482.822683">
                <text:p>15482.822683</text:p>
              </table:table-cell>
              <table:table-cell office:value-type="float" office:value="-25.380762">
                <text:p>-25.3807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482.823683">
                <text:p>15482.823683</text:p>
              </table:table-cell>
              <table:table-cell office:value-type="float" office:value="-25.48493">
                <text:p>-25.484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482.824695">
                <text:p>15482.824695</text:p>
              </table:table-cell>
              <table:table-cell office:value-type="float" office:value="-25.592406">
                <text:p>-25.5924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482.825694">
                <text:p>15482.825694</text:p>
              </table:table-cell>
              <table:table-cell office:value-type="float" office:value="-25.698228">
                <text:p>-25.6982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482.826683">
                <text:p>15482.826683</text:p>
              </table:table-cell>
              <table:table-cell office:value-type="float" office:value="-25.802397">
                <text:p>-25.8023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482.827694">
                <text:p>15482.827694</text:p>
              </table:table-cell>
              <table:table-cell office:value-type="float" office:value="-25.909872">
                <text:p>-25.9098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482.828695">
                <text:p>15482.828695</text:p>
              </table:table-cell>
              <table:table-cell office:value-type="float" office:value="-26.015694">
                <text:p>-26.0156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482.829684">
                <text:p>15482.829684</text:p>
              </table:table-cell>
              <table:table-cell office:value-type="float" office:value="-26.119863">
                <text:p>-26.1198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482.830695">
                <text:p>15482.830695</text:p>
              </table:table-cell>
              <table:table-cell office:value-type="float" office:value="-26.225685">
                <text:p>-26.2256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482.831695">
                <text:p>15482.831695</text:p>
              </table:table-cell>
              <table:table-cell office:value-type="float" office:value="-26.331507">
                <text:p>-26.331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482.832695">
                <text:p>15482.832695</text:p>
              </table:table-cell>
              <table:table-cell office:value-type="float" office:value="-26.437329">
                <text:p>-26.4373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482.833695">
                <text:p>15482.833695</text:p>
              </table:table-cell>
              <table:table-cell office:value-type="float" office:value="-26.543151">
                <text:p>-26.5431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482.834695">
                <text:p>15482.834695</text:p>
              </table:table-cell>
              <table:table-cell office:value-type="float" office:value="-26.648973">
                <text:p>-26.6489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482.835689">
                <text:p>15482.835689</text:p>
              </table:table-cell>
              <table:table-cell office:value-type="float" office:value="-26.753142">
                <text:p>-26.7531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482.836687">
                <text:p>15482.836687</text:p>
              </table:table-cell>
              <table:table-cell office:value-type="float" office:value="-26.858964">
                <text:p>-26.8589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482.837685">
                <text:p>15482.837685</text:p>
              </table:table-cell>
              <table:table-cell office:value-type="float" office:value="-26.964786">
                <text:p>-26.9647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482.838695">
                <text:p>15482.838695</text:p>
              </table:table-cell>
              <table:table-cell office:value-type="float" office:value="-27.072261">
                <text:p>-27.0722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482.839704">
                <text:p>15482.839704</text:p>
              </table:table-cell>
              <table:table-cell office:value-type="float" office:value="-27.178083">
                <text:p>-27.1780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482.840695">
                <text:p>15482.840695</text:p>
              </table:table-cell>
              <table:table-cell office:value-type="float" office:value="-27.282252">
                <text:p>-27.2822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482.841695">
                <text:p>15482.841695</text:p>
              </table:table-cell>
              <table:table-cell office:value-type="float" office:value="-27.388074">
                <text:p>-27.3880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482.842709">
                <text:p>15482.842709</text:p>
              </table:table-cell>
              <table:table-cell office:value-type="float" office:value="-27.49555">
                <text:p>-27.495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482.843695">
                <text:p>15482.843695</text:p>
              </table:table-cell>
              <table:table-cell office:value-type="float" office:value="-27.599718">
                <text:p>-27.5997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482.844695">
                <text:p>15482.844695</text:p>
              </table:table-cell>
              <table:table-cell office:value-type="float" office:value="-27.70554">
                <text:p>-27.705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482.845683">
                <text:p>15482.845683</text:p>
              </table:table-cell>
              <table:table-cell office:value-type="float" office:value="-27.811362">
                <text:p>-27.8113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482.846696">
                <text:p>15482.846696</text:p>
              </table:table-cell>
              <table:table-cell office:value-type="float" office:value="-27.917184">
                <text:p>-27.9171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482.847695">
                <text:p>15482.847695</text:p>
              </table:table-cell>
              <table:table-cell office:value-type="float" office:value="-28.023006">
                <text:p>-28.0230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482.848695">
                <text:p>15482.848695</text:p>
              </table:table-cell>
              <table:table-cell office:value-type="float" office:value="-28.128829">
                <text:p>-28.1288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482.849695">
                <text:p>15482.849695</text:p>
              </table:table-cell>
              <table:table-cell office:value-type="float" office:value="-28.234651">
                <text:p>-28.2346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482.850695">
                <text:p>15482.850695</text:p>
              </table:table-cell>
              <table:table-cell office:value-type="float" office:value="-28.338819">
                <text:p>-28.3388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482.851687">
                <text:p>15482.851687</text:p>
              </table:table-cell>
              <table:table-cell office:value-type="float" office:value="-28.442988">
                <text:p>-28.4429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482.852692">
                <text:p>15482.852692</text:p>
              </table:table-cell>
              <table:table-cell office:value-type="float" office:value="-28.54881">
                <text:p>-28.548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482.853697">
                <text:p>15482.853697</text:p>
              </table:table-cell>
              <table:table-cell office:value-type="float" office:value="-28.654632">
                <text:p>-28.6546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482.854695">
                <text:p>15482.854695</text:p>
              </table:table-cell>
              <table:table-cell office:value-type="float" office:value="-28.758801">
                <text:p>-28.7588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482.855683">
                <text:p>15482.855683</text:p>
              </table:table-cell>
              <table:table-cell office:value-type="float" office:value="-28.861316">
                <text:p>-28.8613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482.856695">
                <text:p>15482.856695</text:p>
              </table:table-cell>
              <table:table-cell office:value-type="float" office:value="-28.967138">
                <text:p>-28.9671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482.857695">
                <text:p>15482.857695</text:p>
              </table:table-cell>
              <table:table-cell office:value-type="float" office:value="-29.071306">
                <text:p>-29.0713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482.858707">
                <text:p>15482.858707</text:p>
              </table:table-cell>
              <table:table-cell office:value-type="float" office:value="-29.177128">
                <text:p>-29.1771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482.859696">
                <text:p>15482.859696</text:p>
              </table:table-cell>
              <table:table-cell office:value-type="float" office:value="-29.279644">
                <text:p>-29.2796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482.860695">
                <text:p>15482.860695</text:p>
              </table:table-cell>
              <table:table-cell office:value-type="float" office:value="-29.383812">
                <text:p>-29.3838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482.861682">
                <text:p>15482.861682</text:p>
              </table:table-cell>
              <table:table-cell office:value-type="float" office:value="-29.486327">
                <text:p>-29.4863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482.862695">
                <text:p>15482.862695</text:p>
              </table:table-cell>
              <table:table-cell office:value-type="float" office:value="-29.592149">
                <text:p>-29.5921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482.863695">
                <text:p>15482.863695</text:p>
              </table:table-cell>
              <table:table-cell office:value-type="float" office:value="-29.696318">
                <text:p>-29.6963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482.864694">
                <text:p>15482.864694</text:p>
              </table:table-cell>
              <table:table-cell office:value-type="float" office:value="-29.800487">
                <text:p>-29.8004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482.865695">
                <text:p>15482.865695</text:p>
              </table:table-cell>
              <table:table-cell office:value-type="float" office:value="-29.903002">
                <text:p>-29.9030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482.866684">
                <text:p>15482.866684</text:p>
              </table:table-cell>
              <table:table-cell office:value-type="float" office:value="-30.005517">
                <text:p>-30.0055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482.867687">
                <text:p>15482.867687</text:p>
              </table:table-cell>
              <table:table-cell office:value-type="float" office:value="-30.109685">
                <text:p>-30.1096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482.868693">
                <text:p>15482.868693</text:p>
              </table:table-cell>
              <table:table-cell office:value-type="float" office:value="-30.213854">
                <text:p>-30.2138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482.869696">
                <text:p>15482.869696</text:p>
              </table:table-cell>
              <table:table-cell office:value-type="float" office:value="-30.318023">
                <text:p>-30.3180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482.870695">
                <text:p>15482.870695</text:p>
              </table:table-cell>
              <table:table-cell office:value-type="float" office:value="-30.420538">
                <text:p>-30.4205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482.871695">
                <text:p>15482.871695</text:p>
              </table:table-cell>
              <table:table-cell office:value-type="float" office:value="-30.524706">
                <text:p>-30.5247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482.872683">
                <text:p>15482.872683</text:p>
              </table:table-cell>
              <table:table-cell office:value-type="float" office:value="-30.627221">
                <text:p>-30.6272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482.873695">
                <text:p>15482.873695</text:p>
              </table:table-cell>
              <table:table-cell office:value-type="float" office:value="-30.73139">
                <text:p>-30.731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482.874707">
                <text:p>15482.874707</text:p>
              </table:table-cell>
              <table:table-cell office:value-type="float" office:value="-30.835559">
                <text:p>-30.8355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482.875695">
                <text:p>15482.875695</text:p>
              </table:table-cell>
              <table:table-cell office:value-type="float" office:value="-30.93642">
                <text:p>-30.936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482.876695">
                <text:p>15482.876695</text:p>
              </table:table-cell>
              <table:table-cell office:value-type="float" office:value="-31.040589">
                <text:p>-31.0405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482.877683">
                <text:p>15482.877683</text:p>
              </table:table-cell>
              <table:table-cell office:value-type="float" office:value="-31.141451">
                <text:p>-31.1414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482.878696">
                <text:p>15482.878696</text:p>
              </table:table-cell>
              <table:table-cell office:value-type="float" office:value="-31.245619">
                <text:p>-31.2456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482.879695">
                <text:p>15482.879695</text:p>
              </table:table-cell>
              <table:table-cell office:value-type="float" office:value="-31.348134">
                <text:p>-31.3481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482.880695">
                <text:p>15482.880695</text:p>
              </table:table-cell>
              <table:table-cell office:value-type="float" office:value="-31.450649">
                <text:p>-31.4506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482.881695">
                <text:p>15482.881695</text:p>
              </table:table-cell>
              <table:table-cell office:value-type="float" office:value="-31.553165">
                <text:p>-31.55316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482.882685">
                <text:p>15482.882685</text:p>
              </table:table-cell>
              <table:table-cell office:value-type="float" office:value="-31.654026">
                <text:p>-31.6540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482.883687">
                <text:p>15482.883687</text:p>
              </table:table-cell>
              <table:table-cell office:value-type="float" office:value="-31.756541">
                <text:p>-31.7565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482.884693">
                <text:p>15482.884693</text:p>
              </table:table-cell>
              <table:table-cell office:value-type="float" office:value="-31.857403">
                <text:p>-31.8574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482.885695">
                <text:p>15482.885695</text:p>
              </table:table-cell>
              <table:table-cell office:value-type="float" office:value="-31.959918">
                <text:p>-31.9599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482.886695">
                <text:p>15482.886695</text:p>
              </table:table-cell>
              <table:table-cell office:value-type="float" office:value="-32.06078">
                <text:p>-32.060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482.887695">
                <text:p>15482.887695</text:p>
              </table:table-cell>
              <table:table-cell office:value-type="float" office:value="-32.161641">
                <text:p>-32.1616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482.888683">
                <text:p>15482.888683</text:p>
              </table:table-cell>
              <table:table-cell office:value-type="float" office:value="-32.26085">
                <text:p>-32.260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482.889683">
                <text:p>15482.889683</text:p>
              </table:table-cell>
              <table:table-cell office:value-type="float" office:value="-32.361711">
                <text:p>-32.3617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482.890683">
                <text:p>15482.890683</text:p>
              </table:table-cell>
              <table:table-cell office:value-type="float" office:value="-32.462573">
                <text:p>-32.4625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482.891695">
                <text:p>15482.891695</text:p>
              </table:table-cell>
              <table:table-cell office:value-type="float" office:value="-32.563435">
                <text:p>-32.5634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2.892695">
                <text:p>15482.892695</text:p>
              </table:table-cell>
              <table:table-cell office:value-type="float" office:value="-32.664296">
                <text:p>-32.6642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482.893682">
                <text:p>15482.893682</text:p>
              </table:table-cell>
              <table:table-cell office:value-type="float" office:value="-32.761851">
                <text:p>-32.7618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482.894696">
                <text:p>15482.894696</text:p>
              </table:table-cell>
              <table:table-cell office:value-type="float" office:value="-32.862713">
                <text:p>-32.8627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82.895695">
                <text:p>15482.895695</text:p>
              </table:table-cell>
              <table:table-cell office:value-type="float" office:value="-32.963574">
                <text:p>-32.9635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482.896694">
                <text:p>15482.896694</text:p>
              </table:table-cell>
              <table:table-cell office:value-type="float" office:value="-33.062782">
                <text:p>-33.0627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482.897683">
                <text:p>15482.897683</text:p>
              </table:table-cell>
              <table:table-cell office:value-type="float" office:value="-33.160337">
                <text:p>-33.1603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482.898684">
                <text:p>15482.898684</text:p>
              </table:table-cell>
              <table:table-cell office:value-type="float" office:value="-33.259545">
                <text:p>-33.2595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482.899686">
                <text:p>15482.899686</text:p>
              </table:table-cell>
              <table:table-cell office:value-type="float" office:value="-33.358754">
                <text:p>-33.3587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482.900686">
                <text:p>15482.900686</text:p>
              </table:table-cell>
              <table:table-cell office:value-type="float" office:value="-33.456308">
                <text:p>-33.4563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482.901695">
                <text:p>15482.901695</text:p>
              </table:table-cell>
              <table:table-cell office:value-type="float" office:value="-33.555516">
                <text:p>-33.5555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482.902695">
                <text:p>15482.902695</text:p>
              </table:table-cell>
              <table:table-cell office:value-type="float" office:value="-33.654725">
                <text:p>-33.6547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482.903695">
                <text:p>15482.903695</text:p>
              </table:table-cell>
              <table:table-cell office:value-type="float" office:value="-33.752279">
                <text:p>-33.7522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482.904695">
                <text:p>15482.904695</text:p>
              </table:table-cell>
              <table:table-cell office:value-type="float" office:value="-33.851488">
                <text:p>-33.8514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482.905683">
                <text:p>15482.905683</text:p>
              </table:table-cell>
              <table:table-cell office:value-type="float" office:value="-33.947389">
                <text:p>-33.9473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482.906706">
                <text:p>15482.906706</text:p>
              </table:table-cell>
              <table:table-cell office:value-type="float" office:value="-34.04825">
                <text:p>-34.048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482.907695">
                <text:p>15482.907695</text:p>
              </table:table-cell>
              <table:table-cell office:value-type="float" office:value="-34.144152">
                <text:p>-34.1441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482.908695">
                <text:p>15482.908695</text:p>
              </table:table-cell>
              <table:table-cell office:value-type="float" office:value="-34.241706">
                <text:p>-34.2417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482.909683">
                <text:p>15482.909683</text:p>
              </table:table-cell>
              <table:table-cell office:value-type="float" office:value="-34.337608">
                <text:p>-34.3376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482.910695">
                <text:p>15482.910695</text:p>
              </table:table-cell>
              <table:table-cell office:value-type="float" office:value="-34.436816">
                <text:p>-34.4368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482.911695">
                <text:p>15482.911695</text:p>
              </table:table-cell>
              <table:table-cell office:value-type="float" office:value="-34.532717">
                <text:p>-34.5327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482.912695">
                <text:p>15482.912695</text:p>
              </table:table-cell>
              <table:table-cell office:value-type="float" office:value="-34.630272">
                <text:p>-34.630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482.913695">
                <text:p>15482.913695</text:p>
              </table:table-cell>
              <table:table-cell office:value-type="float" office:value="-34.726173">
                <text:p>-34.7261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482.914685">
                <text:p>15482.914685</text:p>
              </table:table-cell>
              <table:table-cell office:value-type="float" office:value="-34.822074">
                <text:p>-34.8220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482.915686">
                <text:p>15482.915686</text:p>
              </table:table-cell>
              <table:table-cell office:value-type="float" office:value="-34.917976">
                <text:p>-34.9179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482.916694">
                <text:p>15482.916694</text:p>
              </table:table-cell>
              <table:table-cell office:value-type="float" office:value="-35.013877">
                <text:p>-35.0138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482.917696">
                <text:p>15482.917696</text:p>
              </table:table-cell>
              <table:table-cell office:value-type="float" office:value="-35.109778">
                <text:p>-35.10977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482.918695">
                <text:p>15482.918695</text:p>
              </table:table-cell>
              <table:table-cell office:value-type="float" office:value="-35.205679">
                <text:p>-35.2056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82.919695">
                <text:p>15482.919695</text:p>
              </table:table-cell>
              <table:table-cell office:value-type="float" office:value="-35.299927">
                <text:p>-35.2999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482.920694">
                <text:p>15482.920694</text:p>
              </table:table-cell>
              <table:table-cell office:value-type="float" office:value="-35.395828">
                <text:p>-35.3958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482.921684">
                <text:p>15482.921684</text:p>
              </table:table-cell>
              <table:table-cell office:value-type="float" office:value="-35.488423">
                <text:p>-35.4884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482.922683">
                <text:p>15482.922683</text:p>
              </table:table-cell>
              <table:table-cell office:value-type="float" office:value="-35.58267">
                <text:p>-35.582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482.923685">
                <text:p>15482.923685</text:p>
              </table:table-cell>
              <table:table-cell office:value-type="float" office:value="-35.676918">
                <text:p>-35.6769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482.924685">
                <text:p>15482.924685</text:p>
              </table:table-cell>
              <table:table-cell office:value-type="float" office:value="-35.771166">
                <text:p>-35.7711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82.925685">
                <text:p>15482.925685</text:p>
              </table:table-cell>
              <table:table-cell office:value-type="float" office:value="-35.86376">
                <text:p>-35.863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482.926695">
                <text:p>15482.926695</text:p>
              </table:table-cell>
              <table:table-cell office:value-type="float" office:value="-35.958008">
                <text:p>-35.9580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482.927695">
                <text:p>15482.927695</text:p>
              </table:table-cell>
              <table:table-cell office:value-type="float" office:value="-36.050602">
                <text:p>-36.0506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482.928695">
                <text:p>15482.928695</text:p>
              </table:table-cell>
              <table:table-cell office:value-type="float" office:value="-36.143197">
                <text:p>-36.1431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482.929695">
                <text:p>15482.929695</text:p>
              </table:table-cell>
              <table:table-cell office:value-type="float" office:value="-36.235791">
                <text:p>-36.2357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482.930689">
                <text:p>15482.930689</text:p>
              </table:table-cell>
              <table:table-cell office:value-type="float" office:value="-36.328385">
                <text:p>-36.3283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482.931685">
                <text:p>15482.931685</text:p>
              </table:table-cell>
              <table:table-cell office:value-type="float" office:value="-36.419326">
                <text:p>-36.4193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482.932692">
                <text:p>15482.932692</text:p>
              </table:table-cell>
              <table:table-cell office:value-type="float" office:value="-36.511921">
                <text:p>-36.5119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482.933696">
                <text:p>15482.933696</text:p>
              </table:table-cell>
              <table:table-cell office:value-type="float" office:value="-36.604515">
                <text:p>-36.6045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482.934695">
                <text:p>15482.934695</text:p>
              </table:table-cell>
              <table:table-cell office:value-type="float" office:value="-36.695456">
                <text:p>-36.6954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482.935695">
                <text:p>15482.935695</text:p>
              </table:table-cell>
              <table:table-cell office:value-type="float" office:value="-36.786397">
                <text:p>-36.7863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482.936694">
                <text:p>15482.936694</text:p>
              </table:table-cell>
              <table:table-cell office:value-type="float" office:value="-36.877337">
                <text:p>-36.8773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482.937695">
                <text:p>15482.937695</text:p>
              </table:table-cell>
              <table:table-cell office:value-type="float" office:value="-36.968278">
                <text:p>-36.9682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482.938695">
                <text:p>15482.938695</text:p>
              </table:table-cell>
              <table:table-cell office:value-type="float" office:value="-37.057566">
                <text:p>-37.0575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482.939695">
                <text:p>15482.939695</text:p>
              </table:table-cell>
              <table:table-cell office:value-type="float" office:value="-37.148506">
                <text:p>-37.1485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482.940695">
                <text:p>15482.940695</text:p>
              </table:table-cell>
              <table:table-cell office:value-type="float" office:value="-37.237794">
                <text:p>-37.2377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482.941683">
                <text:p>15482.941683</text:p>
              </table:table-cell>
              <table:table-cell office:value-type="float" office:value="-37.327081">
                <text:p>-37.3270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482.942695">
                <text:p>15482.942695</text:p>
              </table:table-cell>
              <table:table-cell office:value-type="float" office:value="-37.418022">
                <text:p>-37.4180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482.943695">
                <text:p>15482.943695</text:p>
              </table:table-cell>
              <table:table-cell office:value-type="float" office:value="-37.507309">
                <text:p>-37.5073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482.944695">
                <text:p>15482.944695</text:p>
              </table:table-cell>
              <table:table-cell office:value-type="float" office:value="-37.594943">
                <text:p>-37.5949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482.945694">
                <text:p>15482.945694</text:p>
              </table:table-cell>
              <table:table-cell office:value-type="float" office:value="-37.684231">
                <text:p>-37.6842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482.94669">
                <text:p>15482.94669</text:p>
              </table:table-cell>
              <table:table-cell office:value-type="float" office:value="-37.771865">
                <text:p>-37.7718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482.947686">
                <text:p>15482.947686</text:p>
              </table:table-cell>
              <table:table-cell office:value-type="float" office:value="-37.859498">
                <text:p>-37.8594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482.948688">
                <text:p>15482.948688</text:p>
              </table:table-cell>
              <table:table-cell office:value-type="float" office:value="-37.948786">
                <text:p>-37.9487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482.949695">
                <text:p>15482.949695</text:p>
              </table:table-cell>
              <table:table-cell office:value-type="float" office:value="-38.03642">
                <text:p>-38.036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482.950695">
                <text:p>15482.950695</text:p>
              </table:table-cell>
              <table:table-cell office:value-type="float" office:value="-38.124054">
                <text:p>-38.1240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482.951684">
                <text:p>15482.951684</text:p>
              </table:table-cell>
              <table:table-cell office:value-type="float" office:value="-38.210034">
                <text:p>-38.2100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482.952695">
                <text:p>15482.952695</text:p>
              </table:table-cell>
              <table:table-cell office:value-type="float" office:value="-38.297668">
                <text:p>-38.2976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482.953695">
                <text:p>15482.953695</text:p>
              </table:table-cell>
              <table:table-cell office:value-type="float" office:value="-38.383648">
                <text:p>-38.3836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482.954696">
                <text:p>15482.954696</text:p>
              </table:table-cell>
              <table:table-cell office:value-type="float" office:value="-38.469629">
                <text:p>-38.4696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482.955695">
                <text:p>15482.955695</text:p>
              </table:table-cell>
              <table:table-cell office:value-type="float" office:value="-38.555609">
                <text:p>-38.5556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482.956684">
                <text:p>15482.956684</text:p>
              </table:table-cell>
              <table:table-cell office:value-type="float" office:value="-38.639936">
                <text:p>-38.6399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482.957685">
                <text:p>15482.957685</text:p>
              </table:table-cell>
              <table:table-cell office:value-type="float" office:value="-38.725917">
                <text:p>-38.7259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482.958684">
                <text:p>15482.958684</text:p>
              </table:table-cell>
              <table:table-cell office:value-type="float" office:value="-38.810244">
                <text:p>-38.8102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482.959695">
                <text:p>15482.959695</text:p>
              </table:table-cell>
              <table:table-cell office:value-type="float" office:value="-38.894571">
                <text:p>-38.8945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482.960694">
                <text:p>15482.960694</text:p>
              </table:table-cell>
              <table:table-cell office:value-type="float" office:value="-38.978897">
                <text:p>-38.9788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482.961695">
                <text:p>15482.961695</text:p>
              </table:table-cell>
              <table:table-cell office:value-type="float" office:value="-39.063224">
                <text:p>-39.0632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482.962687">
                <text:p>15482.962687</text:p>
              </table:table-cell>
              <table:table-cell office:value-type="float" office:value="-39.145898">
                <text:p>-39.1458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482.963684">
                <text:p>15482.963684</text:p>
              </table:table-cell>
              <table:table-cell office:value-type="float" office:value="-39.228571">
                <text:p>-39.2285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482.964685">
                <text:p>15482.964685</text:p>
              </table:table-cell>
              <table:table-cell office:value-type="float" office:value="-39.311245">
                <text:p>-39.3112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482.965696">
                <text:p>15482.965696</text:p>
              </table:table-cell>
              <table:table-cell office:value-type="float" office:value="-39.395572">
                <text:p>-39.3955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482.966695">
                <text:p>15482.966695</text:p>
              </table:table-cell>
              <table:table-cell office:value-type="float" office:value="-39.476592">
                <text:p>-39.4765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482.967695">
                <text:p>15482.967695</text:p>
              </table:table-cell>
              <table:table-cell office:value-type="float" office:value="-39.559265">
                <text:p>-39.5592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482.968695">
                <text:p>15482.968695</text:p>
              </table:table-cell>
              <table:table-cell office:value-type="float" office:value="-39.640285">
                <text:p>-39.6402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482.969695">
                <text:p>15482.969695</text:p>
              </table:table-cell>
              <table:table-cell office:value-type="float" office:value="-39.721305">
                <text:p>-39.7213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482.970695">
                <text:p>15482.970695</text:p>
              </table:table-cell>
              <table:table-cell office:value-type="float" office:value="-39.802325">
                <text:p>-39.8023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482.971682">
                <text:p>15482.971682</text:p>
              </table:table-cell>
              <table:table-cell office:value-type="float" office:value="-39.881692">
                <text:p>-39.8816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482.972683">
                <text:p>15482.972683</text:p>
              </table:table-cell>
              <table:table-cell office:value-type="float" office:value="-39.961059">
                <text:p>-39.961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482.973682">
                <text:p>15482.973682</text:p>
              </table:table-cell>
              <table:table-cell office:value-type="float" office:value="-40.042079">
                <text:p>-40.0420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482.974695">
                <text:p>15482.974695</text:p>
              </table:table-cell>
              <table:table-cell office:value-type="float" office:value="-40.121445">
                <text:p>-40.1214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82.975695">
                <text:p>15482.975695</text:p>
              </table:table-cell>
              <table:table-cell office:value-type="float" office:value="-40.200812">
                <text:p>-40.2008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482.976683">
                <text:p>15482.976683</text:p>
              </table:table-cell>
              <table:table-cell office:value-type="float" office:value="-40.278525">
                <text:p>-40.2785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482.977695">
                <text:p>15482.977695</text:p>
              </table:table-cell>
              <table:table-cell office:value-type="float" office:value="-40.357891">
                <text:p>-40.3578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482.978696">
                <text:p>15482.978696</text:p>
              </table:table-cell>
              <table:table-cell office:value-type="float" office:value="-40.435604">
                <text:p>-40.4356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82.979695">
                <text:p>15482.979695</text:p>
              </table:table-cell>
              <table:table-cell office:value-type="float" office:value="-40.513317">
                <text:p>-40.5133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482.980683">
                <text:p>15482.980683</text:p>
              </table:table-cell>
              <table:table-cell office:value-type="float" office:value="-40.589377">
                <text:p>-40.5893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482.981695">
                <text:p>15482.981695</text:p>
              </table:table-cell>
              <table:table-cell office:value-type="float" office:value="-40.66709">
                <text:p>-40.667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482.982695">
                <text:p>15482.982695</text:p>
              </table:table-cell>
              <table:table-cell office:value-type="float" office:value="-40.744803">
                <text:p>-40.7448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482.983695">
                <text:p>15482.983695</text:p>
              </table:table-cell>
              <table:table-cell office:value-type="float" office:value="-40.820863">
                <text:p>-40.8208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482.984695">
                <text:p>15482.984695</text:p>
              </table:table-cell>
              <table:table-cell office:value-type="float" office:value="-40.896922">
                <text:p>-40.8969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482.985695">
                <text:p>15482.985695</text:p>
              </table:table-cell>
              <table:table-cell office:value-type="float" office:value="-40.972982">
                <text:p>-40.9729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482.986695">
                <text:p>15482.986695</text:p>
              </table:table-cell>
              <table:table-cell office:value-type="float" office:value="-41.047388">
                <text:p>-41.0473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482.987695">
                <text:p>15482.987695</text:p>
              </table:table-cell>
              <table:table-cell office:value-type="float" office:value="-41.121794">
                <text:p>-41.1217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482.988695">
                <text:p>15482.988695</text:p>
              </table:table-cell>
              <table:table-cell office:value-type="float" office:value="-41.197854">
                <text:p>-41.1978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482.989695">
                <text:p>15482.989695</text:p>
              </table:table-cell>
              <table:table-cell office:value-type="float" office:value="-41.270607">
                <text:p>-41.2706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482.990695">
                <text:p>15482.990695</text:p>
              </table:table-cell>
              <table:table-cell office:value-type="float" office:value="-41.345013">
                <text:p>-41.3450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482.991695">
                <text:p>15482.991695</text:p>
              </table:table-cell>
              <table:table-cell office:value-type="float" office:value="-41.417765">
                <text:p>-41.4177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482.992695">
                <text:p>15482.992695</text:p>
              </table:table-cell>
              <table:table-cell office:value-type="float" office:value="-41.490518">
                <text:p>-41.4905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482.993694">
                <text:p>15482.993694</text:p>
              </table:table-cell>
              <table:table-cell office:value-type="float" office:value="-41.563271">
                <text:p>-41.5632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482.994695">
                <text:p>15482.994695</text:p>
              </table:table-cell>
              <table:table-cell office:value-type="float" office:value="-41.63437">
                <text:p>-41.634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482.995695">
                <text:p>15482.995695</text:p>
              </table:table-cell>
              <table:table-cell office:value-type="float" office:value="-41.705469">
                <text:p>-41.705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482.996695">
                <text:p>15482.996695</text:p>
              </table:table-cell>
              <table:table-cell office:value-type="float" office:value="-41.778222">
                <text:p>-41.7782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482.997694">
                <text:p>15482.997694</text:p>
              </table:table-cell>
              <table:table-cell office:value-type="float" office:value="-41.847668">
                <text:p>-41.8476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482.998695">
                <text:p>15482.998695</text:p>
              </table:table-cell>
              <table:table-cell office:value-type="float" office:value="-41.918767">
                <text:p>-41.9187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482.999695">
                <text:p>15482.999695</text:p>
              </table:table-cell>
              <table:table-cell office:value-type="float" office:value="-41.988213">
                <text:p>-41.9882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483.000695">
                <text:p>15483.000695</text:p>
              </table:table-cell>
              <table:table-cell office:value-type="float" office:value="-42.057658">
                <text:p>-42.0576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483.001695">
                <text:p>15483.001695</text:p>
              </table:table-cell>
              <table:table-cell office:value-type="float" office:value="-42.127104">
                <text:p>-42.1271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483.002695">
                <text:p>15483.002695</text:p>
              </table:table-cell>
              <table:table-cell office:value-type="float" office:value="-42.194896">
                <text:p>-42.1948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483.003695">
                <text:p>15483.003695</text:p>
              </table:table-cell>
              <table:table-cell office:value-type="float" office:value="-42.262689">
                <text:p>-42.2626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483.004694">
                <text:p>15483.004694</text:p>
              </table:table-cell>
              <table:table-cell office:value-type="float" office:value="-42.330481">
                <text:p>-42.3304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83.005683">
                <text:p>15483.005683</text:p>
              </table:table-cell>
              <table:table-cell office:value-type="float" office:value="-42.398273">
                <text:p>-42.3982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483.006696">
                <text:p>15483.006696</text:p>
              </table:table-cell>
              <table:table-cell office:value-type="float" office:value="-42.466065">
                <text:p>-42.4660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483.007695">
                <text:p>15483.007695</text:p>
              </table:table-cell>
              <table:table-cell office:value-type="float" office:value="-42.532204">
                <text:p>-42.5322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483.008694">
                <text:p>15483.008694</text:p>
              </table:table-cell>
              <table:table-cell office:value-type="float" office:value="-42.598343">
                <text:p>-42.5983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483.009695">
                <text:p>15483.009695</text:p>
              </table:table-cell>
              <table:table-cell office:value-type="float" office:value="-42.664482">
                <text:p>-42.6644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483.010683">
                <text:p>15483.010683</text:p>
              </table:table-cell>
              <table:table-cell office:value-type="float" office:value="-42.728967">
                <text:p>-42.7289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483.011695">
                <text:p>15483.011695</text:p>
              </table:table-cell>
              <table:table-cell office:value-type="float" office:value="-42.793452">
                <text:p>-42.7934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483.012695">
                <text:p>15483.012695</text:p>
              </table:table-cell>
              <table:table-cell office:value-type="float" office:value="-42.857938">
                <text:p>-42.8579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483.013695">
                <text:p>15483.013695</text:p>
              </table:table-cell>
              <table:table-cell office:value-type="float" office:value="-42.922423">
                <text:p>-42.9224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483.014695">
                <text:p>15483.014695</text:p>
              </table:table-cell>
              <table:table-cell office:value-type="float" office:value="-42.985255">
                <text:p>-42.9852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483.015695">
                <text:p>15483.015695</text:p>
              </table:table-cell>
              <table:table-cell office:value-type="float" office:value="-43.048087">
                <text:p>-43.0480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483.016695">
                <text:p>15483.016695</text:p>
              </table:table-cell>
              <table:table-cell office:value-type="float" office:value="-43.110919">
                <text:p>-43.1109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483.017694">
                <text:p>15483.017694</text:p>
              </table:table-cell>
              <table:table-cell office:value-type="float" office:value="-43.17375">
                <text:p>-43.173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483.018695">
                <text:p>15483.018695</text:p>
              </table:table-cell>
              <table:table-cell office:value-type="float" office:value="-43.234929">
                <text:p>-43.2349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483.019695">
                <text:p>15483.019695</text:p>
              </table:table-cell>
              <table:table-cell office:value-type="float" office:value="-43.296107">
                <text:p>-43.2961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483.020695">
                <text:p>15483.020695</text:p>
              </table:table-cell>
              <table:table-cell office:value-type="float" office:value="-43.357286">
                <text:p>-43.3572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483.021682">
                <text:p>15483.021682</text:p>
              </table:table-cell>
              <table:table-cell office:value-type="float" office:value="-43.41681">
                <text:p>-43.416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483.022683">
                <text:p>15483.022683</text:p>
              </table:table-cell>
              <table:table-cell office:value-type="float" office:value="-43.477989">
                <text:p>-43.4779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483.023683">
                <text:p>15483.023683</text:p>
              </table:table-cell>
              <table:table-cell office:value-type="float" office:value="-43.537514">
                <text:p>-43.5375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483.024683">
                <text:p>15483.024683</text:p>
              </table:table-cell>
              <table:table-cell office:value-type="float" office:value="-43.595385">
                <text:p>-43.5953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483.025695">
                <text:p>15483.025695</text:p>
              </table:table-cell>
              <table:table-cell office:value-type="float" office:value="-43.65491">
                <text:p>-43.654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483.026683">
                <text:p>15483.026683</text:p>
              </table:table-cell>
              <table:table-cell office:value-type="float" office:value="-43.712782">
                <text:p>-43.7127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483.027695">
                <text:p>15483.027695</text:p>
              </table:table-cell>
              <table:table-cell office:value-type="float" office:value="-43.770653">
                <text:p>-43.77065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483.028695">
                <text:p>15483.028695</text:p>
              </table:table-cell>
              <table:table-cell office:value-type="float" office:value="-43.826871">
                <text:p>-43.8268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483.029695">
                <text:p>15483.029695</text:p>
              </table:table-cell>
              <table:table-cell office:value-type="float" office:value="-43.883089">
                <text:p>-43.8830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483.030695">
                <text:p>15483.030695</text:p>
              </table:table-cell>
              <table:table-cell office:value-type="float" office:value="-43.939307">
                <text:p>-43.9393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483.031695">
                <text:p>15483.031695</text:p>
              </table:table-cell>
              <table:table-cell office:value-type="float" office:value="-43.995525">
                <text:p>-43.9955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483.032695">
                <text:p>15483.032695</text:p>
              </table:table-cell>
              <table:table-cell office:value-type="float" office:value="-44.050089">
                <text:p>-44.0500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83.033695">
                <text:p>15483.033695</text:p>
              </table:table-cell>
              <table:table-cell office:value-type="float" office:value="-44.106307">
                <text:p>-44.1063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483.034695">
                <text:p>15483.034695</text:p>
              </table:table-cell>
              <table:table-cell office:value-type="float" office:value="-44.159218">
                <text:p>-44.1592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483.035695">
                <text:p>15483.035695</text:p>
              </table:table-cell>
              <table:table-cell office:value-type="float" office:value="-44.213783">
                <text:p>-44.2137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83.036695">
                <text:p>15483.036695</text:p>
              </table:table-cell>
              <table:table-cell office:value-type="float" office:value="-44.266694">
                <text:p>-44.2666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483.037683">
                <text:p>15483.037683</text:p>
              </table:table-cell>
              <table:table-cell office:value-type="float" office:value="-44.319605">
                <text:p>-44.3196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483.038683">
                <text:p>15483.038683</text:p>
              </table:table-cell>
              <table:table-cell office:value-type="float" office:value="-44.370863">
                <text:p>-44.3708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483.039695">
                <text:p>15483.039695</text:p>
              </table:table-cell>
              <table:table-cell office:value-type="float" office:value="-44.423774">
                <text:p>-44.4237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483.040695">
                <text:p>15483.040695</text:p>
              </table:table-cell>
              <table:table-cell office:value-type="float" office:value="-44.475031">
                <text:p>-44.4750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483.041695">
                <text:p>15483.041695</text:p>
              </table:table-cell>
              <table:table-cell office:value-type="float" office:value="-44.524635">
                <text:p>-44.5246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483.042695">
                <text:p>15483.042695</text:p>
              </table:table-cell>
              <table:table-cell office:value-type="float" office:value="-44.575893">
                <text:p>-44.5758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483.043696">
                <text:p>15483.043696</text:p>
              </table:table-cell>
              <table:table-cell office:value-type="float" office:value="-44.625497">
                <text:p>-44.6254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83.044695">
                <text:p>15483.044695</text:p>
              </table:table-cell>
              <table:table-cell office:value-type="float" office:value="-44.675101">
                <text:p>-44.6751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483.045695">
                <text:p>15483.045695</text:p>
              </table:table-cell>
              <table:table-cell office:value-type="float" office:value="-44.723052">
                <text:p>-44.7230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483.046695">
                <text:p>15483.046695</text:p>
              </table:table-cell>
              <table:table-cell office:value-type="float" office:value="-44.771002">
                <text:p>-44.7710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83.047695">
                <text:p>15483.047695</text:p>
              </table:table-cell>
              <table:table-cell office:value-type="float" office:value="-44.818953">
                <text:p>-44.8189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483.048695">
                <text:p>15483.048695</text:p>
              </table:table-cell>
              <table:table-cell office:value-type="float" office:value="-44.86525">
                <text:p>-44.865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483.049695">
                <text:p>15483.049695</text:p>
              </table:table-cell>
              <table:table-cell office:value-type="float" office:value="-44.911547">
                <text:p>-44.9115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483.050695">
                <text:p>15483.050695</text:p>
              </table:table-cell>
              <table:table-cell office:value-type="float" office:value="-44.957844">
                <text:p>-44.9578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483.051694">
                <text:p>15483.051694</text:p>
              </table:table-cell>
              <table:table-cell office:value-type="float" office:value="-45.002488">
                <text:p>-45.0024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483.052694">
                <text:p>15483.052694</text:p>
              </table:table-cell>
              <table:table-cell office:value-type="float" office:value="-45.048785">
                <text:p>-45.04878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483.053694">
                <text:p>15483.053694</text:p>
              </table:table-cell>
              <table:table-cell office:value-type="float" office:value="-45.091775">
                <text:p>-45.0917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83.054695">
                <text:p>15483.054695</text:p>
              </table:table-cell>
              <table:table-cell office:value-type="float" office:value="-45.136419">
                <text:p>-45.1364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83.055694">
                <text:p>15483.055694</text:p>
              </table:table-cell>
              <table:table-cell office:value-type="float" office:value="-45.179409">
                <text:p>-45.17940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83.056695">
                <text:p>15483.056695</text:p>
              </table:table-cell>
              <table:table-cell office:value-type="float" office:value="-45.2224">
                <text:p>-45.22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83.057695">
                <text:p>15483.057695</text:p>
              </table:table-cell>
              <table:table-cell office:value-type="float" office:value="-45.26539">
                <text:p>-45.265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3.058695">
                <text:p>15483.058695</text:p>
              </table:table-cell>
              <table:table-cell office:value-type="float" office:value="-45.306726">
                <text:p>-45.3067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83.059695">
                <text:p>15483.059695</text:p>
              </table:table-cell>
              <table:table-cell office:value-type="float" office:value="-45.348063">
                <text:p>-45.3480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483.060695">
                <text:p>15483.060695</text:p>
              </table:table-cell>
              <table:table-cell office:value-type="float" office:value="-45.387746">
                <text:p>-45.3877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483.061694">
                <text:p>15483.061694</text:p>
              </table:table-cell>
              <table:table-cell office:value-type="float" office:value="-45.42743">
                <text:p>-45.427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483.062694">
                <text:p>15483.062694</text:p>
              </table:table-cell>
              <table:table-cell office:value-type="float" office:value="-45.467113">
                <text:p>-45.4671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83.063695">
                <text:p>15483.063695</text:p>
              </table:table-cell>
              <table:table-cell office:value-type="float" office:value="-45.506796">
                <text:p>-45.5067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483.064694">
                <text:p>15483.064694</text:p>
              </table:table-cell>
              <table:table-cell office:value-type="float" office:value="-45.544826">
                <text:p>-45.5448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483.065695">
                <text:p>15483.065695</text:p>
              </table:table-cell>
              <table:table-cell office:value-type="float" office:value="-45.582856">
                <text:p>-45.5828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483.066695">
                <text:p>15483.066695</text:p>
              </table:table-cell>
              <table:table-cell office:value-type="float" office:value="-45.620886">
                <text:p>-45.6208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483.067694">
                <text:p>15483.067694</text:p>
              </table:table-cell>
              <table:table-cell office:value-type="float" office:value="-45.657262">
                <text:p>-45.6572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483.068695">
                <text:p>15483.068695</text:p>
              </table:table-cell>
              <table:table-cell office:value-type="float" office:value="-45.693638">
                <text:p>-45.69363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483.069695">
                <text:p>15483.069695</text:p>
              </table:table-cell>
              <table:table-cell office:value-type="float" office:value="-45.730015">
                <text:p>-45.7300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483.070694">
                <text:p>15483.070694</text:p>
              </table:table-cell>
              <table:table-cell office:value-type="float" office:value="-45.764738">
                <text:p>-45.7647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483.071695">
                <text:p>15483.071695</text:p>
              </table:table-cell>
              <table:table-cell office:value-type="float" office:value="-45.79946">
                <text:p>-45.799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483.072695">
                <text:p>15483.072695</text:p>
              </table:table-cell>
              <table:table-cell office:value-type="float" office:value="-45.834183">
                <text:p>-45.83418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483.073695">
                <text:p>15483.073695</text:p>
              </table:table-cell>
              <table:table-cell office:value-type="float" office:value="-45.868906">
                <text:p>-45.8689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483.074695">
                <text:p>15483.074695</text:p>
              </table:table-cell>
              <table:table-cell office:value-type="float" office:value="-45.901976">
                <text:p>-45.90197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483.075695">
                <text:p>15483.075695</text:p>
              </table:table-cell>
              <table:table-cell office:value-type="float" office:value="-45.933392">
                <text:p>-45.9333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483.076696">
                <text:p>15483.076696</text:p>
              </table:table-cell>
              <table:table-cell office:value-type="float" office:value="-45.966461">
                <text:p>-45.9664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483.077695">
                <text:p>15483.077695</text:p>
              </table:table-cell>
              <table:table-cell office:value-type="float" office:value="-45.997877">
                <text:p>-45.9978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483.078683">
                <text:p>15483.078683</text:p>
              </table:table-cell>
              <table:table-cell office:value-type="float" office:value="-46.027639">
                <text:p>-46.0276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483.079683">
                <text:p>15483.079683</text:p>
              </table:table-cell>
              <table:table-cell office:value-type="float" office:value="-46.059055">
                <text:p>-46.0590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483.080695">
                <text:p>15483.080695</text:p>
              </table:table-cell>
              <table:table-cell office:value-type="float" office:value="-46.088818">
                <text:p>-46.0888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483.081695">
                <text:p>15483.081695</text:p>
              </table:table-cell>
              <table:table-cell office:value-type="float" office:value="-46.11858">
                <text:p>-46.118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483.082695">
                <text:p>15483.082695</text:p>
              </table:table-cell>
              <table:table-cell office:value-type="float" office:value="-46.146689">
                <text:p>-46.1466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483.083695">
                <text:p>15483.083695</text:p>
              </table:table-cell>
              <table:table-cell office:value-type="float" office:value="-46.174798">
                <text:p>-46.1747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483.084695">
                <text:p>15483.084695</text:p>
              </table:table-cell>
              <table:table-cell office:value-type="float" office:value="-46.202907">
                <text:p>-46.2029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483.085695">
                <text:p>15483.085695</text:p>
              </table:table-cell>
              <table:table-cell office:value-type="float" office:value="-46.229363">
                <text:p>-46.2293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483.086695">
                <text:p>15483.086695</text:p>
              </table:table-cell>
              <table:table-cell office:value-type="float" office:value="-46.255818">
                <text:p>-46.2558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483.087695">
                <text:p>15483.087695</text:p>
              </table:table-cell>
              <table:table-cell office:value-type="float" office:value="-46.282274">
                <text:p>-46.282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483.088695">
                <text:p>15483.088695</text:p>
              </table:table-cell>
              <table:table-cell office:value-type="float" office:value="-46.307076">
                <text:p>-46.3070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483.089683">
                <text:p>15483.089683</text:p>
              </table:table-cell>
              <table:table-cell office:value-type="float" office:value="-46.331878">
                <text:p>-46.33187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483.090682">
                <text:p>15483.090682</text:p>
              </table:table-cell>
              <table:table-cell office:value-type="float" office:value="-46.35668">
                <text:p>-46.356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483.091695">
                <text:p>15483.091695</text:p>
              </table:table-cell>
              <table:table-cell office:value-type="float" office:value="-46.379828">
                <text:p>-46.3798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483.092695">
                <text:p>15483.092695</text:p>
              </table:table-cell>
              <table:table-cell office:value-type="float" office:value="-46.402977">
                <text:p>-46.4029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483.093695">
                <text:p>15483.093695</text:p>
              </table:table-cell>
              <table:table-cell office:value-type="float" office:value="-46.426126">
                <text:p>-46.4261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483.094696">
                <text:p>15483.094696</text:p>
              </table:table-cell>
              <table:table-cell office:value-type="float" office:value="-46.447621">
                <text:p>-46.4476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483.095695">
                <text:p>15483.095695</text:p>
              </table:table-cell>
              <table:table-cell office:value-type="float" office:value="-46.469116">
                <text:p>-46.4691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483.096694">
                <text:p>15483.096694</text:p>
              </table:table-cell>
              <table:table-cell office:value-type="float" office:value="-46.490611">
                <text:p>-46.4906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483.097694">
                <text:p>15483.097694</text:p>
              </table:table-cell>
              <table:table-cell office:value-type="float" office:value="-46.510453">
                <text:p>-46.5104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483.098697">
                <text:p>15483.098697</text:p>
              </table:table-cell>
              <table:table-cell office:value-type="float" office:value="-46.530294">
                <text:p>-46.5302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483.099694">
                <text:p>15483.099694</text:p>
              </table:table-cell>
              <table:table-cell office:value-type="float" office:value="-46.548482">
                <text:p>-46.5484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483.100689">
                <text:p>15483.100689</text:p>
              </table:table-cell>
              <table:table-cell office:value-type="float" office:value="-46.56667">
                <text:p>-46.56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483.101684">
                <text:p>15483.101684</text:p>
              </table:table-cell>
              <table:table-cell office:value-type="float" office:value="-46.584859">
                <text:p>-46.5848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483.102685">
                <text:p>15483.102685</text:p>
              </table:table-cell>
              <table:table-cell office:value-type="float" office:value="-46.601393">
                <text:p>-46.6013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483.103683">
                <text:p>15483.103683</text:p>
              </table:table-cell>
              <table:table-cell office:value-type="float" office:value="-46.617928">
                <text:p>-46.6179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483.104686">
                <text:p>15483.104686</text:p>
              </table:table-cell>
              <table:table-cell office:value-type="float" office:value="-46.634463">
                <text:p>-46.6344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83.105685">
                <text:p>15483.105685</text:p>
              </table:table-cell>
              <table:table-cell office:value-type="float" office:value="-46.649344">
                <text:p>-46.6493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483.106699">
                <text:p>15483.106699</text:p>
              </table:table-cell>
              <table:table-cell office:value-type="float" office:value="-46.664225">
                <text:p>-46.6642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483.107696">
                <text:p>15483.107696</text:p>
              </table:table-cell>
              <table:table-cell office:value-type="float" office:value="-46.679106">
                <text:p>-46.6791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483.108695">
                <text:p>15483.108695</text:p>
              </table:table-cell>
              <table:table-cell office:value-type="float" office:value="-46.692334">
                <text:p>-46.6923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483.109695">
                <text:p>15483.109695</text:p>
              </table:table-cell>
              <table:table-cell office:value-type="float" office:value="-46.705562">
                <text:p>-46.705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483.110695">
                <text:p>15483.110695</text:p>
              </table:table-cell>
              <table:table-cell office:value-type="float" office:value="-46.717136">
                <text:p>-46.7171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483.111695">
                <text:p>15483.111695</text:p>
              </table:table-cell>
              <table:table-cell office:value-type="float" office:value="-46.728711">
                <text:p>-46.7287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483.112695">
                <text:p>15483.112695</text:p>
              </table:table-cell>
              <table:table-cell office:value-type="float" office:value="-46.740285">
                <text:p>-46.74028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483.113694">
                <text:p>15483.113694</text:p>
              </table:table-cell>
              <table:table-cell office:value-type="float" office:value="-46.750206">
                <text:p>-46.7502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483.114694">
                <text:p>15483.114694</text:p>
              </table:table-cell>
              <table:table-cell office:value-type="float" office:value="-46.760126">
                <text:p>-46.7601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483.115694">
                <text:p>15483.115694</text:p>
              </table:table-cell>
              <table:table-cell office:value-type="float" office:value="-46.770047">
                <text:p>-46.7700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483.116695">
                <text:p>15483.116695</text:p>
              </table:table-cell>
              <table:table-cell office:value-type="float" office:value="-46.778315">
                <text:p>-46.7783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483.117695">
                <text:p>15483.117695</text:p>
              </table:table-cell>
              <table:table-cell office:value-type="float" office:value="-46.786582">
                <text:p>-46.78658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483.118695">
                <text:p>15483.118695</text:p>
              </table:table-cell>
              <table:table-cell office:value-type="float" office:value="-46.793196">
                <text:p>-46.7931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483.119695">
                <text:p>15483.119695</text:p>
              </table:table-cell>
              <table:table-cell office:value-type="float" office:value="-46.79981">
                <text:p>-46.799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483.120695">
                <text:p>15483.120695</text:p>
              </table:table-cell>
              <table:table-cell office:value-type="float" office:value="-46.806424">
                <text:p>-46.8064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483.121695">
                <text:p>15483.121695</text:p>
              </table:table-cell>
              <table:table-cell office:value-type="float" office:value="-46.811384">
                <text:p>-46.8113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483.122683">
                <text:p>15483.122683</text:p>
              </table:table-cell>
              <table:table-cell office:value-type="float" office:value="-46.816344">
                <text:p>-46.8163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483.123695">
                <text:p>15483.123695</text:p>
              </table:table-cell>
              <table:table-cell office:value-type="float" office:value="-46.821305">
                <text:p>-46.8213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483.124696">
                <text:p>15483.124696</text:p>
              </table:table-cell>
              <table:table-cell office:value-type="float" office:value="-46.824612">
                <text:p>-46.8246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483.125695">
                <text:p>15483.125695</text:p>
              </table:table-cell>
              <table:table-cell office:value-type="float" office:value="-46.826265">
                <text:p>-46.8262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483.126695">
                <text:p>15483.126695</text:p>
              </table:table-cell>
              <table:table-cell office:value-type="float" office:value="-46.829572">
                <text:p>-46.82957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483.127695">
                <text:p>15483.127695</text:p>
              </table:table-cell>
              <table:table-cell office:value-type="float" office:value="-46.831226">
                <text:p>-46.8312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483.128694">
                <text:p>15483.128694</text:p>
              </table:table-cell>
              <table:table-cell office:value-type="float" office:value="-46.831226">
                <text:p>-46.8312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483.129695">
                <text:p>15483.129695</text:p>
              </table:table-cell>
              <table:table-cell office:value-type="float" office:value="-46.832879">
                <text:p>-46.8328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483.130694">
                <text:p>15483.130694</text:p>
              </table:table-cell>
              <table:table-cell office:value-type="float" office:value="-46.832879">
                <text:p>-46.8328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483.131695">
                <text:p>15483.131695</text:p>
              </table:table-cell>
              <table:table-cell office:value-type="float" office:value="-46.831226">
                <text:p>-46.8312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483.132695">
                <text:p>15483.132695</text:p>
              </table:table-cell>
              <table:table-cell office:value-type="float" office:value="-46.831226">
                <text:p>-46.8312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483.133695">
                <text:p>15483.133695</text:p>
              </table:table-cell>
              <table:table-cell office:value-type="float" office:value="-46.829572">
                <text:p>-46.8295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483.134695">
                <text:p>15483.134695</text:p>
              </table:table-cell>
              <table:table-cell office:value-type="float" office:value="-46.827919">
                <text:p>-46.8279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483.135696">
                <text:p>15483.135696</text:p>
              </table:table-cell>
              <table:table-cell office:value-type="float" office:value="-46.826265">
                <text:p>-46.8262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483.136695">
                <text:p>15483.136695</text:p>
              </table:table-cell>
              <table:table-cell office:value-type="float" office:value="-46.822958">
                <text:p>-46.82295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483.137694">
                <text:p>15483.137694</text:p>
              </table:table-cell>
              <table:table-cell office:value-type="float" office:value="-46.821305">
                <text:p>-46.8213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483.138683">
                <text:p>15483.138683</text:p>
              </table:table-cell>
              <table:table-cell office:value-type="float" office:value="-46.817998">
                <text:p>-46.8179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483.139696">
                <text:p>15483.139696</text:p>
              </table:table-cell>
              <table:table-cell office:value-type="float" office:value="-46.813037">
                <text:p>-46.8130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483.140695">
                <text:p>15483.140695</text:p>
              </table:table-cell>
              <table:table-cell office:value-type="float" office:value="-46.809731">
                <text:p>-46.8097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483.141696">
                <text:p>15483.141696</text:p>
              </table:table-cell>
              <table:table-cell office:value-type="float" office:value="-46.80477">
                <text:p>-46.8047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483.142695">
                <text:p>15483.142695</text:p>
              </table:table-cell>
              <table:table-cell office:value-type="float" office:value="-46.79981">
                <text:p>-46.799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483.143695">
                <text:p>15483.143695</text:p>
              </table:table-cell>
              <table:table-cell office:value-type="float" office:value="-46.793196">
                <text:p>-46.7931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483.144695">
                <text:p>15483.144695</text:p>
              </table:table-cell>
              <table:table-cell office:value-type="float" office:value="-46.788235">
                <text:p>-46.7882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483.145696">
                <text:p>15483.145696</text:p>
              </table:table-cell>
              <table:table-cell office:value-type="float" office:value="-46.781622">
                <text:p>-46.78162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483.146695">
                <text:p>15483.146695</text:p>
              </table:table-cell>
              <table:table-cell office:value-type="float" office:value="-46.775008">
                <text:p>-46.7750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483.147695">
                <text:p>15483.147695</text:p>
              </table:table-cell>
              <table:table-cell office:value-type="float" office:value="-46.768394">
                <text:p>-46.7683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483.148695">
                <text:p>15483.148695</text:p>
              </table:table-cell>
              <table:table-cell office:value-type="float" office:value="-46.760126">
                <text:p>-46.7601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483.149695">
                <text:p>15483.149695</text:p>
              </table:table-cell>
              <table:table-cell office:value-type="float" office:value="-46.751859">
                <text:p>-46.7518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483.150696">
                <text:p>15483.150696</text:p>
              </table:table-cell>
              <table:table-cell office:value-type="float" office:value="-46.743592">
                <text:p>-46.7435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483.151696">
                <text:p>15483.151696</text:p>
              </table:table-cell>
              <table:table-cell office:value-type="float" office:value="-46.735324">
                <text:p>-46.7353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483.152695">
                <text:p>15483.152695</text:p>
              </table:table-cell>
              <table:table-cell office:value-type="float" office:value="-46.725404">
                <text:p>-46.7254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483.153695">
                <text:p>15483.153695</text:p>
              </table:table-cell>
              <table:table-cell office:value-type="float" office:value="-46.715483">
                <text:p>-46.7154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483.154695">
                <text:p>15483.154695</text:p>
              </table:table-cell>
              <table:table-cell office:value-type="float" office:value="-46.705562">
                <text:p>-46.7055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483.155683">
                <text:p>15483.155683</text:p>
              </table:table-cell>
              <table:table-cell office:value-type="float" office:value="-46.695641">
                <text:p>-46.6956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483.156696">
                <text:p>15483.156696</text:p>
              </table:table-cell>
              <table:table-cell office:value-type="float" office:value="-46.684067">
                <text:p>-46.6840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483.157695">
                <text:p>15483.157695</text:p>
              </table:table-cell>
              <table:table-cell office:value-type="float" office:value="-46.674146">
                <text:p>-46.6741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483.158695">
                <text:p>15483.158695</text:p>
              </table:table-cell>
              <table:table-cell office:value-type="float" office:value="-46.662572">
                <text:p>-46.6625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483.159695">
                <text:p>15483.159695</text:p>
              </table:table-cell>
              <table:table-cell office:value-type="float" office:value="-46.650997">
                <text:p>-46.6509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483.160696">
                <text:p>15483.160696</text:p>
              </table:table-cell>
              <table:table-cell office:value-type="float" office:value="-46.63777">
                <text:p>-46.637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483.161695">
                <text:p>15483.161695</text:p>
              </table:table-cell>
              <table:table-cell office:value-type="float" office:value="-46.626195">
                <text:p>-46.6261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483.162695">
                <text:p>15483.162695</text:p>
              </table:table-cell>
              <table:table-cell office:value-type="float" office:value="-46.612968">
                <text:p>-46.6129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483.163694">
                <text:p>15483.163694</text:p>
              </table:table-cell>
              <table:table-cell office:value-type="float" office:value="-46.59974">
                <text:p>-46.599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483.164696">
                <text:p>15483.164696</text:p>
              </table:table-cell>
              <table:table-cell office:value-type="float" office:value="-46.586512">
                <text:p>-46.5865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483.165695">
                <text:p>15483.165695</text:p>
              </table:table-cell>
              <table:table-cell office:value-type="float" office:value="-46.571631">
                <text:p>-46.5716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483.166696">
                <text:p>15483.166696</text:p>
              </table:table-cell>
              <table:table-cell office:value-type="float" office:value="-46.558403">
                <text:p>-46.5584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483.167694">
                <text:p>15483.167694</text:p>
              </table:table-cell>
              <table:table-cell office:value-type="float" office:value="-46.543522">
                <text:p>-46.5435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483.168695">
                <text:p>15483.168695</text:p>
              </table:table-cell>
              <table:table-cell office:value-type="float" office:value="-46.528641">
                <text:p>-46.5286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483.169694">
                <text:p>15483.169694</text:p>
              </table:table-cell>
              <table:table-cell office:value-type="float" office:value="-46.513759">
                <text:p>-46.51375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483.170695">
                <text:p>15483.170695</text:p>
              </table:table-cell>
              <table:table-cell office:value-type="float" office:value="-46.497225">
                <text:p>-46.4972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483.171683">
                <text:p>15483.171683</text:p>
              </table:table-cell>
              <table:table-cell office:value-type="float" office:value="-46.48069">
                <text:p>-46.480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483.172683">
                <text:p>15483.172683</text:p>
              </table:table-cell>
              <table:table-cell office:value-type="float" office:value="-46.465809">
                <text:p>-46.4658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483.173682">
                <text:p>15483.173682</text:p>
              </table:table-cell>
              <table:table-cell office:value-type="float" office:value="-46.449274">
                <text:p>-46.4492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483.174695">
                <text:p>15483.174695</text:p>
              </table:table-cell>
              <table:table-cell office:value-type="float" office:value="-46.431086">
                <text:p>-46.4310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483.175695">
                <text:p>15483.175695</text:p>
              </table:table-cell>
              <table:table-cell office:value-type="float" office:value="-46.414551">
                <text:p>-46.4145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483.176694">
                <text:p>15483.176694</text:p>
              </table:table-cell>
              <table:table-cell office:value-type="float" office:value="-46.398017">
                <text:p>-46.3980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483.177694">
                <text:p>15483.177694</text:p>
              </table:table-cell>
              <table:table-cell office:value-type="float" office:value="-46.381482">
                <text:p>-46.3814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483.178683">
                <text:p>15483.178683</text:p>
              </table:table-cell>
              <table:table-cell office:value-type="float" office:value="-46.364947">
                <text:p>-46.3649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483.179695">
                <text:p>15483.179695</text:p>
              </table:table-cell>
              <table:table-cell office:value-type="float" office:value="-46.346759">
                <text:p>-46.3467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483.180695">
                <text:p>15483.180695</text:p>
              </table:table-cell>
              <table:table-cell office:value-type="float" office:value="-46.330224">
                <text:p>-46.3302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483.181695">
                <text:p>15483.181695</text:p>
              </table:table-cell>
              <table:table-cell office:value-type="float" office:value="-46.31369">
                <text:p>-46.313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483.182695">
                <text:p>15483.182695</text:p>
              </table:table-cell>
              <table:table-cell office:value-type="float" office:value="-46.297155">
                <text:p>-46.2971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483.183695">
                <text:p>15483.183695</text:p>
              </table:table-cell>
              <table:table-cell office:value-type="float" office:value="-46.278967">
                <text:p>-46.2789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483.184695">
                <text:p>15483.184695</text:p>
              </table:table-cell>
              <table:table-cell office:value-type="float" office:value="-46.262432">
                <text:p>-46.2624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483.185694">
                <text:p>15483.185694</text:p>
              </table:table-cell>
              <table:table-cell office:value-type="float" office:value="-46.244244">
                <text:p>-46.2442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483.186695">
                <text:p>15483.186695</text:p>
              </table:table-cell>
              <table:table-cell office:value-type="float" office:value="-46.227709">
                <text:p>-46.2277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483.187695">
                <text:p>15483.187695</text:p>
              </table:table-cell>
              <table:table-cell office:value-type="float" office:value="-46.209521">
                <text:p>-46.2095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483.188695">
                <text:p>15483.188695</text:p>
              </table:table-cell>
              <table:table-cell office:value-type="float" office:value="-46.191333">
                <text:p>-46.191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83.189695">
                <text:p>15483.189695</text:p>
              </table:table-cell>
              <table:table-cell office:value-type="float" office:value="-46.173145">
                <text:p>-46.1731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483.190695">
                <text:p>15483.190695</text:p>
              </table:table-cell>
              <table:table-cell office:value-type="float" office:value="-46.154956">
                <text:p>-46.1549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483.191695">
                <text:p>15483.191695</text:p>
              </table:table-cell>
              <table:table-cell office:value-type="float" office:value="-46.136768">
                <text:p>-46.1367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483.192695">
                <text:p>15483.192695</text:p>
              </table:table-cell>
              <table:table-cell office:value-type="float" office:value="-46.11858">
                <text:p>-46.118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483.193695">
                <text:p>15483.193695</text:p>
              </table:table-cell>
              <table:table-cell office:value-type="float" office:value="-46.100392">
                <text:p>-46.1003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483.194695">
                <text:p>15483.194695</text:p>
              </table:table-cell>
              <table:table-cell office:value-type="float" office:value="-46.082204">
                <text:p>-46.0822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483.195695">
                <text:p>15483.195695</text:p>
              </table:table-cell>
              <table:table-cell office:value-type="float" office:value="-46.064016">
                <text:p>-46.0640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483.196694">
                <text:p>15483.196694</text:p>
              </table:table-cell>
              <table:table-cell office:value-type="float" office:value="-46.045827">
                <text:p>-46.0458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483.197695">
                <text:p>15483.197695</text:p>
              </table:table-cell>
              <table:table-cell office:value-type="float" office:value="-46.025986">
                <text:p>-46.0259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483.198696">
                <text:p>15483.198696</text:p>
              </table:table-cell>
              <table:table-cell office:value-type="float" office:value="-46.007798">
                <text:p>-46.0077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483.199695">
                <text:p>15483.199695</text:p>
              </table:table-cell>
              <table:table-cell office:value-type="float" office:value="-45.987956">
                <text:p>-45.9879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483.200695">
                <text:p>15483.200695</text:p>
              </table:table-cell>
              <table:table-cell office:value-type="float" office:value="-45.969768">
                <text:p>-45.9697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483.201694">
                <text:p>15483.201694</text:p>
              </table:table-cell>
              <table:table-cell office:value-type="float" office:value="-45.949926">
                <text:p>-45.9499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483.202695">
                <text:p>15483.202695</text:p>
              </table:table-cell>
              <table:table-cell office:value-type="float" office:value="-45.930085">
                <text:p>-45.9300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483.203695">
                <text:p>15483.203695</text:p>
              </table:table-cell>
              <table:table-cell office:value-type="float" office:value="-45.910243">
                <text:p>-45.9102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483.204695">
                <text:p>15483.204695</text:p>
              </table:table-cell>
              <table:table-cell office:value-type="float" office:value="-45.890401">
                <text:p>-45.8904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483.205695">
                <text:p>15483.205695</text:p>
              </table:table-cell>
              <table:table-cell office:value-type="float" office:value="-45.87056">
                <text:p>-45.870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483.206695">
                <text:p>15483.206695</text:p>
              </table:table-cell>
              <table:table-cell office:value-type="float" office:value="-45.850718">
                <text:p>-45.8507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483.207695">
                <text:p>15483.207695</text:p>
              </table:table-cell>
              <table:table-cell office:value-type="float" office:value="-45.829223">
                <text:p>-45.8292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483.208695">
                <text:p>15483.208695</text:p>
              </table:table-cell>
              <table:table-cell office:value-type="float" office:value="-45.809381">
                <text:p>-45.8093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483.209694">
                <text:p>15483.209694</text:p>
              </table:table-cell>
              <table:table-cell office:value-type="float" office:value="-45.787886">
                <text:p>-45.7878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483.210695">
                <text:p>15483.210695</text:p>
              </table:table-cell>
              <table:table-cell office:value-type="float" office:value="-45.766391">
                <text:p>-45.7663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483.211695">
                <text:p>15483.211695</text:p>
              </table:table-cell>
              <table:table-cell office:value-type="float" office:value="-45.746549">
                <text:p>-45.7465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483.212695">
                <text:p>15483.212695</text:p>
              </table:table-cell>
              <table:table-cell office:value-type="float" office:value="-45.725054">
                <text:p>-45.7250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483.213695">
                <text:p>15483.213695</text:p>
              </table:table-cell>
              <table:table-cell office:value-type="float" office:value="-45.703559">
                <text:p>-45.7035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483.214695">
                <text:p>15483.214695</text:p>
              </table:table-cell>
              <table:table-cell office:value-type="float" office:value="-45.682064">
                <text:p>-45.6820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483.215695">
                <text:p>15483.215695</text:p>
              </table:table-cell>
              <table:table-cell office:value-type="float" office:value="-45.658916">
                <text:p>-45.6589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483.216695">
                <text:p>15483.216695</text:p>
              </table:table-cell>
              <table:table-cell office:value-type="float" office:value="-45.63742">
                <text:p>-45.6374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483.217695">
                <text:p>15483.217695</text:p>
              </table:table-cell>
              <table:table-cell office:value-type="float" office:value="-45.615925">
                <text:p>-45.6159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483.218683">
                <text:p>15483.218683</text:p>
              </table:table-cell>
              <table:table-cell office:value-type="float" office:value="-45.592777">
                <text:p>-45.5927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483.219694">
                <text:p>15483.219694</text:p>
              </table:table-cell>
              <table:table-cell office:value-type="float" office:value="-45.569628">
                <text:p>-45.5696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483.220695">
                <text:p>15483.220695</text:p>
              </table:table-cell>
              <table:table-cell office:value-type="float" office:value="-45.548133">
                <text:p>-45.5481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483.221694">
                <text:p>15483.221694</text:p>
              </table:table-cell>
              <table:table-cell office:value-type="float" office:value="-45.524984">
                <text:p>-45.52498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483.222683">
                <text:p>15483.222683</text:p>
              </table:table-cell>
              <table:table-cell office:value-type="float" office:value="-45.501836">
                <text:p>-45.5018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483.223694">
                <text:p>15483.223694</text:p>
              </table:table-cell>
              <table:table-cell office:value-type="float" office:value="-45.478687">
                <text:p>-45.4786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483.224695">
                <text:p>15483.224695</text:p>
              </table:table-cell>
              <table:table-cell office:value-type="float" office:value="-45.455539">
                <text:p>-45.4555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483.225695">
                <text:p>15483.225695</text:p>
              </table:table-cell>
              <table:table-cell office:value-type="float" office:value="-45.43239">
                <text:p>-45.432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483.226695">
                <text:p>15483.226695</text:p>
              </table:table-cell>
              <table:table-cell office:value-type="float" office:value="-45.409242">
                <text:p>-45.40924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483.227683">
                <text:p>15483.227683</text:p>
              </table:table-cell>
              <table:table-cell office:value-type="float" office:value="-45.386093">
                <text:p>-45.3860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483.228695">
                <text:p>15483.228695</text:p>
              </table:table-cell>
              <table:table-cell office:value-type="float" office:value="-45.361291">
                <text:p>-45.3612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483.229694">
                <text:p>15483.229694</text:p>
              </table:table-cell>
              <table:table-cell office:value-type="float" office:value="-45.336489">
                <text:p>-45.3364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483.230695">
                <text:p>15483.230695</text:p>
              </table:table-cell>
              <table:table-cell office:value-type="float" office:value="-45.31334">
                <text:p>-45.313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483.231695">
                <text:p>15483.231695</text:p>
              </table:table-cell>
              <table:table-cell office:value-type="float" office:value="-45.288538">
                <text:p>-45.2885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483.232695">
                <text:p>15483.232695</text:p>
              </table:table-cell>
              <table:table-cell office:value-type="float" office:value="-45.263736">
                <text:p>-45.2637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483.233695">
                <text:p>15483.233695</text:p>
              </table:table-cell>
              <table:table-cell office:value-type="float" office:value="-45.238934">
                <text:p>-45.2389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483.234695">
                <text:p>15483.234695</text:p>
              </table:table-cell>
              <table:table-cell office:value-type="float" office:value="-45.214132">
                <text:p>-45.2141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483.235695">
                <text:p>15483.235695</text:p>
              </table:table-cell>
              <table:table-cell office:value-type="float" office:value="-45.187677">
                <text:p>-45.1876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483.236695">
                <text:p>15483.236695</text:p>
              </table:table-cell>
              <table:table-cell office:value-type="float" office:value="-45.162875">
                <text:p>-45.1628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483.237695">
                <text:p>15483.237695</text:p>
              </table:table-cell>
              <table:table-cell office:value-type="float" office:value="-45.136419">
                <text:p>-45.1364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483.238684">
                <text:p>15483.238684</text:p>
              </table:table-cell>
              <table:table-cell office:value-type="float" office:value="-45.111617">
                <text:p>-45.1116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483.239683">
                <text:p>15483.239683</text:p>
              </table:table-cell>
              <table:table-cell office:value-type="float" office:value="-45.085162">
                <text:p>-45.0851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483.240683">
                <text:p>15483.240683</text:p>
              </table:table-cell>
              <table:table-cell office:value-type="float" office:value="-45.058706">
                <text:p>-45.0587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483.241695">
                <text:p>15483.241695</text:p>
              </table:table-cell>
              <table:table-cell office:value-type="float" office:value="-45.03225">
                <text:p>-45.032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483.242695">
                <text:p>15483.242695</text:p>
              </table:table-cell>
              <table:table-cell office:value-type="float" office:value="-45.005795">
                <text:p>-45.0057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483.243694">
                <text:p>15483.243694</text:p>
              </table:table-cell>
              <table:table-cell office:value-type="float" office:value="-44.979339">
                <text:p>-44.9793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483.244695">
                <text:p>15483.244695</text:p>
              </table:table-cell>
              <table:table-cell office:value-type="float" office:value="-44.952884">
                <text:p>-44.9528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483.245695">
                <text:p>15483.245695</text:p>
              </table:table-cell>
              <table:table-cell office:value-type="float" office:value="-44.924775">
                <text:p>-44.9247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483.246695">
                <text:p>15483.246695</text:p>
              </table:table-cell>
              <table:table-cell office:value-type="float" office:value="-44.898319">
                <text:p>-44.8983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483.247695">
                <text:p>15483.247695</text:p>
              </table:table-cell>
              <table:table-cell office:value-type="float" office:value="-44.87021">
                <text:p>-44.870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483.248695">
                <text:p>15483.248695</text:p>
              </table:table-cell>
              <table:table-cell office:value-type="float" office:value="-44.843755">
                <text:p>-44.8437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483.249695">
                <text:p>15483.249695</text:p>
              </table:table-cell>
              <table:table-cell office:value-type="float" office:value="-44.815646">
                <text:p>-44.8156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483.250694">
                <text:p>15483.250694</text:p>
              </table:table-cell>
              <table:table-cell office:value-type="float" office:value="-44.787537">
                <text:p>-44.7875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483.251695">
                <text:p>15483.251695</text:p>
              </table:table-cell>
              <table:table-cell office:value-type="float" office:value="-44.759428">
                <text:p>-44.7594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483.252695">
                <text:p>15483.252695</text:p>
              </table:table-cell>
              <table:table-cell office:value-type="float" office:value="-44.731319">
                <text:p>-44.7313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483.253695">
                <text:p>15483.253695</text:p>
              </table:table-cell>
              <table:table-cell office:value-type="float" office:value="-44.701557">
                <text:p>-44.7015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483.254695">
                <text:p>15483.254695</text:p>
              </table:table-cell>
              <table:table-cell office:value-type="float" office:value="-44.673448">
                <text:p>-44.6734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483.255683">
                <text:p>15483.255683</text:p>
              </table:table-cell>
              <table:table-cell office:value-type="float" office:value="-44.645339">
                <text:p>-44.6453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483.256695">
                <text:p>15483.256695</text:p>
              </table:table-cell>
              <table:table-cell office:value-type="float" office:value="-44.615576">
                <text:p>-44.6155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483.257683">
                <text:p>15483.257683</text:p>
              </table:table-cell>
              <table:table-cell office:value-type="float" office:value="-44.585814">
                <text:p>-44.5858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483.258695">
                <text:p>15483.258695</text:p>
              </table:table-cell>
              <table:table-cell office:value-type="float" office:value="-44.556051">
                <text:p>-44.5560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483.259695">
                <text:p>15483.259695</text:p>
              </table:table-cell>
              <table:table-cell office:value-type="float" office:value="-44.527942">
                <text:p>-44.5279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483.260695">
                <text:p>15483.260695</text:p>
              </table:table-cell>
              <table:table-cell office:value-type="float" office:value="-44.49818">
                <text:p>-44.498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483.261695">
                <text:p>15483.261695</text:p>
              </table:table-cell>
              <table:table-cell office:value-type="float" office:value="-44.466764">
                <text:p>-44.4667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483.262695">
                <text:p>15483.262695</text:p>
              </table:table-cell>
              <table:table-cell office:value-type="float" office:value="-44.437001">
                <text:p>-44.437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483.263695">
                <text:p>15483.263695</text:p>
              </table:table-cell>
              <table:table-cell office:value-type="float" office:value="-44.407239">
                <text:p>-44.4072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483.264695">
                <text:p>15483.264695</text:p>
              </table:table-cell>
              <table:table-cell office:value-type="float" office:value="-44.377476">
                <text:p>-44.3774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483.265695">
                <text:p>15483.265695</text:p>
              </table:table-cell>
              <table:table-cell office:value-type="float" office:value="-44.347714">
                <text:p>-44.3477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483.266695">
                <text:p>15483.266695</text:p>
              </table:table-cell>
              <table:table-cell office:value-type="float" office:value="-44.316298">
                <text:p>-44.3162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483.267695">
                <text:p>15483.267695</text:p>
              </table:table-cell>
              <table:table-cell office:value-type="float" office:value="-44.286536">
                <text:p>-44.2865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483.268695">
                <text:p>15483.268695</text:p>
              </table:table-cell>
              <table:table-cell office:value-type="float" office:value="-44.25512">
                <text:p>-44.255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483.269695">
                <text:p>15483.269695</text:p>
              </table:table-cell>
              <table:table-cell office:value-type="float" office:value="-44.223704">
                <text:p>-44.22370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483.270695">
                <text:p>15483.270695</text:p>
              </table:table-cell>
              <table:table-cell office:value-type="float" office:value="-44.193941">
                <text:p>-44.1939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483.271695">
                <text:p>15483.271695</text:p>
              </table:table-cell>
              <table:table-cell office:value-type="float" office:value="-44.162525">
                <text:p>-44.1625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483.272695">
                <text:p>15483.272695</text:p>
              </table:table-cell>
              <table:table-cell office:value-type="float" office:value="-44.131109">
                <text:p>-44.13110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483.273694">
                <text:p>15483.273694</text:p>
              </table:table-cell>
              <table:table-cell office:value-type="float" office:value="-44.099694">
                <text:p>-44.09969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483.274695">
                <text:p>15483.274695</text:p>
              </table:table-cell>
              <table:table-cell office:value-type="float" office:value="-44.066624">
                <text:p>-44.0666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483.275695">
                <text:p>15483.275695</text:p>
              </table:table-cell>
              <table:table-cell office:value-type="float" office:value="-44.035208">
                <text:p>-44.03520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483.276695">
                <text:p>15483.276695</text:p>
              </table:table-cell>
              <table:table-cell office:value-type="float" office:value="-44.003792">
                <text:p>-44.0037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83.277695">
                <text:p>15483.277695</text:p>
              </table:table-cell>
              <table:table-cell office:value-type="float" office:value="-43.970723">
                <text:p>-43.9707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483.278695">
                <text:p>15483.278695</text:p>
              </table:table-cell>
              <table:table-cell office:value-type="float" office:value="-43.937653">
                <text:p>-43.9376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483.279695">
                <text:p>15483.279695</text:p>
              </table:table-cell>
              <table:table-cell office:value-type="float" office:value="-43.904584">
                <text:p>-43.9045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483.280695">
                <text:p>15483.280695</text:p>
              </table:table-cell>
              <table:table-cell office:value-type="float" office:value="-43.873168">
                <text:p>-43.87316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483.281694">
                <text:p>15483.281694</text:p>
              </table:table-cell>
              <table:table-cell office:value-type="float" office:value="-43.840099">
                <text:p>-43.8400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483.282682">
                <text:p>15483.282682</text:p>
              </table:table-cell>
              <table:table-cell office:value-type="float" office:value="-43.807029">
                <text:p>-43.80702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483.283682">
                <text:p>15483.283682</text:p>
              </table:table-cell>
              <table:table-cell office:value-type="float" office:value="-43.77396">
                <text:p>-43.7739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483.284686">
                <text:p>15483.284686</text:p>
              </table:table-cell>
              <table:table-cell office:value-type="float" office:value="-43.740891">
                <text:p>-43.7408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483.285685">
                <text:p>15483.285685</text:p>
              </table:table-cell>
              <table:table-cell office:value-type="float" office:value="-43.707821">
                <text:p>-43.7078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483.286689">
                <text:p>15483.286689</text:p>
              </table:table-cell>
              <table:table-cell office:value-type="float" office:value="-43.674752">
                <text:p>-43.67475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483.287695">
                <text:p>15483.287695</text:p>
              </table:table-cell>
              <table:table-cell office:value-type="float" office:value="-43.640029">
                <text:p>-43.64002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483.288695">
                <text:p>15483.288695</text:p>
              </table:table-cell>
              <table:table-cell office:value-type="float" office:value="-43.605306">
                <text:p>-43.6053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483.289695">
                <text:p>15483.289695</text:p>
              </table:table-cell>
              <table:table-cell office:value-type="float" office:value="-43.572237">
                <text:p>-43.57223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483.290695">
                <text:p>15483.290695</text:p>
              </table:table-cell>
              <table:table-cell office:value-type="float" office:value="-43.537514">
                <text:p>-43.5375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483.291696">
                <text:p>15483.291696</text:p>
              </table:table-cell>
              <table:table-cell office:value-type="float" office:value="-43.502791">
                <text:p>-43.5027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483.292695">
                <text:p>15483.292695</text:p>
              </table:table-cell>
              <table:table-cell office:value-type="float" office:value="-43.468068">
                <text:p>-43.46806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483.293695">
                <text:p>15483.293695</text:p>
              </table:table-cell>
              <table:table-cell office:value-type="float" office:value="-43.433345">
                <text:p>-43.43334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483.294695">
                <text:p>15483.294695</text:p>
              </table:table-cell>
              <table:table-cell office:value-type="float" office:value="-43.398622">
                <text:p>-43.39862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483.295695">
                <text:p>15483.295695</text:p>
              </table:table-cell>
              <table:table-cell office:value-type="float" office:value="-43.363899">
                <text:p>-43.3638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483.296695">
                <text:p>15483.296695</text:p>
              </table:table-cell>
              <table:table-cell office:value-type="float" office:value="-43.329177">
                <text:p>-43.32917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483.297695">
                <text:p>15483.297695</text:p>
              </table:table-cell>
              <table:table-cell office:value-type="float" office:value="-43.2928">
                <text:p>-43.292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483.298695">
                <text:p>15483.298695</text:p>
              </table:table-cell>
              <table:table-cell office:value-type="float" office:value="-43.258077">
                <text:p>-43.25807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483.299695">
                <text:p>15483.299695</text:p>
              </table:table-cell>
              <table:table-cell office:value-type="float" office:value="-43.223355">
                <text:p>-43.2233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483.300695">
                <text:p>15483.300695</text:p>
              </table:table-cell>
              <table:table-cell office:value-type="float" office:value="-43.186978">
                <text:p>-43.18697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483.301695">
                <text:p>15483.301695</text:p>
              </table:table-cell>
              <table:table-cell office:value-type="float" office:value="-43.150602">
                <text:p>-43.15060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483.302695">
                <text:p>15483.302695</text:p>
              </table:table-cell>
              <table:table-cell office:value-type="float" office:value="-43.115879">
                <text:p>-43.11587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483.303695">
                <text:p>15483.303695</text:p>
              </table:table-cell>
              <table:table-cell office:value-type="float" office:value="-43.079503">
                <text:p>-43.0795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483.304695">
                <text:p>15483.304695</text:p>
              </table:table-cell>
              <table:table-cell office:value-type="float" office:value="-43.043126">
                <text:p>-43.0431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483.305683">
                <text:p>15483.305683</text:p>
              </table:table-cell>
              <table:table-cell office:value-type="float" office:value="-43.00675">
                <text:p>-43.006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483.306683">
                <text:p>15483.306683</text:p>
              </table:table-cell>
              <table:table-cell office:value-type="float" office:value="-42.970374">
                <text:p>-42.97037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483.307683">
                <text:p>15483.307683</text:p>
              </table:table-cell>
              <table:table-cell office:value-type="float" office:value="-42.933997">
                <text:p>-42.9339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483.308695">
                <text:p>15483.308695</text:p>
              </table:table-cell>
              <table:table-cell office:value-type="float" office:value="-42.897621">
                <text:p>-42.8976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483.309695">
                <text:p>15483.309695</text:p>
              </table:table-cell>
              <table:table-cell office:value-type="float" office:value="-42.861245">
                <text:p>-42.86124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483.310695">
                <text:p>15483.310695</text:p>
              </table:table-cell>
              <table:table-cell office:value-type="float" office:value="-42.823215">
                <text:p>-42.8232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483.311695">
                <text:p>15483.311695</text:p>
              </table:table-cell>
              <table:table-cell office:value-type="float" office:value="-42.786838">
                <text:p>-42.78683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483.312694">
                <text:p>15483.312694</text:p>
              </table:table-cell>
              <table:table-cell office:value-type="float" office:value="-42.750462">
                <text:p>-42.75046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483.313695">
                <text:p>15483.313695</text:p>
              </table:table-cell>
              <table:table-cell office:value-type="float" office:value="-42.712432">
                <text:p>-42.7124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483.314695">
                <text:p>15483.314695</text:p>
              </table:table-cell>
              <table:table-cell office:value-type="float" office:value="-42.676056">
                <text:p>-42.67605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483.315694">
                <text:p>15483.315694</text:p>
              </table:table-cell>
              <table:table-cell office:value-type="float" office:value="-42.638026">
                <text:p>-42.6380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483.316694">
                <text:p>15483.316694</text:p>
              </table:table-cell>
              <table:table-cell office:value-type="float" office:value="-42.60165">
                <text:p>-42.6016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483.317695">
                <text:p>15483.317695</text:p>
              </table:table-cell>
              <table:table-cell office:value-type="float" office:value="-42.56362">
                <text:p>-42.563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483.318694">
                <text:p>15483.318694</text:p>
              </table:table-cell>
              <table:table-cell office:value-type="float" office:value="-42.527244">
                <text:p>-42.52724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483.319695">
                <text:p>15483.319695</text:p>
              </table:table-cell>
              <table:table-cell office:value-type="float" office:value="-42.489214">
                <text:p>-42.48921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483.320694">
                <text:p>15483.320694</text:p>
              </table:table-cell>
              <table:table-cell office:value-type="float" office:value="-42.451184">
                <text:p>-42.4511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483.321695">
                <text:p>15483.321695</text:p>
              </table:table-cell>
              <table:table-cell office:value-type="float" office:value="-42.413154">
                <text:p>-42.41315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483.322683">
                <text:p>15483.322683</text:p>
              </table:table-cell>
              <table:table-cell office:value-type="float" office:value="-42.375124">
                <text:p>-42.3751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483.323694">
                <text:p>15483.323694</text:p>
              </table:table-cell>
              <table:table-cell office:value-type="float" office:value="-42.337095">
                <text:p>-42.33709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483.324695">
                <text:p>15483.324695</text:p>
              </table:table-cell>
              <table:table-cell office:value-type="float" office:value="-42.299065">
                <text:p>-42.29906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483.325695">
                <text:p>15483.325695</text:p>
              </table:table-cell>
              <table:table-cell office:value-type="float" office:value="-42.261035">
                <text:p>-42.26103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483.326695">
                <text:p>15483.326695</text:p>
              </table:table-cell>
              <table:table-cell office:value-type="float" office:value="-42.221352">
                <text:p>-42.22135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483.327695">
                <text:p>15483.327695</text:p>
              </table:table-cell>
              <table:table-cell office:value-type="float" office:value="-42.183322">
                <text:p>-42.18332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483.328695">
                <text:p>15483.328695</text:p>
              </table:table-cell>
              <table:table-cell office:value-type="float" office:value="-42.145292">
                <text:p>-42.1452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483.329695">
                <text:p>15483.329695</text:p>
              </table:table-cell>
              <table:table-cell office:value-type="float" office:value="-42.107262">
                <text:p>-42.10726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483.330695">
                <text:p>15483.330695</text:p>
              </table:table-cell>
              <table:table-cell office:value-type="float" office:value="-42.069233">
                <text:p>-42.06923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483.331695">
                <text:p>15483.331695</text:p>
              </table:table-cell>
              <table:table-cell office:value-type="float" office:value="-42.029549">
                <text:p>-42.0295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483.332695">
                <text:p>15483.332695</text:p>
              </table:table-cell>
              <table:table-cell office:value-type="float" office:value="-41.991519">
                <text:p>-41.9915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483.333695">
                <text:p>15483.333695</text:p>
              </table:table-cell>
              <table:table-cell office:value-type="float" office:value="-41.951836">
                <text:p>-41.9518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483.334695">
                <text:p>15483.334695</text:p>
              </table:table-cell>
              <table:table-cell office:value-type="float" office:value="-41.912153">
                <text:p>-41.91215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483.335695">
                <text:p>15483.335695</text:p>
              </table:table-cell>
              <table:table-cell office:value-type="float" office:value="-41.874123">
                <text:p>-41.87412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483.336695">
                <text:p>15483.336695</text:p>
              </table:table-cell>
              <table:table-cell office:value-type="float" office:value="-41.83444">
                <text:p>-41.834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483.337695">
                <text:p>15483.337695</text:p>
              </table:table-cell>
              <table:table-cell office:value-type="float" office:value="-41.794757">
                <text:p>-41.79475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483.338682">
                <text:p>15483.338682</text:p>
              </table:table-cell>
              <table:table-cell office:value-type="float" office:value="-41.755073">
                <text:p>-41.75507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483.339694">
                <text:p>15483.339694</text:p>
              </table:table-cell>
              <table:table-cell office:value-type="float" office:value="-41.71539">
                <text:p>-41.7153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483.340695">
                <text:p>15483.340695</text:p>
              </table:table-cell>
              <table:table-cell office:value-type="float" office:value="-41.675707">
                <text:p>-41.6757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483.341695">
                <text:p>15483.341695</text:p>
              </table:table-cell>
              <table:table-cell office:value-type="float" office:value="-41.63437">
                <text:p>-41.634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483.342695">
                <text:p>15483.342695</text:p>
              </table:table-cell>
              <table:table-cell office:value-type="float" office:value="-41.594687">
                <text:p>-41.59468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483.343695">
                <text:p>15483.343695</text:p>
              </table:table-cell>
              <table:table-cell office:value-type="float" office:value="-41.555003">
                <text:p>-41.5550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483.344695">
                <text:p>15483.344695</text:p>
              </table:table-cell>
              <table:table-cell office:value-type="float" office:value="-41.51532">
                <text:p>-41.5153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483.345694">
                <text:p>15483.345694</text:p>
              </table:table-cell>
              <table:table-cell office:value-type="float" office:value="-41.473983">
                <text:p>-41.47398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483.346695">
                <text:p>15483.346695</text:p>
              </table:table-cell>
              <table:table-cell office:value-type="float" office:value="-41.4343">
                <text:p>-41.434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483.347694">
                <text:p>15483.347694</text:p>
              </table:table-cell>
              <table:table-cell office:value-type="float" office:value="-41.392963">
                <text:p>-41.39296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483.348695">
                <text:p>15483.348695</text:p>
              </table:table-cell>
              <table:table-cell office:value-type="float" office:value="-41.35328">
                <text:p>-41.3532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483.349695">
                <text:p>15483.349695</text:p>
              </table:table-cell>
              <table:table-cell office:value-type="float" office:value="-41.311943">
                <text:p>-41.3119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483.350695">
                <text:p>15483.350695</text:p>
              </table:table-cell>
              <table:table-cell office:value-type="float" office:value="-41.270607">
                <text:p>-41.27060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483.351695">
                <text:p>15483.351695</text:p>
              </table:table-cell>
              <table:table-cell office:value-type="float" office:value="-41.22927">
                <text:p>-41.2292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483.352695">
                <text:p>15483.352695</text:p>
              </table:table-cell>
              <table:table-cell office:value-type="float" office:value="-41.187933">
                <text:p>-41.1879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483.353694">
                <text:p>15483.353694</text:p>
              </table:table-cell>
              <table:table-cell office:value-type="float" office:value="-41.146596">
                <text:p>-41.14659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483.354695">
                <text:p>15483.354695</text:p>
              </table:table-cell>
              <table:table-cell office:value-type="float" office:value="-41.10526">
                <text:p>-41.105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483.355693">
                <text:p>15483.355693</text:p>
              </table:table-cell>
              <table:table-cell office:value-type="float" office:value="-41.063923">
                <text:p>-41.06392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483.356695">
                <text:p>15483.356695</text:p>
              </table:table-cell>
              <table:table-cell office:value-type="float" office:value="-41.022586">
                <text:p>-41.0225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483.357695">
                <text:p>15483.357695</text:p>
              </table:table-cell>
              <table:table-cell office:value-type="float" office:value="-40.981249">
                <text:p>-40.9812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483.358695">
                <text:p>15483.358695</text:p>
              </table:table-cell>
              <table:table-cell office:value-type="float" office:value="-40.939913">
                <text:p>-40.93991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483.359695">
                <text:p>15483.359695</text:p>
              </table:table-cell>
              <table:table-cell office:value-type="float" office:value="-40.898576">
                <text:p>-40.8985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483.360694">
                <text:p>15483.360694</text:p>
              </table:table-cell>
              <table:table-cell office:value-type="float" office:value="-40.855586">
                <text:p>-40.85558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483.361695">
                <text:p>15483.361695</text:p>
              </table:table-cell>
              <table:table-cell office:value-type="float" office:value="-40.814249">
                <text:p>-40.81424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483.362695">
                <text:p>15483.362695</text:p>
              </table:table-cell>
              <table:table-cell office:value-type="float" office:value="-40.771259">
                <text:p>-40.7712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483.363695">
                <text:p>15483.363695</text:p>
              </table:table-cell>
              <table:table-cell office:value-type="float" office:value="-40.729922">
                <text:p>-40.72992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483.364694">
                <text:p>15483.364694</text:p>
              </table:table-cell>
              <table:table-cell office:value-type="float" office:value="-40.686932">
                <text:p>-40.68693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483.365695">
                <text:p>15483.365695</text:p>
              </table:table-cell>
              <table:table-cell office:value-type="float" office:value="-40.643942">
                <text:p>-40.64394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483.366696">
                <text:p>15483.366696</text:p>
              </table:table-cell>
              <table:table-cell office:value-type="float" office:value="-40.602605">
                <text:p>-40.6026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483.367695">
                <text:p>15483.367695</text:p>
              </table:table-cell>
              <table:table-cell office:value-type="float" office:value="-40.559615">
                <text:p>-40.55961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483.368695">
                <text:p>15483.368695</text:p>
              </table:table-cell>
              <table:table-cell office:value-type="float" office:value="-40.516624">
                <text:p>-40.5166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483.369695">
                <text:p>15483.369695</text:p>
              </table:table-cell>
              <table:table-cell office:value-type="float" office:value="-40.473634">
                <text:p>-40.47363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483.370694">
                <text:p>15483.370694</text:p>
              </table:table-cell>
              <table:table-cell office:value-type="float" office:value="-40.432297">
                <text:p>-40.4322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483.371695">
                <text:p>15483.371695</text:p>
              </table:table-cell>
              <table:table-cell office:value-type="float" office:value="-40.389307">
                <text:p>-40.38930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483.372683">
                <text:p>15483.372683</text:p>
              </table:table-cell>
              <table:table-cell office:value-type="float" office:value="-40.346317">
                <text:p>-40.3463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483.373683">
                <text:p>15483.373683</text:p>
              </table:table-cell>
              <table:table-cell office:value-type="float" office:value="-40.303327">
                <text:p>-40.30332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483.374695">
                <text:p>15483.374695</text:p>
              </table:table-cell>
              <table:table-cell office:value-type="float" office:value="-40.260337">
                <text:p>-40.26033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483.375695">
                <text:p>15483.375695</text:p>
              </table:table-cell>
              <table:table-cell office:value-type="float" office:value="-40.217346">
                <text:p>-40.2173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483.376695">
                <text:p>15483.376695</text:p>
              </table:table-cell>
              <table:table-cell office:value-type="float" office:value="-40.174356">
                <text:p>-40.1743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483.377694">
                <text:p>15483.377694</text:p>
              </table:table-cell>
              <table:table-cell office:value-type="float" office:value="-40.131366">
                <text:p>-40.13136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483.378694">
                <text:p>15483.378694</text:p>
              </table:table-cell>
              <table:table-cell office:value-type="float" office:value="-40.086722">
                <text:p>-40.0867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483.379683">
                <text:p>15483.379683</text:p>
              </table:table-cell>
              <table:table-cell office:value-type="float" office:value="-40.043732">
                <text:p>-40.04373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483.380683">
                <text:p>15483.380683</text:p>
              </table:table-cell>
              <table:table-cell office:value-type="float" office:value="-40.000742">
                <text:p>-40.00074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483.381695">
                <text:p>15483.381695</text:p>
              </table:table-cell>
              <table:table-cell office:value-type="float" office:value="-39.957752">
                <text:p>-39.95775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483.382695">
                <text:p>15483.382695</text:p>
              </table:table-cell>
              <table:table-cell office:value-type="float" office:value="-39.913108">
                <text:p>-39.91310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483.383695">
                <text:p>15483.383695</text:p>
              </table:table-cell>
              <table:table-cell office:value-type="float" office:value="-39.870118">
                <text:p>-39.87011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483.384695">
                <text:p>15483.384695</text:p>
              </table:table-cell>
              <table:table-cell office:value-type="float" office:value="-39.827127">
                <text:p>-39.82712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483.385695">
                <text:p>15483.385695</text:p>
              </table:table-cell>
              <table:table-cell office:value-type="float" office:value="-39.784137">
                <text:p>-39.78413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483.386694">
                <text:p>15483.386694</text:p>
              </table:table-cell>
              <table:table-cell office:value-type="float" office:value="-39.739494">
                <text:p>-39.73949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483.387694">
                <text:p>15483.387694</text:p>
              </table:table-cell>
              <table:table-cell office:value-type="float" office:value="-39.696503">
                <text:p>-39.6965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483.388695">
                <text:p>15483.388695</text:p>
              </table:table-cell>
              <table:table-cell office:value-type="float" office:value="-39.653513">
                <text:p>-39.65351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483.389695">
                <text:p>15483.389695</text:p>
              </table:table-cell>
              <table:table-cell office:value-type="float" office:value="-39.610523">
                <text:p>-39.61052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483.390695">
                <text:p>15483.390695</text:p>
              </table:table-cell>
              <table:table-cell office:value-type="float" office:value="-39.565879">
                <text:p>-39.56587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483.391695">
                <text:p>15483.391695</text:p>
              </table:table-cell>
              <table:table-cell office:value-type="float" office:value="-39.522889">
                <text:p>-39.52288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483.392695">
                <text:p>15483.392695</text:p>
              </table:table-cell>
              <table:table-cell office:value-type="float" office:value="-39.479899">
                <text:p>-39.47989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483.393695">
                <text:p>15483.393695</text:p>
              </table:table-cell>
              <table:table-cell office:value-type="float" office:value="-39.435255">
                <text:p>-39.43525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483.394695">
                <text:p>15483.394695</text:p>
              </table:table-cell>
              <table:table-cell office:value-type="float" office:value="-39.392265">
                <text:p>-39.39226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483.395695">
                <text:p>15483.395695</text:p>
              </table:table-cell>
              <table:table-cell office:value-type="float" office:value="-39.349275">
                <text:p>-39.3492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483.396695">
                <text:p>15483.396695</text:p>
              </table:table-cell>
              <table:table-cell office:value-type="float" office:value="-39.304631">
                <text:p>-39.30463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483.397695">
                <text:p>15483.397695</text:p>
              </table:table-cell>
              <table:table-cell office:value-type="float" office:value="-39.261641">
                <text:p>-39.26164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483.398696">
                <text:p>15483.398696</text:p>
              </table:table-cell>
              <table:table-cell office:value-type="float" office:value="-39.218651">
                <text:p>-39.2186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483.399695">
                <text:p>15483.399695</text:p>
              </table:table-cell>
              <table:table-cell office:value-type="float" office:value="-39.17566">
                <text:p>-39.1756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483.400695">
                <text:p>15483.400695</text:p>
              </table:table-cell>
              <table:table-cell office:value-type="float" office:value="-39.131017">
                <text:p>-39.13101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483.401695">
                <text:p>15483.401695</text:p>
              </table:table-cell>
              <table:table-cell office:value-type="float" office:value="-39.088026">
                <text:p>-39.08802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483.402695">
                <text:p>15483.402695</text:p>
              </table:table-cell>
              <table:table-cell office:value-type="float" office:value="-39.045036">
                <text:p>-39.04503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483.403695">
                <text:p>15483.403695</text:p>
              </table:table-cell>
              <table:table-cell office:value-type="float" office:value="-39.000393">
                <text:p>-39.00039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483.404695">
                <text:p>15483.404695</text:p>
              </table:table-cell>
              <table:table-cell office:value-type="float" office:value="-38.957402">
                <text:p>-38.9574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483.405695">
                <text:p>15483.405695</text:p>
              </table:table-cell>
              <table:table-cell office:value-type="float" office:value="-38.914412">
                <text:p>-38.91441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483.406695">
                <text:p>15483.406695</text:p>
              </table:table-cell>
              <table:table-cell office:value-type="float" office:value="-38.871422">
                <text:p>-38.87142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483.407695">
                <text:p>15483.407695</text:p>
              </table:table-cell>
              <table:table-cell office:value-type="float" office:value="-38.828432">
                <text:p>-38.82843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483.408695">
                <text:p>15483.408695</text:p>
              </table:table-cell>
              <table:table-cell office:value-type="float" office:value="-38.785442">
                <text:p>-38.78544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483.409695">
                <text:p>15483.409695</text:p>
              </table:table-cell>
              <table:table-cell office:value-type="float" office:value="-38.742451">
                <text:p>-38.7424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483.410695">
                <text:p>15483.410695</text:p>
              </table:table-cell>
              <table:table-cell office:value-type="float" office:value="-38.699461">
                <text:p>-38.69946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483.411695">
                <text:p>15483.411695</text:p>
              </table:table-cell>
              <table:table-cell office:value-type="float" office:value="-38.656471">
                <text:p>-38.65647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483.412695">
                <text:p>15483.412695</text:p>
              </table:table-cell>
              <table:table-cell office:value-type="float" office:value="-38.613481">
                <text:p>-38.61348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483.413695">
                <text:p>15483.413695</text:p>
              </table:table-cell>
              <table:table-cell office:value-type="float" office:value="-38.57049">
                <text:p>-38.5704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483.414684">
                <text:p>15483.414684</text:p>
              </table:table-cell>
              <table:table-cell office:value-type="float" office:value="-38.5275">
                <text:p>-38.52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483.415695">
                <text:p>15483.415695</text:p>
              </table:table-cell>
              <table:table-cell office:value-type="float" office:value="-38.48451">
                <text:p>-38.4845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483.416695">
                <text:p>15483.416695</text:p>
              </table:table-cell>
              <table:table-cell office:value-type="float" office:value="-38.44152">
                <text:p>-38.4415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483.417695">
                <text:p>15483.417695</text:p>
              </table:table-cell>
              <table:table-cell office:value-type="float" office:value="-38.39853">
                <text:p>-38.3985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483.418695">
                <text:p>15483.418695</text:p>
              </table:table-cell>
              <table:table-cell office:value-type="float" office:value="-38.355539">
                <text:p>-38.35553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483.419695">
                <text:p>15483.419695</text:p>
              </table:table-cell>
              <table:table-cell office:value-type="float" office:value="-38.312549">
                <text:p>-38.31254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483.420695">
                <text:p>15483.420695</text:p>
              </table:table-cell>
              <table:table-cell office:value-type="float" office:value="-38.269559">
                <text:p>-38.26955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483.421695">
                <text:p>15483.421695</text:p>
              </table:table-cell>
              <table:table-cell office:value-type="float" office:value="-38.226569">
                <text:p>-38.2265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483.422695">
                <text:p>15483.422695</text:p>
              </table:table-cell>
              <table:table-cell office:value-type="float" office:value="-38.183578">
                <text:p>-38.18357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483.423695">
                <text:p>15483.423695</text:p>
              </table:table-cell>
              <table:table-cell office:value-type="float" office:value="-38.140588">
                <text:p>-38.14058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483.424695">
                <text:p>15483.424695</text:p>
              </table:table-cell>
              <table:table-cell office:value-type="float" office:value="-38.097598">
                <text:p>-38.0975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483.425695">
                <text:p>15483.425695</text:p>
              </table:table-cell>
              <table:table-cell office:value-type="float" office:value="-38.052954">
                <text:p>-38.0529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483.426695">
                <text:p>15483.426695</text:p>
              </table:table-cell>
              <table:table-cell office:value-type="float" office:value="-38.009964">
                <text:p>-38.0099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483.427695">
                <text:p>15483.427695</text:p>
              </table:table-cell>
              <table:table-cell office:value-type="float" office:value="-37.966974">
                <text:p>-37.96697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483.428694">
                <text:p>15483.428694</text:p>
              </table:table-cell>
              <table:table-cell office:value-type="float" office:value="-37.923984">
                <text:p>-37.9239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483.429695">
                <text:p>15483.429695</text:p>
              </table:table-cell>
              <table:table-cell office:value-type="float" office:value="-37.880994">
                <text:p>-37.88099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483.430695">
                <text:p>15483.430695</text:p>
              </table:table-cell>
              <table:table-cell office:value-type="float" office:value="-37.838003">
                <text:p>-37.83800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483.431695">
                <text:p>15483.431695</text:p>
              </table:table-cell>
              <table:table-cell office:value-type="float" office:value="-37.795013">
                <text:p>-37.7950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483.432695">
                <text:p>15483.432695</text:p>
              </table:table-cell>
              <table:table-cell office:value-type="float" office:value="-37.752023">
                <text:p>-37.75202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483.433695">
                <text:p>15483.433695</text:p>
              </table:table-cell>
              <table:table-cell office:value-type="float" office:value="-37.709033">
                <text:p>-37.70903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483.434695">
                <text:p>15483.434695</text:p>
              </table:table-cell>
              <table:table-cell office:value-type="float" office:value="-37.666042">
                <text:p>-37.6660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483.435694">
                <text:p>15483.435694</text:p>
              </table:table-cell>
              <table:table-cell office:value-type="float" office:value="-37.623052">
                <text:p>-37.62305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483.436695">
                <text:p>15483.436695</text:p>
              </table:table-cell>
              <table:table-cell office:value-type="float" office:value="-37.580062">
                <text:p>-37.58006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483.437695">
                <text:p>15483.437695</text:p>
              </table:table-cell>
              <table:table-cell office:value-type="float" office:value="-37.537072">
                <text:p>-37.53707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483.438684">
                <text:p>15483.438684</text:p>
              </table:table-cell>
              <table:table-cell office:value-type="float" office:value="-37.494082">
                <text:p>-37.49408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483.439684">
                <text:p>15483.439684</text:p>
              </table:table-cell>
              <table:table-cell office:value-type="float" office:value="-37.451091">
                <text:p>-37.45109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483.440684">
                <text:p>15483.440684</text:p>
              </table:table-cell>
              <table:table-cell office:value-type="float" office:value="-37.409755">
                <text:p>-37.4097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483.441696">
                <text:p>15483.441696</text:p>
              </table:table-cell>
              <table:table-cell office:value-type="float" office:value="-37.365111">
                <text:p>-37.36511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483.442695">
                <text:p>15483.442695</text:p>
              </table:table-cell>
              <table:table-cell office:value-type="float" office:value="-37.323774">
                <text:p>-37.3237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483.443695">
                <text:p>15483.443695</text:p>
              </table:table-cell>
              <table:table-cell office:value-type="float" office:value="-37.280784">
                <text:p>-37.2807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483.444695">
                <text:p>15483.444695</text:p>
              </table:table-cell>
              <table:table-cell office:value-type="float" office:value="-37.237794">
                <text:p>-37.23779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483.445695">
                <text:p>15483.445695</text:p>
              </table:table-cell>
              <table:table-cell office:value-type="float" office:value="-37.194804">
                <text:p>-37.1948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483.446694">
                <text:p>15483.446694</text:p>
              </table:table-cell>
              <table:table-cell office:value-type="float" office:value="-37.153467">
                <text:p>-37.1534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483.447695">
                <text:p>15483.447695</text:p>
              </table:table-cell>
              <table:table-cell office:value-type="float" office:value="-37.110477">
                <text:p>-37.11047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483.448694">
                <text:p>15483.448694</text:p>
              </table:table-cell>
              <table:table-cell office:value-type="float" office:value="-37.067486">
                <text:p>-37.06748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483.449694">
                <text:p>15483.449694</text:p>
              </table:table-cell>
              <table:table-cell office:value-type="float" office:value="-37.02615">
                <text:p>-37.026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483.450694">
                <text:p>15483.450694</text:p>
              </table:table-cell>
              <table:table-cell office:value-type="float" office:value="-36.983159">
                <text:p>-36.9831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483.451695">
                <text:p>15483.451695</text:p>
              </table:table-cell>
              <table:table-cell office:value-type="float" office:value="-36.941823">
                <text:p>-36.94182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483.452695">
                <text:p>15483.452695</text:p>
              </table:table-cell>
              <table:table-cell office:value-type="float" office:value="-36.898832">
                <text:p>-36.89883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483.453695">
                <text:p>15483.453695</text:p>
              </table:table-cell>
              <table:table-cell office:value-type="float" office:value="-36.857496">
                <text:p>-36.85749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483.454695">
                <text:p>15483.454695</text:p>
              </table:table-cell>
              <table:table-cell office:value-type="float" office:value="-36.816159">
                <text:p>-36.81615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483.455695">
                <text:p>15483.455695</text:p>
              </table:table-cell>
              <table:table-cell office:value-type="float" office:value="-36.773169">
                <text:p>-36.77316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483.456695">
                <text:p>15483.456695</text:p>
              </table:table-cell>
              <table:table-cell office:value-type="float" office:value="-36.731832">
                <text:p>-36.7318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483.457695">
                <text:p>15483.457695</text:p>
              </table:table-cell>
              <table:table-cell office:value-type="float" office:value="-36.690495">
                <text:p>-36.6904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483.458695">
                <text:p>15483.458695</text:p>
              </table:table-cell>
              <table:table-cell office:value-type="float" office:value="-36.649159">
                <text:p>-36.6491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483.459695">
                <text:p>15483.459695</text:p>
              </table:table-cell>
              <table:table-cell office:value-type="float" office:value="-36.606168">
                <text:p>-36.60616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483.460695">
                <text:p>15483.460695</text:p>
              </table:table-cell>
              <table:table-cell office:value-type="float" office:value="-36.566485">
                <text:p>-36.5664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483.461682">
                <text:p>15483.461682</text:p>
              </table:table-cell>
              <table:table-cell office:value-type="float" office:value="-36.525148">
                <text:p>-36.5251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483.462682">
                <text:p>15483.462682</text:p>
              </table:table-cell>
              <table:table-cell office:value-type="float" office:value="-36.483812">
                <text:p>-36.4838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483.463683">
                <text:p>15483.463683</text:p>
              </table:table-cell>
              <table:table-cell office:value-type="float" office:value="-36.442475">
                <text:p>-36.44247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483.464688">
                <text:p>15483.464688</text:p>
              </table:table-cell>
              <table:table-cell office:value-type="float" office:value="-36.401138">
                <text:p>-36.40113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483.465684">
                <text:p>15483.465684</text:p>
              </table:table-cell>
              <table:table-cell office:value-type="float" office:value="-36.361455">
                <text:p>-36.3614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483.466696">
                <text:p>15483.466696</text:p>
              </table:table-cell>
              <table:table-cell office:value-type="float" office:value="-36.320118">
                <text:p>-36.32011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483.467695">
                <text:p>15483.467695</text:p>
              </table:table-cell>
              <table:table-cell office:value-type="float" office:value="-36.280435">
                <text:p>-36.28043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483.468695">
                <text:p>15483.468695</text:p>
              </table:table-cell>
              <table:table-cell office:value-type="float" office:value="-36.240751">
                <text:p>-36.24075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483.469695">
                <text:p>15483.469695</text:p>
              </table:table-cell>
              <table:table-cell office:value-type="float" office:value="-36.199415">
                <text:p>-36.19941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483.470695">
                <text:p>15483.470695</text:p>
              </table:table-cell>
              <table:table-cell office:value-type="float" office:value="-36.159731">
                <text:p>-36.15973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483.471694">
                <text:p>15483.471694</text:p>
              </table:table-cell>
              <table:table-cell office:value-type="float" office:value="-36.120048">
                <text:p>-36.12004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483.472683">
                <text:p>15483.472683</text:p>
              </table:table-cell>
              <table:table-cell office:value-type="float" office:value="-36.082018">
                <text:p>-36.0820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483.473695">
                <text:p>15483.473695</text:p>
              </table:table-cell>
              <table:table-cell office:value-type="float" office:value="-36.042335">
                <text:p>-36.0423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483.474695">
                <text:p>15483.474695</text:p>
              </table:table-cell>
              <table:table-cell office:value-type="float" office:value="-36.002652">
                <text:p>-36.00265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483.475695">
                <text:p>15483.475695</text:p>
              </table:table-cell>
              <table:table-cell office:value-type="float" office:value="-35.964622">
                <text:p>-35.96462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483.476695">
                <text:p>15483.476695</text:p>
              </table:table-cell>
              <table:table-cell office:value-type="float" office:value="-35.926592">
                <text:p>-35.92659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483.477695">
                <text:p>15483.477695</text:p>
              </table:table-cell>
              <table:table-cell office:value-type="float" office:value="-35.886909">
                <text:p>-35.8869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483.478695">
                <text:p>15483.478695</text:p>
              </table:table-cell>
              <table:table-cell office:value-type="float" office:value="-35.848879">
                <text:p>-35.84887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483.479695">
                <text:p>15483.479695</text:p>
              </table:table-cell>
              <table:table-cell office:value-type="float" office:value="-35.810849">
                <text:p>-35.81084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483.480695">
                <text:p>15483.480695</text:p>
              </table:table-cell>
              <table:table-cell office:value-type="float" office:value="-35.77282">
                <text:p>-35.772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483.481695">
                <text:p>15483.481695</text:p>
              </table:table-cell>
              <table:table-cell office:value-type="float" office:value="-35.73479">
                <text:p>-35.7347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483.482695">
                <text:p>15483.482695</text:p>
              </table:table-cell>
              <table:table-cell office:value-type="float" office:value="-35.69676">
                <text:p>-35.6967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483.483695">
                <text:p>15483.483695</text:p>
              </table:table-cell>
              <table:table-cell office:value-type="float" office:value="-35.65873">
                <text:p>-35.6587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483.484694">
                <text:p>15483.484694</text:p>
              </table:table-cell>
              <table:table-cell office:value-type="float" office:value="-35.622354">
                <text:p>-35.62235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483.485695">
                <text:p>15483.485695</text:p>
              </table:table-cell>
              <table:table-cell office:value-type="float" office:value="-35.585977">
                <text:p>-35.58597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483.486695">
                <text:p>15483.486695</text:p>
              </table:table-cell>
              <table:table-cell office:value-type="float" office:value="-35.547948">
                <text:p>-35.5479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483.487695">
                <text:p>15483.487695</text:p>
              </table:table-cell>
              <table:table-cell office:value-type="float" office:value="-35.513225">
                <text:p>-35.51322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483.488682">
                <text:p>15483.488682</text:p>
              </table:table-cell>
              <table:table-cell office:value-type="float" office:value="-35.476848">
                <text:p>-35.4768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483.489695">
                <text:p>15483.489695</text:p>
              </table:table-cell>
              <table:table-cell office:value-type="float" office:value="-35.440472">
                <text:p>-35.44047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483.490695">
                <text:p>15483.490695</text:p>
              </table:table-cell>
              <table:table-cell office:value-type="float" office:value="-35.404096">
                <text:p>-35.40409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483.491694">
                <text:p>15483.491694</text:p>
              </table:table-cell>
              <table:table-cell office:value-type="float" office:value="-35.369373">
                <text:p>-35.36937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483.492695">
                <text:p>15483.492695</text:p>
              </table:table-cell>
              <table:table-cell office:value-type="float" office:value="-35.332997">
                <text:p>-35.3329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483.493695">
                <text:p>15483.493695</text:p>
              </table:table-cell>
              <table:table-cell office:value-type="float" office:value="-35.298274">
                <text:p>-35.29827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483.494695">
                <text:p>15483.494695</text:p>
              </table:table-cell>
              <table:table-cell office:value-type="float" office:value="-35.261897">
                <text:p>-35.26189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483.495695">
                <text:p>15483.495695</text:p>
              </table:table-cell>
              <table:table-cell office:value-type="float" office:value="-35.227174">
                <text:p>-35.22717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483.496695">
                <text:p>15483.496695</text:p>
              </table:table-cell>
              <table:table-cell office:value-type="float" office:value="-35.192452">
                <text:p>-35.19245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483.497694">
                <text:p>15483.497694</text:p>
              </table:table-cell>
              <table:table-cell office:value-type="float" office:value="-35.157729">
                <text:p>-35.1577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483.498696">
                <text:p>15483.498696</text:p>
              </table:table-cell>
              <table:table-cell office:value-type="float" office:value="-35.123006">
                <text:p>-35.12300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483.499695">
                <text:p>15483.499695</text:p>
              </table:table-cell>
              <table:table-cell office:value-type="float" office:value="-35.088283">
                <text:p>-35.08828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483.500695">
                <text:p>15483.500695</text:p>
              </table:table-cell>
              <table:table-cell office:value-type="float" office:value="-35.055214">
                <text:p>-35.05521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483.501694">
                <text:p>15483.501694</text:p>
              </table:table-cell>
              <table:table-cell office:value-type="float" office:value="-35.020491">
                <text:p>-35.0204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483.502695">
                <text:p>15483.502695</text:p>
              </table:table-cell>
              <table:table-cell office:value-type="float" office:value="-34.987421">
                <text:p>-34.9874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483.503695">
                <text:p>15483.503695</text:p>
              </table:table-cell>
              <table:table-cell office:value-type="float" office:value="-34.954352">
                <text:p>-34.95435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483.504695">
                <text:p>15483.504695</text:p>
              </table:table-cell>
              <table:table-cell office:value-type="float" office:value="-34.919629">
                <text:p>-34.91962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483.505695">
                <text:p>15483.505695</text:p>
              </table:table-cell>
              <table:table-cell office:value-type="float" office:value="-34.88656">
                <text:p>-34.8865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483.506695">
                <text:p>15483.506695</text:p>
              </table:table-cell>
              <table:table-cell office:value-type="float" office:value="-34.85349">
                <text:p>-34.8534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483.507695">
                <text:p>15483.507695</text:p>
              </table:table-cell>
              <table:table-cell office:value-type="float" office:value="-34.820421">
                <text:p>-34.82042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483.508695">
                <text:p>15483.508695</text:p>
              </table:table-cell>
              <table:table-cell office:value-type="float" office:value="-34.789005">
                <text:p>-34.7890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483.509695">
                <text:p>15483.509695</text:p>
              </table:table-cell>
              <table:table-cell office:value-type="float" office:value="-34.755936">
                <text:p>-34.75593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483.510695">
                <text:p>15483.510695</text:p>
              </table:table-cell>
              <table:table-cell office:value-type="float" office:value="-34.722866">
                <text:p>-34.72286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483.511694">
                <text:p>15483.511694</text:p>
              </table:table-cell>
              <table:table-cell office:value-type="float" office:value="-34.69145">
                <text:p>-34.6914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483.512695">
                <text:p>15483.512695</text:p>
              </table:table-cell>
              <table:table-cell office:value-type="float" office:value="-34.660034">
                <text:p>-34.6600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483.513696">
                <text:p>15483.513696</text:p>
              </table:table-cell>
              <table:table-cell office:value-type="float" office:value="-34.626965">
                <text:p>-34.62696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483.514695">
                <text:p>15483.514695</text:p>
              </table:table-cell>
              <table:table-cell office:value-type="float" office:value="-34.595549">
                <text:p>-34.59554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483.515694">
                <text:p>15483.515694</text:p>
              </table:table-cell>
              <table:table-cell office:value-type="float" office:value="-34.565787">
                <text:p>-34.56578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483.516695">
                <text:p>15483.516695</text:p>
              </table:table-cell>
              <table:table-cell office:value-type="float" office:value="-34.534371">
                <text:p>-34.53437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483.517694">
                <text:p>15483.517694</text:p>
              </table:table-cell>
              <table:table-cell office:value-type="float" office:value="-34.502955">
                <text:p>-34.5029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483.518694">
                <text:p>15483.518694</text:p>
              </table:table-cell>
              <table:table-cell office:value-type="float" office:value="-34.473192">
                <text:p>-34.47319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483.519695">
                <text:p>15483.519695</text:p>
              </table:table-cell>
              <table:table-cell office:value-type="float" office:value="-34.441776">
                <text:p>-34.44177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483.520694">
                <text:p>15483.520694</text:p>
              </table:table-cell>
              <table:table-cell office:value-type="float" office:value="-34.412014">
                <text:p>-34.41201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483.521694">
                <text:p>15483.521694</text:p>
              </table:table-cell>
              <table:table-cell office:value-type="float" office:value="-34.382251">
                <text:p>-34.38225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483.522684">
                <text:p>15483.522684</text:p>
              </table:table-cell>
              <table:table-cell office:value-type="float" office:value="-34.354142">
                <text:p>-34.3541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483.523685">
                <text:p>15483.523685</text:p>
              </table:table-cell>
              <table:table-cell office:value-type="float" office:value="-34.32438">
                <text:p>-34.3243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483.524683">
                <text:p>15483.524683</text:p>
              </table:table-cell>
              <table:table-cell office:value-type="float" office:value="-34.294617">
                <text:p>-34.29461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483.525695">
                <text:p>15483.525695</text:p>
              </table:table-cell>
              <table:table-cell office:value-type="float" office:value="-34.264855">
                <text:p>-34.2648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483.526695">
                <text:p>15483.526695</text:p>
              </table:table-cell>
              <table:table-cell office:value-type="float" office:value="-34.236746">
                <text:p>-34.2367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483.527694">
                <text:p>15483.527694</text:p>
              </table:table-cell>
              <table:table-cell office:value-type="float" office:value="-34.206984">
                <text:p>-34.20698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483.528695">
                <text:p>15483.528695</text:p>
              </table:table-cell>
              <table:table-cell office:value-type="float" office:value="-34.178875">
                <text:p>-34.17887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483.529695">
                <text:p>15483.529695</text:p>
              </table:table-cell>
              <table:table-cell office:value-type="float" office:value="-34.150766">
                <text:p>-34.15076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483.530695">
                <text:p>15483.530695</text:p>
              </table:table-cell>
              <table:table-cell office:value-type="float" office:value="-34.122657">
                <text:p>-34.12265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483.531695">
                <text:p>15483.531695</text:p>
              </table:table-cell>
              <table:table-cell office:value-type="float" office:value="-34.094548">
                <text:p>-34.0945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483.532695">
                <text:p>15483.532695</text:p>
              </table:table-cell>
              <table:table-cell office:value-type="float" office:value="-34.068092">
                <text:p>-34.06809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483.533695">
                <text:p>15483.533695</text:p>
              </table:table-cell>
              <table:table-cell office:value-type="float" office:value="-34.039983">
                <text:p>-34.0399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483.534694">
                <text:p>15483.534694</text:p>
              </table:table-cell>
              <table:table-cell office:value-type="float" office:value="-34.013528">
                <text:p>-34.01352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483.535695">
                <text:p>15483.535695</text:p>
              </table:table-cell>
              <table:table-cell office:value-type="float" office:value="-33.987072">
                <text:p>-33.98707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483.536695">
                <text:p>15483.536695</text:p>
              </table:table-cell>
              <table:table-cell office:value-type="float" office:value="-33.958963">
                <text:p>-33.95896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483.537695">
                <text:p>15483.537695</text:p>
              </table:table-cell>
              <table:table-cell office:value-type="float" office:value="-33.932508">
                <text:p>-33.93250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483.538695">
                <text:p>15483.538695</text:p>
              </table:table-cell>
              <table:table-cell office:value-type="float" office:value="-33.907706">
                <text:p>-33.90770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483.539695">
                <text:p>15483.539695</text:p>
              </table:table-cell>
              <table:table-cell office:value-type="float" office:value="-33.88125">
                <text:p>-33.8812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483.540695">
                <text:p>15483.540695</text:p>
              </table:table-cell>
              <table:table-cell office:value-type="float" office:value="-33.856448">
                <text:p>-33.8564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483.541695">
                <text:p>15483.541695</text:p>
              </table:table-cell>
              <table:table-cell office:value-type="float" office:value="-33.829992">
                <text:p>-33.8299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483.542695">
                <text:p>15483.542695</text:p>
              </table:table-cell>
              <table:table-cell office:value-type="float" office:value="-33.80519">
                <text:p>-33.8051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483.543694">
                <text:p>15483.543694</text:p>
              </table:table-cell>
              <table:table-cell office:value-type="float" office:value="-33.780388">
                <text:p>-33.78038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483.544694">
                <text:p>15483.544694</text:p>
              </table:table-cell>
              <table:table-cell office:value-type="float" office:value="-33.755586">
                <text:p>-33.75558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483.545695">
                <text:p>15483.545695</text:p>
              </table:table-cell>
              <table:table-cell office:value-type="float" office:value="-33.732438">
                <text:p>-33.73243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483.546695">
                <text:p>15483.546695</text:p>
              </table:table-cell>
              <table:table-cell office:value-type="float" office:value="-33.707636">
                <text:p>-33.7076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483.547695">
                <text:p>15483.547695</text:p>
              </table:table-cell>
              <table:table-cell office:value-type="float" office:value="-33.684487">
                <text:p>-33.68448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83.548695">
                <text:p>15483.548695</text:p>
              </table:table-cell>
              <table:table-cell office:value-type="float" office:value="-33.661339">
                <text:p>-33.66133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483.549695">
                <text:p>15483.549695</text:p>
              </table:table-cell>
              <table:table-cell office:value-type="float" office:value="-33.636537">
                <text:p>-33.63653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483.550695">
                <text:p>15483.550695</text:p>
              </table:table-cell>
              <table:table-cell office:value-type="float" office:value="-33.615041">
                <text:p>-33.61504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483.551695">
                <text:p>15483.551695</text:p>
              </table:table-cell>
              <table:table-cell office:value-type="float" office:value="-33.591893">
                <text:p>-33.59189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483.552695">
                <text:p>15483.552695</text:p>
              </table:table-cell>
              <table:table-cell office:value-type="float" office:value="-33.568744">
                <text:p>-33.56874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483.553695">
                <text:p>15483.553695</text:p>
              </table:table-cell>
              <table:table-cell office:value-type="float" office:value="-33.547249">
                <text:p>-33.54724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483.554695">
                <text:p>15483.554695</text:p>
              </table:table-cell>
              <table:table-cell office:value-type="float" office:value="-33.525754">
                <text:p>-33.52575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483.555695">
                <text:p>15483.555695</text:p>
              </table:table-cell>
              <table:table-cell office:value-type="float" office:value="-33.502605">
                <text:p>-33.50260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483.556695">
                <text:p>15483.556695</text:p>
              </table:table-cell>
              <table:table-cell office:value-type="float" office:value="-33.48111">
                <text:p>-33.481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483.557683">
                <text:p>15483.557683</text:p>
              </table:table-cell>
              <table:table-cell office:value-type="float" office:value="-33.461269">
                <text:p>-33.4612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483.558695">
                <text:p>15483.558695</text:p>
              </table:table-cell>
              <table:table-cell office:value-type="float" office:value="-33.439774">
                <text:p>-33.43977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483.559695">
                <text:p>15483.559695</text:p>
              </table:table-cell>
              <table:table-cell office:value-type="float" office:value="-33.418278">
                <text:p>-33.4182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483.560695">
                <text:p>15483.560695</text:p>
              </table:table-cell>
              <table:table-cell office:value-type="float" office:value="-33.398437">
                <text:p>-33.39843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483.561695">
                <text:p>15483.561695</text:p>
              </table:table-cell>
              <table:table-cell office:value-type="float" office:value="-33.378595">
                <text:p>-33.37859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483.562695">
                <text:p>15483.562695</text:p>
              </table:table-cell>
              <table:table-cell office:value-type="float" office:value="-33.358754">
                <text:p>-33.35875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483.563695">
                <text:p>15483.563695</text:p>
              </table:table-cell>
              <table:table-cell office:value-type="float" office:value="-33.338912">
                <text:p>-33.33891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483.564695">
                <text:p>15483.564695</text:p>
              </table:table-cell>
              <table:table-cell office:value-type="float" office:value="-33.31907">
                <text:p>-33.3190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483.565696">
                <text:p>15483.565696</text:p>
              </table:table-cell>
              <table:table-cell office:value-type="float" office:value="-33.300882">
                <text:p>-33.30088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483.566695">
                <text:p>15483.566695</text:p>
              </table:table-cell>
              <table:table-cell office:value-type="float" office:value="-33.282694">
                <text:p>-33.28269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483.567695">
                <text:p>15483.567695</text:p>
              </table:table-cell>
              <table:table-cell office:value-type="float" office:value="-33.262852">
                <text:p>-33.26285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483.568695">
                <text:p>15483.568695</text:p>
              </table:table-cell>
              <table:table-cell office:value-type="float" office:value="-33.246318">
                <text:p>-33.24631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483.569695">
                <text:p>15483.569695</text:p>
              </table:table-cell>
              <table:table-cell office:value-type="float" office:value="-33.228129">
                <text:p>-33.22812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483.570694">
                <text:p>15483.570694</text:p>
              </table:table-cell>
              <table:table-cell office:value-type="float" office:value="-33.209941">
                <text:p>-33.20994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483.571695">
                <text:p>15483.571695</text:p>
              </table:table-cell>
              <table:table-cell office:value-type="float" office:value="-33.193407">
                <text:p>-33.19340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483.572695">
                <text:p>15483.572695</text:p>
              </table:table-cell>
              <table:table-cell office:value-type="float" office:value="-33.176872">
                <text:p>-33.1768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483.573695">
                <text:p>15483.573695</text:p>
              </table:table-cell>
              <table:table-cell office:value-type="float" office:value="-33.160337">
                <text:p>-33.16033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483.574695">
                <text:p>15483.574695</text:p>
              </table:table-cell>
              <table:table-cell office:value-type="float" office:value="-33.143802">
                <text:p>-33.14380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483.575696">
                <text:p>15483.575696</text:p>
              </table:table-cell>
              <table:table-cell office:value-type="float" office:value="-33.127268">
                <text:p>-33.12726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483.576696">
                <text:p>15483.576696</text:p>
              </table:table-cell>
              <table:table-cell office:value-type="float" office:value="-33.112387">
                <text:p>-33.11238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483.577694">
                <text:p>15483.577694</text:p>
              </table:table-cell>
              <table:table-cell office:value-type="float" office:value="-33.097505">
                <text:p>-33.09750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483.578696">
                <text:p>15483.578696</text:p>
              </table:table-cell>
              <table:table-cell office:value-type="float" office:value="-33.082624">
                <text:p>-33.08262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483.579696">
                <text:p>15483.579696</text:p>
              </table:table-cell>
              <table:table-cell office:value-type="float" office:value="-33.069396">
                <text:p>-33.06939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483.580683">
                <text:p>15483.580683</text:p>
              </table:table-cell>
              <table:table-cell office:value-type="float" office:value="-33.054515">
                <text:p>-33.05451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483.581695">
                <text:p>15483.581695</text:p>
              </table:table-cell>
              <table:table-cell office:value-type="float" office:value="-33.041287">
                <text:p>-33.0412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483.582695">
                <text:p>15483.582695</text:p>
              </table:table-cell>
              <table:table-cell office:value-type="float" office:value="-33.02806">
                <text:p>-33.0280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483.583695">
                <text:p>15483.583695</text:p>
              </table:table-cell>
              <table:table-cell office:value-type="float" office:value="-33.016485">
                <text:p>-33.01648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483.584696">
                <text:p>15483.584696</text:p>
              </table:table-cell>
              <table:table-cell office:value-type="float" office:value="-33.003258">
                <text:p>-33.00325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483.585695">
                <text:p>15483.585695</text:p>
              </table:table-cell>
              <table:table-cell office:value-type="float" office:value="-32.991683">
                <text:p>-32.99168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483.586695">
                <text:p>15483.586695</text:p>
              </table:table-cell>
              <table:table-cell office:value-type="float" office:value="-32.980109">
                <text:p>-32.98010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483.587696">
                <text:p>15483.587696</text:p>
              </table:table-cell>
              <table:table-cell office:value-type="float" office:value="-32.970188">
                <text:p>-32.97018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483.588695">
                <text:p>15483.588695</text:p>
              </table:table-cell>
              <table:table-cell office:value-type="float" office:value="-32.958614">
                <text:p>-32.95861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483.589684">
                <text:p>15483.589684</text:p>
              </table:table-cell>
              <table:table-cell office:value-type="float" office:value="-32.948693">
                <text:p>-32.94869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483.590685">
                <text:p>15483.590685</text:p>
              </table:table-cell>
              <table:table-cell office:value-type="float" office:value="-32.938772">
                <text:p>-32.93877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483.591696">
                <text:p>15483.591696</text:p>
              </table:table-cell>
              <table:table-cell office:value-type="float" office:value="-32.928851">
                <text:p>-32.92885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483.592695">
                <text:p>15483.592695</text:p>
              </table:table-cell>
              <table:table-cell office:value-type="float" office:value="-32.918931">
                <text:p>-32.91893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483.593695">
                <text:p>15483.593695</text:p>
              </table:table-cell>
              <table:table-cell office:value-type="float" office:value="-32.910663">
                <text:p>-32.91066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483.594695">
                <text:p>15483.594695</text:p>
              </table:table-cell>
              <table:table-cell office:value-type="float" office:value="-32.902396">
                <text:p>-32.90239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483.595695">
                <text:p>15483.595695</text:p>
              </table:table-cell>
              <table:table-cell office:value-type="float" office:value="-32.894129">
                <text:p>-32.89412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483.596695">
                <text:p>15483.596695</text:p>
              </table:table-cell>
              <table:table-cell office:value-type="float" office:value="-32.885861">
                <text:p>-32.88586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483.597695">
                <text:p>15483.597695</text:p>
              </table:table-cell>
              <table:table-cell office:value-type="float" office:value="-32.879247">
                <text:p>-32.87924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483.598695">
                <text:p>15483.598695</text:p>
              </table:table-cell>
              <table:table-cell office:value-type="float" office:value="-32.872633">
                <text:p>-32.87263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483.599695">
                <text:p>15483.599695</text:p>
              </table:table-cell>
              <table:table-cell office:value-type="float" office:value="-32.86602">
                <text:p>-32.8660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483.600694">
                <text:p>15483.600694</text:p>
              </table:table-cell>
              <table:table-cell office:value-type="float" office:value="-32.861059">
                <text:p>-32.86105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483.601694">
                <text:p>15483.601694</text:p>
              </table:table-cell>
              <table:table-cell office:value-type="float" office:value="-32.854445">
                <text:p>-32.85444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483.602695">
                <text:p>15483.602695</text:p>
              </table:table-cell>
              <table:table-cell office:value-type="float" office:value="-32.849485">
                <text:p>-32.84948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483.603695">
                <text:p>15483.603695</text:p>
              </table:table-cell>
              <table:table-cell office:value-type="float" office:value="-32.846178">
                <text:p>-32.84617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483.604695">
                <text:p>15483.604695</text:p>
              </table:table-cell>
              <table:table-cell office:value-type="float" office:value="-32.841218">
                <text:p>-32.84121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483.605695">
                <text:p>15483.605695</text:p>
              </table:table-cell>
              <table:table-cell office:value-type="float" office:value="-32.837911">
                <text:p>-32.83791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483.606694">
                <text:p>15483.606694</text:p>
              </table:table-cell>
              <table:table-cell office:value-type="float" office:value="-32.834604">
                <text:p>-32.83460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483.607695">
                <text:p>15483.607695</text:p>
              </table:table-cell>
              <table:table-cell office:value-type="float" office:value="-32.831297">
                <text:p>-32.83129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483.608695">
                <text:p>15483.608695</text:p>
              </table:table-cell>
              <table:table-cell office:value-type="float" office:value="-32.829643">
                <text:p>-32.82964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483.609695">
                <text:p>15483.609695</text:p>
              </table:table-cell>
              <table:table-cell office:value-type="float" office:value="-32.826336">
                <text:p>-32.82633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483.610695">
                <text:p>15483.610695</text:p>
              </table:table-cell>
              <table:table-cell office:value-type="float" office:value="-32.824683">
                <text:p>-32.82468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483.611695">
                <text:p>15483.611695</text:p>
              </table:table-cell>
              <table:table-cell office:value-type="float" office:value="-32.824683">
                <text:p>-32.82468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483.612695">
                <text:p>15483.612695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483.613695">
                <text:p>15483.613695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483.614695">
                <text:p>15483.614695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483.615695">
                <text:p>15483.615695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483.616695">
                <text:p>15483.616695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483.617694">
                <text:p>15483.617694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483.618694">
                <text:p>15483.618694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483.619694">
                <text:p>15483.619694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483.620696">
                <text:p>15483.620696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483.621694">
                <text:p>15483.621694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483.622695">
                <text:p>15483.622695</text:p>
              </table:table-cell>
              <table:table-cell office:value-type="float" office:value="-32.823029">
                <text:p>-32.8230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483.623695">
                <text:p>15483.623695</text:p>
              </table:table-cell>
              <table:table-cell office:value-type="float" office:value="-32.824683">
                <text:p>-32.82468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483.624695">
                <text:p>15483.624695</text:p>
              </table:table-cell>
              <table:table-cell office:value-type="float" office:value="-32.824683">
                <text:p>-32.82468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483.625695">
                <text:p>15483.625695</text:p>
              </table:table-cell>
              <table:table-cell office:value-type="float" office:value="-32.826336">
                <text:p>-32.82633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483.626695">
                <text:p>15483.626695</text:p>
              </table:table-cell>
              <table:table-cell office:value-type="float" office:value="-32.826336">
                <text:p>-32.82633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483.627695">
                <text:p>15483.627695</text:p>
              </table:table-cell>
              <table:table-cell office:value-type="float" office:value="-32.82799">
                <text:p>-32.827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483.628695">
                <text:p>15483.628695</text:p>
              </table:table-cell>
              <table:table-cell office:value-type="float" office:value="-32.82799">
                <text:p>-32.8279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483.629695">
                <text:p>15483.629695</text:p>
              </table:table-cell>
              <table:table-cell office:value-type="float" office:value="-32.829643">
                <text:p>-32.82964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483.630695">
                <text:p>15483.630695</text:p>
              </table:table-cell>
              <table:table-cell office:value-type="float" office:value="-32.831297">
                <text:p>-32.83129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483.631695">
                <text:p>15483.631695</text:p>
              </table:table-cell>
              <table:table-cell office:value-type="float" office:value="-32.83295">
                <text:p>-32.8329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483.632694">
                <text:p>15483.632694</text:p>
              </table:table-cell>
              <table:table-cell office:value-type="float" office:value="-32.836257">
                <text:p>-32.83625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483.633695">
                <text:p>15483.633695</text:p>
              </table:table-cell>
              <table:table-cell office:value-type="float" office:value="-32.837911">
                <text:p>-32.8379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483.634695">
                <text:p>15483.634695</text:p>
              </table:table-cell>
              <table:table-cell office:value-type="float" office:value="-32.839564">
                <text:p>-32.8395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483.635695">
                <text:p>15483.635695</text:p>
              </table:table-cell>
              <table:table-cell office:value-type="float" office:value="-32.842871">
                <text:p>-32.84287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483.636695">
                <text:p>15483.636695</text:p>
              </table:table-cell>
              <table:table-cell office:value-type="float" office:value="-32.846178">
                <text:p>-32.84617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483.637695">
                <text:p>15483.637695</text:p>
              </table:table-cell>
              <table:table-cell office:value-type="float" office:value="-32.847831">
                <text:p>-32.84783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483.638683">
                <text:p>15483.638683</text:p>
              </table:table-cell>
              <table:table-cell office:value-type="float" office:value="-32.851138">
                <text:p>-32.85113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483.639695">
                <text:p>15483.639695</text:p>
              </table:table-cell>
              <table:table-cell office:value-type="float" office:value="-32.854445">
                <text:p>-32.85444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483.640695">
                <text:p>15483.640695</text:p>
              </table:table-cell>
              <table:table-cell office:value-type="float" office:value="-32.857752">
                <text:p>-32.8577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483.641695">
                <text:p>15483.641695</text:p>
              </table:table-cell>
              <table:table-cell office:value-type="float" office:value="-32.862713">
                <text:p>-32.86271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483.642682">
                <text:p>15483.642682</text:p>
              </table:table-cell>
              <table:table-cell office:value-type="float" office:value="-32.86602">
                <text:p>-32.8660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483.643682">
                <text:p>15483.643682</text:p>
              </table:table-cell>
              <table:table-cell office:value-type="float" office:value="-32.87098">
                <text:p>-32.8709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483.644686">
                <text:p>15483.644686</text:p>
              </table:table-cell>
              <table:table-cell office:value-type="float" office:value="-32.874287">
                <text:p>-32.87428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483.645685">
                <text:p>15483.645685</text:p>
              </table:table-cell>
              <table:table-cell office:value-type="float" office:value="-32.879247">
                <text:p>-32.87924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483.646689">
                <text:p>15483.646689</text:p>
              </table:table-cell>
              <table:table-cell office:value-type="float" office:value="-32.884208">
                <text:p>-32.88420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483.647695">
                <text:p>15483.647695</text:p>
              </table:table-cell>
              <table:table-cell office:value-type="float" office:value="-32.889168">
                <text:p>-32.88916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483.648695">
                <text:p>15483.648695</text:p>
              </table:table-cell>
              <table:table-cell office:value-type="float" office:value="-32.894129">
                <text:p>-32.89412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483.649695">
                <text:p>15483.649695</text:p>
              </table:table-cell>
              <table:table-cell office:value-type="float" office:value="-32.899089">
                <text:p>-32.89908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483.650695">
                <text:p>15483.650695</text:p>
              </table:table-cell>
              <table:table-cell office:value-type="float" office:value="-32.904049">
                <text:p>-32.90404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483.651695">
                <text:p>15483.651695</text:p>
              </table:table-cell>
              <table:table-cell office:value-type="float" office:value="-32.910663">
                <text:p>-32.91066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483.652695">
                <text:p>15483.652695</text:p>
              </table:table-cell>
              <table:table-cell office:value-type="float" office:value="-32.915624">
                <text:p>-32.91562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483.653695">
                <text:p>15483.653695</text:p>
              </table:table-cell>
              <table:table-cell office:value-type="float" office:value="-32.922238">
                <text:p>-32.92223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483.654695">
                <text:p>15483.654695</text:p>
              </table:table-cell>
              <table:table-cell office:value-type="float" office:value="-32.928851">
                <text:p>-32.92885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483.655684">
                <text:p>15483.655684</text:p>
              </table:table-cell>
              <table:table-cell office:value-type="float" office:value="-32.933812">
                <text:p>-32.93381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483.656684">
                <text:p>15483.656684</text:p>
              </table:table-cell>
              <table:table-cell office:value-type="float" office:value="-32.940426">
                <text:p>-32.94042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483.657685">
                <text:p>15483.657685</text:p>
              </table:table-cell>
              <table:table-cell office:value-type="float" office:value="-32.94704">
                <text:p>-32.9470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483.658695">
                <text:p>15483.658695</text:p>
              </table:table-cell>
              <table:table-cell office:value-type="float" office:value="-32.955307">
                <text:p>-32.95530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483.659695">
                <text:p>15483.659695</text:p>
              </table:table-cell>
              <table:table-cell office:value-type="float" office:value="-32.961921">
                <text:p>-32.96192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483.660694">
                <text:p>15483.660694</text:p>
              </table:table-cell>
              <table:table-cell office:value-type="float" office:value="-32.970188">
                <text:p>-32.97018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483.661683">
                <text:p>15483.661683</text:p>
              </table:table-cell>
              <table:table-cell office:value-type="float" office:value="-32.976802">
                <text:p>-32.97680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483.662695">
                <text:p>15483.662695</text:p>
              </table:table-cell>
              <table:table-cell office:value-type="float" office:value="-32.985069">
                <text:p>-32.98506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483.663695">
                <text:p>15483.663695</text:p>
              </table:table-cell>
              <table:table-cell office:value-type="float" office:value="-32.993337">
                <text:p>-32.99333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483.664694">
                <text:p>15483.664694</text:p>
              </table:table-cell>
              <table:table-cell office:value-type="float" office:value="-33.001604">
                <text:p>-33.0016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483.665694">
                <text:p>15483.665694</text:p>
              </table:table-cell>
              <table:table-cell office:value-type="float" office:value="-33.009871">
                <text:p>-33.00987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483.666696">
                <text:p>15483.666696</text:p>
              </table:table-cell>
              <table:table-cell office:value-type="float" office:value="-33.019792">
                <text:p>-33.01979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483.667694">
                <text:p>15483.667694</text:p>
              </table:table-cell>
              <table:table-cell office:value-type="float" office:value="-33.02806">
                <text:p>-33.0280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483.668695">
                <text:p>15483.668695</text:p>
              </table:table-cell>
              <table:table-cell office:value-type="float" office:value="-33.03798">
                <text:p>-33.0379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483.669695">
                <text:p>15483.669695</text:p>
              </table:table-cell>
              <table:table-cell office:value-type="float" office:value="-33.046248">
                <text:p>-33.04624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483.670695">
                <text:p>15483.670695</text:p>
              </table:table-cell>
              <table:table-cell office:value-type="float" office:value="-33.056169">
                <text:p>-33.05616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483.671695">
                <text:p>15483.671695</text:p>
              </table:table-cell>
              <table:table-cell office:value-type="float" office:value="-33.066089">
                <text:p>-33.06608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483.672695">
                <text:p>15483.672695</text:p>
              </table:table-cell>
              <table:table-cell office:value-type="float" office:value="-33.077664">
                <text:p>-33.07766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483.673695">
                <text:p>15483.673695</text:p>
              </table:table-cell>
              <table:table-cell office:value-type="float" office:value="-33.087585">
                <text:p>-33.08758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483.674694">
                <text:p>15483.674694</text:p>
              </table:table-cell>
              <table:table-cell office:value-type="float" office:value="-33.097505">
                <text:p>-33.09750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483.675694">
                <text:p>15483.675694</text:p>
              </table:table-cell>
              <table:table-cell office:value-type="float" office:value="-33.10908">
                <text:p>-33.1090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483.676695">
                <text:p>15483.676695</text:p>
              </table:table-cell>
              <table:table-cell office:value-type="float" office:value="-33.120654">
                <text:p>-33.12065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483.677695">
                <text:p>15483.677695</text:p>
              </table:table-cell>
              <table:table-cell office:value-type="float" office:value="-33.132228">
                <text:p>-33.13222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483.678695">
                <text:p>15483.678695</text:p>
              </table:table-cell>
              <table:table-cell office:value-type="float" office:value="-33.143802">
                <text:p>-33.14380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483.679695">
                <text:p>15483.679695</text:p>
              </table:table-cell>
              <table:table-cell office:value-type="float" office:value="-33.155377">
                <text:p>-33.15537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483.680683">
                <text:p>15483.680683</text:p>
              </table:table-cell>
              <table:table-cell office:value-type="float" office:value="-33.166951">
                <text:p>-33.16695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483.681683">
                <text:p>15483.681683</text:p>
              </table:table-cell>
              <table:table-cell office:value-type="float" office:value="-33.178525">
                <text:p>-33.1785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483.682695">
                <text:p>15483.682695</text:p>
              </table:table-cell>
              <table:table-cell office:value-type="float" office:value="-33.191753">
                <text:p>-33.19175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483.683695">
                <text:p>15483.683695</text:p>
              </table:table-cell>
              <table:table-cell office:value-type="float" office:value="-33.203327">
                <text:p>-33.20332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483.684695">
                <text:p>15483.684695</text:p>
              </table:table-cell>
              <table:table-cell office:value-type="float" office:value="-33.214902">
                <text:p>-33.21490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483.685695">
                <text:p>15483.685695</text:p>
              </table:table-cell>
              <table:table-cell office:value-type="float" office:value="-33.226476">
                <text:p>-33.22647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483.686695">
                <text:p>15483.686695</text:p>
              </table:table-cell>
              <table:table-cell office:value-type="float" office:value="-33.23805">
                <text:p>-33.2380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483.687695">
                <text:p>15483.687695</text:p>
              </table:table-cell>
              <table:table-cell office:value-type="float" office:value="-33.249625">
                <text:p>-33.2496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483.688694">
                <text:p>15483.688694</text:p>
              </table:table-cell>
              <table:table-cell office:value-type="float" office:value="-33.262852">
                <text:p>-33.26285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483.689695">
                <text:p>15483.689695</text:p>
              </table:table-cell>
              <table:table-cell office:value-type="float" office:value="-33.274427">
                <text:p>-33.27442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483.690695">
                <text:p>15483.690695</text:p>
              </table:table-cell>
              <table:table-cell office:value-type="float" office:value="-33.286001">
                <text:p>-33.28600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483.691695">
                <text:p>15483.691695</text:p>
              </table:table-cell>
              <table:table-cell office:value-type="float" office:value="-33.297575">
                <text:p>-33.29757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483.692695">
                <text:p>15483.692695</text:p>
              </table:table-cell>
              <table:table-cell office:value-type="float" office:value="-33.309149">
                <text:p>-33.30914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483.693695">
                <text:p>15483.693695</text:p>
              </table:table-cell>
              <table:table-cell office:value-type="float" office:value="-33.320724">
                <text:p>-33.32072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483.694695">
                <text:p>15483.694695</text:p>
              </table:table-cell>
              <table:table-cell office:value-type="float" office:value="-33.332298">
                <text:p>-33.33229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483.695695">
                <text:p>15483.695695</text:p>
              </table:table-cell>
              <table:table-cell office:value-type="float" office:value="-33.345526">
                <text:p>-33.34552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483.696695">
                <text:p>15483.696695</text:p>
              </table:table-cell>
              <table:table-cell office:value-type="float" office:value="-33.3571">
                <text:p>-33.357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483.697695">
                <text:p>15483.697695</text:p>
              </table:table-cell>
              <table:table-cell office:value-type="float" office:value="-33.368674">
                <text:p>-33.36867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483.698695">
                <text:p>15483.698695</text:p>
              </table:table-cell>
              <table:table-cell office:value-type="float" office:value="-33.380249">
                <text:p>-33.38024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483.699695">
                <text:p>15483.699695</text:p>
              </table:table-cell>
              <table:table-cell office:value-type="float" office:value="-33.393476">
                <text:p>-33.39347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483.700695">
                <text:p>15483.700695</text:p>
              </table:table-cell>
              <table:table-cell office:value-type="float" office:value="-33.405051">
                <text:p>-33.40505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483.701695">
                <text:p>15483.701695</text:p>
              </table:table-cell>
              <table:table-cell office:value-type="float" office:value="-33.416625">
                <text:p>-33.41662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483.702695">
                <text:p>15483.702695</text:p>
              </table:table-cell>
              <table:table-cell office:value-type="float" office:value="-33.429853">
                <text:p>-33.42985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483.703694">
                <text:p>15483.703694</text:p>
              </table:table-cell>
              <table:table-cell office:value-type="float" office:value="-33.441427">
                <text:p>-33.44142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483.704695">
                <text:p>15483.704695</text:p>
              </table:table-cell>
              <table:table-cell office:value-type="float" office:value="-33.453001">
                <text:p>-33.45300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483.705695">
                <text:p>15483.705695</text:p>
              </table:table-cell>
              <table:table-cell office:value-type="float" office:value="-33.466229">
                <text:p>-33.46622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483.706695">
                <text:p>15483.706695</text:p>
              </table:table-cell>
              <table:table-cell office:value-type="float" office:value="-33.477803">
                <text:p>-33.47780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483.707695">
                <text:p>15483.707695</text:p>
              </table:table-cell>
              <table:table-cell office:value-type="float" office:value="-33.489378">
                <text:p>-33.48937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483.708695">
                <text:p>15483.708695</text:p>
              </table:table-cell>
              <table:table-cell office:value-type="float" office:value="-33.500952">
                <text:p>-33.50095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483.709695">
                <text:p>15483.709695</text:p>
              </table:table-cell>
              <table:table-cell office:value-type="float" office:value="-33.51418">
                <text:p>-33.5141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483.710695">
                <text:p>15483.710695</text:p>
              </table:table-cell>
              <table:table-cell office:value-type="float" office:value="-33.525754">
                <text:p>-33.52575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483.711696">
                <text:p>15483.711696</text:p>
              </table:table-cell>
              <table:table-cell office:value-type="float" office:value="-33.537328">
                <text:p>-33.5373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483.712695">
                <text:p>15483.712695</text:p>
              </table:table-cell>
              <table:table-cell office:value-type="float" office:value="-33.550556">
                <text:p>-33.55055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483.713695">
                <text:p>15483.713695</text:p>
              </table:table-cell>
              <table:table-cell office:value-type="float" office:value="-33.56213">
                <text:p>-33.5621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483.714695">
                <text:p>15483.714695</text:p>
              </table:table-cell>
              <table:table-cell office:value-type="float" office:value="-33.575358">
                <text:p>-33.57535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483.715695">
                <text:p>15483.715695</text:p>
              </table:table-cell>
              <table:table-cell office:value-type="float" office:value="-33.586932">
                <text:p>-33.58693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483.716694">
                <text:p>15483.716694</text:p>
              </table:table-cell>
              <table:table-cell office:value-type="float" office:value="-33.60016">
                <text:p>-33.6001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483.717695">
                <text:p>15483.717695</text:p>
              </table:table-cell>
              <table:table-cell office:value-type="float" office:value="-33.613388">
                <text:p>-33.61338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483.718695">
                <text:p>15483.718695</text:p>
              </table:table-cell>
              <table:table-cell office:value-type="float" office:value="-33.626616">
                <text:p>-33.62661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483.719695">
                <text:p>15483.719695</text:p>
              </table:table-cell>
              <table:table-cell office:value-type="float" office:value="-33.63819">
                <text:p>-33.638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483.720695">
                <text:p>15483.720695</text:p>
              </table:table-cell>
              <table:table-cell office:value-type="float" office:value="-33.651418">
                <text:p>-33.65141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483.721683">
                <text:p>15483.721683</text:p>
              </table:table-cell>
              <table:table-cell office:value-type="float" office:value="-33.664645">
                <text:p>-33.66464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483.722683">
                <text:p>15483.722683</text:p>
              </table:table-cell>
              <table:table-cell office:value-type="float" office:value="-33.677873">
                <text:p>-33.67787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483.723684">
                <text:p>15483.723684</text:p>
              </table:table-cell>
              <table:table-cell office:value-type="float" office:value="-33.691101">
                <text:p>-33.69110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483.724684">
                <text:p>15483.724684</text:p>
              </table:table-cell>
              <table:table-cell office:value-type="float" office:value="-33.705982">
                <text:p>-33.70598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483.725696">
                <text:p>15483.725696</text:p>
              </table:table-cell>
              <table:table-cell office:value-type="float" office:value="-33.71921">
                <text:p>-33.7192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483.726694">
                <text:p>15483.726694</text:p>
              </table:table-cell>
              <table:table-cell office:value-type="float" office:value="-33.732438">
                <text:p>-33.7324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483.727695">
                <text:p>15483.727695</text:p>
              </table:table-cell>
              <table:table-cell office:value-type="float" office:value="-33.747319">
                <text:p>-33.74731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483.728694">
                <text:p>15483.728694</text:p>
              </table:table-cell>
              <table:table-cell office:value-type="float" office:value="-33.760547">
                <text:p>-33.7605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483.729695">
                <text:p>15483.729695</text:p>
              </table:table-cell>
              <table:table-cell office:value-type="float" office:value="-33.775428">
                <text:p>-33.77542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483.730695">
                <text:p>15483.730695</text:p>
              </table:table-cell>
              <table:table-cell office:value-type="float" office:value="-33.788656">
                <text:p>-33.78865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483.731695">
                <text:p>15483.731695</text:p>
              </table:table-cell>
              <table:table-cell office:value-type="float" office:value="-33.803537">
                <text:p>-33.80353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483.732695">
                <text:p>15483.732695</text:p>
              </table:table-cell>
              <table:table-cell office:value-type="float" office:value="-33.818418">
                <text:p>-33.8184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483.733695">
                <text:p>15483.733695</text:p>
              </table:table-cell>
              <table:table-cell office:value-type="float" office:value="-33.831646">
                <text:p>-33.83164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483.734694">
                <text:p>15483.734694</text:p>
              </table:table-cell>
              <table:table-cell office:value-type="float" office:value="-33.846527">
                <text:p>-33.84652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483.735695">
                <text:p>15483.735695</text:p>
              </table:table-cell>
              <table:table-cell office:value-type="float" office:value="-33.861408">
                <text:p>-33.86140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483.736694">
                <text:p>15483.736694</text:p>
              </table:table-cell>
              <table:table-cell office:value-type="float" office:value="-33.877943">
                <text:p>-33.87794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483.737695">
                <text:p>15483.737695</text:p>
              </table:table-cell>
              <table:table-cell office:value-type="float" office:value="-33.892824">
                <text:p>-33.8928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483.738695">
                <text:p>15483.738695</text:p>
              </table:table-cell>
              <table:table-cell office:value-type="float" office:value="-33.907706">
                <text:p>-33.90770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483.739695">
                <text:p>15483.739695</text:p>
              </table:table-cell>
              <table:table-cell office:value-type="float" office:value="-33.92424">
                <text:p>-33.9242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483.740695">
                <text:p>15483.740695</text:p>
              </table:table-cell>
              <table:table-cell office:value-type="float" office:value="-33.939121">
                <text:p>-33.93912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483.741695">
                <text:p>15483.741695</text:p>
              </table:table-cell>
              <table:table-cell office:value-type="float" office:value="-33.955656">
                <text:p>-33.95565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483.742695">
                <text:p>15483.742695</text:p>
              </table:table-cell>
              <table:table-cell office:value-type="float" office:value="-33.972191">
                <text:p>-33.97219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483.743695">
                <text:p>15483.743695</text:p>
              </table:table-cell>
              <table:table-cell office:value-type="float" office:value="-33.988726">
                <text:p>-33.98872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483.744695">
                <text:p>15483.744695</text:p>
              </table:table-cell>
              <table:table-cell office:value-type="float" office:value="-34.00526">
                <text:p>-34.0052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483.745695">
                <text:p>15483.745695</text:p>
              </table:table-cell>
              <table:table-cell office:value-type="float" office:value="-34.021795">
                <text:p>-34.02179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483.746695">
                <text:p>15483.746695</text:p>
              </table:table-cell>
              <table:table-cell office:value-type="float" office:value="-34.03833">
                <text:p>-34.0383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483.747695">
                <text:p>15483.747695</text:p>
              </table:table-cell>
              <table:table-cell office:value-type="float" office:value="-34.056518">
                <text:p>-34.05651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483.748695">
                <text:p>15483.748695</text:p>
              </table:table-cell>
              <table:table-cell office:value-type="float" office:value="-34.073053">
                <text:p>-34.07305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483.749695">
                <text:p>15483.749695</text:p>
              </table:table-cell>
              <table:table-cell office:value-type="float" office:value="-34.091241">
                <text:p>-34.09124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483.750695">
                <text:p>15483.750695</text:p>
              </table:table-cell>
              <table:table-cell office:value-type="float" office:value="-34.109429">
                <text:p>-34.10942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483.751695">
                <text:p>15483.751695</text:p>
              </table:table-cell>
              <table:table-cell office:value-type="float" office:value="-34.127617">
                <text:p>-34.12761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483.752694">
                <text:p>15483.752694</text:p>
              </table:table-cell>
              <table:table-cell office:value-type="float" office:value="-34.145805">
                <text:p>-34.14580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483.753694">
                <text:p>15483.753694</text:p>
              </table:table-cell>
              <table:table-cell office:value-type="float" office:value="-34.163993">
                <text:p>-34.1639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483.754695">
                <text:p>15483.754695</text:p>
              </table:table-cell>
              <table:table-cell office:value-type="float" office:value="-34.182182">
                <text:p>-34.18218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483.755695">
                <text:p>15483.755695</text:p>
              </table:table-cell>
              <table:table-cell office:value-type="float" office:value="-34.202023">
                <text:p>-34.20202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483.756695">
                <text:p>15483.756695</text:p>
              </table:table-cell>
              <table:table-cell office:value-type="float" office:value="-34.221865">
                <text:p>-34.22186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483.757695">
                <text:p>15483.757695</text:p>
              </table:table-cell>
              <table:table-cell office:value-type="float" office:value="-34.240053">
                <text:p>-34.2400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483.758695">
                <text:p>15483.758695</text:p>
              </table:table-cell>
              <table:table-cell office:value-type="float" office:value="-34.259895">
                <text:p>-34.25989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483.759695">
                <text:p>15483.759695</text:p>
              </table:table-cell>
              <table:table-cell office:value-type="float" office:value="-34.279736">
                <text:p>-34.27973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483.760695">
                <text:p>15483.760695</text:p>
              </table:table-cell>
              <table:table-cell office:value-type="float" office:value="-34.299578">
                <text:p>-34.29957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483.761695">
                <text:p>15483.761695</text:p>
              </table:table-cell>
              <table:table-cell office:value-type="float" office:value="-34.31942">
                <text:p>-34.3194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483.762695">
                <text:p>15483.762695</text:p>
              </table:table-cell>
              <table:table-cell office:value-type="float" office:value="-34.340915">
                <text:p>-34.34091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483.763695">
                <text:p>15483.763695</text:p>
              </table:table-cell>
              <table:table-cell office:value-type="float" office:value="-34.360756">
                <text:p>-34.36075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483.764695">
                <text:p>15483.764695</text:p>
              </table:table-cell>
              <table:table-cell office:value-type="float" office:value="-34.382251">
                <text:p>-34.38225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483.765695">
                <text:p>15483.765695</text:p>
              </table:table-cell>
              <table:table-cell office:value-type="float" office:value="-34.402093">
                <text:p>-34.40209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483.766695">
                <text:p>15483.766695</text:p>
              </table:table-cell>
              <table:table-cell office:value-type="float" office:value="-34.423588">
                <text:p>-34.42358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483.767694">
                <text:p>15483.767694</text:p>
              </table:table-cell>
              <table:table-cell office:value-type="float" office:value="-34.445083">
                <text:p>-34.44508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483.768695">
                <text:p>15483.768695</text:p>
              </table:table-cell>
              <table:table-cell office:value-type="float" office:value="-34.466578">
                <text:p>-34.4665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483.769695">
                <text:p>15483.769695</text:p>
              </table:table-cell>
              <table:table-cell office:value-type="float" office:value="-34.489727">
                <text:p>-34.48972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483.770694">
                <text:p>15483.770694</text:p>
              </table:table-cell>
              <table:table-cell office:value-type="float" office:value="-34.511222">
                <text:p>-34.51122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483.771695">
                <text:p>15483.771695</text:p>
              </table:table-cell>
              <table:table-cell office:value-type="float" office:value="-34.534371">
                <text:p>-34.5343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483.772695">
                <text:p>15483.772695</text:p>
              </table:table-cell>
              <table:table-cell office:value-type="float" office:value="-34.555866">
                <text:p>-34.55586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483.773695">
                <text:p>15483.773695</text:p>
              </table:table-cell>
              <table:table-cell office:value-type="float" office:value="-34.579014">
                <text:p>-34.57901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483.774695">
                <text:p>15483.774695</text:p>
              </table:table-cell>
              <table:table-cell office:value-type="float" office:value="-34.602163">
                <text:p>-34.60216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483.775695">
                <text:p>15483.775695</text:p>
              </table:table-cell>
              <table:table-cell office:value-type="float" office:value="-34.625311">
                <text:p>-34.6253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483.776695">
                <text:p>15483.776695</text:p>
              </table:table-cell>
              <table:table-cell office:value-type="float" office:value="-34.64846">
                <text:p>-34.6484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483.777695">
                <text:p>15483.777695</text:p>
              </table:table-cell>
              <table:table-cell office:value-type="float" office:value="-34.673262">
                <text:p>-34.67326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483.778694">
                <text:p>15483.778694</text:p>
              </table:table-cell>
              <table:table-cell office:value-type="float" office:value="-34.698064">
                <text:p>-34.69806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483.779695">
                <text:p>15483.779695</text:p>
              </table:table-cell>
              <table:table-cell office:value-type="float" office:value="-34.721213">
                <text:p>-34.7212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483.780695">
                <text:p>15483.780695</text:p>
              </table:table-cell>
              <table:table-cell office:value-type="float" office:value="-34.746015">
                <text:p>-34.74601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483.781695">
                <text:p>15483.781695</text:p>
              </table:table-cell>
              <table:table-cell office:value-type="float" office:value="-34.770817">
                <text:p>-34.77081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483.782695">
                <text:p>15483.782695</text:p>
              </table:table-cell>
              <table:table-cell office:value-type="float" office:value="-34.797272">
                <text:p>-34.79727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483.783695">
                <text:p>15483.783695</text:p>
              </table:table-cell>
              <table:table-cell office:value-type="float" office:value="-34.822074">
                <text:p>-34.82207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483.784695">
                <text:p>15483.784695</text:p>
              </table:table-cell>
              <table:table-cell office:value-type="float" office:value="-34.84853">
                <text:p>-34.84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A1:Sheet1.A1500 Sheet1.D1:Sheet1.D1500" svg:x="0.77cm" svg:y="0.855cm" svg:width="11.738cm" svg:height="7.545cm">
          <chartooo:coordinate-region svg:x="2.053cm" svg:y="1.055cm" svg:width="9.9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500" chart:class="chart:scatter">
            <chart:domain table:cell-range-address="Sheet1.A1:Sheet1.A1500"/>
            <chart:data-point chart:repeated="1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82.285716">
                <text:p>15482.285716</text:p>
                <draw:g>
                  <svg:desc>Sheet1.A1:Sheet1.A1500</svg:desc>
                </draw:g>
              </table:table-cell>
              <table:table-cell office:value-type="float" office:value="0.003307">
                <text:p>0.003307</text:p>
                <draw:g>
                  <svg:desc>Sheet1.D1:Sheet1.D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82.286696">
                <text:p>15482.28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82.287696">
                <text:p>15482.287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82.288683">
                <text:p>15482.28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82.289695">
                <text:p>15482.2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82.290695">
                <text:p>15482.2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82.291695">
                <text:p>15482.2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82.292695">
                <text:p>15482.2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82.293695">
                <text:p>15482.2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82.294695">
                <text:p>15482.2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82.295682">
                <text:p>15482.295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2.296684">
                <text:p>15482.296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2.297684">
                <text:p>15482.297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2.298685">
                <text:p>15482.298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2.299695">
                <text:p>15482.2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2.300695">
                <text:p>15482.3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2.301695">
                <text:p>15482.3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2.302695">
                <text:p>15482.3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2.303694">
                <text:p>15482.30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2.304686">
                <text:p>15482.304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2.305687">
                <text:p>15482.305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2.306694">
                <text:p>15482.30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2.307697">
                <text:p>15482.30769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2.308695">
                <text:p>15482.3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2.309695">
                <text:p>15482.3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2.310694">
                <text:p>15482.31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2.311694">
                <text:p>15482.31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2.312696">
                <text:p>15482.312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2.313695">
                <text:p>15482.3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2.314695">
                <text:p>15482.3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2.315695">
                <text:p>15482.3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2.316695">
                <text:p>15482.3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2.317695">
                <text:p>15482.3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2.318694">
                <text:p>15482.31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2.319694">
                <text:p>15482.31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2.320682">
                <text:p>15482.320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2.321694">
                <text:p>15482.32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2.322683">
                <text:p>15482.3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2.323683">
                <text:p>15482.323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2.324683">
                <text:p>15482.324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2.325695">
                <text:p>15482.3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2.326695">
                <text:p>15482.3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2.327695">
                <text:p>15482.3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2.328695">
                <text:p>15482.3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2.329694">
                <text:p>15482.32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2.330694">
                <text:p>15482.33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2.331695">
                <text:p>15482.3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2.332695">
                <text:p>15482.3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2.333695">
                <text:p>15482.3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2.334694">
                <text:p>15482.33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2.335694">
                <text:p>15482.33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2.336695">
                <text:p>15482.3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2.337695">
                <text:p>15482.3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2.338683">
                <text:p>15482.33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2.339683">
                <text:p>15482.33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2.340695">
                <text:p>15482.3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2.341694">
                <text:p>15482.34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2.342694">
                <text:p>15482.34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2.343695">
                <text:p>15482.34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2.344695">
                <text:p>15482.3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2.345696">
                <text:p>15482.34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2.346695">
                <text:p>15482.3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2.347695">
                <text:p>15482.3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2.348694">
                <text:p>15482.34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2.349694">
                <text:p>15482.34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2.350695">
                <text:p>15482.3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2.351695">
                <text:p>15482.3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2.352695">
                <text:p>15482.3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2.353694">
                <text:p>15482.35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2.354694">
                <text:p>15482.35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2.355683">
                <text:p>15482.35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2.356683">
                <text:p>15482.35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2.357695">
                <text:p>15482.3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2.358696">
                <text:p>15482.35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2.359683">
                <text:p>15482.35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2.360694">
                <text:p>15482.36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2.361694">
                <text:p>15482.36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2.362695">
                <text:p>15482.3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2.363695">
                <text:p>15482.3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2.364695">
                <text:p>15482.36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2.365695">
                <text:p>15482.3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2.366695">
                <text:p>15482.3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2.367695">
                <text:p>15482.3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2.368695">
                <text:p>15482.3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2.369695">
                <text:p>15482.3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2.370683">
                <text:p>15482.37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2.371683">
                <text:p>15482.371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2.372694">
                <text:p>15482.37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2.373695">
                <text:p>15482.3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2.374695">
                <text:p>15482.3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2.375695">
                <text:p>15482.3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2.376695">
                <text:p>15482.3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2.377695">
                <text:p>15482.3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2.378694">
                <text:p>15482.37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2.379683">
                <text:p>15482.37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2.380682">
                <text:p>15482.380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2.381684">
                <text:p>15482.381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2.382687">
                <text:p>15482.382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2.383684">
                <text:p>15482.383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2.384696">
                <text:p>15482.38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2.385695">
                <text:p>15482.3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2.386685">
                <text:p>15482.386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2.387695">
                <text:p>15482.3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2.388683">
                <text:p>15482.38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82.389683">
                <text:p>15482.38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82.390684">
                <text:p>15482.390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82.391705">
                <text:p>15482.39170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82.392695">
                <text:p>15482.3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82.393694">
                <text:p>15482.39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2.394695">
                <text:p>15482.3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82.395695">
                <text:p>15482.3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82.396695">
                <text:p>15482.3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82.397683">
                <text:p>15482.39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82.398683">
                <text:p>15482.39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2.399695">
                <text:p>15482.3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2.400694">
                <text:p>15482.40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82.401695">
                <text:p>15482.4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82.402695">
                <text:p>15482.4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82.403695">
                <text:p>15482.4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82.404694">
                <text:p>15482.40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2.405683">
                <text:p>15482.40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82.406682">
                <text:p>15482.406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2.407695">
                <text:p>15482.4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2.408695">
                <text:p>15482.4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82.409695">
                <text:p>15482.4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2.410695">
                <text:p>15482.4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82.411695">
                <text:p>15482.4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82.412683">
                <text:p>15482.41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482.413696">
                <text:p>15482.413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82.414695">
                <text:p>15482.4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82.415695">
                <text:p>15482.4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82.416695">
                <text:p>15482.4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2.417694">
                <text:p>15482.41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82.418694">
                <text:p>15482.41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82.419695">
                <text:p>15482.4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2.420695">
                <text:p>15482.4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82.421695">
                <text:p>15482.42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2.422695">
                <text:p>15482.42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82.423695">
                <text:p>15482.42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82.424695">
                <text:p>15482.42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82.425695">
                <text:p>15482.4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82.426695">
                <text:p>15482.4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82.427694">
                <text:p>15482.42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2.428694">
                <text:p>15482.42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2.429695">
                <text:p>15482.4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82.430694">
                <text:p>15482.43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82.431695">
                <text:p>15482.4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82.432695">
                <text:p>15482.4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82.433694">
                <text:p>15482.43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82.434695">
                <text:p>15482.4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82.435694">
                <text:p>15482.43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82.436696">
                <text:p>15482.43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2.437695">
                <text:p>15482.4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82.438694">
                <text:p>15482.43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82.439695">
                <text:p>15482.43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82.440694">
                <text:p>15482.44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82.441694">
                <text:p>15482.44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2.442694">
                <text:p>15482.44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82.443694">
                <text:p>15482.44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2.444695">
                <text:p>15482.4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82.445695">
                <text:p>15482.44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82.446695">
                <text:p>15482.4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82.447694">
                <text:p>15482.44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82.448695">
                <text:p>15482.4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82.449694">
                <text:p>15482.44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82.450694">
                <text:p>15482.45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82.451695">
                <text:p>15482.4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82.452695">
                <text:p>15482.4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82.453695">
                <text:p>15482.4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82.454694">
                <text:p>15482.45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82.455695">
                <text:p>15482.4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82.456695">
                <text:p>15482.4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82.457695">
                <text:p>15482.4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82.458695">
                <text:p>15482.4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82.459694">
                <text:p>15482.45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82.460694">
                <text:p>15482.46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82.461695">
                <text:p>15482.4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82.462695">
                <text:p>15482.4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482.463694">
                <text:p>15482.46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82.464695">
                <text:p>15482.46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482.465694">
                <text:p>15482.46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82.466695">
                <text:p>15482.4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82.467695">
                <text:p>15482.4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482.468695">
                <text:p>15482.4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482.469695">
                <text:p>15482.4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82.470694">
                <text:p>15482.47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482.471695">
                <text:p>15482.4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482.472683">
                <text:p>15482.47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82.473683">
                <text:p>15482.473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82.474695">
                <text:p>15482.4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482.475683">
                <text:p>15482.47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82.476683">
                <text:p>15482.47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82.477695">
                <text:p>15482.4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82.478694">
                <text:p>15482.47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82.479694">
                <text:p>15482.47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82.480694">
                <text:p>15482.48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82.481694">
                <text:p>15482.48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82.482695">
                <text:p>15482.4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482.483695">
                <text:p>15482.4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82.484695">
                <text:p>15482.4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82.485695">
                <text:p>15482.4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482.486694">
                <text:p>15482.48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82.487694">
                <text:p>15482.48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482.488695">
                <text:p>15482.48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82.489695">
                <text:p>15482.4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482.490695">
                <text:p>15482.4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482.491694">
                <text:p>15482.49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82.492695">
                <text:p>15482.4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82.493695">
                <text:p>15482.4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482.494694">
                <text:p>15482.49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82.495695">
                <text:p>15482.4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82.496694">
                <text:p>15482.49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482.497695">
                <text:p>15482.4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482.498683">
                <text:p>15482.49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82.499695">
                <text:p>15482.4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82.500695">
                <text:p>15482.5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482.501694">
                <text:p>15482.50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82.502695">
                <text:p>15482.5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482.503695">
                <text:p>15482.5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82.504695">
                <text:p>15482.5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482.505683">
                <text:p>15482.50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482.506695">
                <text:p>15482.50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482.507694">
                <text:p>15482.50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482.508695">
                <text:p>15482.5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482.509694">
                <text:p>15482.50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482.510695">
                <text:p>15482.5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482.511695">
                <text:p>15482.5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482.512695">
                <text:p>15482.5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482.513694">
                <text:p>15482.51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482.514695">
                <text:p>15482.5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482.515695">
                <text:p>15482.5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82.516694">
                <text:p>15482.51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482.517695">
                <text:p>15482.5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482.518695">
                <text:p>15482.5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482.519695">
                <text:p>15482.5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482.520695">
                <text:p>15482.5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482.521695">
                <text:p>15482.52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482.522683">
                <text:p>15482.5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482.523695">
                <text:p>15482.52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482.524694">
                <text:p>15482.52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82.525695">
                <text:p>15482.5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82.526695">
                <text:p>15482.5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82.527695">
                <text:p>15482.5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82.528682">
                <text:p>15482.528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82.529694">
                <text:p>15482.52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482.530695">
                <text:p>15482.5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482.531695">
                <text:p>15482.5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482.532682">
                <text:p>15482.532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482.533695">
                <text:p>15482.5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482.534694">
                <text:p>15482.53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482.535695">
                <text:p>15482.5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482.536695">
                <text:p>15482.5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82.537694">
                <text:p>15482.53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482.538683">
                <text:p>15482.53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82.539683">
                <text:p>15482.53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482.540683">
                <text:p>15482.54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482.541695">
                <text:p>15482.5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482.542695">
                <text:p>15482.5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82.543694">
                <text:p>15482.54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482.544695">
                <text:p>15482.5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82.545695">
                <text:p>15482.54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82.546695">
                <text:p>15482.5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82.547694">
                <text:p>15482.54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82.548694">
                <text:p>15482.54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82.549694">
                <text:p>15482.54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482.550695">
                <text:p>15482.5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482.551695">
                <text:p>15482.5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82.552695">
                <text:p>15482.5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482.553695">
                <text:p>15482.5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482.554695">
                <text:p>15482.5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482.555695">
                <text:p>15482.5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82.556695">
                <text:p>15482.5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482.557695">
                <text:p>15482.5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82.558695">
                <text:p>15482.5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482.559695">
                <text:p>15482.5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482.560682">
                <text:p>15482.560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482.561682">
                <text:p>15482.561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482.562686">
                <text:p>15482.562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482.563685">
                <text:p>15482.563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482.564686">
                <text:p>15482.564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482.565695">
                <text:p>15482.5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482.566694">
                <text:p>15482.56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482.567695">
                <text:p>15482.5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482.568695">
                <text:p>15482.5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482.569694">
                <text:p>15482.56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482.570695">
                <text:p>15482.5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482.571695">
                <text:p>15482.5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482.572695">
                <text:p>15482.57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482.573695">
                <text:p>15482.5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482.574695">
                <text:p>15482.5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482.575683">
                <text:p>15482.57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482.576695">
                <text:p>15482.5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482.577695">
                <text:p>15482.5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482.578695">
                <text:p>15482.57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482.579695">
                <text:p>15482.5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482.580695">
                <text:p>15482.58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482.581695">
                <text:p>15482.5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482.582695">
                <text:p>15482.5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482.583695">
                <text:p>15482.5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482.584695">
                <text:p>15482.5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482.585695">
                <text:p>15482.5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482.586695">
                <text:p>15482.5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82.587695">
                <text:p>15482.5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482.588694">
                <text:p>15482.58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482.589695">
                <text:p>15482.5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482.590696">
                <text:p>15482.590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482.591695">
                <text:p>15482.5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82.592694">
                <text:p>15482.59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82.593695">
                <text:p>15482.5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82.594694">
                <text:p>15482.59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482.595683">
                <text:p>15482.59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482.596695">
                <text:p>15482.5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482.597695">
                <text:p>15482.5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482.598709">
                <text:p>15482.59870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2.599695">
                <text:p>15482.5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82.600683">
                <text:p>15482.60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82.601696">
                <text:p>15482.601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82.602695">
                <text:p>15482.6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482.603695">
                <text:p>15482.6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2.604694">
                <text:p>15482.60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482.605684">
                <text:p>15482.605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482.606683">
                <text:p>15482.60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482.607683">
                <text:p>15482.60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482.608696">
                <text:p>15482.60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82.609695">
                <text:p>15482.6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482.610695">
                <text:p>15482.6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82.611695">
                <text:p>15482.6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482.612695">
                <text:p>15482.6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482.613695">
                <text:p>15482.6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482.614694">
                <text:p>15482.61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482.615695">
                <text:p>15482.6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482.616694">
                <text:p>15482.61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482.617695">
                <text:p>15482.6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482.618695">
                <text:p>15482.6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82.619695">
                <text:p>15482.6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482.620694">
                <text:p>15482.62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482.621695">
                <text:p>15482.62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482.622695">
                <text:p>15482.62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482.623695">
                <text:p>15482.62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482.624694">
                <text:p>15482.62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82.625695">
                <text:p>15482.6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482.626695">
                <text:p>15482.6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482.627695">
                <text:p>15482.6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482.628695">
                <text:p>15482.6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482.629695">
                <text:p>15482.6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482.630695">
                <text:p>15482.6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482.631695">
                <text:p>15482.6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482.632694">
                <text:p>15482.63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482.633695">
                <text:p>15482.6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82.634694">
                <text:p>15482.63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482.635694">
                <text:p>15482.63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482.636694">
                <text:p>15482.63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482.637695">
                <text:p>15482.6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482.638694">
                <text:p>15482.63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482.639695">
                <text:p>15482.63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82.640695">
                <text:p>15482.6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482.641694">
                <text:p>15482.64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482.642694">
                <text:p>15482.64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482.643694">
                <text:p>15482.64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482.644694">
                <text:p>15482.64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482.645694">
                <text:p>15482.64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482.646694">
                <text:p>15482.64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482.647694">
                <text:p>15482.64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482.648694">
                <text:p>15482.64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482.649695">
                <text:p>15482.6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82.650695">
                <text:p>15482.6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482.651694">
                <text:p>15482.65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482.652694">
                <text:p>15482.65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482.653695">
                <text:p>15482.6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482.654694">
                <text:p>15482.65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482.655695">
                <text:p>15482.6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482.656683">
                <text:p>15482.65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82.657695">
                <text:p>15482.6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482.658695">
                <text:p>15482.6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482.659695">
                <text:p>15482.6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482.660694">
                <text:p>15482.66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482.661695">
                <text:p>15482.6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482.662695">
                <text:p>15482.6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482.663695">
                <text:p>15482.6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482.664695">
                <text:p>15482.66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482.665695">
                <text:p>15482.6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482.666695">
                <text:p>15482.6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482.667695">
                <text:p>15482.6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482.668694">
                <text:p>15482.66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482.669695">
                <text:p>15482.6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482.670695">
                <text:p>15482.6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82.671695">
                <text:p>15482.6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82.672683">
                <text:p>15482.67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482.673684">
                <text:p>15482.673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482.674683">
                <text:p>15482.674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482.675695">
                <text:p>15482.6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482.676683">
                <text:p>15482.67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482.677695">
                <text:p>15482.6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482.678694">
                <text:p>15482.67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482.679695">
                <text:p>15482.6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482.680694">
                <text:p>15482.68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482.681694">
                <text:p>15482.68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482.682695">
                <text:p>15482.6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482.683695">
                <text:p>15482.6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482.684695">
                <text:p>15482.6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482.685695">
                <text:p>15482.6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482.686695">
                <text:p>15482.6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482.687695">
                <text:p>15482.6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482.688683">
                <text:p>15482.68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482.689695">
                <text:p>15482.6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482.690695">
                <text:p>15482.6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482.691695">
                <text:p>15482.6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482.692694">
                <text:p>15482.69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482.693695">
                <text:p>15482.6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82.694694">
                <text:p>15482.69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482.695695">
                <text:p>15482.6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482.696695">
                <text:p>15482.6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482.697695">
                <text:p>15482.6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482.698695">
                <text:p>15482.69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482.699698">
                <text:p>15482.699698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482.700695">
                <text:p>15482.7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82.701695">
                <text:p>15482.7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482.702695">
                <text:p>15482.7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482.703695">
                <text:p>15482.7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482.704695">
                <text:p>15482.7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482.705695">
                <text:p>15482.70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482.706695">
                <text:p>15482.70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2.707696">
                <text:p>15482.707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482.708696">
                <text:p>15482.70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482.709695">
                <text:p>15482.7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482.710695">
                <text:p>15482.7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482.711695">
                <text:p>15482.7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482.712695">
                <text:p>15482.7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482.713695">
                <text:p>15482.7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482.714696">
                <text:p>15482.71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482.715695">
                <text:p>15482.7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482.716695">
                <text:p>15482.7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82.717695">
                <text:p>15482.7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482.718694">
                <text:p>15482.71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482.719695">
                <text:p>15482.7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482.720695">
                <text:p>15482.7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482.721694">
                <text:p>15482.72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482.722695">
                <text:p>15482.72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482.723695">
                <text:p>15482.72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482.724696">
                <text:p>15482.72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482.725695">
                <text:p>15482.7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82.726694">
                <text:p>15482.72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482.727695">
                <text:p>15482.7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482.728695">
                <text:p>15482.7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82.729695">
                <text:p>15482.7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482.730695">
                <text:p>15482.7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482.731695">
                <text:p>15482.7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482.732694">
                <text:p>15482.73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482.733694">
                <text:p>15482.73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482.734695">
                <text:p>15482.7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482.735696">
                <text:p>15482.73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482.736697">
                <text:p>15482.73669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482.737695">
                <text:p>15482.7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482.738695">
                <text:p>15482.73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482.739683">
                <text:p>15482.73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82.740683">
                <text:p>15482.74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482.741683">
                <text:p>15482.741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482.742686">
                <text:p>15482.742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82.743687">
                <text:p>15482.743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482.744684">
                <text:p>15482.744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482.745696">
                <text:p>15482.74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482.746695">
                <text:p>15482.7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482.747695">
                <text:p>15482.7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482.748695">
                <text:p>15482.7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482.749695">
                <text:p>15482.7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482.750695">
                <text:p>15482.7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82.751695">
                <text:p>15482.7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482.752694">
                <text:p>15482.75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482.753694">
                <text:p>15482.75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482.754695">
                <text:p>15482.7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482.755695">
                <text:p>15482.7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482.756695">
                <text:p>15482.7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482.757695">
                <text:p>15482.7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482.758695">
                <text:p>15482.7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482.759695">
                <text:p>15482.7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482.760694">
                <text:p>15482.76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482.761695">
                <text:p>15482.7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482.762695">
                <text:p>15482.7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482.763694">
                <text:p>15482.76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482.764694">
                <text:p>15482.76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482.765695">
                <text:p>15482.7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82.766695">
                <text:p>15482.7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82.767682">
                <text:p>15482.767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82.768694">
                <text:p>15482.76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482.769694">
                <text:p>15482.76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482.770694">
                <text:p>15482.77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482.771695">
                <text:p>15482.7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482.772696">
                <text:p>15482.772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482.773695">
                <text:p>15482.7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482.774695">
                <text:p>15482.7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482.775695">
                <text:p>15482.7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482.776683">
                <text:p>15482.77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482.777683">
                <text:p>15482.77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482.778695">
                <text:p>15482.77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482.779695">
                <text:p>15482.7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482.780683">
                <text:p>15482.78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482.781686">
                <text:p>15482.781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482.782696">
                <text:p>15482.782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482.783695">
                <text:p>15482.7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482.784695">
                <text:p>15482.7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482.785695">
                <text:p>15482.7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482.786695">
                <text:p>15482.7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482.787697">
                <text:p>15482.78769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482.788685">
                <text:p>15482.788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482.789686">
                <text:p>15482.789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482.790686">
                <text:p>15482.790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482.791687">
                <text:p>15482.791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482.792687">
                <text:p>15482.792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482.793687">
                <text:p>15482.793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482.794687">
                <text:p>15482.794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482.79569">
                <text:p>15482.7956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482.796694">
                <text:p>15482.79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482.797683">
                <text:p>15482.79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482.798684">
                <text:p>15482.798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482.799695">
                <text:p>15482.7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482.800683">
                <text:p>15482.80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482.801695">
                <text:p>15482.8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482.802696">
                <text:p>15482.802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482.803689">
                <text:p>15482.80368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482.804685">
                <text:p>15482.804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482.805691">
                <text:p>15482.805691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482.806695">
                <text:p>15482.80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482.807695">
                <text:p>15482.8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482.808695">
                <text:p>15482.8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482.809695">
                <text:p>15482.8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482.810707">
                <text:p>15482.81070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482.811695">
                <text:p>15482.8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482.812695">
                <text:p>15482.8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482.813682">
                <text:p>15482.813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482.814695">
                <text:p>15482.8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482.815695">
                <text:p>15482.8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482.816695">
                <text:p>15482.8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482.817695">
                <text:p>15482.8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482.818695">
                <text:p>15482.8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482.819686">
                <text:p>15482.819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482.820684">
                <text:p>15482.820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482.821686">
                <text:p>15482.821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482.822683">
                <text:p>15482.8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482.823683">
                <text:p>15482.823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482.824695">
                <text:p>15482.82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482.825694">
                <text:p>15482.82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482.826683">
                <text:p>15482.82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482.827694">
                <text:p>15482.82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482.828695">
                <text:p>15482.8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482.829684">
                <text:p>15482.829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482.830695">
                <text:p>15482.8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482.831695">
                <text:p>15482.8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482.832695">
                <text:p>15482.8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482.833695">
                <text:p>15482.8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482.834695">
                <text:p>15482.8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482.835689">
                <text:p>15482.83568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482.836687">
                <text:p>15482.836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482.837685">
                <text:p>15482.837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482.838695">
                <text:p>15482.83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482.839704">
                <text:p>15482.83970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482.840695">
                <text:p>15482.8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482.841695">
                <text:p>15482.8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482.842709">
                <text:p>15482.84270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482.843695">
                <text:p>15482.84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482.844695">
                <text:p>15482.8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482.845683">
                <text:p>15482.84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482.846696">
                <text:p>15482.84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482.847695">
                <text:p>15482.8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482.848695">
                <text:p>15482.8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482.849695">
                <text:p>15482.8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482.850695">
                <text:p>15482.8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482.851687">
                <text:p>15482.851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482.852692">
                <text:p>15482.85269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482.853697">
                <text:p>15482.85369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482.854695">
                <text:p>15482.8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482.855683">
                <text:p>15482.85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482.856695">
                <text:p>15482.8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482.857695">
                <text:p>15482.8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482.858707">
                <text:p>15482.85870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482.859696">
                <text:p>15482.859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482.860695">
                <text:p>15482.86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482.861682">
                <text:p>15482.861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482.862695">
                <text:p>15482.8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482.863695">
                <text:p>15482.8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482.864694">
                <text:p>15482.86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482.865695">
                <text:p>15482.8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482.866684">
                <text:p>15482.866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482.867687">
                <text:p>15482.867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482.868693">
                <text:p>15482.86869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482.869696">
                <text:p>15482.869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482.870695">
                <text:p>15482.8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482.871695">
                <text:p>15482.8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482.872683">
                <text:p>15482.87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482.873695">
                <text:p>15482.8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482.874707">
                <text:p>15482.87470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482.875695">
                <text:p>15482.8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482.876695">
                <text:p>15482.8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482.877683">
                <text:p>15482.87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482.878696">
                <text:p>15482.87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482.879695">
                <text:p>15482.8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482.880695">
                <text:p>15482.88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482.881695">
                <text:p>15482.8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482.882685">
                <text:p>15482.882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482.883687">
                <text:p>15482.883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482.884693">
                <text:p>15482.88469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482.885695">
                <text:p>15482.8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482.886695">
                <text:p>15482.8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482.887695">
                <text:p>15482.8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482.888683">
                <text:p>15482.88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482.889683">
                <text:p>15482.88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482.890683">
                <text:p>15482.89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482.891695">
                <text:p>15482.8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2.892695">
                <text:p>15482.8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482.893682">
                <text:p>15482.893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482.894696">
                <text:p>15482.89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82.895695">
                <text:p>15482.8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482.896694">
                <text:p>15482.89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482.897683">
                <text:p>15482.89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482.898684">
                <text:p>15482.898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482.899686">
                <text:p>15482.899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482.900686">
                <text:p>15482.900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482.901695">
                <text:p>15482.9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482.902695">
                <text:p>15482.9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482.903695">
                <text:p>15482.9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482.904695">
                <text:p>15482.9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482.905683">
                <text:p>15482.90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482.906706">
                <text:p>15482.90670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482.907695">
                <text:p>15482.9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482.908695">
                <text:p>15482.9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482.909683">
                <text:p>15482.90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482.910695">
                <text:p>15482.9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482.911695">
                <text:p>15482.9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482.912695">
                <text:p>15482.9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482.913695">
                <text:p>15482.9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482.914685">
                <text:p>15482.914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482.915686">
                <text:p>15482.915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482.916694">
                <text:p>15482.91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482.917696">
                <text:p>15482.917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482.918695">
                <text:p>15482.9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82.919695">
                <text:p>15482.9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482.920694">
                <text:p>15482.92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482.921684">
                <text:p>15482.921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482.922683">
                <text:p>15482.9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482.923685">
                <text:p>15482.923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482.924685">
                <text:p>15482.924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82.925685">
                <text:p>15482.925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482.926695">
                <text:p>15482.9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482.927695">
                <text:p>15482.9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482.928695">
                <text:p>15482.9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482.929695">
                <text:p>15482.9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482.930689">
                <text:p>15482.93068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482.931685">
                <text:p>15482.931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482.932692">
                <text:p>15482.93269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482.933696">
                <text:p>15482.933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482.934695">
                <text:p>15482.9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482.935695">
                <text:p>15482.9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482.936694">
                <text:p>15482.93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482.937695">
                <text:p>15482.9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482.938695">
                <text:p>15482.93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482.939695">
                <text:p>15482.93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482.940695">
                <text:p>15482.9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482.941683">
                <text:p>15482.941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482.942695">
                <text:p>15482.9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482.943695">
                <text:p>15482.94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482.944695">
                <text:p>15482.9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482.945694">
                <text:p>15482.94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482.94669">
                <text:p>15482.9466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482.947686">
                <text:p>15482.947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482.948688">
                <text:p>15482.948688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482.949695">
                <text:p>15482.9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482.950695">
                <text:p>15482.9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482.951684">
                <text:p>15482.951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482.952695">
                <text:p>15482.9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482.953695">
                <text:p>15482.9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482.954696">
                <text:p>15482.95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482.955695">
                <text:p>15482.9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482.956684">
                <text:p>15482.956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482.957685">
                <text:p>15482.957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482.958684">
                <text:p>15482.958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482.959695">
                <text:p>15482.9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482.960694">
                <text:p>15482.96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482.961695">
                <text:p>15482.9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482.962687">
                <text:p>15482.96268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482.963684">
                <text:p>15482.963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482.964685">
                <text:p>15482.964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482.965696">
                <text:p>15482.96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482.966695">
                <text:p>15482.9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482.967695">
                <text:p>15482.9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482.968695">
                <text:p>15482.9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482.969695">
                <text:p>15482.9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482.970695">
                <text:p>15482.9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482.971682">
                <text:p>15482.971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482.972683">
                <text:p>15482.97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482.973682">
                <text:p>15482.973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482.974695">
                <text:p>15482.9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82.975695">
                <text:p>15482.9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482.976683">
                <text:p>15482.97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482.977695">
                <text:p>15482.9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482.978696">
                <text:p>15482.97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82.979695">
                <text:p>15482.9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482.980683">
                <text:p>15482.98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482.981695">
                <text:p>15482.9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482.982695">
                <text:p>15482.9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482.983695">
                <text:p>15482.9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482.984695">
                <text:p>15482.9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482.985695">
                <text:p>15482.9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482.986695">
                <text:p>15482.9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482.987695">
                <text:p>15482.9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482.988695">
                <text:p>15482.98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482.989695">
                <text:p>15482.9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482.990695">
                <text:p>15482.9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482.991695">
                <text:p>15482.9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482.992695">
                <text:p>15482.9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482.993694">
                <text:p>15482.99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482.994695">
                <text:p>15482.9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482.995695">
                <text:p>15482.9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482.996695">
                <text:p>15482.9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482.997694">
                <text:p>15482.99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482.998695">
                <text:p>15482.99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482.999695">
                <text:p>15482.9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483.000695">
                <text:p>15483.0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483.001695">
                <text:p>15483.0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483.002695">
                <text:p>15483.0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483.003695">
                <text:p>15483.0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483.004694">
                <text:p>15483.00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83.005683">
                <text:p>15483.00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483.006696">
                <text:p>15483.00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483.007695">
                <text:p>15483.0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483.008694">
                <text:p>15483.00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483.009695">
                <text:p>15483.0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483.010683">
                <text:p>15483.01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483.011695">
                <text:p>15483.0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483.012695">
                <text:p>15483.0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483.013695">
                <text:p>15483.0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483.014695">
                <text:p>15483.0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483.015695">
                <text:p>15483.0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483.016695">
                <text:p>15483.0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483.017694">
                <text:p>15483.01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483.018695">
                <text:p>15483.0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483.019695">
                <text:p>15483.0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483.020695">
                <text:p>15483.0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483.021682">
                <text:p>15483.021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483.022683">
                <text:p>15483.0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483.023683">
                <text:p>15483.023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483.024683">
                <text:p>15483.024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483.025695">
                <text:p>15483.0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483.026683">
                <text:p>15483.02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483.027695">
                <text:p>15483.0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483.028695">
                <text:p>15483.0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483.029695">
                <text:p>15483.0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483.030695">
                <text:p>15483.0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483.031695">
                <text:p>15483.0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483.032695">
                <text:p>15483.0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83.033695">
                <text:p>15483.0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483.034695">
                <text:p>15483.0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483.035695">
                <text:p>15483.0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83.036695">
                <text:p>15483.0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483.037683">
                <text:p>15483.03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483.038683">
                <text:p>15483.03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483.039695">
                <text:p>15483.03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483.040695">
                <text:p>15483.0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483.041695">
                <text:p>15483.0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483.042695">
                <text:p>15483.0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483.043696">
                <text:p>15483.043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83.044695">
                <text:p>15483.0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483.045695">
                <text:p>15483.04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483.046695">
                <text:p>15483.0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83.047695">
                <text:p>15483.0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483.048695">
                <text:p>15483.0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483.049695">
                <text:p>15483.0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483.050695">
                <text:p>15483.0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483.051694">
                <text:p>15483.05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483.052694">
                <text:p>15483.05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483.053694">
                <text:p>15483.05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83.054695">
                <text:p>15483.0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83.055694">
                <text:p>15483.05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83.056695">
                <text:p>15483.0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83.057695">
                <text:p>15483.0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3.058695">
                <text:p>15483.0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83.059695">
                <text:p>15483.0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483.060695">
                <text:p>15483.06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483.061694">
                <text:p>15483.06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483.062694">
                <text:p>15483.06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83.063695">
                <text:p>15483.0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483.064694">
                <text:p>15483.06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483.065695">
                <text:p>15483.0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483.066695">
                <text:p>15483.0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483.067694">
                <text:p>15483.06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483.068695">
                <text:p>15483.0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483.069695">
                <text:p>15483.0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483.070694">
                <text:p>15483.07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483.071695">
                <text:p>15483.0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483.072695">
                <text:p>15483.07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483.073695">
                <text:p>15483.0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483.074695">
                <text:p>15483.0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483.075695">
                <text:p>15483.0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483.076696">
                <text:p>15483.07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483.077695">
                <text:p>15483.0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483.078683">
                <text:p>15483.07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483.079683">
                <text:p>15483.07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483.080695">
                <text:p>15483.08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483.081695">
                <text:p>15483.0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483.082695">
                <text:p>15483.0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483.083695">
                <text:p>15483.0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483.084695">
                <text:p>15483.0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483.085695">
                <text:p>15483.0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483.086695">
                <text:p>15483.0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483.087695">
                <text:p>15483.0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483.088695">
                <text:p>15483.08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483.089683">
                <text:p>15483.08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483.090682">
                <text:p>15483.090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483.091695">
                <text:p>15483.0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483.092695">
                <text:p>15483.0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483.093695">
                <text:p>15483.0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483.094696">
                <text:p>15483.09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483.095695">
                <text:p>15483.0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483.096694">
                <text:p>15483.09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483.097694">
                <text:p>15483.09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483.098697">
                <text:p>15483.09869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483.099694">
                <text:p>15483.09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483.100689">
                <text:p>15483.10068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483.101684">
                <text:p>15483.101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483.102685">
                <text:p>15483.102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483.103683">
                <text:p>15483.103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483.104686">
                <text:p>15483.104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83.105685">
                <text:p>15483.105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483.106699">
                <text:p>15483.10669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483.107696">
                <text:p>15483.107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483.108695">
                <text:p>15483.1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483.109695">
                <text:p>15483.1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483.110695">
                <text:p>15483.1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483.111695">
                <text:p>15483.1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483.112695">
                <text:p>15483.1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483.113694">
                <text:p>15483.11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483.114694">
                <text:p>15483.11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483.115694">
                <text:p>15483.11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483.116695">
                <text:p>15483.1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483.117695">
                <text:p>15483.1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483.118695">
                <text:p>15483.1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483.119695">
                <text:p>15483.1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483.120695">
                <text:p>15483.1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483.121695">
                <text:p>15483.12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483.122683">
                <text:p>15483.1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483.123695">
                <text:p>15483.12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483.124696">
                <text:p>15483.12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483.125695">
                <text:p>15483.1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483.126695">
                <text:p>15483.1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483.127695">
                <text:p>15483.1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483.128694">
                <text:p>15483.12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483.129695">
                <text:p>15483.1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483.130694">
                <text:p>15483.13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483.131695">
                <text:p>15483.1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483.132695">
                <text:p>15483.1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483.133695">
                <text:p>15483.1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483.134695">
                <text:p>15483.1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483.135696">
                <text:p>15483.13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483.136695">
                <text:p>15483.1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483.137694">
                <text:p>15483.13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483.138683">
                <text:p>15483.13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483.139696">
                <text:p>15483.139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483.140695">
                <text:p>15483.1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483.141696">
                <text:p>15483.141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483.142695">
                <text:p>15483.1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483.143695">
                <text:p>15483.14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483.144695">
                <text:p>15483.1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483.145696">
                <text:p>15483.14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483.146695">
                <text:p>15483.1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483.147695">
                <text:p>15483.1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483.148695">
                <text:p>15483.1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483.149695">
                <text:p>15483.1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483.150696">
                <text:p>15483.150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483.151696">
                <text:p>15483.151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483.152695">
                <text:p>15483.1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483.153695">
                <text:p>15483.1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483.154695">
                <text:p>15483.1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483.155683">
                <text:p>15483.15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483.156696">
                <text:p>15483.15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483.157695">
                <text:p>15483.1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483.158695">
                <text:p>15483.1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483.159695">
                <text:p>15483.1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483.160696">
                <text:p>15483.160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483.161695">
                <text:p>15483.1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483.162695">
                <text:p>15483.1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483.163694">
                <text:p>15483.16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483.164696">
                <text:p>15483.16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483.165695">
                <text:p>15483.1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483.166696">
                <text:p>15483.16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483.167694">
                <text:p>15483.16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483.168695">
                <text:p>15483.1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483.169694">
                <text:p>15483.16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483.170695">
                <text:p>15483.1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483.171683">
                <text:p>15483.171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483.172683">
                <text:p>15483.17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483.173682">
                <text:p>15483.173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483.174695">
                <text:p>15483.1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483.175695">
                <text:p>15483.1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483.176694">
                <text:p>15483.17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483.177694">
                <text:p>15483.17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483.178683">
                <text:p>15483.17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483.179695">
                <text:p>15483.1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483.180695">
                <text:p>15483.18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483.181695">
                <text:p>15483.1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483.182695">
                <text:p>15483.1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483.183695">
                <text:p>15483.1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483.184695">
                <text:p>15483.1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483.185694">
                <text:p>15483.18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483.186695">
                <text:p>15483.1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483.187695">
                <text:p>15483.1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483.188695">
                <text:p>15483.18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83.189695">
                <text:p>15483.1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483.190695">
                <text:p>15483.1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483.191695">
                <text:p>15483.1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483.192695">
                <text:p>15483.1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483.193695">
                <text:p>15483.1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483.194695">
                <text:p>15483.1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483.195695">
                <text:p>15483.1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483.196694">
                <text:p>15483.19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483.197695">
                <text:p>15483.1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483.198696">
                <text:p>15483.19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483.199695">
                <text:p>15483.1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483.200695">
                <text:p>15483.2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483.201694">
                <text:p>15483.20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483.202695">
                <text:p>15483.2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483.203695">
                <text:p>15483.2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483.204695">
                <text:p>15483.2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483.205695">
                <text:p>15483.20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483.206695">
                <text:p>15483.20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483.207695">
                <text:p>15483.2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483.208695">
                <text:p>15483.2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483.209694">
                <text:p>15483.20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483.210695">
                <text:p>15483.2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483.211695">
                <text:p>15483.2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483.212695">
                <text:p>15483.2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483.213695">
                <text:p>15483.2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483.214695">
                <text:p>15483.2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483.215695">
                <text:p>15483.2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483.216695">
                <text:p>15483.2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483.217695">
                <text:p>15483.2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483.218683">
                <text:p>15483.21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483.219694">
                <text:p>15483.21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483.220695">
                <text:p>15483.2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483.221694">
                <text:p>15483.22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483.222683">
                <text:p>15483.2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483.223694">
                <text:p>15483.22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483.224695">
                <text:p>15483.22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483.225695">
                <text:p>15483.2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483.226695">
                <text:p>15483.2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483.227683">
                <text:p>15483.22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483.228695">
                <text:p>15483.2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483.229694">
                <text:p>15483.22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483.230695">
                <text:p>15483.2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483.231695">
                <text:p>15483.2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483.232695">
                <text:p>15483.2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483.233695">
                <text:p>15483.2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483.234695">
                <text:p>15483.2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483.235695">
                <text:p>15483.2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483.236695">
                <text:p>15483.2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483.237695">
                <text:p>15483.2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483.238684">
                <text:p>15483.238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483.239683">
                <text:p>15483.23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483.240683">
                <text:p>15483.24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483.241695">
                <text:p>15483.2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483.242695">
                <text:p>15483.2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483.243694">
                <text:p>15483.24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483.244695">
                <text:p>15483.2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483.245695">
                <text:p>15483.24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483.246695">
                <text:p>15483.2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483.247695">
                <text:p>15483.2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483.248695">
                <text:p>15483.2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483.249695">
                <text:p>15483.2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483.250694">
                <text:p>15483.25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483.251695">
                <text:p>15483.2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483.252695">
                <text:p>15483.2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483.253695">
                <text:p>15483.2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483.254695">
                <text:p>15483.2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483.255683">
                <text:p>15483.25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483.256695">
                <text:p>15483.2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483.257683">
                <text:p>15483.25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483.258695">
                <text:p>15483.2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483.259695">
                <text:p>15483.2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483.260695">
                <text:p>15483.26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483.261695">
                <text:p>15483.2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483.262695">
                <text:p>15483.2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483.263695">
                <text:p>15483.2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483.264695">
                <text:p>15483.26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483.265695">
                <text:p>15483.2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483.266695">
                <text:p>15483.2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483.267695">
                <text:p>15483.2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483.268695">
                <text:p>15483.2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483.269695">
                <text:p>15483.2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483.270695">
                <text:p>15483.2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483.271695">
                <text:p>15483.2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483.272695">
                <text:p>15483.27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483.273694">
                <text:p>15483.27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483.274695">
                <text:p>15483.2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483.275695">
                <text:p>15483.2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483.276695">
                <text:p>15483.2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83.277695">
                <text:p>15483.2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483.278695">
                <text:p>15483.27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483.279695">
                <text:p>15483.2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483.280695">
                <text:p>15483.28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483.281694">
                <text:p>15483.28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483.282682">
                <text:p>15483.282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483.283682">
                <text:p>15483.283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483.284686">
                <text:p>15483.284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483.285685">
                <text:p>15483.285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483.286689">
                <text:p>15483.28668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483.287695">
                <text:p>15483.2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483.288695">
                <text:p>15483.28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483.289695">
                <text:p>15483.2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483.290695">
                <text:p>15483.2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483.291696">
                <text:p>15483.291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483.292695">
                <text:p>15483.2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483.293695">
                <text:p>15483.2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483.294695">
                <text:p>15483.2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483.295695">
                <text:p>15483.2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483.296695">
                <text:p>15483.2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483.297695">
                <text:p>15483.2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483.298695">
                <text:p>15483.29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483.299695">
                <text:p>15483.2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483.300695">
                <text:p>15483.3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483.301695">
                <text:p>15483.3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483.302695">
                <text:p>15483.3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483.303695">
                <text:p>15483.3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483.304695">
                <text:p>15483.3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483.305683">
                <text:p>15483.305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483.306683">
                <text:p>15483.306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483.307683">
                <text:p>15483.30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483.308695">
                <text:p>15483.3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483.309695">
                <text:p>15483.3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483.310695">
                <text:p>15483.3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483.311695">
                <text:p>15483.3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483.312694">
                <text:p>15483.31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483.313695">
                <text:p>15483.3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483.314695">
                <text:p>15483.3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483.315694">
                <text:p>15483.31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483.316694">
                <text:p>15483.31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483.317695">
                <text:p>15483.3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483.318694">
                <text:p>15483.31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483.319695">
                <text:p>15483.3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483.320694">
                <text:p>15483.32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483.321695">
                <text:p>15483.32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483.322683">
                <text:p>15483.3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483.323694">
                <text:p>15483.32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483.324695">
                <text:p>15483.32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483.325695">
                <text:p>15483.3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483.326695">
                <text:p>15483.3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483.327695">
                <text:p>15483.3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483.328695">
                <text:p>15483.3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483.329695">
                <text:p>15483.3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483.330695">
                <text:p>15483.3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483.331695">
                <text:p>15483.3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483.332695">
                <text:p>15483.3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483.333695">
                <text:p>15483.3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483.334695">
                <text:p>15483.3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483.335695">
                <text:p>15483.3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483.336695">
                <text:p>15483.3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483.337695">
                <text:p>15483.3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483.338682">
                <text:p>15483.338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483.339694">
                <text:p>15483.33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483.340695">
                <text:p>15483.3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483.341695">
                <text:p>15483.3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483.342695">
                <text:p>15483.3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483.343695">
                <text:p>15483.34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483.344695">
                <text:p>15483.3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483.345694">
                <text:p>15483.34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483.346695">
                <text:p>15483.3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483.347694">
                <text:p>15483.34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483.348695">
                <text:p>15483.3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483.349695">
                <text:p>15483.3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483.350695">
                <text:p>15483.3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483.351695">
                <text:p>15483.3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483.352695">
                <text:p>15483.3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483.353694">
                <text:p>15483.35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483.354695">
                <text:p>15483.3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483.355693">
                <text:p>15483.35569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483.356695">
                <text:p>15483.3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483.357695">
                <text:p>15483.3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483.358695">
                <text:p>15483.3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483.359695">
                <text:p>15483.3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483.360694">
                <text:p>15483.36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483.361695">
                <text:p>15483.3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483.362695">
                <text:p>15483.3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483.363695">
                <text:p>15483.3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483.364694">
                <text:p>15483.36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483.365695">
                <text:p>15483.3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483.366696">
                <text:p>15483.36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483.367695">
                <text:p>15483.3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483.368695">
                <text:p>15483.3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483.369695">
                <text:p>15483.3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483.370694">
                <text:p>15483.37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483.371695">
                <text:p>15483.3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483.372683">
                <text:p>15483.37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483.373683">
                <text:p>15483.373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483.374695">
                <text:p>15483.3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483.375695">
                <text:p>15483.3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483.376695">
                <text:p>15483.3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483.377694">
                <text:p>15483.37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483.378694">
                <text:p>15483.37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483.379683">
                <text:p>15483.379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483.380683">
                <text:p>15483.38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483.381695">
                <text:p>15483.3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483.382695">
                <text:p>15483.3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483.383695">
                <text:p>15483.3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483.384695">
                <text:p>15483.3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483.385695">
                <text:p>15483.3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483.386694">
                <text:p>15483.38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483.387694">
                <text:p>15483.38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483.388695">
                <text:p>15483.38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483.389695">
                <text:p>15483.3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483.390695">
                <text:p>15483.3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483.391695">
                <text:p>15483.3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483.392695">
                <text:p>15483.3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483.393695">
                <text:p>15483.3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483.394695">
                <text:p>15483.3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483.395695">
                <text:p>15483.3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483.396695">
                <text:p>15483.3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483.397695">
                <text:p>15483.3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483.398696">
                <text:p>15483.39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483.399695">
                <text:p>15483.3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483.400695">
                <text:p>15483.4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483.401695">
                <text:p>15483.4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483.402695">
                <text:p>15483.4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483.403695">
                <text:p>15483.4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483.404695">
                <text:p>15483.4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483.405695">
                <text:p>15483.40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483.406695">
                <text:p>15483.40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483.407695">
                <text:p>15483.4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483.408695">
                <text:p>15483.4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483.409695">
                <text:p>15483.4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483.410695">
                <text:p>15483.4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483.411695">
                <text:p>15483.4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483.412695">
                <text:p>15483.4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483.413695">
                <text:p>15483.4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483.414684">
                <text:p>15483.414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483.415695">
                <text:p>15483.4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483.416695">
                <text:p>15483.4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483.417695">
                <text:p>15483.4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483.418695">
                <text:p>15483.4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483.419695">
                <text:p>15483.4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483.420695">
                <text:p>15483.4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483.421695">
                <text:p>15483.42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483.422695">
                <text:p>15483.42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483.423695">
                <text:p>15483.42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483.424695">
                <text:p>15483.42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483.425695">
                <text:p>15483.4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483.426695">
                <text:p>15483.4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483.427695">
                <text:p>15483.4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483.428694">
                <text:p>15483.42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483.429695">
                <text:p>15483.4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483.430695">
                <text:p>15483.4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483.431695">
                <text:p>15483.4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483.432695">
                <text:p>15483.4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483.433695">
                <text:p>15483.4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483.434695">
                <text:p>15483.4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483.435694">
                <text:p>15483.43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483.436695">
                <text:p>15483.4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483.437695">
                <text:p>15483.4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483.438684">
                <text:p>15483.438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483.439684">
                <text:p>15483.439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483.440684">
                <text:p>15483.440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483.441696">
                <text:p>15483.441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483.442695">
                <text:p>15483.4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483.443695">
                <text:p>15483.44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483.444695">
                <text:p>15483.4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483.445695">
                <text:p>15483.44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483.446694">
                <text:p>15483.44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483.447695">
                <text:p>15483.4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483.448694">
                <text:p>15483.44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483.449694">
                <text:p>15483.44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483.450694">
                <text:p>15483.45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483.451695">
                <text:p>15483.4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483.452695">
                <text:p>15483.4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483.453695">
                <text:p>15483.4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483.454695">
                <text:p>15483.4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483.455695">
                <text:p>15483.4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483.456695">
                <text:p>15483.4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483.457695">
                <text:p>15483.4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483.458695">
                <text:p>15483.4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483.459695">
                <text:p>15483.4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483.460695">
                <text:p>15483.46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483.461682">
                <text:p>15483.461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483.462682">
                <text:p>15483.462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483.463683">
                <text:p>15483.463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483.464688">
                <text:p>15483.464688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483.465684">
                <text:p>15483.465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483.466696">
                <text:p>15483.46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483.467695">
                <text:p>15483.4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483.468695">
                <text:p>15483.4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483.469695">
                <text:p>15483.4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483.470695">
                <text:p>15483.4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483.471694">
                <text:p>15483.47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483.472683">
                <text:p>15483.47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483.473695">
                <text:p>15483.4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483.474695">
                <text:p>15483.4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483.475695">
                <text:p>15483.4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483.476695">
                <text:p>15483.4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483.477695">
                <text:p>15483.4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483.478695">
                <text:p>15483.47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483.479695">
                <text:p>15483.4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483.480695">
                <text:p>15483.48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483.481695">
                <text:p>15483.4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483.482695">
                <text:p>15483.4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483.483695">
                <text:p>15483.4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483.484694">
                <text:p>15483.48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483.485695">
                <text:p>15483.4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483.486695">
                <text:p>15483.4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483.487695">
                <text:p>15483.4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483.488682">
                <text:p>15483.488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483.489695">
                <text:p>15483.4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483.490695">
                <text:p>15483.4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483.491694">
                <text:p>15483.49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483.492695">
                <text:p>15483.4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483.493695">
                <text:p>15483.4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483.494695">
                <text:p>15483.4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483.495695">
                <text:p>15483.4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483.496695">
                <text:p>15483.4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483.497694">
                <text:p>15483.49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483.498696">
                <text:p>15483.49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483.499695">
                <text:p>15483.4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483.500695">
                <text:p>15483.5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483.501694">
                <text:p>15483.50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483.502695">
                <text:p>15483.5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483.503695">
                <text:p>15483.5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483.504695">
                <text:p>15483.5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483.505695">
                <text:p>15483.50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483.506695">
                <text:p>15483.50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483.507695">
                <text:p>15483.5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483.508695">
                <text:p>15483.5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483.509695">
                <text:p>15483.5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483.510695">
                <text:p>15483.5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483.511694">
                <text:p>15483.51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483.512695">
                <text:p>15483.5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483.513696">
                <text:p>15483.513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483.514695">
                <text:p>15483.5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483.515694">
                <text:p>15483.51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483.516695">
                <text:p>15483.5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483.517694">
                <text:p>15483.51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483.518694">
                <text:p>15483.51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483.519695">
                <text:p>15483.5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483.520694">
                <text:p>15483.52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483.521694">
                <text:p>15483.52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483.522684">
                <text:p>15483.522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483.523685">
                <text:p>15483.523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483.524683">
                <text:p>15483.524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483.525695">
                <text:p>15483.5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483.526695">
                <text:p>15483.5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483.527694">
                <text:p>15483.52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483.528695">
                <text:p>15483.5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483.529695">
                <text:p>15483.5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483.530695">
                <text:p>15483.5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483.531695">
                <text:p>15483.5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483.532695">
                <text:p>15483.5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483.533695">
                <text:p>15483.5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483.534694">
                <text:p>15483.53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483.535695">
                <text:p>15483.5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483.536695">
                <text:p>15483.5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483.537695">
                <text:p>15483.5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483.538695">
                <text:p>15483.53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483.539695">
                <text:p>15483.53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483.540695">
                <text:p>15483.5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483.541695">
                <text:p>15483.5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483.542695">
                <text:p>15483.5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483.543694">
                <text:p>15483.54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483.544694">
                <text:p>15483.54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483.545695">
                <text:p>15483.54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483.546695">
                <text:p>15483.5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483.547695">
                <text:p>15483.5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83.548695">
                <text:p>15483.5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483.549695">
                <text:p>15483.5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483.550695">
                <text:p>15483.5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483.551695">
                <text:p>15483.5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483.552695">
                <text:p>15483.5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483.553695">
                <text:p>15483.5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483.554695">
                <text:p>15483.5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483.555695">
                <text:p>15483.5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483.556695">
                <text:p>15483.5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483.557683">
                <text:p>15483.557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483.558695">
                <text:p>15483.5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483.559695">
                <text:p>15483.5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483.560695">
                <text:p>15483.56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483.561695">
                <text:p>15483.5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483.562695">
                <text:p>15483.5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483.563695">
                <text:p>15483.5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483.564695">
                <text:p>15483.56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483.565696">
                <text:p>15483.56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483.566695">
                <text:p>15483.5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483.567695">
                <text:p>15483.56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483.568695">
                <text:p>15483.5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483.569695">
                <text:p>15483.5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483.570694">
                <text:p>15483.57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483.571695">
                <text:p>15483.5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483.572695">
                <text:p>15483.57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483.573695">
                <text:p>15483.5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483.574695">
                <text:p>15483.5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483.575696">
                <text:p>15483.57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483.576696">
                <text:p>15483.57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483.577694">
                <text:p>15483.57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483.578696">
                <text:p>15483.578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483.579696">
                <text:p>15483.579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483.580683">
                <text:p>15483.58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483.581695">
                <text:p>15483.5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483.582695">
                <text:p>15483.5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483.583695">
                <text:p>15483.5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483.584696">
                <text:p>15483.584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483.585695">
                <text:p>15483.5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483.586695">
                <text:p>15483.5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483.587696">
                <text:p>15483.587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483.588695">
                <text:p>15483.58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483.589684">
                <text:p>15483.589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483.590685">
                <text:p>15483.590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483.591696">
                <text:p>15483.591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483.592695">
                <text:p>15483.5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483.593695">
                <text:p>15483.5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483.594695">
                <text:p>15483.5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483.595695">
                <text:p>15483.5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483.596695">
                <text:p>15483.5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483.597695">
                <text:p>15483.5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483.598695">
                <text:p>15483.59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483.599695">
                <text:p>15483.5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483.600694">
                <text:p>15483.60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483.601694">
                <text:p>15483.60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483.602695">
                <text:p>15483.6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483.603695">
                <text:p>15483.60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483.604695">
                <text:p>15483.6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483.605695">
                <text:p>15483.60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483.606694">
                <text:p>15483.60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483.607695">
                <text:p>15483.6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483.608695">
                <text:p>15483.6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483.609695">
                <text:p>15483.6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483.610695">
                <text:p>15483.6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483.611695">
                <text:p>15483.61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483.612695">
                <text:p>15483.6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483.613695">
                <text:p>15483.6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483.614695">
                <text:p>15483.6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483.615695">
                <text:p>15483.6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483.616695">
                <text:p>15483.61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483.617694">
                <text:p>15483.61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483.618694">
                <text:p>15483.61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483.619694">
                <text:p>15483.619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483.620696">
                <text:p>15483.620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483.621694">
                <text:p>15483.621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483.622695">
                <text:p>15483.62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483.623695">
                <text:p>15483.62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483.624695">
                <text:p>15483.62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483.625695">
                <text:p>15483.62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483.626695">
                <text:p>15483.62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483.627695">
                <text:p>15483.6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483.628695">
                <text:p>15483.62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483.629695">
                <text:p>15483.6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483.630695">
                <text:p>15483.6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483.631695">
                <text:p>15483.6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483.632694">
                <text:p>15483.63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483.633695">
                <text:p>15483.6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483.634695">
                <text:p>15483.63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483.635695">
                <text:p>15483.6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483.636695">
                <text:p>15483.63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483.637695">
                <text:p>15483.6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483.638683">
                <text:p>15483.638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483.639695">
                <text:p>15483.63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483.640695">
                <text:p>15483.6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483.641695">
                <text:p>15483.6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483.642682">
                <text:p>15483.642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483.643682">
                <text:p>15483.64368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483.644686">
                <text:p>15483.64468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483.645685">
                <text:p>15483.645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483.646689">
                <text:p>15483.646689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483.647695">
                <text:p>15483.6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483.648695">
                <text:p>15483.6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483.649695">
                <text:p>15483.6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483.650695">
                <text:p>15483.6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483.651695">
                <text:p>15483.6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483.652695">
                <text:p>15483.65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483.653695">
                <text:p>15483.65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483.654695">
                <text:p>15483.6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483.655684">
                <text:p>15483.655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483.656684">
                <text:p>15483.656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483.657685">
                <text:p>15483.65768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483.658695">
                <text:p>15483.6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483.659695">
                <text:p>15483.6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483.660694">
                <text:p>15483.66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483.661683">
                <text:p>15483.661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483.662695">
                <text:p>15483.6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483.663695">
                <text:p>15483.6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483.664694">
                <text:p>15483.66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483.665694">
                <text:p>15483.66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483.666696">
                <text:p>15483.666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483.667694">
                <text:p>15483.66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483.668695">
                <text:p>15483.6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483.669695">
                <text:p>15483.6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483.670695">
                <text:p>15483.67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483.671695">
                <text:p>15483.6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483.672695">
                <text:p>15483.67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483.673695">
                <text:p>15483.6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483.674694">
                <text:p>15483.67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483.675694">
                <text:p>15483.675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483.676695">
                <text:p>15483.6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483.677695">
                <text:p>15483.6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483.678695">
                <text:p>15483.67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483.679695">
                <text:p>15483.6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483.680683">
                <text:p>15483.680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483.681683">
                <text:p>15483.681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483.682695">
                <text:p>15483.6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483.683695">
                <text:p>15483.6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483.684695">
                <text:p>15483.68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483.685695">
                <text:p>15483.68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483.686695">
                <text:p>15483.68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483.687695">
                <text:p>15483.68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483.688694">
                <text:p>15483.68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483.689695">
                <text:p>15483.68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483.690695">
                <text:p>15483.69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483.691695">
                <text:p>15483.69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483.692695">
                <text:p>15483.69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483.693695">
                <text:p>15483.69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483.694695">
                <text:p>15483.69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483.695695">
                <text:p>15483.69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483.696695">
                <text:p>15483.69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483.697695">
                <text:p>15483.69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483.698695">
                <text:p>15483.69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483.699695">
                <text:p>15483.69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483.700695">
                <text:p>15483.70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483.701695">
                <text:p>15483.70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483.702695">
                <text:p>15483.70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483.703694">
                <text:p>15483.70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483.704695">
                <text:p>15483.70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483.705695">
                <text:p>15483.70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483.706695">
                <text:p>15483.70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483.707695">
                <text:p>15483.70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483.708695">
                <text:p>15483.70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483.709695">
                <text:p>15483.70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483.710695">
                <text:p>15483.71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483.711696">
                <text:p>15483.711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483.712695">
                <text:p>15483.71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483.713695">
                <text:p>15483.71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483.714695">
                <text:p>15483.71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483.715695">
                <text:p>15483.71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483.716694">
                <text:p>15483.71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483.717695">
                <text:p>15483.71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483.718695">
                <text:p>15483.71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483.719695">
                <text:p>15483.71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483.720695">
                <text:p>15483.72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483.721683">
                <text:p>15483.721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483.722683">
                <text:p>15483.722683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483.723684">
                <text:p>15483.723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483.724684">
                <text:p>15483.72468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483.725696">
                <text:p>15483.725696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483.726694">
                <text:p>15483.72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483.727695">
                <text:p>15483.72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483.728694">
                <text:p>15483.72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483.729695">
                <text:p>15483.72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483.730695">
                <text:p>15483.73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483.731695">
                <text:p>15483.73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483.732695">
                <text:p>15483.73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483.733695">
                <text:p>15483.73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483.734694">
                <text:p>15483.734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483.735695">
                <text:p>15483.73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483.736694">
                <text:p>15483.736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483.737695">
                <text:p>15483.73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483.738695">
                <text:p>15483.73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483.739695">
                <text:p>15483.73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483.740695">
                <text:p>15483.74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483.741695">
                <text:p>15483.74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483.742695">
                <text:p>15483.74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483.743695">
                <text:p>15483.74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483.744695">
                <text:p>15483.74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483.745695">
                <text:p>15483.74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483.746695">
                <text:p>15483.74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483.747695">
                <text:p>15483.74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483.748695">
                <text:p>15483.74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483.749695">
                <text:p>15483.74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483.750695">
                <text:p>15483.75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483.751695">
                <text:p>15483.75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483.752694">
                <text:p>15483.752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483.753694">
                <text:p>15483.753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483.754695">
                <text:p>15483.75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483.755695">
                <text:p>15483.75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483.756695">
                <text:p>15483.75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483.757695">
                <text:p>15483.75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483.758695">
                <text:p>15483.75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483.759695">
                <text:p>15483.75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483.760695">
                <text:p>15483.76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483.761695">
                <text:p>15483.76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483.762695">
                <text:p>15483.76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483.763695">
                <text:p>15483.76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483.764695">
                <text:p>15483.76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483.765695">
                <text:p>15483.76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483.766695">
                <text:p>15483.76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483.767694">
                <text:p>15483.767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483.768695">
                <text:p>15483.768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483.769695">
                <text:p>15483.76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483.770694">
                <text:p>15483.770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483.771695">
                <text:p>15483.77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483.772695">
                <text:p>15483.77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483.773695">
                <text:p>15483.77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483.774695">
                <text:p>15483.774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483.775695">
                <text:p>15483.775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483.776695">
                <text:p>15483.776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483.777695">
                <text:p>15483.777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483.778694">
                <text:p>15483.778694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483.779695">
                <text:p>15483.779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483.780695">
                <text:p>15483.780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483.781695">
                <text:p>15483.781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483.782695">
                <text:p>15483.782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483.783695">
                <text:p>15483.783695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483.784695">
                <text:p>15483.784695</text:p>
              </table:table-cell>
              <table:table-cell office:value-type="float" office:value="0.003307">
                <text:p>0.003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